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ffff" fo:border="0.06pt solid #000000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cc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99cccc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ccffff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2" table:default-cell-style-name="ce3"/>
        <table:table-column table:style-name="co2" table:number-columns-repeated="3" table:default-cell-style-name="ce2"/>
        <table:table-column table:style-name="co2" table:default-cell-style-name="ce3"/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cx</text:p>
          </table:table-cell>
          <table:table-cell table:style-name="ce1" office:value-type="string" calcext:value-type="string">
            <text:p>rcy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y0</text:p>
          </table:table-cell>
          <table:table-cell table:style-name="ce1" office:value-type="string" calcext:value-type="string">
            <text:p>theta0</text:p>
          </table:table-cell>
          <table:table-cell table:style-name="ce1" office:value-type="string" calcext:value-type="string">
            <text:p>Fmin</text:p>
          </table:table-cell>
        </table:table-row>
        <table:table-row table:style-name="ro1">
          <table:table-cell/>
          <table:table-cell office:value-type="float" office:value="55.996129" calcext:value-type="float">
            <text:p>55.996129</text:p>
          </table:table-cell>
          <table:table-cell office:value-type="float" office:value="11.860317" calcext:value-type="float">
            <text:p>11.860317</text:p>
          </table:table-cell>
          <table:table-cell office:value-type="float" office:value="26.684302" calcext:value-type="float">
            <text:p>26.684302</text:p>
          </table:table-cell>
          <table:table-cell office:value-type="float" office:value="56.960179" calcext:value-type="float">
            <text:p>56.960179</text:p>
          </table:table-cell>
          <table:table-cell office:value-type="float" office:value="30.735369" calcext:value-type="float">
            <text:p>30.735369</text:p>
          </table:table-cell>
          <table:table-cell office:value-type="float" office:value="9.883953" calcext:value-type="float">
            <text:p>9.883953</text:p>
          </table:table-cell>
          <table:table-cell office:value-type="float" office:value="3.142643" calcext:value-type="float">
            <text:p>3.142643</text:p>
          </table:table-cell>
          <table:table-cell office:value-type="float" office:value="60" calcext:value-type="float">
            <text:p>60</text:p>
          </table:table-cell>
          <table:table-cell office:value-type="float" office:value="3.639357" calcext:value-type="float">
            <text:p>3.639357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/>
          <table:table-cell office:value-type="float" office:value="59.875522" calcext:value-type="float">
            <text:p>59.875522</text:p>
          </table:table-cell>
          <table:table-cell office:value-type="float" office:value="10.727668" calcext:value-type="float">
            <text:p>10.727668</text:p>
          </table:table-cell>
          <table:table-cell office:value-type="float" office:value="24.577835" calcext:value-type="float">
            <text:p>24.577835</text:p>
          </table:table-cell>
          <table:table-cell office:value-type="float" office:value="58.406998" calcext:value-type="float">
            <text:p>58.406998</text:p>
          </table:table-cell>
          <table:table-cell office:value-type="float" office:value="26.280596" calcext:value-type="float">
            <text:p>26.280596</text:p>
          </table:table-cell>
          <table:table-cell office:value-type="float" office:value="12.157331" calcext:value-type="float">
            <text:p>12.157331</text:p>
          </table:table-cell>
          <table:table-cell office:value-type="float" office:value="5.141042" calcext:value-type="float">
            <text:p>5.141042</text:p>
          </table:table-cell>
          <table:table-cell office:value-type="float" office:value="56.566359" calcext:value-type="float">
            <text:p>56.566359</text:p>
          </table:table-cell>
          <table:table-cell office:value-type="float" office:value="3.560392" calcext:value-type="float">
            <text:p>3.560392</text:p>
          </table:table-cell>
          <table:table-cell office:value-type="float" office:value="0.019058" calcext:value-type="float">
            <text:p>0.019058</text:p>
          </table:table-cell>
        </table:table-row>
        <table:table-row table:style-name="ro1">
          <table:table-cell/>
          <table:table-cell office:value-type="float" office:value="21.780566" calcext:value-type="float">
            <text:p>21.780566</text:p>
          </table:table-cell>
          <table:table-cell office:value-type="float" office:value="16.606229" calcext:value-type="float">
            <text:p>16.606229</text:p>
          </table:table-cell>
          <table:table-cell office:value-type="float" office:value="23.301379" calcext:value-type="float">
            <text:p>23.301379</text:p>
          </table:table-cell>
          <table:table-cell office:value-type="float" office:value="35.007264" calcext:value-type="float">
            <text:p>35.007264</text:p>
          </table:table-cell>
          <table:table-cell office:value-type="float" office:value="31.545113" calcext:value-type="float">
            <text:p>31.545113</text:p>
          </table:table-cell>
          <table:table-cell office:value-type="float" office:value="8.443519" calcext:value-type="float">
            <text:p>8.443519</text:p>
          </table:table-cell>
          <table:table-cell office:value-type="float" office:value="1.877289" calcext:value-type="float">
            <text:p>1.877289</text:p>
          </table:table-cell>
          <table:table-cell office:value-type="float" office:value="17.435899" calcext:value-type="float">
            <text:p>17.435899</text:p>
          </table:table-cell>
          <table:table-cell office:value-type="float" office:value="2.131829" calcext:value-type="float">
            <text:p>2.131829</text:p>
          </table:table-cell>
          <table:table-cell office:value-type="float" office:value="0.056205" calcext:value-type="float">
            <text:p>0.056205</text:p>
          </table:table-cell>
        </table:table-row>
        <table:table-row table:style-name="ro1">
          <table:table-cell/>
          <table:table-cell office:value-type="float" office:value="48.925425" calcext:value-type="float">
            <text:p>48.925425</text:p>
          </table:table-cell>
          <table:table-cell office:value-type="float" office:value="9.471383" calcext:value-type="float">
            <text:p>9.471383</text:p>
          </table:table-cell>
          <table:table-cell office:value-type="float" office:value="14.60938" calcext:value-type="float">
            <text:p>14.60938</text:p>
          </table:table-cell>
          <table:table-cell office:value-type="float" office:value="60" calcext:value-type="float">
            <text:p>60</text:p>
          </table:table-cell>
          <table:table-cell office:value-type="float" office:value="14.385883" calcext:value-type="float">
            <text:p>14.385883</text:p>
          </table:table-cell>
          <table:table-cell office:value-type="float" office:value="3.037092" calcext:value-type="float">
            <text:p>3.037092</text:p>
          </table:table-cell>
          <table:table-cell office:value-type="float" office:value="10.834641" calcext:value-type="float">
            <text:p>10.834641</text:p>
          </table:table-cell>
          <table:table-cell office:value-type="float" office:value="23.031599" calcext:value-type="float">
            <text:p>23.031599</text:p>
          </table:table-cell>
          <table:table-cell office:value-type="float" office:value="2.919015" calcext:value-type="float">
            <text:p>2.919015</text:p>
          </table:table-cell>
          <table:table-cell office:value-type="float" office:value="0.057158" calcext:value-type="float">
            <text:p>0.057158</text:p>
          </table:table-cell>
        </table:table-row>
        <table:table-row table:style-name="ro1">
          <table:table-cell/>
          <table:table-cell office:value-type="float" office:value="59.357222" calcext:value-type="float">
            <text:p>59.357222</text:p>
          </table:table-cell>
          <table:table-cell office:value-type="float" office:value="15.341739" calcext:value-type="float">
            <text:p>15.341739</text:p>
          </table:table-cell>
          <table:table-cell office:value-type="float" office:value="31.193179" calcext:value-type="float">
            <text:p>31.193179</text:p>
          </table:table-cell>
          <table:table-cell office:value-type="float" office:value="53.203131" calcext:value-type="float">
            <text:p>53.203131</text:p>
          </table:table-cell>
          <table:table-cell office:value-type="float" office:value="31.443674" calcext:value-type="float">
            <text:p>31.443674</text:p>
          </table:table-cell>
          <table:table-cell office:value-type="float" office:value="10.591183" calcext:value-type="float">
            <text:p>10.591183</text:p>
          </table:table-cell>
          <table:table-cell office:value-type="float" office:value="10.075585" calcext:value-type="float">
            <text:p>10.075585</text:p>
          </table:table-cell>
          <table:table-cell office:value-type="float" office:value="60" calcext:value-type="float">
            <text:p>60</text:p>
          </table:table-cell>
          <table:table-cell office:value-type="float" office:value="3.631323" calcext:value-type="float">
            <text:p>3.631323</text:p>
          </table:table-cell>
          <table:table-cell office:value-type="float" office:value="0.068617" calcext:value-type="float">
            <text:p>0.068617</text:p>
          </table:table-cell>
        </table:table-row>
        <table:table-row table:style-name="ro1">
          <table:table-cell/>
          <table:table-cell office:value-type="float" office:value="54.545358" calcext:value-type="float">
            <text:p>54.545358</text:p>
          </table:table-cell>
          <table:table-cell office:value-type="float" office:value="12.828405" calcext:value-type="float">
            <text:p>12.828405</text:p>
          </table:table-cell>
          <table:table-cell office:value-type="float" office:value="30.386007" calcext:value-type="float">
            <text:p>30.386007</text:p>
          </table:table-cell>
          <table:table-cell office:value-type="float" office:value="60" calcext:value-type="float">
            <text:p>60</text:p>
          </table:table-cell>
          <table:table-cell office:value-type="float" office:value="22.220154" calcext:value-type="float">
            <text:p>22.220154</text:p>
          </table:table-cell>
          <table:table-cell office:value-type="float" office:value="3.507703" calcext:value-type="float">
            <text:p>3.507703</text:p>
          </table:table-cell>
          <table:table-cell office:value-type="float" office:value="22.268048" calcext:value-type="float">
            <text:p>22.268048</text:p>
          </table:table-cell>
          <table:table-cell office:value-type="float" office:value="54.857281" calcext:value-type="float">
            <text:p>54.857281</text:p>
          </table:table-cell>
          <table:table-cell office:value-type="float" office:value="5.834672" calcext:value-type="float">
            <text:p>5.834672</text:p>
          </table:table-cell>
          <table:table-cell office:value-type="float" office:value="0.123284" calcext:value-type="float">
            <text:p>0.123284</text:p>
          </table:table-cell>
        </table:table-row>
        <table:table-row table:style-name="ro1">
          <table:table-cell/>
          <table:table-cell office:value-type="float" office:value="58.653971" calcext:value-type="float">
            <text:p>58.653971</text:p>
          </table:table-cell>
          <table:table-cell office:value-type="float" office:value="12.605048" calcext:value-type="float">
            <text:p>12.605048</text:p>
          </table:table-cell>
          <table:table-cell office:value-type="float" office:value="23.248806" calcext:value-type="float">
            <text:p>23.248806</text:p>
          </table:table-cell>
          <table:table-cell office:value-type="float" office:value="59.017517" calcext:value-type="float">
            <text:p>59.017517</text:p>
          </table:table-cell>
          <table:table-cell office:value-type="float" office:value="25.818171" calcext:value-type="float">
            <text:p>25.818171</text:p>
          </table:table-cell>
          <table:table-cell office:value-type="float" office:value="2.040868" calcext:value-type="float">
            <text:p>2.040868</text:p>
          </table:table-cell>
          <table:table-cell office:value-type="float" office:value="17.393864" calcext:value-type="float">
            <text:p>17.393864</text:p>
          </table:table-cell>
          <table:table-cell office:value-type="float" office:value="6.96745" calcext:value-type="float">
            <text:p>6.96745</text:p>
          </table:table-cell>
          <table:table-cell office:value-type="float" office:value="2.719125" calcext:value-type="float">
            <text:p>2.719125</text:p>
          </table:table-cell>
          <table:table-cell office:value-type="float" office:value="0.127332" calcext:value-type="float">
            <text:p>0.127332</text:p>
          </table:table-cell>
        </table:table-row>
        <table:table-row table:style-name="ro1">
          <table:table-cell/>
          <table:table-cell office:value-type="float" office:value="48.205104" calcext:value-type="float">
            <text:p>48.205104</text:p>
          </table:table-cell>
          <table:table-cell office:value-type="float" office:value="11.643272" calcext:value-type="float">
            <text:p>11.643272</text:p>
          </table:table-cell>
          <table:table-cell office:value-type="float" office:value="22.048389" calcext:value-type="float">
            <text:p>22.048389</text:p>
          </table:table-cell>
          <table:table-cell office:value-type="float" office:value="60" calcext:value-type="float">
            <text:p>60</text:p>
          </table:table-cell>
          <table:table-cell office:value-type="float" office:value="21.951581" calcext:value-type="float">
            <text:p>21.951581</text:p>
          </table:table-cell>
          <table:table-cell office:value-type="float" office:value="7.189605" calcext:value-type="float">
            <text:p>7.189605</text:p>
          </table:table-cell>
          <table:table-cell office:value-type="float" office:value="10.931092" calcext:value-type="float">
            <text:p>10.931092</text:p>
          </table:table-cell>
          <table:table-cell office:value-type="float" office:value="12.262803" calcext:value-type="float">
            <text:p>12.262803</text:p>
          </table:table-cell>
          <table:table-cell office:value-type="float" office:value="2.706078" calcext:value-type="float">
            <text:p>2.706078</text:p>
          </table:table-cell>
          <table:table-cell office:value-type="float" office:value="0.135521" calcext:value-type="float">
            <text:p>0.135521</text:p>
          </table:table-cell>
        </table:table-row>
        <table:table-row table:style-name="ro1">
          <table:table-cell/>
          <table:table-cell office:value-type="float" office:value="50.17406" calcext:value-type="float">
            <text:p>50.17406</text:p>
          </table:table-cell>
          <table:table-cell office:value-type="float" office:value="9.547689" calcext:value-type="float">
            <text:p>9.547689</text:p>
          </table:table-cell>
          <table:table-cell office:value-type="float" office:value="14.303315" calcext:value-type="float">
            <text:p>14.303315</text:p>
          </table:table-cell>
          <table:table-cell office:value-type="float" office:value="48.069709" calcext:value-type="float">
            <text:p>48.069709</text:p>
          </table:table-cell>
          <table:table-cell office:value-type="float" office:value="11.681369" calcext:value-type="float">
            <text:p>11.681369</text:p>
          </table:table-cell>
          <table:table-cell office:value-type="float" office:value="12.891571" calcext:value-type="float">
            <text:p>12.891571</text:p>
          </table:table-cell>
          <table:table-cell office:value-type="float" office:value="27.696188" calcext:value-type="float">
            <text:p>27.696188</text:p>
          </table:table-cell>
          <table:table-cell office:value-type="float" office:value="19.179331" calcext:value-type="float">
            <text:p>19.179331</text:p>
          </table:table-cell>
          <table:table-cell office:value-type="float" office:value="0.099839" calcext:value-type="float">
            <text:p>0.099839</text:p>
          </table:table-cell>
          <table:table-cell office:value-type="float" office:value="0.136301" calcext:value-type="float">
            <text:p>0.136301</text:p>
          </table:table-cell>
        </table:table-row>
        <table:table-row table:style-name="ro1">
          <table:table-cell/>
          <table:table-cell office:value-type="float" office:value="18.452372" calcext:value-type="float">
            <text:p>18.452372</text:p>
          </table:table-cell>
          <table:table-cell office:value-type="float" office:value="12.747353" calcext:value-type="float">
            <text:p>12.747353</text:p>
          </table:table-cell>
          <table:table-cell office:value-type="float" office:value="11.731494" calcext:value-type="float">
            <text:p>11.731494</text:p>
          </table:table-cell>
          <table:table-cell office:value-type="float" office:value="26.301019" calcext:value-type="float">
            <text:p>26.301019</text:p>
          </table:table-cell>
          <table:table-cell office:value-type="float" office:value="19.475191" calcext:value-type="float">
            <text:p>19.475191</text:p>
          </table:table-cell>
          <table:table-cell office:value-type="float" office:value="8.622404" calcext:value-type="float">
            <text:p>8.622404</text:p>
          </table:table-cell>
          <table:table-cell office:value-type="float" office:value="0.262667" calcext:value-type="float">
            <text:p>0.262667</text:p>
          </table:table-cell>
          <table:table-cell office:value-type="float" office:value="47.633093" calcext:value-type="float">
            <text:p>47.633093</text:p>
          </table:table-cell>
          <table:table-cell office:value-type="float" office:value="3.815419" calcext:value-type="float">
            <text:p>3.815419</text:p>
          </table:table-cell>
          <table:table-cell office:value-type="float" office:value="0.141773" calcext:value-type="float">
            <text:p>0.141773</text:p>
          </table:table-cell>
        </table:table-row>
        <table:table-row table:style-name="ro1">
          <table:table-cell/>
          <table:table-cell office:value-type="float" office:value="52.293613" calcext:value-type="float">
            <text:p>52.293613</text:p>
          </table:table-cell>
          <table:table-cell office:value-type="float" office:value="5.36955" calcext:value-type="float">
            <text:p>5.36955</text:p>
          </table:table-cell>
          <table:table-cell office:value-type="float" office:value="15.977059" calcext:value-type="float">
            <text:p>15.977059</text:p>
          </table:table-cell>
          <table:table-cell office:value-type="float" office:value="57.319538" calcext:value-type="float">
            <text:p>57.319538</text:p>
          </table:table-cell>
          <table:table-cell office:value-type="float" office:value="18.300585" calcext:value-type="float">
            <text:p>18.300585</text:p>
          </table:table-cell>
          <table:table-cell office:value-type="float" office:value="23.233571" calcext:value-type="float">
            <text:p>23.233571</text:p>
          </table:table-cell>
          <table:table-cell office:value-type="float" office:value="44.530481" calcext:value-type="float">
            <text:p>44.530481</text:p>
          </table:table-cell>
          <table:table-cell office:value-type="float" office:value="20.244287" calcext:value-type="float">
            <text:p>20.244287</text:p>
          </table:table-cell>
          <table:table-cell office:value-type="float" office:value="6.298891" calcext:value-type="float">
            <text:p>6.298891</text:p>
          </table:table-cell>
          <table:table-cell office:value-type="float" office:value="0.151417" calcext:value-type="float">
            <text:p>0.151417</text:p>
          </table:table-cell>
        </table:table-row>
        <table:table-row table:style-name="ro1">
          <table:table-cell/>
          <table:table-cell office:value-type="float" office:value="47.218007" calcext:value-type="float">
            <text:p>47.218007</text:p>
          </table:table-cell>
          <table:table-cell office:value-type="float" office:value="7.353142" calcext:value-type="float">
            <text:p>7.353142</text:p>
          </table:table-cell>
          <table:table-cell office:value-type="float" office:value="17.068789" calcext:value-type="float">
            <text:p>17.068789</text:p>
          </table:table-cell>
          <table:table-cell office:value-type="float" office:value="46.920148" calcext:value-type="float">
            <text:p>46.920148</text:p>
          </table:table-cell>
          <table:table-cell office:value-type="float" office:value="14.20552" calcext:value-type="float">
            <text:p>14.20552</text:p>
          </table:table-cell>
          <table:table-cell office:value-type="float" office:value="23.388206" calcext:value-type="float">
            <text:p>23.388206</text:p>
          </table:table-cell>
          <table:table-cell office:value-type="float" office:value="39.890086" calcext:value-type="float">
            <text:p>39.890086</text:p>
          </table:table-cell>
          <table:table-cell office:value-type="float" office:value="18.257959" calcext:value-type="float">
            <text:p>18.257959</text:p>
          </table:table-cell>
          <table:table-cell office:value-type="float" office:value="6.40881" calcext:value-type="float">
            <text:p>6.40881</text:p>
          </table:table-cell>
          <table:table-cell office:value-type="float" office:value="0.165234" calcext:value-type="float">
            <text:p>0.165234</text:p>
          </table:table-cell>
        </table:table-row>
        <table:table-row table:style-name="ro1">
          <table:table-cell/>
          <table:table-cell office:value-type="float" office:value="43.488833" calcext:value-type="float">
            <text:p>43.488833</text:p>
          </table:table-cell>
          <table:table-cell office:value-type="float" office:value="11.53675" calcext:value-type="float">
            <text:p>11.53675</text:p>
          </table:table-cell>
          <table:table-cell office:value-type="float" office:value="23.21043" calcext:value-type="float">
            <text:p>23.21043</text:p>
          </table:table-cell>
          <table:table-cell office:value-type="float" office:value="53.100963" calcext:value-type="float">
            <text:p>53.100963</text:p>
          </table:table-cell>
          <table:table-cell office:value-type="float" office:value="23.014422" calcext:value-type="float">
            <text:p>23.014422</text:p>
          </table:table-cell>
          <table:table-cell office:value-type="float" office:value="6.763177" calcext:value-type="float">
            <text:p>6.763177</text:p>
          </table:table-cell>
          <table:table-cell office:value-type="float" office:value="11.933853" calcext:value-type="float">
            <text:p>11.933853</text:p>
          </table:table-cell>
          <table:table-cell office:value-type="float" office:value="10.399746" calcext:value-type="float">
            <text:p>10.399746</text:p>
          </table:table-cell>
          <table:table-cell office:value-type="float" office:value="2.636528" calcext:value-type="float">
            <text:p>2.636528</text:p>
          </table:table-cell>
          <table:table-cell office:value-type="float" office:value="0.167028" calcext:value-type="float">
            <text:p>0.167028</text:p>
          </table:table-cell>
        </table:table-row>
        <table:table-row table:style-name="ro1">
          <table:table-cell/>
          <table:table-cell office:value-type="float" office:value="59.991858" calcext:value-type="float">
            <text:p>59.991858</text:p>
          </table:table-cell>
          <table:table-cell office:value-type="float" office:value="11.549794" calcext:value-type="float">
            <text:p>11.549794</text:p>
          </table:table-cell>
          <table:table-cell office:value-type="float" office:value="23.951936" calcext:value-type="float">
            <text:p>23.951936</text:p>
          </table:table-cell>
          <table:table-cell office:value-type="float" office:value="57.012862" calcext:value-type="float">
            <text:p>57.012862</text:p>
          </table:table-cell>
          <table:table-cell office:value-type="float" office:value="24.562784" calcext:value-type="float">
            <text:p>24.562784</text:p>
          </table:table-cell>
          <table:table-cell office:value-type="float" office:value="8.267317" calcext:value-type="float">
            <text:p>8.267317</text:p>
          </table:table-cell>
          <table:table-cell office:value-type="float" office:value="11.411802" calcext:value-type="float">
            <text:p>11.411802</text:p>
          </table:table-cell>
          <table:table-cell office:value-type="float" office:value="56.637731" calcext:value-type="float">
            <text:p>56.637731</text:p>
          </table:table-cell>
          <table:table-cell office:value-type="float" office:value="3.527898" calcext:value-type="float">
            <text:p>3.527898</text:p>
          </table:table-cell>
          <table:table-cell office:value-type="float" office:value="0.173476" calcext:value-type="float">
            <text:p>0.173476</text:p>
          </table:table-cell>
        </table:table-row>
        <table:table-row table:style-name="ro1">
          <table:table-cell/>
          <table:table-cell office:value-type="float" office:value="59.857459" calcext:value-type="float">
            <text:p>59.857459</text:p>
          </table:table-cell>
          <table:table-cell office:value-type="float" office:value="14.703776" calcext:value-type="float">
            <text:p>14.703776</text:p>
          </table:table-cell>
          <table:table-cell office:value-type="float" office:value="18.057195" calcext:value-type="float">
            <text:p>18.057195</text:p>
          </table:table-cell>
          <table:table-cell office:value-type="float" office:value="59.966778" calcext:value-type="float">
            <text:p>59.966778</text:p>
          </table:table-cell>
          <table:table-cell office:value-type="float" office:value="17.321549" calcext:value-type="float">
            <text:p>17.321549</text:p>
          </table:table-cell>
          <table:table-cell office:value-type="float" office:value="6.453634" calcext:value-type="float">
            <text:p>6.453634</text:p>
          </table:table-cell>
          <table:table-cell office:value-type="float" office:value="13.04751" calcext:value-type="float">
            <text:p>13.04751</text:p>
          </table:table-cell>
          <table:table-cell office:value-type="float" office:value="45.753718" calcext:value-type="float">
            <text:p>45.753718</text:p>
          </table:table-cell>
          <table:table-cell office:value-type="float" office:value="3.383988" calcext:value-type="float">
            <text:p>3.383988</text:p>
          </table:table-cell>
          <table:table-cell office:value-type="float" office:value="0.1749" calcext:value-type="float">
            <text:p>0.1749</text:p>
          </table:table-cell>
        </table:table-row>
        <table:table-row table:style-name="ro1">
          <table:table-cell/>
          <table:table-cell office:value-type="float" office:value="39.824146" calcext:value-type="float">
            <text:p>39.824146</text:p>
          </table:table-cell>
          <table:table-cell office:value-type="float" office:value="11.749458" calcext:value-type="float">
            <text:p>11.749458</text:p>
          </table:table-cell>
          <table:table-cell office:value-type="float" office:value="32.012771" calcext:value-type="float">
            <text:p>32.012771</text:p>
          </table:table-cell>
          <table:table-cell office:value-type="float" office:value="60" calcext:value-type="float">
            <text:p>60</text:p>
          </table:table-cell>
          <table:table-cell office:value-type="float" office:value="27.747639" calcext:value-type="float">
            <text:p>27.747639</text:p>
          </table:table-cell>
          <table:table-cell office:value-type="float" office:value="13.609629" calcext:value-type="float">
            <text:p>13.609629</text:p>
          </table:table-cell>
          <table:table-cell office:value-type="float" office:value="5.615179" calcext:value-type="float">
            <text:p>5.615179</text:p>
          </table:table-cell>
          <table:table-cell office:value-type="float" office:value="5.188327" calcext:value-type="float">
            <text:p>5.188327</text:p>
          </table:table-cell>
          <table:table-cell office:value-type="float" office:value="2.492471" calcext:value-type="float">
            <text:p>2.492471</text:p>
          </table:table-cell>
          <table:table-cell office:value-type="float" office:value="0.175453" calcext:value-type="float">
            <text:p>0.175453</text:p>
          </table:table-cell>
        </table:table-row>
        <table:table-row table:style-name="ro1">
          <table:table-cell/>
          <table:table-cell office:value-type="float" office:value="32.777872" calcext:value-type="float">
            <text:p>32.777872</text:p>
          </table:table-cell>
          <table:table-cell office:value-type="float" office:value="10.658131" calcext:value-type="float">
            <text:p>10.658131</text:p>
          </table:table-cell>
          <table:table-cell office:value-type="float" office:value="21.95618" calcext:value-type="float">
            <text:p>21.95618</text:p>
          </table:table-cell>
          <table:table-cell office:value-type="float" office:value="53.432359" calcext:value-type="float">
            <text:p>53.432359</text:p>
          </table:table-cell>
          <table:table-cell office:value-type="float" office:value="15.250522" calcext:value-type="float">
            <text:p>15.250522</text:p>
          </table:table-cell>
          <table:table-cell office:value-type="float" office:value="9.850886" calcext:value-type="float">
            <text:p>9.850886</text:p>
          </table:table-cell>
          <table:table-cell office:value-type="float" office:value="8.52869" calcext:value-type="float">
            <text:p>8.52869</text:p>
          </table:table-cell>
          <table:table-cell office:value-type="float" office:value="23.64741" calcext:value-type="float">
            <text:p>23.64741</text:p>
          </table:table-cell>
          <table:table-cell office:value-type="float" office:value="2.712092" calcext:value-type="float">
            <text:p>2.712092</text:p>
          </table:table-cell>
          <table:table-cell office:value-type="float" office:value="0.202074" calcext:value-type="float">
            <text:p>0.202074</text:p>
          </table:table-cell>
        </table:table-row>
        <table:table-row table:style-name="ro1">
          <table:table-cell/>
          <table:table-cell office:value-type="float" office:value="20.110768" calcext:value-type="float">
            <text:p>20.110768</text:p>
          </table:table-cell>
          <table:table-cell office:value-type="float" office:value="7.897732" calcext:value-type="float">
            <text:p>7.897732</text:p>
          </table:table-cell>
          <table:table-cell office:value-type="float" office:value="32.785112" calcext:value-type="float">
            <text:p>32.785112</text:p>
          </table:table-cell>
          <table:table-cell office:value-type="float" office:value="35.031658" calcext:value-type="float">
            <text:p>35.031658</text:p>
          </table:table-cell>
          <table:table-cell office:value-type="float" office:value="20.60465" calcext:value-type="float">
            <text:p>20.60465</text:p>
          </table:table-cell>
          <table:table-cell office:value-type="float" office:value="9.357022" calcext:value-type="float">
            <text:p>9.357022</text:p>
          </table:table-cell>
          <table:table-cell office:value-type="float" office:value="35.098083" calcext:value-type="float">
            <text:p>35.098083</text:p>
          </table:table-cell>
          <table:table-cell office:value-type="float" office:value="20.165608" calcext:value-type="float">
            <text:p>20.165608</text:p>
          </table:table-cell>
          <table:table-cell office:value-type="float" office:value="0.763898" calcext:value-type="float">
            <text:p>0.763898</text:p>
          </table:table-cell>
          <table:table-cell office:value-type="float" office:value="0.205023" calcext:value-type="float">
            <text:p>0.205023</text:p>
          </table:table-cell>
        </table:table-row>
        <table:table-row table:style-name="ro1">
          <table:table-cell/>
          <table:table-cell office:value-type="float" office:value="29.810541" calcext:value-type="float">
            <text:p>29.810541</text:p>
          </table:table-cell>
          <table:table-cell office:value-type="float" office:value="8.889684" calcext:value-type="float">
            <text:p>8.889684</text:p>
          </table:table-cell>
          <table:table-cell office:value-type="float" office:value="50.570899" calcext:value-type="float">
            <text:p>50.570899</text:p>
          </table:table-cell>
          <table:table-cell office:value-type="float" office:value="41.56882" calcext:value-type="float">
            <text:p>41.56882</text:p>
          </table:table-cell>
          <table:table-cell office:value-type="float" office:value="34.653848" calcext:value-type="float">
            <text:p>34.653848</text:p>
          </table:table-cell>
          <table:table-cell office:value-type="float" office:value="2.929273" calcext:value-type="float">
            <text:p>2.929273</text:p>
          </table:table-cell>
          <table:table-cell office:value-type="float" office:value="42.69272" calcext:value-type="float">
            <text:p>42.69272</text:p>
          </table:table-cell>
          <table:table-cell office:value-type="float" office:value="7.769873" calcext:value-type="float">
            <text:p>7.769873</text:p>
          </table:table-cell>
          <table:table-cell office:value-type="float" office:value="1.333422" calcext:value-type="float">
            <text:p>1.333422</text:p>
          </table:table-cell>
          <table:table-cell office:value-type="float" office:value="0.210038" calcext:value-type="float">
            <text:p>0.210038</text:p>
          </table:table-cell>
        </table:table-row>
        <table:table-row table:style-name="ro1">
          <table:table-cell/>
          <table:table-cell office:value-type="float" office:value="46.149813" calcext:value-type="float">
            <text:p>46.149813</text:p>
          </table:table-cell>
          <table:table-cell office:value-type="float" office:value="11.615341" calcext:value-type="float">
            <text:p>11.615341</text:p>
          </table:table-cell>
          <table:table-cell office:value-type="float" office:value="20.813982" calcext:value-type="float">
            <text:p>20.813982</text:p>
          </table:table-cell>
          <table:table-cell office:value-type="float" office:value="39.843859" calcext:value-type="float">
            <text:p>39.843859</text:p>
          </table:table-cell>
          <table:table-cell office:value-type="float" office:value="12.552755" calcext:value-type="float">
            <text:p>12.552755</text:p>
          </table:table-cell>
          <table:table-cell office:value-type="float" office:value="17.613575" calcext:value-type="float">
            <text:p>17.613575</text:p>
          </table:table-cell>
          <table:table-cell office:value-type="float" office:value="4.851433" calcext:value-type="float">
            <text:p>4.851433</text:p>
          </table:table-cell>
          <table:table-cell office:value-type="float" office:value="49.275176" calcext:value-type="float">
            <text:p>49.275176</text:p>
          </table:table-cell>
          <table:table-cell office:value-type="float" office:value="3.519957" calcext:value-type="float">
            <text:p>3.519957</text:p>
          </table:table-cell>
          <table:table-cell office:value-type="float" office:value="0.210232" calcext:value-type="float">
            <text:p>0.210232</text:p>
          </table:table-cell>
        </table:table-row>
      </table:table>
      <table:table table:name="Hoja2" table:style-name="ta1">
        <table:table-column table:style-name="co3" table:number-columns-repeated="19" table:default-cell-style-name="Default"/>
        <table:table-row table:style-name="ro1">
          <table:table-cell office:value-type="float" office:value="55.996129" calcext:value-type="float">
            <text:p>55.996129</text:p>
          </table:table-cell>
          <table:table-cell office:value-type="float" office:value="11.860317" calcext:value-type="float">
            <text:p>11.860317</text:p>
          </table:table-cell>
          <table:table-cell office:value-type="float" office:value="26.684302" calcext:value-type="float">
            <text:p>26.684302</text:p>
          </table:table-cell>
          <table:table-cell office:value-type="float" office:value="56.960179" calcext:value-type="float">
            <text:p>56.960179</text:p>
          </table:table-cell>
          <table:table-cell office:value-type="float" office:value="30.735369" calcext:value-type="float">
            <text:p>30.735369</text:p>
          </table:table-cell>
          <table:table-cell office:value-type="float" office:value="9.883953" calcext:value-type="float">
            <text:p>9.883953</text:p>
          </table:table-cell>
          <table:table-cell office:value-type="float" office:value="3.142643" calcext:value-type="float">
            <text:p>3.142643</text:p>
          </table:table-cell>
          <table:table-cell office:value-type="float" office:value="60" calcext:value-type="float">
            <text:p>60</text:p>
          </table:table-cell>
          <table:table-cell office:value-type="float" office:value="3.639357" calcext:value-type="float">
            <text:p>3.639357</text:p>
          </table:table-cell>
          <table:table-cell office:value-type="float" office:value="1.777056" calcext:value-type="float">
            <text:p>1.777056</text:p>
          </table:table-cell>
          <table:table-cell office:value-type="float" office:value="2.371918" calcext:value-type="float">
            <text:p>2.371918</text:p>
          </table:table-cell>
          <table:table-cell office:value-type="float" office:value="2.80174" calcext:value-type="float">
            <text:p>2.80174</text:p>
          </table:table-cell>
          <table:table-cell office:value-type="float" office:value="3.226991" calcext:value-type="float">
            <text:p>3.226991</text:p>
          </table:table-cell>
          <table:table-cell office:value-type="float" office:value="3.70344" calcext:value-type="float">
            <text:p>3.70344</text:p>
          </table:table-cell>
          <table:table-cell office:value-type="float" office:value="4.307876" calcext:value-type="float">
            <text:p>4.307876</text:p>
          </table:table-cell>
          <table:table-cell office:value-type="float" office:value="0.0078" calcext:value-type="float">
            <text:p>0.0078</text:p>
          </table:table-cell>
          <table:table-cell table:number-columns-repeated="3"/>
        </table:table-row>
        <table:table-row table:style-name="ro1">
          <table:table-cell office:value-type="float" office:value="59.875522" calcext:value-type="float">
            <text:p>59.875522</text:p>
          </table:table-cell>
          <table:table-cell office:value-type="float" office:value="10.727668" calcext:value-type="float">
            <text:p>10.727668</text:p>
          </table:table-cell>
          <table:table-cell office:value-type="float" office:value="24.577835" calcext:value-type="float">
            <text:p>24.577835</text:p>
          </table:table-cell>
          <table:table-cell office:value-type="float" office:value="58.406998" calcext:value-type="float">
            <text:p>58.406998</text:p>
          </table:table-cell>
          <table:table-cell office:value-type="float" office:value="26.280596" calcext:value-type="float">
            <text:p>26.280596</text:p>
          </table:table-cell>
          <table:table-cell office:value-type="float" office:value="12.157331" calcext:value-type="float">
            <text:p>12.157331</text:p>
          </table:table-cell>
          <table:table-cell office:value-type="float" office:value="5.141042" calcext:value-type="float">
            <text:p>5.141042</text:p>
          </table:table-cell>
          <table:table-cell office:value-type="float" office:value="56.566359" calcext:value-type="float">
            <text:p>56.566359</text:p>
          </table:table-cell>
          <table:table-cell office:value-type="float" office:value="3.560392" calcext:value-type="float">
            <text:p>3.560392</text:p>
          </table:table-cell>
          <table:table-cell office:value-type="float" office:value="1.701097" calcext:value-type="float">
            <text:p>1.701097</text:p>
          </table:table-cell>
          <table:table-cell office:value-type="float" office:value="2.439099" calcext:value-type="float">
            <text:p>2.439099</text:p>
          </table:table-cell>
          <table:table-cell office:value-type="float" office:value="2.91397" calcext:value-type="float">
            <text:p>2.91397</text:p>
          </table:table-cell>
          <table:table-cell office:value-type="float" office:value="3.39251" calcext:value-type="float">
            <text:p>3.39251</text:p>
          </table:table-cell>
          <table:table-cell office:value-type="float" office:value="3.945522" calcext:value-type="float">
            <text:p>3.945522</text:p>
          </table:table-cell>
          <table:table-cell office:value-type="float" office:value="4.79503" calcext:value-type="float">
            <text:p>4.79503</text:p>
          </table:table-cell>
          <table:table-cell office:value-type="float" office:value="0.019058" calcext:value-type="float">
            <text:p>0.019058</text:p>
          </table:table-cell>
          <table:table-cell table:number-columns-repeated="3"/>
        </table:table-row>
        <table:table-row table:style-name="ro1">
          <table:table-cell office:value-type="float" office:value="21.780566" calcext:value-type="float">
            <text:p>21.780566</text:p>
          </table:table-cell>
          <table:table-cell office:value-type="float" office:value="16.606229" calcext:value-type="float">
            <text:p>16.606229</text:p>
          </table:table-cell>
          <table:table-cell office:value-type="float" office:value="23.301379" calcext:value-type="float">
            <text:p>23.301379</text:p>
          </table:table-cell>
          <table:table-cell office:value-type="float" office:value="35.007264" calcext:value-type="float">
            <text:p>35.007264</text:p>
          </table:table-cell>
          <table:table-cell office:value-type="float" office:value="31.545113" calcext:value-type="float">
            <text:p>31.545113</text:p>
          </table:table-cell>
          <table:table-cell office:value-type="float" office:value="8.443519" calcext:value-type="float">
            <text:p>8.443519</text:p>
          </table:table-cell>
          <table:table-cell office:value-type="float" office:value="1.877289" calcext:value-type="float">
            <text:p>1.877289</text:p>
          </table:table-cell>
          <table:table-cell office:value-type="float" office:value="17.435899" calcext:value-type="float">
            <text:p>17.435899</text:p>
          </table:table-cell>
          <table:table-cell office:value-type="float" office:value="2.131829" calcext:value-type="float">
            <text:p>2.131829</text:p>
          </table:table-cell>
          <table:table-cell office:value-type="float" office:value="1.872634" calcext:value-type="float">
            <text:p>1.872634</text:p>
          </table:table-cell>
          <table:table-cell office:value-type="float" office:value="2.298886" calcext:value-type="float">
            <text:p>2.298886</text:p>
          </table:table-cell>
          <table:table-cell office:value-type="float" office:value="2.752674" calcext:value-type="float">
            <text:p>2.752674</text:p>
          </table:table-cell>
          <table:table-cell office:value-type="float" office:value="3.166504" calcext:value-type="float">
            <text:p>3.166504</text:p>
          </table:table-cell>
          <table:table-cell office:value-type="float" office:value="3.525799" calcext:value-type="float">
            <text:p>3.525799</text:p>
          </table:table-cell>
          <table:table-cell office:value-type="float" office:value="3.844733" calcext:value-type="float">
            <text:p>3.844733</text:p>
          </table:table-cell>
          <table:table-cell office:value-type="float" office:value="0.056205" calcext:value-type="float">
            <text:p>0.056205</text:p>
          </table:table-cell>
          <table:table-cell table:number-columns-repeated="3"/>
        </table:table-row>
        <table:table-row table:style-name="ro1">
          <table:table-cell office:value-type="float" office:value="48.925425" calcext:value-type="float">
            <text:p>48.925425</text:p>
          </table:table-cell>
          <table:table-cell office:value-type="float" office:value="9.471383" calcext:value-type="float">
            <text:p>9.471383</text:p>
          </table:table-cell>
          <table:table-cell office:value-type="float" office:value="14.60938" calcext:value-type="float">
            <text:p>14.60938</text:p>
          </table:table-cell>
          <table:table-cell office:value-type="float" office:value="60" calcext:value-type="float">
            <text:p>60</text:p>
          </table:table-cell>
          <table:table-cell office:value-type="float" office:value="14.385883" calcext:value-type="float">
            <text:p>14.385883</text:p>
          </table:table-cell>
          <table:table-cell office:value-type="float" office:value="3.037092" calcext:value-type="float">
            <text:p>3.037092</text:p>
          </table:table-cell>
          <table:table-cell office:value-type="float" office:value="10.834641" calcext:value-type="float">
            <text:p>10.834641</text:p>
          </table:table-cell>
          <table:table-cell office:value-type="float" office:value="23.031599" calcext:value-type="float">
            <text:p>23.031599</text:p>
          </table:table-cell>
          <table:table-cell office:value-type="float" office:value="2.919015" calcext:value-type="float">
            <text:p>2.919015</text:p>
          </table:table-cell>
          <table:table-cell office:value-type="float" office:value="7.576733" calcext:value-type="float">
            <text:p>7.576733</text:p>
          </table:table-cell>
          <table:table-cell office:value-type="float" office:value="1.786819" calcext:value-type="float">
            <text:p>1.786819</text:p>
          </table:table-cell>
          <table:table-cell office:value-type="float" office:value="2.47774" calcext:value-type="float">
            <text:p>2.47774</text:p>
          </table:table-cell>
          <table:table-cell office:value-type="float" office:value="3.069426" calcext:value-type="float">
            <text:p>3.069426</text:p>
          </table:table-cell>
          <table:table-cell office:value-type="float" office:value="3.597234" calcext:value-type="float">
            <text:p>3.597234</text:p>
          </table:table-cell>
          <table:table-cell office:value-type="float" office:value="4.750642" calcext:value-type="float">
            <text:p>4.750642</text:p>
          </table:table-cell>
          <table:table-cell office:value-type="float" office:value="0.057158" calcext:value-type="float">
            <text:p>0.057158</text:p>
          </table:table-cell>
          <table:table-cell/>
          <table:table-cell table:style-name="ce4" office:value-type="string" calcext:value-type="string" table:number-columns-spanned="2" table:number-rows-spanned="1">
            <text:p>Results</text:p>
          </table:table-cell>
          <table:covered-table-cell table:style-name="ce7"/>
        </table:table-row>
        <table:table-row table:style-name="ro1">
          <table:table-cell office:value-type="float" office:value="59.357222" calcext:value-type="float">
            <text:p>59.357222</text:p>
          </table:table-cell>
          <table:table-cell office:value-type="float" office:value="15.341739" calcext:value-type="float">
            <text:p>15.341739</text:p>
          </table:table-cell>
          <table:table-cell office:value-type="float" office:value="31.193179" calcext:value-type="float">
            <text:p>31.193179</text:p>
          </table:table-cell>
          <table:table-cell office:value-type="float" office:value="53.203131" calcext:value-type="float">
            <text:p>53.203131</text:p>
          </table:table-cell>
          <table:table-cell office:value-type="float" office:value="31.443674" calcext:value-type="float">
            <text:p>31.443674</text:p>
          </table:table-cell>
          <table:table-cell office:value-type="float" office:value="10.591183" calcext:value-type="float">
            <text:p>10.591183</text:p>
          </table:table-cell>
          <table:table-cell office:value-type="float" office:value="10.075585" calcext:value-type="float">
            <text:p>10.075585</text:p>
          </table:table-cell>
          <table:table-cell office:value-type="float" office:value="60" calcext:value-type="float">
            <text:p>60</text:p>
          </table:table-cell>
          <table:table-cell office:value-type="float" office:value="3.631323" calcext:value-type="float">
            <text:p>3.631323</text:p>
          </table:table-cell>
          <table:table-cell office:value-type="float" office:value="2.176002" calcext:value-type="float">
            <text:p>2.176002</text:p>
          </table:table-cell>
          <table:table-cell office:value-type="float" office:value="2.505853" calcext:value-type="float">
            <text:p>2.505853</text:p>
          </table:table-cell>
          <table:table-cell office:value-type="float" office:value="2.835263" calcext:value-type="float">
            <text:p>2.835263</text:p>
          </table:table-cell>
          <table:table-cell office:value-type="float" office:value="3.20251" calcext:value-type="float">
            <text:p>3.20251</text:p>
          </table:table-cell>
          <table:table-cell office:value-type="float" office:value="3.677961" calcext:value-type="float">
            <text:p>3.677961</text:p>
          </table:table-cell>
          <table:table-cell office:value-type="float" office:value="5.028243" calcext:value-type="float">
            <text:p>5.028243</text:p>
          </table:table-cell>
          <table:table-cell office:value-type="float" office:value="0.068617" calcext:value-type="float">
            <text:p>0.068617</text:p>
          </table:table-cell>
          <table:table-cell/>
          <table:table-cell table:style-name="ce5" office:value-type="string" calcext:value-type="string">
            <text:p>Samples</text:p>
          </table:table-cell>
          <table:table-cell table:style-name="ce8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4.545358" calcext:value-type="float">
            <text:p>54.545358</text:p>
          </table:table-cell>
          <table:table-cell office:value-type="float" office:value="12.828405" calcext:value-type="float">
            <text:p>12.828405</text:p>
          </table:table-cell>
          <table:table-cell office:value-type="float" office:value="30.386007" calcext:value-type="float">
            <text:p>30.386007</text:p>
          </table:table-cell>
          <table:table-cell office:value-type="float" office:value="60" calcext:value-type="float">
            <text:p>60</text:p>
          </table:table-cell>
          <table:table-cell office:value-type="float" office:value="22.220154" calcext:value-type="float">
            <text:p>22.220154</text:p>
          </table:table-cell>
          <table:table-cell office:value-type="float" office:value="3.507703" calcext:value-type="float">
            <text:p>3.507703</text:p>
          </table:table-cell>
          <table:table-cell office:value-type="float" office:value="22.268048" calcext:value-type="float">
            <text:p>22.268048</text:p>
          </table:table-cell>
          <table:table-cell office:value-type="float" office:value="54.857281" calcext:value-type="float">
            <text:p>54.857281</text:p>
          </table:table-cell>
          <table:table-cell office:value-type="float" office:value="5.834672" calcext:value-type="float">
            <text:p>5.834672</text:p>
          </table:table-cell>
          <table:table-cell office:value-type="float" office:value="5.296048" calcext:value-type="float">
            <text:p>5.296048</text:p>
          </table:table-cell>
          <table:table-cell office:value-type="float" office:value="5.853088" calcext:value-type="float">
            <text:p>5.853088</text:p>
          </table:table-cell>
          <table:table-cell office:value-type="float" office:value="-0.107077" calcext:value-type="float">
            <text:p>-0.107077</text:p>
          </table:table-cell>
          <table:table-cell office:value-type="float" office:value="0.219665" calcext:value-type="float">
            <text:p>0.219665</text:p>
          </table:table-cell>
          <table:table-cell office:value-type="float" office:value="0.618377" calcext:value-type="float">
            <text:p>0.618377</text:p>
          </table:table-cell>
          <table:table-cell office:value-type="float" office:value="1.346657" calcext:value-type="float">
            <text:p>1.346657</text:p>
          </table:table-cell>
          <table:table-cell office:value-type="float" office:value="0.123284" calcext:value-type="float">
            <text:p>0.123284</text:p>
          </table:table-cell>
          <table:table-cell/>
          <table:table-cell table:style-name="ce5" office:value-type="string" calcext:value-type="string">
            <text:p>Mean</text:p>
          </table:table-cell>
          <table:table-cell table:style-name="ce9" table:formula="of:=AVERAGE([.P1:.P282])" office:value-type="float" office:value="6.50940473049646" calcext:value-type="float">
            <text:p>6.5094047305</text:p>
          </table:table-cell>
        </table:table-row>
        <table:table-row table:style-name="ro1">
          <table:table-cell office:value-type="float" office:value="58.653971" calcext:value-type="float">
            <text:p>58.653971</text:p>
          </table:table-cell>
          <table:table-cell office:value-type="float" office:value="12.605048" calcext:value-type="float">
            <text:p>12.605048</text:p>
          </table:table-cell>
          <table:table-cell office:value-type="float" office:value="23.248806" calcext:value-type="float">
            <text:p>23.248806</text:p>
          </table:table-cell>
          <table:table-cell office:value-type="float" office:value="59.017517" calcext:value-type="float">
            <text:p>59.017517</text:p>
          </table:table-cell>
          <table:table-cell office:value-type="float" office:value="25.818171" calcext:value-type="float">
            <text:p>25.818171</text:p>
          </table:table-cell>
          <table:table-cell office:value-type="float" office:value="2.040868" calcext:value-type="float">
            <text:p>2.040868</text:p>
          </table:table-cell>
          <table:table-cell office:value-type="float" office:value="17.393864" calcext:value-type="float">
            <text:p>17.393864</text:p>
          </table:table-cell>
          <table:table-cell office:value-type="float" office:value="6.96745" calcext:value-type="float">
            <text:p>6.96745</text:p>
          </table:table-cell>
          <table:table-cell office:value-type="float" office:value="2.719125" calcext:value-type="float">
            <text:p>2.719125</text:p>
          </table:table-cell>
          <table:table-cell office:value-type="float" office:value="1.745845" calcext:value-type="float">
            <text:p>1.745845</text:p>
          </table:table-cell>
          <table:table-cell office:value-type="float" office:value="3.031852" calcext:value-type="float">
            <text:p>3.031852</text:p>
          </table:table-cell>
          <table:table-cell office:value-type="float" office:value="3.491083" calcext:value-type="float">
            <text:p>3.491083</text:p>
          </table:table-cell>
          <table:table-cell office:value-type="float" office:value="3.871265" calcext:value-type="float">
            <text:p>3.871265</text:p>
          </table:table-cell>
          <table:table-cell office:value-type="float" office:value="-2.022421" calcext:value-type="float">
            <text:p>-2.022421</text:p>
          </table:table-cell>
          <table:table-cell office:value-type="float" office:value="-1.414953" calcext:value-type="float">
            <text:p>-1.414953</text:p>
          </table:table-cell>
          <table:table-cell office:value-type="float" office:value="0.127332" calcext:value-type="float">
            <text:p>0.127332</text:p>
          </table:table-cell>
          <table:table-cell/>
          <table:table-cell table:style-name="ce5" office:value-type="string" calcext:value-type="string">
            <text:p>Median</text:p>
          </table:table-cell>
          <table:table-cell table:style-name="ce9" table:formula="of:=MEDIAN([.P1:.P282])" office:value-type="float" office:value="2.735167" calcext:value-type="float">
            <text:p>2.735167</text:p>
          </table:table-cell>
        </table:table-row>
        <table:table-row table:style-name="ro1">
          <table:table-cell office:value-type="float" office:value="48.205104" calcext:value-type="float">
            <text:p>48.205104</text:p>
          </table:table-cell>
          <table:table-cell office:value-type="float" office:value="11.643272" calcext:value-type="float">
            <text:p>11.643272</text:p>
          </table:table-cell>
          <table:table-cell office:value-type="float" office:value="22.048389" calcext:value-type="float">
            <text:p>22.048389</text:p>
          </table:table-cell>
          <table:table-cell office:value-type="float" office:value="60" calcext:value-type="float">
            <text:p>60</text:p>
          </table:table-cell>
          <table:table-cell office:value-type="float" office:value="21.951581" calcext:value-type="float">
            <text:p>21.951581</text:p>
          </table:table-cell>
          <table:table-cell office:value-type="float" office:value="7.189605" calcext:value-type="float">
            <text:p>7.189605</text:p>
          </table:table-cell>
          <table:table-cell office:value-type="float" office:value="10.931092" calcext:value-type="float">
            <text:p>10.931092</text:p>
          </table:table-cell>
          <table:table-cell office:value-type="float" office:value="12.262803" calcext:value-type="float">
            <text:p>12.262803</text:p>
          </table:table-cell>
          <table:table-cell office:value-type="float" office:value="2.706078" calcext:value-type="float">
            <text:p>2.706078</text:p>
          </table:table-cell>
          <table:table-cell office:value-type="float" office:value="1.590123" calcext:value-type="float">
            <text:p>1.590123</text:p>
          </table:table-cell>
          <table:table-cell office:value-type="float" office:value="2.514782" calcext:value-type="float">
            <text:p>2.514782</text:p>
          </table:table-cell>
          <table:table-cell office:value-type="float" office:value="3.101292" calcext:value-type="float">
            <text:p>3.101292</text:p>
          </table:table-cell>
          <table:table-cell office:value-type="float" office:value="3.552642" calcext:value-type="float">
            <text:p>3.552642</text:p>
          </table:table-cell>
          <table:table-cell office:value-type="float" office:value="3.991166" calcext:value-type="float">
            <text:p>3.991166</text:p>
          </table:table-cell>
          <table:table-cell office:value-type="float" office:value="4.574246" calcext:value-type="float">
            <text:p>4.574246</text:p>
          </table:table-cell>
          <table:table-cell office:value-type="float" office:value="0.135521" calcext:value-type="float">
            <text:p>0.135521</text:p>
          </table:table-cell>
          <table:table-cell/>
          <table:table-cell table:style-name="ce5" office:value-type="string" calcext:value-type="string">
            <text:p>Min</text:p>
          </table:table-cell>
          <table:table-cell table:style-name="ce9" table:formula="of:=MIN([.P1:.P282] )" office:value-type="float" office:value="0.0078" calcext:value-type="float">
            <text:p>0.0078</text:p>
          </table:table-cell>
        </table:table-row>
        <table:table-row table:style-name="ro1">
          <table:table-cell office:value-type="float" office:value="50.17406" calcext:value-type="float">
            <text:p>50.17406</text:p>
          </table:table-cell>
          <table:table-cell office:value-type="float" office:value="9.547689" calcext:value-type="float">
            <text:p>9.547689</text:p>
          </table:table-cell>
          <table:table-cell office:value-type="float" office:value="14.303315" calcext:value-type="float">
            <text:p>14.303315</text:p>
          </table:table-cell>
          <table:table-cell office:value-type="float" office:value="48.069709" calcext:value-type="float">
            <text:p>48.069709</text:p>
          </table:table-cell>
          <table:table-cell office:value-type="float" office:value="11.681369" calcext:value-type="float">
            <text:p>11.681369</text:p>
          </table:table-cell>
          <table:table-cell office:value-type="float" office:value="12.891571" calcext:value-type="float">
            <text:p>12.891571</text:p>
          </table:table-cell>
          <table:table-cell office:value-type="float" office:value="27.696188" calcext:value-type="float">
            <text:p>27.696188</text:p>
          </table:table-cell>
          <table:table-cell office:value-type="float" office:value="19.179331" calcext:value-type="float">
            <text:p>19.179331</text:p>
          </table:table-cell>
          <table:table-cell office:value-type="float" office:value="0.099839" calcext:value-type="float">
            <text:p>0.099839</text:p>
          </table:table-cell>
          <table:table-cell office:value-type="float" office:value="5.861441" calcext:value-type="float">
            <text:p>5.861441</text:p>
          </table:table-cell>
          <table:table-cell office:value-type="float" office:value="6.341892" calcext:value-type="float">
            <text:p>6.341892</text:p>
          </table:table-cell>
          <table:table-cell office:value-type="float" office:value="0.369045" calcext:value-type="float">
            <text:p>0.369045</text:p>
          </table:table-cell>
          <table:table-cell office:value-type="float" office:value="0.653729" calcext:value-type="float">
            <text:p>0.653729</text:p>
          </table:table-cell>
          <table:table-cell office:value-type="float" office:value="0.985316" calcext:value-type="float">
            <text:p>0.985316</text:p>
          </table:table-cell>
          <table:table-cell office:value-type="float" office:value="1.725171" calcext:value-type="float">
            <text:p>1.725171</text:p>
          </table:table-cell>
          <table:table-cell office:value-type="float" office:value="0.136301" calcext:value-type="float">
            <text:p>0.136301</text:p>
          </table:table-cell>
          <table:table-cell/>
          <table:table-cell table:style-name="ce5" office:value-type="string" calcext:value-type="string">
            <text:p>Max</text:p>
          </table:table-cell>
          <table:table-cell table:style-name="ce9" table:formula="of:=MAX([.P1:.P282])" office:value-type="float" office:value="58.293134" calcext:value-type="float">
            <text:p>58.293134</text:p>
          </table:table-cell>
        </table:table-row>
        <table:table-row table:style-name="ro1">
          <table:table-cell office:value-type="float" office:value="18.452372" calcext:value-type="float">
            <text:p>18.452372</text:p>
          </table:table-cell>
          <table:table-cell office:value-type="float" office:value="12.747353" calcext:value-type="float">
            <text:p>12.747353</text:p>
          </table:table-cell>
          <table:table-cell office:value-type="float" office:value="11.731494" calcext:value-type="float">
            <text:p>11.731494</text:p>
          </table:table-cell>
          <table:table-cell office:value-type="float" office:value="26.301019" calcext:value-type="float">
            <text:p>26.301019</text:p>
          </table:table-cell>
          <table:table-cell office:value-type="float" office:value="19.475191" calcext:value-type="float">
            <text:p>19.475191</text:p>
          </table:table-cell>
          <table:table-cell office:value-type="float" office:value="8.622404" calcext:value-type="float">
            <text:p>8.622404</text:p>
          </table:table-cell>
          <table:table-cell office:value-type="float" office:value="0.262667" calcext:value-type="float">
            <text:p>0.262667</text:p>
          </table:table-cell>
          <table:table-cell office:value-type="float" office:value="47.633093" calcext:value-type="float">
            <text:p>47.633093</text:p>
          </table:table-cell>
          <table:table-cell office:value-type="float" office:value="3.815419" calcext:value-type="float">
            <text:p>3.815419</text:p>
          </table:table-cell>
          <table:table-cell office:value-type="float" office:value="1.670967" calcext:value-type="float">
            <text:p>1.670967</text:p>
          </table:table-cell>
          <table:table-cell office:value-type="float" office:value="2.257193" calcext:value-type="float">
            <text:p>2.257193</text:p>
          </table:table-cell>
          <table:table-cell office:value-type="float" office:value="2.645962" calcext:value-type="float">
            <text:p>2.645962</text:p>
          </table:table-cell>
          <table:table-cell office:value-type="float" office:value="3.021103" calcext:value-type="float">
            <text:p>3.021103</text:p>
          </table:table-cell>
          <table:table-cell office:value-type="float" office:value="3.372886" calcext:value-type="float">
            <text:p>3.372886</text:p>
          </table:table-cell>
          <table:table-cell office:value-type="float" office:value="3.704627" calcext:value-type="float">
            <text:p>3.704627</text:p>
          </table:table-cell>
          <table:table-cell office:value-type="float" office:value="0.141773" calcext:value-type="float">
            <text:p>0.141773</text:p>
          </table:table-cell>
          <table:table-cell/>
          <table:table-cell table:style-name="ce6" office:value-type="string" calcext:value-type="string">
            <text:p>StdDev</text:p>
          </table:table-cell>
          <table:table-cell table:style-name="ce10" table:formula="of:=STDEV([.P1:.P282] )" office:value-type="float" office:value="8.5353543253402" calcext:value-type="float">
            <text:p>8.5353543253</text:p>
          </table:table-cell>
        </table:table-row>
        <table:table-row table:style-name="ro1">
          <table:table-cell office:value-type="float" office:value="52.293613" calcext:value-type="float">
            <text:p>52.293613</text:p>
          </table:table-cell>
          <table:table-cell office:value-type="float" office:value="5.36955" calcext:value-type="float">
            <text:p>5.36955</text:p>
          </table:table-cell>
          <table:table-cell office:value-type="float" office:value="15.977059" calcext:value-type="float">
            <text:p>15.977059</text:p>
          </table:table-cell>
          <table:table-cell office:value-type="float" office:value="57.319538" calcext:value-type="float">
            <text:p>57.319538</text:p>
          </table:table-cell>
          <table:table-cell office:value-type="float" office:value="18.300585" calcext:value-type="float">
            <text:p>18.300585</text:p>
          </table:table-cell>
          <table:table-cell office:value-type="float" office:value="23.233571" calcext:value-type="float">
            <text:p>23.233571</text:p>
          </table:table-cell>
          <table:table-cell office:value-type="float" office:value="44.530481" calcext:value-type="float">
            <text:p>44.530481</text:p>
          </table:table-cell>
          <table:table-cell office:value-type="float" office:value="20.244287" calcext:value-type="float">
            <text:p>20.244287</text:p>
          </table:table-cell>
          <table:table-cell office:value-type="float" office:value="6.298891" calcext:value-type="float">
            <text:p>6.298891</text:p>
          </table:table-cell>
          <table:table-cell office:value-type="float" office:value="-0.441642" calcext:value-type="float">
            <text:p>-0.441642</text:p>
          </table:table-cell>
          <table:table-cell office:value-type="float" office:value="0.256071" calcext:value-type="float">
            <text:p>0.256071</text:p>
          </table:table-cell>
          <table:table-cell office:value-type="float" office:value="0.618231" calcext:value-type="float">
            <text:p>0.618231</text:p>
          </table:table-cell>
          <table:table-cell office:value-type="float" office:value="0.956148" calcext:value-type="float">
            <text:p>0.956148</text:p>
          </table:table-cell>
          <table:table-cell office:value-type="float" office:value="1.348077" calcext:value-type="float">
            <text:p>1.348077</text:p>
          </table:table-cell>
          <table:table-cell office:value-type="float" office:value="2.216182" calcext:value-type="float">
            <text:p>2.216182</text:p>
          </table:table-cell>
          <table:table-cell office:value-type="float" office:value="0.151417" calcext:value-type="float">
            <text:p>0.151417</text:p>
          </table:table-cell>
          <table:table-cell table:number-columns-repeated="3"/>
        </table:table-row>
        <table:table-row table:style-name="ro1">
          <table:table-cell office:value-type="float" office:value="47.218007" calcext:value-type="float">
            <text:p>47.218007</text:p>
          </table:table-cell>
          <table:table-cell office:value-type="float" office:value="7.353142" calcext:value-type="float">
            <text:p>7.353142</text:p>
          </table:table-cell>
          <table:table-cell office:value-type="float" office:value="17.068789" calcext:value-type="float">
            <text:p>17.068789</text:p>
          </table:table-cell>
          <table:table-cell office:value-type="float" office:value="46.920148" calcext:value-type="float">
            <text:p>46.920148</text:p>
          </table:table-cell>
          <table:table-cell office:value-type="float" office:value="14.20552" calcext:value-type="float">
            <text:p>14.20552</text:p>
          </table:table-cell>
          <table:table-cell office:value-type="float" office:value="23.388206" calcext:value-type="float">
            <text:p>23.388206</text:p>
          </table:table-cell>
          <table:table-cell office:value-type="float" office:value="39.890086" calcext:value-type="float">
            <text:p>39.890086</text:p>
          </table:table-cell>
          <table:table-cell office:value-type="float" office:value="18.257959" calcext:value-type="float">
            <text:p>18.257959</text:p>
          </table:table-cell>
          <table:table-cell office:value-type="float" office:value="6.40881" calcext:value-type="float">
            <text:p>6.40881</text:p>
          </table:table-cell>
          <table:table-cell office:value-type="float" office:value="5.790904" calcext:value-type="float">
            <text:p>5.790904</text:p>
          </table:table-cell>
          <table:table-cell office:value-type="float" office:value="6.351898" calcext:value-type="float">
            <text:p>6.351898</text:p>
          </table:table-cell>
          <table:table-cell office:value-type="float" office:value="6.681575" calcext:value-type="float">
            <text:p>6.681575</text:p>
          </table:table-cell>
          <table:table-cell office:value-type="float" office:value="0.706949" calcext:value-type="float">
            <text:p>0.706949</text:p>
          </table:table-cell>
          <table:table-cell office:value-type="float" office:value="1.039588" calcext:value-type="float">
            <text:p>1.039588</text:p>
          </table:table-cell>
          <table:table-cell office:value-type="float" office:value="1.524651" calcext:value-type="float">
            <text:p>1.524651</text:p>
          </table:table-cell>
          <table:table-cell office:value-type="float" office:value="0.165234" calcext:value-type="float">
            <text:p>0.165234</text:p>
          </table:table-cell>
          <table:table-cell table:number-columns-repeated="3"/>
        </table:table-row>
        <table:table-row table:style-name="ro1">
          <table:table-cell office:value-type="float" office:value="43.488833" calcext:value-type="float">
            <text:p>43.488833</text:p>
          </table:table-cell>
          <table:table-cell office:value-type="float" office:value="11.53675" calcext:value-type="float">
            <text:p>11.53675</text:p>
          </table:table-cell>
          <table:table-cell office:value-type="float" office:value="23.21043" calcext:value-type="float">
            <text:p>23.21043</text:p>
          </table:table-cell>
          <table:table-cell office:value-type="float" office:value="53.100963" calcext:value-type="float">
            <text:p>53.100963</text:p>
          </table:table-cell>
          <table:table-cell office:value-type="float" office:value="23.014422" calcext:value-type="float">
            <text:p>23.014422</text:p>
          </table:table-cell>
          <table:table-cell office:value-type="float" office:value="6.763177" calcext:value-type="float">
            <text:p>6.763177</text:p>
          </table:table-cell>
          <table:table-cell office:value-type="float" office:value="11.933853" calcext:value-type="float">
            <text:p>11.933853</text:p>
          </table:table-cell>
          <table:table-cell office:value-type="float" office:value="10.399746" calcext:value-type="float">
            <text:p>10.399746</text:p>
          </table:table-cell>
          <table:table-cell office:value-type="float" office:value="2.636528" calcext:value-type="float">
            <text:p>2.636528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2.702347" calcext:value-type="float">
            <text:p>2.702347</text:p>
          </table:table-cell>
          <table:table-cell office:value-type="float" office:value="3.267266" calcext:value-type="float">
            <text:p>3.267266</text:p>
          </table:table-cell>
          <table:table-cell office:value-type="float" office:value="3.719309" calcext:value-type="float">
            <text:p>3.719309</text:p>
          </table:table-cell>
          <table:table-cell office:value-type="float" office:value="4.163015" calcext:value-type="float">
            <text:p>4.163015</text:p>
          </table:table-cell>
          <table:table-cell office:value-type="float" office:value="5.014265" calcext:value-type="float">
            <text:p>5.014265</text:p>
          </table:table-cell>
          <table:table-cell office:value-type="float" office:value="0.167028" calcext:value-type="float">
            <text:p>0.167028</text:p>
          </table:table-cell>
          <table:table-cell table:number-columns-repeated="3"/>
        </table:table-row>
        <table:table-row table:style-name="ro1">
          <table:table-cell office:value-type="float" office:value="59.991858" calcext:value-type="float">
            <text:p>59.991858</text:p>
          </table:table-cell>
          <table:table-cell office:value-type="float" office:value="11.549794" calcext:value-type="float">
            <text:p>11.549794</text:p>
          </table:table-cell>
          <table:table-cell office:value-type="float" office:value="23.951936" calcext:value-type="float">
            <text:p>23.951936</text:p>
          </table:table-cell>
          <table:table-cell office:value-type="float" office:value="57.012862" calcext:value-type="float">
            <text:p>57.012862</text:p>
          </table:table-cell>
          <table:table-cell office:value-type="float" office:value="24.562784" calcext:value-type="float">
            <text:p>24.562784</text:p>
          </table:table-cell>
          <table:table-cell office:value-type="float" office:value="8.267317" calcext:value-type="float">
            <text:p>8.267317</text:p>
          </table:table-cell>
          <table:table-cell office:value-type="float" office:value="11.411802" calcext:value-type="float">
            <text:p>11.411802</text:p>
          </table:table-cell>
          <table:table-cell office:value-type="float" office:value="56.637731" calcext:value-type="float">
            <text:p>56.637731</text:p>
          </table:table-cell>
          <table:table-cell office:value-type="float" office:value="3.527898" calcext:value-type="float">
            <text:p>3.527898</text:p>
          </table:table-cell>
          <table:table-cell office:value-type="float" office:value="1.475452" calcext:value-type="float">
            <text:p>1.475452</text:p>
          </table:table-cell>
          <table:table-cell office:value-type="float" office:value="2.232811" calcext:value-type="float">
            <text:p>2.232811</text:p>
          </table:table-cell>
          <table:table-cell office:value-type="float" office:value="2.682104" calcext:value-type="float">
            <text:p>2.682104</text:p>
          </table:table-cell>
          <table:table-cell office:value-type="float" office:value="3.127731" calcext:value-type="float">
            <text:p>3.127731</text:p>
          </table:table-cell>
          <table:table-cell office:value-type="float" office:value="5.934913" calcext:value-type="float">
            <text:p>5.934913</text:p>
          </table:table-cell>
          <table:table-cell office:value-type="float" office:value="-1.092928" calcext:value-type="float">
            <text:p>-1.092928</text:p>
          </table:table-cell>
          <table:table-cell office:value-type="float" office:value="0.173476" calcext:value-type="float">
            <text:p>0.173476</text:p>
          </table:table-cell>
          <table:table-cell table:number-columns-repeated="3"/>
        </table:table-row>
        <table:table-row table:style-name="ro1">
          <table:table-cell office:value-type="float" office:value="59.857459" calcext:value-type="float">
            <text:p>59.857459</text:p>
          </table:table-cell>
          <table:table-cell office:value-type="float" office:value="14.703776" calcext:value-type="float">
            <text:p>14.703776</text:p>
          </table:table-cell>
          <table:table-cell office:value-type="float" office:value="18.057195" calcext:value-type="float">
            <text:p>18.057195</text:p>
          </table:table-cell>
          <table:table-cell office:value-type="float" office:value="59.966778" calcext:value-type="float">
            <text:p>59.966778</text:p>
          </table:table-cell>
          <table:table-cell office:value-type="float" office:value="17.321549" calcext:value-type="float">
            <text:p>17.321549</text:p>
          </table:table-cell>
          <table:table-cell office:value-type="float" office:value="6.453634" calcext:value-type="float">
            <text:p>6.453634</text:p>
          </table:table-cell>
          <table:table-cell office:value-type="float" office:value="13.04751" calcext:value-type="float">
            <text:p>13.04751</text:p>
          </table:table-cell>
          <table:table-cell office:value-type="float" office:value="45.753718" calcext:value-type="float">
            <text:p>45.753718</text:p>
          </table:table-cell>
          <table:table-cell office:value-type="float" office:value="3.383988" calcext:value-type="float">
            <text:p>3.383988</text:p>
          </table:table-cell>
          <table:table-cell office:value-type="float" office:value="2.320678" calcext:value-type="float">
            <text:p>2.320678</text:p>
          </table:table-cell>
          <table:table-cell office:value-type="float" office:value="2.637064" calcext:value-type="float">
            <text:p>2.637064</text:p>
          </table:table-cell>
          <table:table-cell office:value-type="float" office:value="2.966989" calcext:value-type="float">
            <text:p>2.966989</text:p>
          </table:table-cell>
          <table:table-cell office:value-type="float" office:value="3.364975" calcext:value-type="float">
            <text:p>3.364975</text:p>
          </table:table-cell>
          <table:table-cell office:value-type="float" office:value="3.941382" calcext:value-type="float">
            <text:p>3.941382</text:p>
          </table:table-cell>
          <table:table-cell office:value-type="float" office:value="4.763073" calcext:value-type="float">
            <text:p>4.763073</text:p>
          </table:table-cell>
          <table:table-cell office:value-type="float" office:value="0.1749" calcext:value-type="float">
            <text:p>0.1749</text:p>
          </table:table-cell>
          <table:table-cell table:number-columns-repeated="3"/>
        </table:table-row>
        <table:table-row table:style-name="ro1">
          <table:table-cell office:value-type="float" office:value="39.824146" calcext:value-type="float">
            <text:p>39.824146</text:p>
          </table:table-cell>
          <table:table-cell office:value-type="float" office:value="11.749458" calcext:value-type="float">
            <text:p>11.749458</text:p>
          </table:table-cell>
          <table:table-cell office:value-type="float" office:value="32.012771" calcext:value-type="float">
            <text:p>32.012771</text:p>
          </table:table-cell>
          <table:table-cell office:value-type="float" office:value="60" calcext:value-type="float">
            <text:p>60</text:p>
          </table:table-cell>
          <table:table-cell office:value-type="float" office:value="27.747639" calcext:value-type="float">
            <text:p>27.747639</text:p>
          </table:table-cell>
          <table:table-cell office:value-type="float" office:value="13.609629" calcext:value-type="float">
            <text:p>13.609629</text:p>
          </table:table-cell>
          <table:table-cell office:value-type="float" office:value="5.615179" calcext:value-type="float">
            <text:p>5.615179</text:p>
          </table:table-cell>
          <table:table-cell office:value-type="float" office:value="5.188327" calcext:value-type="float">
            <text:p>5.188327</text:p>
          </table:table-cell>
          <table:table-cell office:value-type="float" office:value="2.492471" calcext:value-type="float">
            <text:p>2.492471</text:p>
          </table:table-cell>
          <table:table-cell office:value-type="float" office:value="8.370139" calcext:value-type="float">
            <text:p>8.370139</text:p>
          </table:table-cell>
          <table:table-cell office:value-type="float" office:value="2.769407" calcext:value-type="float">
            <text:p>2.769407</text:p>
          </table:table-cell>
          <table:table-cell office:value-type="float" office:value="3.274776" calcext:value-type="float">
            <text:p>3.274776</text:p>
          </table:table-cell>
          <table:table-cell office:value-type="float" office:value="3.701264" calcext:value-type="float">
            <text:p>3.701264</text:p>
          </table:table-cell>
          <table:table-cell office:value-type="float" office:value="4.143326" calcext:value-type="float">
            <text:p>4.143326</text:p>
          </table:table-cell>
          <table:table-cell office:value-type="float" office:value="4.813871" calcext:value-type="float">
            <text:p>4.813871</text:p>
          </table:table-cell>
          <table:table-cell office:value-type="float" office:value="0.175453" calcext:value-type="float">
            <text:p>0.175453</text:p>
          </table:table-cell>
          <table:table-cell table:number-columns-repeated="3"/>
        </table:table-row>
        <table:table-row table:style-name="ro1">
          <table:table-cell office:value-type="float" office:value="32.777872" calcext:value-type="float">
            <text:p>32.777872</text:p>
          </table:table-cell>
          <table:table-cell office:value-type="float" office:value="10.658131" calcext:value-type="float">
            <text:p>10.658131</text:p>
          </table:table-cell>
          <table:table-cell office:value-type="float" office:value="21.95618" calcext:value-type="float">
            <text:p>21.95618</text:p>
          </table:table-cell>
          <table:table-cell office:value-type="float" office:value="53.432359" calcext:value-type="float">
            <text:p>53.432359</text:p>
          </table:table-cell>
          <table:table-cell office:value-type="float" office:value="15.250522" calcext:value-type="float">
            <text:p>15.250522</text:p>
          </table:table-cell>
          <table:table-cell office:value-type="float" office:value="9.850886" calcext:value-type="float">
            <text:p>9.850886</text:p>
          </table:table-cell>
          <table:table-cell office:value-type="float" office:value="8.52869" calcext:value-type="float">
            <text:p>8.52869</text:p>
          </table:table-cell>
          <table:table-cell office:value-type="float" office:value="23.64741" calcext:value-type="float">
            <text:p>23.64741</text:p>
          </table:table-cell>
          <table:table-cell office:value-type="float" office:value="2.712092" calcext:value-type="float">
            <text:p>2.712092</text:p>
          </table:table-cell>
          <table:table-cell office:value-type="float" office:value="7.710682" calcext:value-type="float">
            <text:p>7.710682</text:p>
          </table:table-cell>
          <table:table-cell office:value-type="float" office:value="1.756436" calcext:value-type="float">
            <text:p>1.756436</text:p>
          </table:table-cell>
          <table:table-cell office:value-type="float" office:value="2.342964" calcext:value-type="float">
            <text:p>2.342964</text:p>
          </table:table-cell>
          <table:table-cell office:value-type="float" office:value="2.916656" calcext:value-type="float">
            <text:p>2.916656</text:p>
          </table:table-cell>
          <table:table-cell office:value-type="float" office:value="3.405334" calcext:value-type="float">
            <text:p>3.405334</text:p>
          </table:table-cell>
          <table:table-cell office:value-type="float" office:value="3.875098" calcext:value-type="float">
            <text:p>3.875098</text:p>
          </table:table-cell>
          <table:table-cell office:value-type="float" office:value="0.202074" calcext:value-type="float">
            <text:p>0.202074</text:p>
          </table:table-cell>
          <table:table-cell table:number-columns-repeated="3"/>
        </table:table-row>
        <table:table-row table:style-name="ro1">
          <table:table-cell office:value-type="float" office:value="20.110768" calcext:value-type="float">
            <text:p>20.110768</text:p>
          </table:table-cell>
          <table:table-cell office:value-type="float" office:value="7.897732" calcext:value-type="float">
            <text:p>7.897732</text:p>
          </table:table-cell>
          <table:table-cell office:value-type="float" office:value="32.785112" calcext:value-type="float">
            <text:p>32.785112</text:p>
          </table:table-cell>
          <table:table-cell office:value-type="float" office:value="35.031658" calcext:value-type="float">
            <text:p>35.031658</text:p>
          </table:table-cell>
          <table:table-cell office:value-type="float" office:value="20.60465" calcext:value-type="float">
            <text:p>20.60465</text:p>
          </table:table-cell>
          <table:table-cell office:value-type="float" office:value="9.357022" calcext:value-type="float">
            <text:p>9.357022</text:p>
          </table:table-cell>
          <table:table-cell office:value-type="float" office:value="35.098083" calcext:value-type="float">
            <text:p>35.098083</text:p>
          </table:table-cell>
          <table:table-cell office:value-type="float" office:value="20.165608" calcext:value-type="float">
            <text:p>20.165608</text:p>
          </table:table-cell>
          <table:table-cell office:value-type="float" office:value="0.763898" calcext:value-type="float">
            <text:p>0.763898</text:p>
          </table:table-cell>
          <table:table-cell office:value-type="float" office:value="5.10378" calcext:value-type="float">
            <text:p>5.10378</text:p>
          </table:table-cell>
          <table:table-cell office:value-type="float" office:value="5.754007" calcext:value-type="float">
            <text:p>5.754007</text:p>
          </table:table-cell>
          <table:table-cell office:value-type="float" office:value="6.071441" calcext:value-type="float">
            <text:p>6.071441</text:p>
          </table:table-cell>
          <table:table-cell office:value-type="float" office:value="0.05486" calcext:value-type="float">
            <text:p>0.05486</text:p>
          </table:table-cell>
          <table:table-cell office:value-type="float" office:value="0.336029" calcext:value-type="float">
            <text:p>0.336029</text:p>
          </table:table-cell>
          <table:table-cell office:value-type="float" office:value="0.817198" calcext:value-type="float">
            <text:p>0.817198</text:p>
          </table:table-cell>
          <table:table-cell office:value-type="float" office:value="0.205023" calcext:value-type="float">
            <text:p>0.205023</text:p>
          </table:table-cell>
          <table:table-cell table:number-columns-repeated="3"/>
        </table:table-row>
        <table:table-row table:style-name="ro1">
          <table:table-cell office:value-type="float" office:value="29.810541" calcext:value-type="float">
            <text:p>29.810541</text:p>
          </table:table-cell>
          <table:table-cell office:value-type="float" office:value="8.889684" calcext:value-type="float">
            <text:p>8.889684</text:p>
          </table:table-cell>
          <table:table-cell office:value-type="float" office:value="50.570899" calcext:value-type="float">
            <text:p>50.570899</text:p>
          </table:table-cell>
          <table:table-cell office:value-type="float" office:value="41.56882" calcext:value-type="float">
            <text:p>41.56882</text:p>
          </table:table-cell>
          <table:table-cell office:value-type="float" office:value="34.653848" calcext:value-type="float">
            <text:p>34.653848</text:p>
          </table:table-cell>
          <table:table-cell office:value-type="float" office:value="2.929273" calcext:value-type="float">
            <text:p>2.929273</text:p>
          </table:table-cell>
          <table:table-cell office:value-type="float" office:value="42.69272" calcext:value-type="float">
            <text:p>42.69272</text:p>
          </table:table-cell>
          <table:table-cell office:value-type="float" office:value="7.769873" calcext:value-type="float">
            <text:p>7.769873</text:p>
          </table:table-cell>
          <table:table-cell office:value-type="float" office:value="1.333422" calcext:value-type="float">
            <text:p>1.333422</text:p>
          </table:table-cell>
          <table:table-cell office:value-type="float" office:value="4.342603" calcext:value-type="float">
            <text:p>4.342603</text:p>
          </table:table-cell>
          <table:table-cell office:value-type="float" office:value="5.153406" calcext:value-type="float">
            <text:p>5.153406</text:p>
          </table:table-cell>
          <table:table-cell office:value-type="float" office:value="5.545175" calcext:value-type="float">
            <text:p>5.545175</text:p>
          </table:table-cell>
          <table:table-cell office:value-type="float" office:value="5.864324" calcext:value-type="float">
            <text:p>5.864324</text:p>
          </table:table-cell>
          <table:table-cell office:value-type="float" office:value="-0.098489" calcext:value-type="float">
            <text:p>-0.098489</text:p>
          </table:table-cell>
          <table:table-cell office:value-type="float" office:value="0.843475" calcext:value-type="float">
            <text:p>0.843475</text:p>
          </table:table-cell>
          <table:table-cell office:value-type="float" office:value="0.210038" calcext:value-type="float">
            <text:p>0.210038</text:p>
          </table:table-cell>
          <table:table-cell table:number-columns-repeated="3"/>
        </table:table-row>
        <table:table-row table:style-name="ro1">
          <table:table-cell office:value-type="float" office:value="46.149813" calcext:value-type="float">
            <text:p>46.149813</text:p>
          </table:table-cell>
          <table:table-cell office:value-type="float" office:value="11.615341" calcext:value-type="float">
            <text:p>11.615341</text:p>
          </table:table-cell>
          <table:table-cell office:value-type="float" office:value="20.813982" calcext:value-type="float">
            <text:p>20.813982</text:p>
          </table:table-cell>
          <table:table-cell office:value-type="float" office:value="39.843859" calcext:value-type="float">
            <text:p>39.843859</text:p>
          </table:table-cell>
          <table:table-cell office:value-type="float" office:value="12.552755" calcext:value-type="float">
            <text:p>12.552755</text:p>
          </table:table-cell>
          <table:table-cell office:value-type="float" office:value="17.613575" calcext:value-type="float">
            <text:p>17.613575</text:p>
          </table:table-cell>
          <table:table-cell office:value-type="float" office:value="4.851433" calcext:value-type="float">
            <text:p>4.851433</text:p>
          </table:table-cell>
          <table:table-cell office:value-type="float" office:value="49.275176" calcext:value-type="float">
            <text:p>49.275176</text:p>
          </table:table-cell>
          <table:table-cell office:value-type="float" office:value="3.519957" calcext:value-type="float">
            <text:p>3.519957</text:p>
          </table:table-cell>
          <table:table-cell office:value-type="float" office:value="1.860279" calcext:value-type="float">
            <text:p>1.860279</text:p>
          </table:table-cell>
          <table:table-cell office:value-type="float" office:value="2.494117" calcext:value-type="float">
            <text:p>2.494117</text:p>
          </table:table-cell>
          <table:table-cell office:value-type="float" office:value="2.936172" calcext:value-type="float">
            <text:p>2.936172</text:p>
          </table:table-cell>
          <table:table-cell office:value-type="float" office:value="3.37035" calcext:value-type="float">
            <text:p>3.37035</text:p>
          </table:table-cell>
          <table:table-cell office:value-type="float" office:value="3.816155" calcext:value-type="float">
            <text:p>3.816155</text:p>
          </table:table-cell>
          <table:table-cell office:value-type="float" office:value="4.297555" calcext:value-type="float">
            <text:p>4.297555</text:p>
          </table:table-cell>
          <table:table-cell office:value-type="float" office:value="0.210232" calcext:value-type="float">
            <text:p>0.21023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444656" calcext:value-type="float">
            <text:p>13.444656</text:p>
          </table:table-cell>
          <table:table-cell office:value-type="float" office:value="18.959691" calcext:value-type="float">
            <text:p>18.959691</text:p>
          </table:table-cell>
          <table:table-cell office:value-type="float" office:value="59.988395" calcext:value-type="float">
            <text:p>59.988395</text:p>
          </table:table-cell>
          <table:table-cell office:value-type="float" office:value="25.633418" calcext:value-type="float">
            <text:p>25.633418</text:p>
          </table:table-cell>
          <table:table-cell office:value-type="float" office:value="2.166264" calcext:value-type="float">
            <text:p>2.166264</text:p>
          </table:table-cell>
          <table:table-cell office:value-type="float" office:value="23.654493" calcext:value-type="float">
            <text:p>23.654493</text:p>
          </table:table-cell>
          <table:table-cell office:value-type="float" office:value="7.078597" calcext:value-type="float">
            <text:p>7.078597</text:p>
          </table:table-cell>
          <table:table-cell office:value-type="float" office:value="2.878591" calcext:value-type="float">
            <text:p>2.878591</text:p>
          </table:table-cell>
          <table:table-cell office:value-type="float" office:value="8.943586" calcext:value-type="float">
            <text:p>8.943586</text:p>
          </table:table-cell>
          <table:table-cell office:value-type="float" office:value="3.300515" calcext:value-type="float">
            <text:p>3.300515</text:p>
          </table:table-cell>
          <table:table-cell office:value-type="float" office:value="3.65734" calcext:value-type="float">
            <text:p>3.65734</text:p>
          </table:table-cell>
          <table:table-cell office:value-type="float" office:value="3.963697" calcext:value-type="float">
            <text:p>3.963697</text:p>
          </table:table-cell>
          <table:table-cell office:value-type="float" office:value="4.291184" calcext:value-type="float">
            <text:p>4.291184</text:p>
          </table:table-cell>
          <table:table-cell office:value-type="float" office:value="4.736883" calcext:value-type="float">
            <text:p>4.736883</text:p>
          </table:table-cell>
          <table:table-cell office:value-type="float" office:value="0.22528" calcext:value-type="float">
            <text:p>0.22528</text:p>
          </table:table-cell>
          <table:table-cell table:number-columns-repeated="3"/>
        </table:table-row>
        <table:table-row table:style-name="ro1">
          <table:table-cell office:value-type="float" office:value="58.117917" calcext:value-type="float">
            <text:p>58.117917</text:p>
          </table:table-cell>
          <table:table-cell office:value-type="float" office:value="11.341453" calcext:value-type="float">
            <text:p>11.341453</text:p>
          </table:table-cell>
          <table:table-cell office:value-type="float" office:value="9.85159" calcext:value-type="float">
            <text:p>9.85159</text:p>
          </table:table-cell>
          <table:table-cell office:value-type="float" office:value="60" calcext:value-type="float">
            <text:p>60</text:p>
          </table:table-cell>
          <table:table-cell office:value-type="float" office:value="10.681752" calcext:value-type="float">
            <text:p>10.681752</text:p>
          </table:table-cell>
          <table:table-cell office:value-type="float" office:value="0.103755" calcext:value-type="float">
            <text:p>0.103755</text:p>
          </table:table-cell>
          <table:table-cell office:value-type="float" office:value="18.296475" calcext:value-type="float">
            <text:p>18.296475</text:p>
          </table:table-cell>
          <table:table-cell office:value-type="float" office:value="23.147783" calcext:value-type="float">
            <text:p>23.147783</text:p>
          </table:table-cell>
          <table:table-cell office:value-type="float" office:value="2.980669" calcext:value-type="float">
            <text:p>2.980669</text:p>
          </table:table-cell>
          <table:table-cell office:value-type="float" office:value="1.040993" calcext:value-type="float">
            <text:p>1.040993</text:p>
          </table:table-cell>
          <table:table-cell office:value-type="float" office:value="3.081584" calcext:value-type="float">
            <text:p>3.081584</text:p>
          </table:table-cell>
          <table:table-cell office:value-type="float" office:value="3.46065" calcext:value-type="float">
            <text:p>3.46065</text:p>
          </table:table-cell>
          <table:table-cell office:value-type="float" office:value="3.764276" calcext:value-type="float">
            <text:p>3.764276</text:p>
          </table:table-cell>
          <table:table-cell office:value-type="float" office:value="4.102615" calcext:value-type="float">
            <text:p>4.102615</text:p>
          </table:table-cell>
          <table:table-cell office:value-type="float" office:value="4.921246" calcext:value-type="float">
            <text:p>4.921246</text:p>
          </table:table-cell>
          <table:table-cell office:value-type="float" office:value="0.233158" calcext:value-type="float">
            <text:p>0.233158</text:p>
          </table:table-cell>
          <table:table-cell table:number-columns-repeated="3"/>
        </table:table-row>
        <table:table-row table:style-name="ro1">
          <table:table-cell office:value-type="float" office:value="59.968445" calcext:value-type="float">
            <text:p>59.968445</text:p>
          </table:table-cell>
          <table:table-cell office:value-type="float" office:value="6.580577" calcext:value-type="float">
            <text:p>6.580577</text:p>
          </table:table-cell>
          <table:table-cell office:value-type="float" office:value="25.107623" calcext:value-type="float">
            <text:p>25.107623</text:p>
          </table:table-cell>
          <table:table-cell office:value-type="float" office:value="49.645647" calcext:value-type="float">
            <text:p>49.645647</text:p>
          </table:table-cell>
          <table:table-cell office:value-type="float" office:value="24.707704" calcext:value-type="float">
            <text:p>24.707704</text:p>
          </table:table-cell>
          <table:table-cell office:value-type="float" office:value="40.05524" calcext:value-type="float">
            <text:p>40.05524</text:p>
          </table:table-cell>
          <table:table-cell office:value-type="float" office:value="58.656593" calcext:value-type="float">
            <text:p>58.656593</text:p>
          </table:table-cell>
          <table:table-cell office:value-type="float" office:value="7.563323" calcext:value-type="float">
            <text:p>7.563323</text:p>
          </table:table-cell>
          <table:table-cell office:value-type="float" office:value="2.509232" calcext:value-type="float">
            <text:p>2.509232</text:p>
          </table:table-cell>
          <table:table-cell office:value-type="float" office:value="3.671948" calcext:value-type="float">
            <text:p>3.671948</text:p>
          </table:table-cell>
          <table:table-cell office:value-type="float" office:value="4.140134" calcext:value-type="float">
            <text:p>4.140134</text:p>
          </table:table-cell>
          <table:table-cell office:value-type="float" office:value="4.508826" calcext:value-type="float">
            <text:p>4.508826</text:p>
          </table:table-cell>
          <table:table-cell office:value-type="float" office:value="4.876349" calcext:value-type="float">
            <text:p>4.876349</text:p>
          </table:table-cell>
          <table:table-cell office:value-type="float" office:value="5.288029" calcext:value-type="float">
            <text:p>5.288029</text:p>
          </table:table-cell>
          <table:table-cell office:value-type="float" office:value="-0.308504" calcext:value-type="float">
            <text:p>-0.308504</text:p>
          </table:table-cell>
          <table:table-cell office:value-type="float" office:value="0.246065" calcext:value-type="float">
            <text:p>0.246065</text:p>
          </table:table-cell>
          <table:table-cell table:number-columns-repeated="3"/>
        </table:table-row>
        <table:table-row table:style-name="ro1">
          <table:table-cell office:value-type="float" office:value="29.339595" calcext:value-type="float">
            <text:p>29.339595</text:p>
          </table:table-cell>
          <table:table-cell office:value-type="float" office:value="7.526426" calcext:value-type="float">
            <text:p>7.526426</text:p>
          </table:table-cell>
          <table:table-cell office:value-type="float" office:value="12.708646" calcext:value-type="float">
            <text:p>12.708646</text:p>
          </table:table-cell>
          <table:table-cell office:value-type="float" office:value="27.355099" calcext:value-type="float">
            <text:p>27.355099</text:p>
          </table:table-cell>
          <table:table-cell office:value-type="float" office:value="4.594334" calcext:value-type="float">
            <text:p>4.594334</text:p>
          </table:table-cell>
          <table:table-cell office:value-type="float" office:value="17.396039" calcext:value-type="float">
            <text:p>17.396039</text:p>
          </table:table-cell>
          <table:table-cell office:value-type="float" office:value="30.755965" calcext:value-type="float">
            <text:p>30.755965</text:p>
          </table:table-cell>
          <table:table-cell office:value-type="float" office:value="23.579833" calcext:value-type="float">
            <text:p>23.579833</text:p>
          </table:table-cell>
          <table:table-cell office:value-type="float" office:value="6.308956" calcext:value-type="float">
            <text:p>6.308956</text:p>
          </table:table-cell>
          <table:table-cell office:value-type="float" office:value="5.853481" calcext:value-type="float">
            <text:p>5.853481</text:p>
          </table:table-cell>
          <table:table-cell office:value-type="float" office:value="6.328505" calcext:value-type="float">
            <text:p>6.328505</text:p>
          </table:table-cell>
          <table:table-cell office:value-type="float" office:value="6.632608" calcext:value-type="float">
            <text:p>6.632608</text:p>
          </table:table-cell>
          <table:table-cell office:value-type="float" office:value="0.636961" calcext:value-type="float">
            <text:p>0.636961</text:p>
          </table:table-cell>
          <table:table-cell office:value-type="float" office:value="0.973453" calcext:value-type="float">
            <text:p>0.973453</text:p>
          </table:table-cell>
          <table:table-cell office:value-type="float" office:value="1.476774" calcext:value-type="float">
            <text:p>1.476774</text:p>
          </table:table-cell>
          <table:table-cell office:value-type="float" office:value="0.253643" calcext:value-type="float">
            <text:p>0.253643</text:p>
          </table:table-cell>
          <table:table-cell table:number-columns-repeated="3"/>
        </table:table-row>
        <table:table-row table:style-name="ro1">
          <table:table-cell office:value-type="float" office:value="11.741303" calcext:value-type="float">
            <text:p>11.741303</text:p>
          </table:table-cell>
          <table:table-cell office:value-type="float" office:value="4.200625" calcext:value-type="float">
            <text:p>4.200625</text:p>
          </table:table-cell>
          <table:table-cell office:value-type="float" office:value="43.743427" calcext:value-type="float">
            <text:p>43.743427</text:p>
          </table:table-cell>
          <table:table-cell office:value-type="float" office:value="40.292382" calcext:value-type="float">
            <text:p>40.292382</text:p>
          </table:table-cell>
          <table:table-cell office:value-type="float" office:value="10.022772" calcext:value-type="float">
            <text:p>10.022772</text:p>
          </table:table-cell>
          <table:table-cell office:value-type="float" office:value="24.089551" calcext:value-type="float">
            <text:p>24.089551</text:p>
          </table:table-cell>
          <table:table-cell office:value-type="float" office:value="41.901301" calcext:value-type="float">
            <text:p>41.901301</text:p>
          </table:table-cell>
          <table:table-cell office:value-type="float" office:value="28.731132" calcext:value-type="float">
            <text:p>28.731132</text:p>
          </table:table-cell>
          <table:table-cell office:value-type="float" office:value="0.691591" calcext:value-type="float">
            <text:p>0.691591</text:p>
          </table:table-cell>
          <table:table-cell office:value-type="float" office:value="4.912387" calcext:value-type="float">
            <text:p>4.912387</text:p>
          </table:table-cell>
          <table:table-cell office:value-type="float" office:value="5.515348" calcext:value-type="float">
            <text:p>5.515348</text:p>
          </table:table-cell>
          <table:table-cell office:value-type="float" office:value="5.844579" calcext:value-type="float">
            <text:p>5.844579</text:p>
          </table:table-cell>
          <table:table-cell office:value-type="float" office:value="6.114499" calcext:value-type="float">
            <text:p>6.114499</text:p>
          </table:table-cell>
          <table:table-cell office:value-type="float" office:value="0.118524" calcext:value-type="float">
            <text:p>0.118524</text:p>
          </table:table-cell>
          <table:table-cell office:value-type="float" office:value="0.615817" calcext:value-type="float">
            <text:p>0.615817</text:p>
          </table:table-cell>
          <table:table-cell office:value-type="float" office:value="0.255354" calcext:value-type="float">
            <text:p>0.255354</text:p>
          </table:table-cell>
          <table:table-cell table:number-columns-repeated="3"/>
        </table:table-row>
        <table:table-row table:style-name="ro1">
          <table:table-cell office:value-type="float" office:value="58.057491" calcext:value-type="float">
            <text:p>58.057491</text:p>
          </table:table-cell>
          <table:table-cell office:value-type="float" office:value="11.871544" calcext:value-type="float">
            <text:p>11.871544</text:p>
          </table:table-cell>
          <table:table-cell office:value-type="float" office:value="14.188015" calcext:value-type="float">
            <text:p>14.188015</text:p>
          </table:table-cell>
          <table:table-cell office:value-type="float" office:value="59.717982" calcext:value-type="float">
            <text:p>59.717982</text:p>
          </table:table-cell>
          <table:table-cell office:value-type="float" office:value="15.036146" calcext:value-type="float">
            <text:p>15.036146</text:p>
          </table:table-cell>
          <table:table-cell office:value-type="float" office:value="0.04773" calcext:value-type="float">
            <text:p>0.04773</text:p>
          </table:table-cell>
          <table:table-cell office:value-type="float" office:value="17.056965" calcext:value-type="float">
            <text:p>17.056965</text:p>
          </table:table-cell>
          <table:table-cell office:value-type="float" office:value="46.88212" calcext:value-type="float">
            <text:p>46.88212</text:p>
          </table:table-cell>
          <table:table-cell office:value-type="float" office:value="3.402158" calcext:value-type="float">
            <text:p>3.402158</text:p>
          </table:table-cell>
          <table:table-cell office:value-type="float" office:value="1.370867" calcext:value-type="float">
            <text:p>1.370867</text:p>
          </table:table-cell>
          <table:table-cell office:value-type="float" office:value="2.139064" calcext:value-type="float">
            <text:p>2.139064</text:p>
          </table:table-cell>
          <table:table-cell office:value-type="float" office:value="2.527494" calcext:value-type="float">
            <text:p>2.527494</text:p>
          </table:table-cell>
          <table:table-cell office:value-type="float" office:value="2.905799" calcext:value-type="float">
            <text:p>2.905799</text:p>
          </table:table-cell>
          <table:table-cell office:value-type="float" office:value="3.412406" calcext:value-type="float">
            <text:p>3.412406</text:p>
          </table:table-cell>
          <table:table-cell office:value-type="float" office:value="5.993658" calcext:value-type="float">
            <text:p>5.993658</text:p>
          </table:table-cell>
          <table:table-cell office:value-type="float" office:value="0.270904" calcext:value-type="float">
            <text:p>0.270904</text:p>
          </table:table-cell>
          <table:table-cell table:number-columns-repeated="3"/>
        </table:table-row>
        <table:table-row table:style-name="ro1">
          <table:table-cell office:value-type="float" office:value="55.12682" calcext:value-type="float">
            <text:p>55.12682</text:p>
          </table:table-cell>
          <table:table-cell office:value-type="float" office:value="8.193842" calcext:value-type="float">
            <text:p>8.193842</text:p>
          </table:table-cell>
          <table:table-cell office:value-type="float" office:value="31.082953" calcext:value-type="float">
            <text:p>31.082953</text:p>
          </table:table-cell>
          <table:table-cell office:value-type="float" office:value="37.86882" calcext:value-type="float">
            <text:p>37.86882</text:p>
          </table:table-cell>
          <table:table-cell office:value-type="float" office:value="43.699798" calcext:value-type="float">
            <text:p>43.699798</text:p>
          </table:table-cell>
          <table:table-cell office:value-type="float" office:value="29.558622" calcext:value-type="float">
            <text:p>29.558622</text:p>
          </table:table-cell>
          <table:table-cell office:value-type="float" office:value="59.812561" calcext:value-type="float">
            <text:p>59.812561</text:p>
          </table:table-cell>
          <table:table-cell office:value-type="float" office:value="0.453603" calcext:value-type="float">
            <text:p>0.453603</text:p>
          </table:table-cell>
          <table:table-cell office:value-type="float" office:value="2.539581" calcext:value-type="float">
            <text:p>2.539581</text:p>
          </table:table-cell>
          <table:table-cell office:value-type="float" office:value="3.420043" calcext:value-type="float">
            <text:p>3.420043</text:p>
          </table:table-cell>
          <table:table-cell office:value-type="float" office:value="3.949765" calcext:value-type="float">
            <text:p>3.949765</text:p>
          </table:table-cell>
          <table:table-cell office:value-type="float" office:value="4.326826" calcext:value-type="float">
            <text:p>4.326826</text:p>
          </table:table-cell>
          <table:table-cell office:value-type="float" office:value="4.680417" calcext:value-type="float">
            <text:p>4.680417</text:p>
          </table:table-cell>
          <table:table-cell office:value-type="float" office:value="5.057314" calcext:value-type="float">
            <text:p>5.057314</text:p>
          </table:table-cell>
          <table:table-cell office:value-type="float" office:value="-0.750457" calcext:value-type="float">
            <text:p>-0.750457</text:p>
          </table:table-cell>
          <table:table-cell office:value-type="float" office:value="0.292803" calcext:value-type="float">
            <text:p>0.292803</text:p>
          </table:table-cell>
          <table:table-cell table:number-columns-repeated="3"/>
        </table:table-row>
        <table:table-row table:style-name="ro1">
          <table:table-cell office:value-type="float" office:value="10.066499" calcext:value-type="float">
            <text:p>10.066499</text:p>
          </table:table-cell>
          <table:table-cell office:value-type="float" office:value="17.429303" calcext:value-type="float">
            <text:p>17.429303</text:p>
          </table:table-cell>
          <table:table-cell office:value-type="float" office:value="42.222039" calcext:value-type="float">
            <text:p>42.222039</text:p>
          </table:table-cell>
          <table:table-cell office:value-type="float" office:value="51.463683" calcext:value-type="float">
            <text:p>51.463683</text:p>
          </table:table-cell>
          <table:table-cell office:value-type="float" office:value="10.577127" calcext:value-type="float">
            <text:p>10.577127</text:p>
          </table:table-cell>
          <table:table-cell office:value-type="float" office:value="35.220018" calcext:value-type="float">
            <text:p>35.220018</text:p>
          </table:table-cell>
          <table:table-cell office:value-type="float" office:value="0.626501" calcext:value-type="float">
            <text:p>0.626501</text:p>
          </table:table-cell>
          <table:table-cell office:value-type="float" office:value="23.786467" calcext:value-type="float">
            <text:p>23.786467</text:p>
          </table:table-cell>
          <table:table-cell office:value-type="float" office:value="1.023739" calcext:value-type="float">
            <text:p>1.023739</text:p>
          </table:table-cell>
          <table:table-cell office:value-type="float" office:value="2.031373" calcext:value-type="float">
            <text:p>2.031373</text:p>
          </table:table-cell>
          <table:table-cell office:value-type="float" office:value="2.408509" calcext:value-type="float">
            <text:p>2.408509</text:p>
          </table:table-cell>
          <table:table-cell office:value-type="float" office:value="2.901176" calcext:value-type="float">
            <text:p>2.901176</text:p>
          </table:table-cell>
          <table:table-cell office:value-type="float" office:value="3.451589" calcext:value-type="float">
            <text:p>3.451589</text:p>
          </table:table-cell>
          <table:table-cell office:value-type="float" office:value="3.908168" calcext:value-type="float">
            <text:p>3.908168</text:p>
          </table:table-cell>
          <table:table-cell office:value-type="float" office:value="4.284726" calcext:value-type="float">
            <text:p>4.284726</text:p>
          </table:table-cell>
          <table:table-cell office:value-type="float" office:value="0.303382" calcext:value-type="float">
            <text:p>0.303382</text:p>
          </table:table-cell>
          <table:table-cell table:number-columns-repeated="3"/>
        </table:table-row>
        <table:table-row table:style-name="ro1">
          <table:table-cell office:value-type="float" office:value="30.262236" calcext:value-type="float">
            <text:p>30.262236</text:p>
          </table:table-cell>
          <table:table-cell office:value-type="float" office:value="6.310278" calcext:value-type="float">
            <text:p>6.310278</text:p>
          </table:table-cell>
          <table:table-cell office:value-type="float" office:value="13.844853" calcext:value-type="float">
            <text:p>13.844853</text:p>
          </table:table-cell>
          <table:table-cell office:value-type="float" office:value="23.854856" calcext:value-type="float">
            <text:p>23.854856</text:p>
          </table:table-cell>
          <table:table-cell office:value-type="float" office:value="5.553618" calcext:value-type="float">
            <text:p>5.553618</text:p>
          </table:table-cell>
          <table:table-cell office:value-type="float" office:value="22.057232" calcext:value-type="float">
            <text:p>22.057232</text:p>
          </table:table-cell>
          <table:table-cell office:value-type="float" office:value="36.531241" calcext:value-type="float">
            <text:p>36.531241</text:p>
          </table:table-cell>
          <table:table-cell office:value-type="float" office:value="21.33087" calcext:value-type="float">
            <text:p>21.33087</text:p>
          </table:table-cell>
          <table:table-cell office:value-type="float" office:value="2.130593" calcext:value-type="float">
            <text:p>2.130593</text:p>
          </table:table-cell>
          <table:table-cell office:value-type="float" office:value="3.803581" calcext:value-type="float">
            <text:p>3.803581</text:p>
          </table:table-cell>
          <table:table-cell office:value-type="float" office:value="4.216787" calcext:value-type="float">
            <text:p>4.216787</text:p>
          </table:table-cell>
          <table:table-cell office:value-type="float" office:value="4.593165" calcext:value-type="float">
            <text:p>4.593165</text:p>
          </table:table-cell>
          <table:table-cell office:value-type="float" office:value="4.967982" calcext:value-type="float">
            <text:p>4.967982</text:p>
          </table:table-cell>
          <table:table-cell office:value-type="float" office:value="5.384264" calcext:value-type="float">
            <text:p>5.384264</text:p>
          </table:table-cell>
          <table:table-cell office:value-type="float" office:value="6.469625" calcext:value-type="float">
            <text:p>6.469625</text:p>
          </table:table-cell>
          <table:table-cell office:value-type="float" office:value="0.31674" calcext:value-type="float">
            <text:p>0.31674</text:p>
          </table:table-cell>
          <table:table-cell table:number-columns-repeated="3"/>
        </table:table-row>
        <table:table-row table:style-name="ro1">
          <table:table-cell office:value-type="float" office:value="35.823204" calcext:value-type="float">
            <text:p>35.823204</text:p>
          </table:table-cell>
          <table:table-cell office:value-type="float" office:value="9.670683" calcext:value-type="float">
            <text:p>9.670683</text:p>
          </table:table-cell>
          <table:table-cell office:value-type="float" office:value="56.21012" calcext:value-type="float">
            <text:p>56.21012</text:p>
          </table:table-cell>
          <table:table-cell office:value-type="float" office:value="42.745812" calcext:value-type="float">
            <text:p>42.745812</text:p>
          </table:table-cell>
          <table:table-cell office:value-type="float" office:value="45.208451" calcext:value-type="float">
            <text:p>45.208451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49.877181" calcext:value-type="float">
            <text:p>49.877181</text:p>
          </table:table-cell>
          <table:table-cell office:value-type="float" office:value="0.006208" calcext:value-type="float">
            <text:p>0.006208</text:p>
          </table:table-cell>
          <table:table-cell office:value-type="float" office:value="1.477535" calcext:value-type="float">
            <text:p>1.477535</text:p>
          </table:table-cell>
          <table:table-cell office:value-type="float" office:value="3.890636" calcext:value-type="float">
            <text:p>3.890636</text:p>
          </table:table-cell>
          <table:table-cell office:value-type="float" office:value="5.035074" calcext:value-type="float">
            <text:p>5.035074</text:p>
          </table:table-cell>
          <table:table-cell office:value-type="float" office:value="5.417943" calcext:value-type="float">
            <text:p>5.417943</text:p>
          </table:table-cell>
          <table:table-cell office:value-type="float" office:value="5.729659" calcext:value-type="float">
            <text:p>5.729659</text:p>
          </table:table-cell>
          <table:table-cell office:value-type="float" office:value="-0.257097" calcext:value-type="float">
            <text:p>-0.257097</text:p>
          </table:table-cell>
          <table:table-cell office:value-type="float" office:value="1.096212" calcext:value-type="float">
            <text:p>1.096212</text:p>
          </table:table-cell>
          <table:table-cell office:value-type="float" office:value="0.329545" calcext:value-type="float">
            <text:p>0.329545</text:p>
          </table:table-cell>
          <table:table-cell table:number-columns-repeated="3"/>
        </table:table-row>
        <table:table-row table:style-name="ro1">
          <table:table-cell office:value-type="float" office:value="15.816028" calcext:value-type="float">
            <text:p>15.816028</text:p>
          </table:table-cell>
          <table:table-cell office:value-type="float" office:value="5.496027" calcext:value-type="float">
            <text:p>5.496027</text:p>
          </table:table-cell>
          <table:table-cell office:value-type="float" office:value="28.019779" calcext:value-type="float">
            <text:p>28.019779</text:p>
          </table:table-cell>
          <table:table-cell office:value-type="float" office:value="30.326646" calcext:value-type="float">
            <text:p>30.326646</text:p>
          </table:table-cell>
          <table:table-cell office:value-type="float" office:value="21.218193" calcext:value-type="float">
            <text:p>21.218193</text:p>
          </table:table-cell>
          <table:table-cell office:value-type="float" office:value="16.033889" calcext:value-type="float">
            <text:p>16.033889</text:p>
          </table:table-cell>
          <table:table-cell office:value-type="float" office:value="41.221891" calcext:value-type="float">
            <text:p>41.221891</text:p>
          </table:table-cell>
          <table:table-cell office:value-type="float" office:value="21.835277" calcext:value-type="float">
            <text:p>21.835277</text:p>
          </table:table-cell>
          <table:table-cell office:value-type="float" office:value="0.635066" calcext:value-type="float">
            <text:p>0.635066</text:p>
          </table:table-cell>
          <table:table-cell office:value-type="float" office:value="5.274638" calcext:value-type="float">
            <text:p>5.274638</text:p>
          </table:table-cell>
          <table:table-cell office:value-type="float" office:value="5.884731" calcext:value-type="float">
            <text:p>5.884731</text:p>
          </table:table-cell>
          <table:table-cell office:value-type="float" office:value="6.202929" calcext:value-type="float">
            <text:p>6.202929</text:p>
          </table:table-cell>
          <table:table-cell office:value-type="float" office:value="0.194085" calcext:value-type="float">
            <text:p>0.194085</text:p>
          </table:table-cell>
          <table:table-cell office:value-type="float" office:value="0.511975" calcext:value-type="float">
            <text:p>0.511975</text:p>
          </table:table-cell>
          <table:table-cell office:value-type="float" office:value="1.246878" calcext:value-type="float">
            <text:p>1.246878</text:p>
          </table:table-cell>
          <table:table-cell office:value-type="float" office:value="0.335799" calcext:value-type="float">
            <text:p>0.335799</text:p>
          </table:table-cell>
          <table:table-cell table:number-columns-repeated="3"/>
        </table:table-row>
        <table:table-row table:style-name="ro1">
          <table:table-cell office:value-type="float" office:value="39.79057" calcext:value-type="float">
            <text:p>39.79057</text:p>
          </table:table-cell>
          <table:table-cell office:value-type="float" office:value="11.893895" calcext:value-type="float">
            <text:p>11.893895</text:p>
          </table:table-cell>
          <table:table-cell office:value-type="float" office:value="26.057804" calcext:value-type="float">
            <text:p>26.057804</text:p>
          </table:table-cell>
          <table:table-cell office:value-type="float" office:value="49.573956" calcext:value-type="float">
            <text:p>49.573956</text:p>
          </table:table-cell>
          <table:table-cell office:value-type="float" office:value="24.821129" calcext:value-type="float">
            <text:p>24.821129</text:p>
          </table:table-cell>
          <table:table-cell office:value-type="float" office:value="7.651712" calcext:value-type="float">
            <text:p>7.651712</text:p>
          </table:table-cell>
          <table:table-cell office:value-type="float" office:value="11.452927" calcext:value-type="float">
            <text:p>11.452927</text:p>
          </table:table-cell>
          <table:table-cell office:value-type="float" office:value="8.749591" calcext:value-type="float">
            <text:p>8.749591</text:p>
          </table:table-cell>
          <table:table-cell office:value-type="float" office:value="2.546766" calcext:value-type="float">
            <text:p>2.546766</text:p>
          </table:table-cell>
          <table:table-cell office:value-type="float" office:value="1.41334" calcext:value-type="float">
            <text:p>1.41334</text:p>
          </table:table-cell>
          <table:table-cell office:value-type="float" office:value="2.786747" calcext:value-type="float">
            <text:p>2.786747</text:p>
          </table:table-cell>
          <table:table-cell office:value-type="float" office:value="3.336581" calcext:value-type="float">
            <text:p>3.336581</text:p>
          </table:table-cell>
          <table:table-cell office:value-type="float" office:value="3.778006" calcext:value-type="float">
            <text:p>3.778006</text:p>
          </table:table-cell>
          <table:table-cell office:value-type="float" office:value="4.200764" calcext:value-type="float">
            <text:p>4.200764</text:p>
          </table:table-cell>
          <table:table-cell office:value-type="float" office:value="5.3264" calcext:value-type="float">
            <text:p>5.3264</text:p>
          </table:table-cell>
          <table:table-cell office:value-type="float" office:value="0.341713" calcext:value-type="float">
            <text:p>0.341713</text:p>
          </table:table-cell>
          <table:table-cell table:number-columns-repeated="3"/>
        </table:table-row>
        <table:table-row table:style-name="ro1">
          <table:table-cell office:value-type="float" office:value="27.137989" calcext:value-type="float">
            <text:p>27.137989</text:p>
          </table:table-cell>
          <table:table-cell office:value-type="float" office:value="8.686278" calcext:value-type="float">
            <text:p>8.686278</text:p>
          </table:table-cell>
          <table:table-cell office:value-type="float" office:value="33.447269" calcext:value-type="float">
            <text:p>33.447269</text:p>
          </table:table-cell>
          <table:table-cell office:value-type="float" office:value="45.837077" calcext:value-type="float">
            <text:p>45.837077</text:p>
          </table:table-cell>
          <table:table-cell office:value-type="float" office:value="21.333298" calcext:value-type="float">
            <text:p>21.333298</text:p>
          </table:table-cell>
          <table:table-cell office:value-type="float" office:value="7.794278" calcext:value-type="float">
            <text:p>7.794278</text:p>
          </table:table-cell>
          <table:table-cell office:value-type="float" office:value="34.305334" calcext:value-type="float">
            <text:p>34.305334</text:p>
          </table:table-cell>
          <table:table-cell office:value-type="float" office:value="18.313082" calcext:value-type="float">
            <text:p>18.313082</text:p>
          </table:table-cell>
          <table:table-cell office:value-type="float" office:value="0.437059" calcext:value-type="float">
            <text:p>0.437059</text:p>
          </table:table-cell>
          <table:table-cell office:value-type="float" office:value="5.726491" calcext:value-type="float">
            <text:p>5.726491</text:p>
          </table:table-cell>
          <table:table-cell office:value-type="float" office:value="6.153826" calcext:value-type="float">
            <text:p>6.153826</text:p>
          </table:table-cell>
          <table:table-cell office:value-type="float" office:value="0.143904" calcext:value-type="float">
            <text:p>0.143904</text:p>
          </table:table-cell>
          <table:table-cell office:value-type="float" office:value="0.393244" calcext:value-type="float">
            <text:p>0.393244</text:p>
          </table:table-cell>
          <table:table-cell office:value-type="float" office:value="0.686072" calcext:value-type="float">
            <text:p>0.686072</text:p>
          </table:table-cell>
          <table:table-cell office:value-type="float" office:value="1.197431" calcext:value-type="float">
            <text:p>1.197431</text:p>
          </table:table-cell>
          <table:table-cell office:value-type="float" office:value="0.343757" calcext:value-type="float">
            <text:p>0.343757</text:p>
          </table:table-cell>
          <table:table-cell table:number-columns-repeated="3"/>
        </table:table-row>
        <table:table-row table:style-name="ro1">
          <table:table-cell office:value-type="float" office:value="49.637802" calcext:value-type="float">
            <text:p>49.637802</text:p>
          </table:table-cell>
          <table:table-cell office:value-type="float" office:value="11.628632" calcext:value-type="float">
            <text:p>11.628632</text:p>
          </table:table-cell>
          <table:table-cell office:value-type="float" office:value="16.086967" calcext:value-type="float">
            <text:p>16.086967</text:p>
          </table:table-cell>
          <table:table-cell office:value-type="float" office:value="45.274448" calcext:value-type="float">
            <text:p>45.274448</text:p>
          </table:table-cell>
          <table:table-cell office:value-type="float" office:value="12.472678" calcext:value-type="float">
            <text:p>12.472678</text:p>
          </table:table-cell>
          <table:table-cell office:value-type="float" office:value="10.972329" calcext:value-type="float">
            <text:p>10.972329</text:p>
          </table:table-cell>
          <table:table-cell office:value-type="float" office:value="24.30082" calcext:value-type="float">
            <text:p>24.30082</text:p>
          </table:table-cell>
          <table:table-cell office:value-type="float" office:value="18.413085" calcext:value-type="float">
            <text:p>18.413085</text:p>
          </table:table-cell>
          <table:table-cell office:value-type="float" office:value="0.182464" calcext:value-type="float">
            <text:p>0.182464</text:p>
          </table:table-cell>
          <table:table-cell office:value-type="float" office:value="5.697878" calcext:value-type="float">
            <text:p>5.697878</text:p>
          </table:table-cell>
          <table:table-cell office:value-type="float" office:value="6.165459" calcext:value-type="float">
            <text:p>6.165459</text:p>
          </table:table-cell>
          <table:table-cell office:value-type="float" office:value="6.471869" calcext:value-type="float">
            <text:p>6.471869</text:p>
          </table:table-cell>
          <table:table-cell office:value-type="float" office:value="6.736705" calcext:value-type="float">
            <text:p>6.736705</text:p>
          </table:table-cell>
          <table:table-cell office:value-type="float" office:value="0.752416" calcext:value-type="float">
            <text:p>0.752416</text:p>
          </table:table-cell>
          <table:table-cell office:value-type="float" office:value="1.190379" calcext:value-type="float">
            <text:p>1.190379</text:p>
          </table:table-cell>
          <table:table-cell office:value-type="float" office:value="0.353819" calcext:value-type="float">
            <text:p>0.353819</text:p>
          </table:table-cell>
          <table:table-cell table:number-columns-repeated="3"/>
        </table:table-row>
        <table:table-row table:style-name="ro1">
          <table:table-cell office:value-type="float" office:value="25.573643" calcext:value-type="float">
            <text:p>25.573643</text:p>
          </table:table-cell>
          <table:table-cell office:value-type="float" office:value="10.267987" calcext:value-type="float">
            <text:p>10.267987</text:p>
          </table:table-cell>
          <table:table-cell office:value-type="float" office:value="22.974746" calcext:value-type="float">
            <text:p>22.974746</text:p>
          </table:table-cell>
          <table:table-cell office:value-type="float" office:value="31.908126" calcext:value-type="float">
            <text:p>31.908126</text:p>
          </table:table-cell>
          <table:table-cell office:value-type="float" office:value="13.946642" calcext:value-type="float">
            <text:p>13.946642</text:p>
          </table:table-cell>
          <table:table-cell office:value-type="float" office:value="9.795909" calcext:value-type="float">
            <text:p>9.795909</text:p>
          </table:table-cell>
          <table:table-cell office:value-type="float" office:value="27.117378" calcext:value-type="float">
            <text:p>27.117378</text:p>
          </table:table-cell>
          <table:table-cell office:value-type="float" office:value="22.620497" calcext:value-type="float">
            <text:p>22.620497</text:p>
          </table:table-cell>
          <table:table-cell office:value-type="float" office:value="0.371354" calcext:value-type="float">
            <text:p>0.371354</text:p>
          </table:table-cell>
          <table:table-cell office:value-type="float" office:value="5.511809" calcext:value-type="float">
            <text:p>5.511809</text:p>
          </table:table-cell>
          <table:table-cell office:value-type="float" office:value="6.002281" calcext:value-type="float">
            <text:p>6.002281</text:p>
          </table:table-cell>
          <table:table-cell office:value-type="float" office:value="6.284003" calcext:value-type="float">
            <text:p>6.284003</text:p>
          </table:table-cell>
          <table:table-cell office:value-type="float" office:value="0.229869" calcext:value-type="float">
            <text:p>0.229869</text:p>
          </table:table-cell>
          <table:table-cell office:value-type="float" office:value="0.465707" calcext:value-type="float">
            <text:p>0.465707</text:p>
          </table:table-cell>
          <table:table-cell office:value-type="float" office:value="0.796556" calcext:value-type="float">
            <text:p>0.796556</text:p>
          </table:table-cell>
          <table:table-cell office:value-type="float" office:value="0.363616" calcext:value-type="float">
            <text:p>0.363616</text:p>
          </table:table-cell>
          <table:table-cell table:number-columns-repeated="3"/>
        </table:table-row>
        <table:table-row table:style-name="ro1">
          <table:table-cell office:value-type="float" office:value="25.979432" calcext:value-type="float">
            <text:p>25.979432</text:p>
          </table:table-cell>
          <table:table-cell office:value-type="float" office:value="11.981524" calcext:value-type="float">
            <text:p>11.981524</text:p>
          </table:table-cell>
          <table:table-cell office:value-type="float" office:value="33.632493" calcext:value-type="float">
            <text:p>33.632493</text:p>
          </table:table-cell>
          <table:table-cell office:value-type="float" office:value="46.489445" calcext:value-type="float">
            <text:p>46.489445</text:p>
          </table:table-cell>
          <table:table-cell office:value-type="float" office:value="22.413561" calcext:value-type="float">
            <text:p>22.413561</text:p>
          </table:table-cell>
          <table:table-cell office:value-type="float" office:value="19.989664" calcext:value-type="float">
            <text:p>19.989664</text:p>
          </table:table-cell>
          <table:table-cell office:value-type="float" office:value="9.257038" calcext:value-type="float">
            <text:p>9.257038</text:p>
          </table:table-cell>
          <table:table-cell office:value-type="float" office:value="5.460845" calcext:value-type="float">
            <text:p>5.460845</text:p>
          </table:table-cell>
          <table:table-cell office:value-type="float" office:value="2.096967" calcext:value-type="float">
            <text:p>2.096967</text:p>
          </table:table-cell>
          <table:table-cell office:value-type="float" office:value="2.073888" calcext:value-type="float">
            <text:p>2.073888</text:p>
          </table:table-cell>
          <table:table-cell office:value-type="float" office:value="3.171687" calcext:value-type="float">
            <text:p>3.171687</text:p>
          </table:table-cell>
          <table:table-cell office:value-type="float" office:value="3.710903" calcext:value-type="float">
            <text:p>3.710903</text:p>
          </table:table-cell>
          <table:table-cell office:value-type="float" office:value="4.152168" calcext:value-type="float">
            <text:p>4.152168</text:p>
          </table:table-cell>
          <table:table-cell office:value-type="float" office:value="4.572661" calcext:value-type="float">
            <text:p>4.572661</text:p>
          </table:table-cell>
          <table:table-cell office:value-type="float" office:value="-1.153013" calcext:value-type="float">
            <text:p>-1.153013</text:p>
          </table:table-cell>
          <table:table-cell office:value-type="float" office:value="0.367061" calcext:value-type="float">
            <text:p>0.367061</text:p>
          </table:table-cell>
          <table:table-cell table:number-columns-repeated="3"/>
        </table:table-row>
        <table:table-row table:style-name="ro1">
          <table:table-cell office:value-type="float" office:value="21.013198" calcext:value-type="float">
            <text:p>21.013198</text:p>
          </table:table-cell>
          <table:table-cell office:value-type="float" office:value="8.616986" calcext:value-type="float">
            <text:p>8.616986</text:p>
          </table:table-cell>
          <table:table-cell office:value-type="float" office:value="24.507389" calcext:value-type="float">
            <text:p>24.507389</text:p>
          </table:table-cell>
          <table:table-cell office:value-type="float" office:value="35.046767" calcext:value-type="float">
            <text:p>35.046767</text:p>
          </table:table-cell>
          <table:table-cell office:value-type="float" office:value="7.516029" calcext:value-type="float">
            <text:p>7.516029</text:p>
          </table:table-cell>
          <table:table-cell office:value-type="float" office:value="10.874133" calcext:value-type="float">
            <text:p>10.874133</text:p>
          </table:table-cell>
          <table:table-cell office:value-type="float" office:value="24.490153" calcext:value-type="float">
            <text:p>24.490153</text:p>
          </table:table-cell>
          <table:table-cell office:value-type="float" office:value="26.370828" calcext:value-type="float">
            <text:p>26.370828</text:p>
          </table:table-cell>
          <table:table-cell office:value-type="float" office:value="6.174726" calcext:value-type="float">
            <text:p>6.174726</text:p>
          </table:table-cell>
          <table:table-cell office:value-type="float" office:value="6.05837" calcext:value-type="float">
            <text:p>6.05837</text:p>
          </table:table-cell>
          <table:table-cell office:value-type="float" office:value="0.10206" calcext:value-type="float">
            <text:p>0.10206</text:p>
          </table:table-cell>
          <table:table-cell office:value-type="float" office:value="0.323505" calcext:value-type="float">
            <text:p>0.323505</text:p>
          </table:table-cell>
          <table:table-cell office:value-type="float" office:value="0.545411" calcext:value-type="float">
            <text:p>0.545411</text:p>
          </table:table-cell>
          <table:table-cell office:value-type="float" office:value="0.828826" calcext:value-type="float">
            <text:p>0.828826</text:p>
          </table:table-cell>
          <table:table-cell office:value-type="float" office:value="1.294795" calcext:value-type="float">
            <text:p>1.294795</text:p>
          </table:table-cell>
          <table:table-cell office:value-type="float" office:value="0.367139" calcext:value-type="float">
            <text:p>0.367139</text:p>
          </table:table-cell>
          <table:table-cell table:number-columns-repeated="3"/>
        </table:table-row>
        <table:table-row table:style-name="ro1">
          <table:table-cell office:value-type="float" office:value="49.570174" calcext:value-type="float">
            <text:p>49.570174</text:p>
          </table:table-cell>
          <table:table-cell office:value-type="float" office:value="7.909936" calcext:value-type="float">
            <text:p>7.909936</text:p>
          </table:table-cell>
          <table:table-cell office:value-type="float" office:value="26.376026" calcext:value-type="float">
            <text:p>26.376026</text:p>
          </table:table-cell>
          <table:table-cell office:value-type="float" office:value="42.123238" calcext:value-type="float">
            <text:p>42.123238</text:p>
          </table:table-cell>
          <table:table-cell office:value-type="float" office:value="24.888698" calcext:value-type="float">
            <text:p>24.888698</text:p>
          </table:table-cell>
          <table:table-cell office:value-type="float" office:value="32.966872" calcext:value-type="float">
            <text:p>32.966872</text:p>
          </table:table-cell>
          <table:table-cell office:value-type="float" office:value="49.789463" calcext:value-type="float">
            <text:p>49.789463</text:p>
          </table:table-cell>
          <table:table-cell office:value-type="float" office:value="5.355997" calcext:value-type="float">
            <text:p>5.355997</text:p>
          </table:table-cell>
          <table:table-cell office:value-type="float" office:value="0.483208" calcext:value-type="float">
            <text:p>0.483208</text:p>
          </table:table-cell>
          <table:table-cell office:value-type="float" office:value="5.514257" calcext:value-type="float">
            <text:p>5.514257</text:p>
          </table:table-cell>
          <table:table-cell office:value-type="float" office:value="6.100228" calcext:value-type="float">
            <text:p>6.100228</text:p>
          </table:table-cell>
          <table:table-cell office:value-type="float" office:value="0.161025" calcext:value-type="float">
            <text:p>0.161025</text:p>
          </table:table-cell>
          <table:table-cell office:value-type="float" office:value="0.509401" calcext:value-type="float">
            <text:p>0.509401</text:p>
          </table:table-cell>
          <table:table-cell office:value-type="float" office:value="0.893774" calcext:value-type="float">
            <text:p>0.893774</text:p>
          </table:table-cell>
          <table:table-cell office:value-type="float" office:value="1.692081" calcext:value-type="float">
            <text:p>1.692081</text:p>
          </table:table-cell>
          <table:table-cell office:value-type="float" office:value="0.368228" calcext:value-type="float">
            <text:p>0.368228</text:p>
          </table:table-cell>
          <table:table-cell table:number-columns-repeated="3"/>
        </table:table-row>
        <table:table-row table:style-name="ro1">
          <table:table-cell office:value-type="float" office:value="13.352984" calcext:value-type="float">
            <text:p>13.352984</text:p>
          </table:table-cell>
          <table:table-cell office:value-type="float" office:value="5.500226" calcext:value-type="float">
            <text:p>5.500226</text:p>
          </table:table-cell>
          <table:table-cell office:value-type="float" office:value="22.40471" calcext:value-type="float">
            <text:p>22.40471</text:p>
          </table:table-cell>
          <table:table-cell office:value-type="float" office:value="28.442561" calcext:value-type="float">
            <text:p>28.442561</text:p>
          </table:table-cell>
          <table:table-cell office:value-type="float" office:value="13.069951" calcext:value-type="float">
            <text:p>13.069951</text:p>
          </table:table-cell>
          <table:table-cell office:value-type="float" office:value="10.999464" calcext:value-type="float">
            <text:p>10.999464</text:p>
          </table:table-cell>
          <table:table-cell office:value-type="float" office:value="31.8058" calcext:value-type="float">
            <text:p>31.8058</text:p>
          </table:table-cell>
          <table:table-cell office:value-type="float" office:value="26.471459" calcext:value-type="float">
            <text:p>26.471459</text:p>
          </table:table-cell>
          <table:table-cell office:value-type="float" office:value="0.2298" calcext:value-type="float">
            <text:p>0.2298</text:p>
          </table:table-cell>
          <table:table-cell office:value-type="float" office:value="5.55789" calcext:value-type="float">
            <text:p>5.55789</text:p>
          </table:table-cell>
          <table:table-cell office:value-type="float" office:value="6.25475" calcext:value-type="float">
            <text:p>6.25475</text:p>
          </table:table-cell>
          <table:table-cell office:value-type="float" office:value="6.508298" calcext:value-type="float">
            <text:p>6.508298</text:p>
          </table:table-cell>
          <table:table-cell office:value-type="float" office:value="0.460488" calcext:value-type="float">
            <text:p>0.460488</text:p>
          </table:table-cell>
          <table:table-cell office:value-type="float" office:value="0.749834" calcext:value-type="float">
            <text:p>0.749834</text:p>
          </table:table-cell>
          <table:table-cell office:value-type="float" office:value="1.473989" calcext:value-type="float">
            <text:p>1.473989</text:p>
          </table:table-cell>
          <table:table-cell office:value-type="float" office:value="0.370198" calcext:value-type="float">
            <text:p>0.370198</text:p>
          </table:table-cell>
          <table:table-cell table:number-columns-repeated="3"/>
        </table:table-row>
        <table:table-row table:style-name="ro1">
          <table:table-cell office:value-type="float" office:value="38.163639" calcext:value-type="float">
            <text:p>38.163639</text:p>
          </table:table-cell>
          <table:table-cell office:value-type="float" office:value="11.345946" calcext:value-type="float">
            <text:p>11.345946</text:p>
          </table:table-cell>
          <table:table-cell office:value-type="float" office:value="30.491509" calcext:value-type="float">
            <text:p>30.491509</text:p>
          </table:table-cell>
          <table:table-cell office:value-type="float" office:value="19.134054" calcext:value-type="float">
            <text:p>19.134054</text:p>
          </table:table-cell>
          <table:table-cell office:value-type="float" office:value="21.931981" calcext:value-type="float">
            <text:p>21.931981</text:p>
          </table:table-cell>
          <table:table-cell office:value-type="float" office:value="5.639793" calcext:value-type="float">
            <text:p>5.639793</text:p>
          </table:table-cell>
          <table:table-cell office:value-type="float" office:value="8.673891" calcext:value-type="float">
            <text:p>8.673891</text:p>
          </table:table-cell>
          <table:table-cell office:value-type="float" office:value="52.027621" calcext:value-type="float">
            <text:p>52.027621</text:p>
          </table:table-cell>
          <table:table-cell office:value-type="float" office:value="5.344001" calcext:value-type="float">
            <text:p>5.344001</text:p>
          </table:table-cell>
          <table:table-cell office:value-type="float" office:value="6.043794" calcext:value-type="float">
            <text:p>6.043794</text:p>
          </table:table-cell>
          <table:table-cell office:value-type="float" office:value="6.828767" calcext:value-type="float">
            <text:p>6.828767</text:p>
          </table:table-cell>
          <table:table-cell office:value-type="float" office:value="0.998821" calcext:value-type="float">
            <text:p>0.998821</text:p>
          </table:table-cell>
          <table:table-cell office:value-type="float" office:value="1.451724" calcext:value-type="float">
            <text:p>1.451724</text:p>
          </table:table-cell>
          <table:table-cell office:value-type="float" office:value="1.988408" calcext:value-type="float">
            <text:p>1.988408</text:p>
          </table:table-cell>
          <table:table-cell office:value-type="float" office:value="2.717479" calcext:value-type="float">
            <text:p>2.717479</text:p>
          </table:table-cell>
          <table:table-cell office:value-type="float" office:value="0.388685" calcext:value-type="float">
            <text:p>0.388685</text:p>
          </table:table-cell>
          <table:table-cell table:number-columns-repeated="3"/>
        </table:table-row>
        <table:table-row table:style-name="ro1">
          <table:table-cell office:value-type="float" office:value="44.313636" calcext:value-type="float">
            <text:p>44.313636</text:p>
          </table:table-cell>
          <table:table-cell office:value-type="float" office:value="13.708977" calcext:value-type="float">
            <text:p>13.708977</text:p>
          </table:table-cell>
          <table:table-cell office:value-type="float" office:value="49.751951" calcext:value-type="float">
            <text:p>49.751951</text:p>
          </table:table-cell>
          <table:table-cell office:value-type="float" office:value="44.823071" calcext:value-type="float">
            <text:p>44.823071</text:p>
          </table:table-cell>
          <table:table-cell office:value-type="float" office:value="31.589565" calcext:value-type="float">
            <text:p>31.589565</text:p>
          </table:table-cell>
          <table:table-cell office:value-type="float" office:value="13.093854" calcext:value-type="float">
            <text:p>13.093854</text:p>
          </table:table-cell>
          <table:table-cell office:value-type="float" office:value="36.473544" calcext:value-type="float">
            <text:p>36.473544</text:p>
          </table:table-cell>
          <table:table-cell office:value-type="float" office:value="8.374742" calcext:value-type="float">
            <text:p>8.374742</text:p>
          </table:table-cell>
          <table:table-cell office:value-type="float" office:value="0.90513" calcext:value-type="float">
            <text:p>0.90513</text:p>
          </table:table-cell>
          <table:table-cell office:value-type="float" office:value="4.957509" calcext:value-type="float">
            <text:p>4.957509</text:p>
          </table:table-cell>
          <table:table-cell office:value-type="float" office:value="5.375091" calcext:value-type="float">
            <text:p>5.375091</text:p>
          </table:table-cell>
          <table:table-cell office:value-type="float" office:value="5.677844" calcext:value-type="float">
            <text:p>5.677844</text:p>
          </table:table-cell>
          <table:table-cell office:value-type="float" office:value="5.922533" calcext:value-type="float">
            <text:p>5.922533</text:p>
          </table:table-cell>
          <table:table-cell office:value-type="float" office:value="-0.124352" calcext:value-type="float">
            <text:p>-0.124352</text:p>
          </table:table-cell>
          <table:table-cell office:value-type="float" office:value="0.134567" calcext:value-type="float">
            <text:p>0.134567</text:p>
          </table:table-cell>
          <table:table-cell office:value-type="float" office:value="0.420609" calcext:value-type="float">
            <text:p>0.420609</text:p>
          </table:table-cell>
          <table:table-cell table:number-columns-repeated="3"/>
        </table:table-row>
        <table:table-row table:style-name="ro1">
          <table:table-cell office:value-type="float" office:value="51.244986" calcext:value-type="float">
            <text:p>51.244986</text:p>
          </table:table-cell>
          <table:table-cell office:value-type="float" office:value="7.934042" calcext:value-type="float">
            <text:p>7.934042</text:p>
          </table:table-cell>
          <table:table-cell office:value-type="float" office:value="18.816727" calcext:value-type="float">
            <text:p>18.816727</text:p>
          </table:table-cell>
          <table:table-cell office:value-type="float" office:value="46.317831" calcext:value-type="float">
            <text:p>46.317831</text:p>
          </table:table-cell>
          <table:table-cell office:value-type="float" office:value="15.475023" calcext:value-type="float">
            <text:p>15.475023</text:p>
          </table:table-cell>
          <table:table-cell office:value-type="float" office:value="24.546734" calcext:value-type="float">
            <text:p>24.546734</text:p>
          </table:table-cell>
          <table:table-cell office:value-type="float" office:value="39.947711" calcext:value-type="float">
            <text:p>39.947711</text:p>
          </table:table-cell>
          <table:table-cell office:value-type="float" office:value="14.039213" calcext:value-type="float">
            <text:p>14.039213</text:p>
          </table:table-cell>
          <table:table-cell office:value-type="float" office:value="2.522798" calcext:value-type="float">
            <text:p>2.522798</text:p>
          </table:table-cell>
          <table:table-cell office:value-type="float" office:value="3.480941" calcext:value-type="float">
            <text:p>3.480941</text:p>
          </table:table-cell>
          <table:table-cell office:value-type="float" office:value="3.949506" calcext:value-type="float">
            <text:p>3.949506</text:p>
          </table:table-cell>
          <table:table-cell office:value-type="float" office:value="4.310429" calcext:value-type="float">
            <text:p>4.310429</text:p>
          </table:table-cell>
          <table:table-cell office:value-type="float" office:value="4.664746" calcext:value-type="float">
            <text:p>4.664746</text:p>
          </table:table-cell>
          <table:table-cell office:value-type="float" office:value="-1.231933" calcext:value-type="float">
            <text:p>-1.231933</text:p>
          </table:table-cell>
          <table:table-cell office:value-type="float" office:value="-0.605106" calcext:value-type="float">
            <text:p>-0.605106</text:p>
          </table:table-cell>
          <table:table-cell office:value-type="float" office:value="0.437511" calcext:value-type="float">
            <text:p>0.437511</text:p>
          </table:table-cell>
          <table:table-cell table:number-columns-repeated="3"/>
        </table:table-row>
        <table:table-row table:style-name="ro1">
          <table:table-cell office:value-type="float" office:value="34.366426" calcext:value-type="float">
            <text:p>34.366426</text:p>
          </table:table-cell>
          <table:table-cell office:value-type="float" office:value="11.927793" calcext:value-type="float">
            <text:p>11.927793</text:p>
          </table:table-cell>
          <table:table-cell office:value-type="float" office:value="50.507633" calcext:value-type="float">
            <text:p>50.507633</text:p>
          </table:table-cell>
          <table:table-cell office:value-type="float" office:value="59.68811" calcext:value-type="float">
            <text:p>59.68811</text:p>
          </table:table-cell>
          <table:table-cell office:value-type="float" office:value="24.875666" calcext:value-type="float">
            <text:p>24.875666</text:p>
          </table:table-cell>
          <table:table-cell office:value-type="float" office:value="4.210902" calcext:value-type="float">
            <text:p>4.210902</text:p>
          </table:table-cell>
          <table:table-cell office:value-type="float" office:value="30.351575" calcext:value-type="float">
            <text:p>30.351575</text:p>
          </table:table-cell>
          <table:table-cell office:value-type="float" office:value="53.288876" calcext:value-type="float">
            <text:p>53.288876</text:p>
          </table:table-cell>
          <table:table-cell office:value-type="float" office:value="5.487238" calcext:value-type="float">
            <text:p>5.487238</text:p>
          </table:table-cell>
          <table:table-cell office:value-type="float" office:value="5.749568" calcext:value-type="float">
            <text:p>5.749568</text:p>
          </table:table-cell>
          <table:table-cell office:value-type="float" office:value="6.104565" calcext:value-type="float">
            <text:p>6.104565</text:p>
          </table:table-cell>
          <table:table-cell office:value-type="float" office:value="6.382038" calcext:value-type="float">
            <text:p>6.382038</text:p>
          </table:table-cell>
          <table:table-cell office:value-type="float" office:value="0.383843" calcext:value-type="float">
            <text:p>0.383843</text:p>
          </table:table-cell>
          <table:table-cell office:value-type="float" office:value="0.74808" calcext:value-type="float">
            <text:p>0.74808</text:p>
          </table:table-cell>
          <table:table-cell office:value-type="float" office:value="1.410817" calcext:value-type="float">
            <text:p>1.410817</text:p>
          </table:table-cell>
          <table:table-cell office:value-type="float" office:value="0.4478" calcext:value-type="float">
            <text:p>0.4478</text:p>
          </table:table-cell>
          <table:table-cell table:number-columns-repeated="3"/>
        </table:table-row>
        <table:table-row table:style-name="ro1">
          <table:table-cell office:value-type="float" office:value="20.386361" calcext:value-type="float">
            <text:p>20.386361</text:p>
          </table:table-cell>
          <table:table-cell office:value-type="float" office:value="7.587106" calcext:value-type="float">
            <text:p>7.587106</text:p>
          </table:table-cell>
          <table:table-cell office:value-type="float" office:value="36.048231" calcext:value-type="float">
            <text:p>36.048231</text:p>
          </table:table-cell>
          <table:table-cell office:value-type="float" office:value="42.299138" calcext:value-type="float">
            <text:p>42.299138</text:p>
          </table:table-cell>
          <table:table-cell office:value-type="float" office:value="27.767154" calcext:value-type="float">
            <text:p>27.767154</text:p>
          </table:table-cell>
          <table:table-cell office:value-type="float" office:value="2.335468" calcext:value-type="float">
            <text:p>2.335468</text:p>
          </table:table-cell>
          <table:table-cell office:value-type="float" office:value="41.911884" calcext:value-type="float">
            <text:p>41.911884</text:p>
          </table:table-cell>
          <table:table-cell office:value-type="float" office:value="17.04348" calcext:value-type="float">
            <text:p>17.04348</text:p>
          </table:table-cell>
          <table:table-cell office:value-type="float" office:value="0.877267" calcext:value-type="float">
            <text:p>0.877267</text:p>
          </table:table-cell>
          <table:table-cell office:value-type="float" office:value="4.43297" calcext:value-type="float">
            <text:p>4.43297</text:p>
          </table:table-cell>
          <table:table-cell office:value-type="float" office:value="6.036966" calcext:value-type="float">
            <text:p>6.036966</text:p>
          </table:table-cell>
          <table:table-cell office:value-type="float" office:value="6.297219" calcext:value-type="float">
            <text:p>6.297219</text:p>
          </table:table-cell>
          <table:table-cell office:value-type="float" office:value="0.243871" calcext:value-type="float">
            <text:p>0.243871</text:p>
          </table:table-cell>
          <table:table-cell office:value-type="float" office:value="0.508774" calcext:value-type="float">
            <text:p>0.508774</text:p>
          </table:table-cell>
          <table:table-cell office:value-type="float" office:value="1.513168" calcext:value-type="float">
            <text:p>1.513168</text:p>
          </table:table-cell>
          <table:table-cell office:value-type="float" office:value="0.448099" calcext:value-type="float">
            <text:p>0.448099</text:p>
          </table:table-cell>
          <table:table-cell table:number-columns-repeated="3"/>
        </table:table-row>
        <table:table-row table:style-name="ro1">
          <table:table-cell office:value-type="float" office:value="59.932119" calcext:value-type="float">
            <text:p>59.932119</text:p>
          </table:table-cell>
          <table:table-cell office:value-type="float" office:value="10.249417" calcext:value-type="float">
            <text:p>10.249417</text:p>
          </table:table-cell>
          <table:table-cell office:value-type="float" office:value="17.475513" calcext:value-type="float">
            <text:p>17.475513</text:p>
          </table:table-cell>
          <table:table-cell office:value-type="float" office:value="58.263334" calcext:value-type="float">
            <text:p>58.263334</text:p>
          </table:table-cell>
          <table:table-cell office:value-type="float" office:value="16.100688" calcext:value-type="float">
            <text:p>16.100688</text:p>
          </table:table-cell>
          <table:table-cell office:value-type="float" office:value="12.09423" calcext:value-type="float">
            <text:p>12.09423</text:p>
          </table:table-cell>
          <table:table-cell office:value-type="float" office:value="8.548785" calcext:value-type="float">
            <text:p>8.548785</text:p>
          </table:table-cell>
          <table:table-cell office:value-type="float" office:value="48.191216" calcext:value-type="float">
            <text:p>48.191216</text:p>
          </table:table-cell>
          <table:table-cell office:value-type="float" office:value="3.408033" calcext:value-type="float">
            <text:p>3.408033</text:p>
          </table:table-cell>
          <table:table-cell office:value-type="float" office:value="1.681647" calcext:value-type="float">
            <text:p>1.681647</text:p>
          </table:table-cell>
          <table:table-cell office:value-type="float" office:value="2.566682" calcext:value-type="float">
            <text:p>2.566682</text:p>
          </table:table-cell>
          <table:table-cell office:value-type="float" office:value="3.066418" calcext:value-type="float">
            <text:p>3.066418</text:p>
          </table:table-cell>
          <table:table-cell office:value-type="float" office:value="3.577131" calcext:value-type="float">
            <text:p>3.577131</text:p>
          </table:table-cell>
          <table:table-cell office:value-type="float" office:value="4.155609" calcext:value-type="float">
            <text:p>4.155609</text:p>
          </table:table-cell>
          <table:table-cell office:value-type="float" office:value="4.925184" calcext:value-type="float">
            <text:p>4.925184</text:p>
          </table:table-cell>
          <table:table-cell office:value-type="float" office:value="0.448198" calcext:value-type="float">
            <text:p>0.448198</text:p>
          </table:table-cell>
          <table:table-cell table:number-columns-repeated="3"/>
        </table:table-row>
        <table:table-row table:style-name="ro1">
          <table:table-cell office:value-type="float" office:value="59.785008" calcext:value-type="float">
            <text:p>59.785008</text:p>
          </table:table-cell>
          <table:table-cell office:value-type="float" office:value="8.962346" calcext:value-type="float">
            <text:p>8.962346</text:p>
          </table:table-cell>
          <table:table-cell office:value-type="float" office:value="12.367301" calcext:value-type="float">
            <text:p>12.367301</text:p>
          </table:table-cell>
          <table:table-cell office:value-type="float" office:value="58.484249" calcext:value-type="float">
            <text:p>58.484249</text:p>
          </table:table-cell>
          <table:table-cell office:value-type="float" office:value="11.210072" calcext:value-type="float">
            <text:p>11.210072</text:p>
          </table:table-cell>
          <table:table-cell office:value-type="float" office:value="11.875936" calcext:value-type="float">
            <text:p>11.875936</text:p>
          </table:table-cell>
          <table:table-cell office:value-type="float" office:value="27.783118" calcext:value-type="float">
            <text:p>27.783118</text:p>
          </table:table-cell>
          <table:table-cell office:value-type="float" office:value="20.837792" calcext:value-type="float">
            <text:p>20.837792</text:p>
          </table:table-cell>
          <table:table-cell office:value-type="float" office:value="6.338511" calcext:value-type="float">
            <text:p>6.338511</text:p>
          </table:table-cell>
          <table:table-cell office:value-type="float" office:value="5.834853" calcext:value-type="float">
            <text:p>5.834853</text:p>
          </table:table-cell>
          <table:table-cell office:value-type="float" office:value="6.413362" calcext:value-type="float">
            <text:p>6.413362</text:p>
          </table:table-cell>
          <table:table-cell office:value-type="float" office:value="6.728662" calcext:value-type="float">
            <text:p>6.728662</text:p>
          </table:table-cell>
          <table:table-cell office:value-type="float" office:value="0.737886" calcext:value-type="float">
            <text:p>0.737886</text:p>
          </table:table-cell>
          <table:table-cell office:value-type="float" office:value="1.06695" calcext:value-type="float">
            <text:p>1.06695</text:p>
          </table:table-cell>
          <table:table-cell office:value-type="float" office:value="1.69582" calcext:value-type="float">
            <text:p>1.69582</text:p>
          </table:table-cell>
          <table:table-cell office:value-type="float" office:value="0.451892" calcext:value-type="float">
            <text:p>0.451892</text:p>
          </table:table-cell>
          <table:table-cell table:number-columns-repeated="3"/>
        </table:table-row>
        <table:table-row table:style-name="ro1">
          <table:table-cell office:value-type="float" office:value="32.244893" calcext:value-type="float">
            <text:p>32.244893</text:p>
          </table:table-cell>
          <table:table-cell office:value-type="float" office:value="11.133205" calcext:value-type="float">
            <text:p>11.133205</text:p>
          </table:table-cell>
          <table:table-cell office:value-type="float" office:value="17.834882" calcext:value-type="float">
            <text:p>17.834882</text:p>
          </table:table-cell>
          <table:table-cell office:value-type="float" office:value="28.70414" calcext:value-type="float">
            <text:p>28.70414</text:p>
          </table:table-cell>
          <table:table-cell office:value-type="float" office:value="16.884852" calcext:value-type="float">
            <text:p>16.884852</text:p>
          </table:table-cell>
          <table:table-cell office:value-type="float" office:value="12.566056" calcext:value-type="float">
            <text:p>12.566056</text:p>
          </table:table-cell>
          <table:table-cell office:value-type="float" office:value="8.352676" calcext:value-type="float">
            <text:p>8.352676</text:p>
          </table:table-cell>
          <table:table-cell office:value-type="float" office:value="50.115041" calcext:value-type="float">
            <text:p>50.115041</text:p>
          </table:table-cell>
          <table:table-cell office:value-type="float" office:value="3.681408" calcext:value-type="float">
            <text:p>3.681408</text:p>
          </table:table-cell>
          <table:table-cell office:value-type="float" office:value="1.508406" calcext:value-type="float">
            <text:p>1.508406</text:p>
          </table:table-cell>
          <table:table-cell office:value-type="float" office:value="2.215012" calcext:value-type="float">
            <text:p>2.215012</text:p>
          </table:table-cell>
          <table:table-cell office:value-type="float" office:value="2.682021" calcext:value-type="float">
            <text:p>2.682021</text:p>
          </table:table-cell>
          <table:table-cell office:value-type="float" office:value="3.150014" calcext:value-type="float">
            <text:p>3.150014</text:p>
          </table:table-cell>
          <table:table-cell office:value-type="float" office:value="3.699371" calcext:value-type="float">
            <text:p>3.699371</text:p>
          </table:table-cell>
          <table:table-cell office:value-type="float" office:value="4.329845" calcext:value-type="float">
            <text:p>4.329845</text:p>
          </table:table-cell>
          <table:table-cell office:value-type="float" office:value="0.452263" calcext:value-type="float">
            <text:p>0.452263</text:p>
          </table:table-cell>
          <table:table-cell table:number-columns-repeated="3"/>
        </table:table-row>
        <table:table-row table:style-name="ro1">
          <table:table-cell office:value-type="float" office:value="32.320407" calcext:value-type="float">
            <text:p>32.320407</text:p>
          </table:table-cell>
          <table:table-cell office:value-type="float" office:value="10.75109" calcext:value-type="float">
            <text:p>10.75109</text:p>
          </table:table-cell>
          <table:table-cell office:value-type="float" office:value="13.007877" calcext:value-type="float">
            <text:p>13.007877</text:p>
          </table:table-cell>
          <table:table-cell office:value-type="float" office:value="31.723974" calcext:value-type="float">
            <text:p>31.723974</text:p>
          </table:table-cell>
          <table:table-cell office:value-type="float" office:value="14.118932" calcext:value-type="float">
            <text:p>14.118932</text:p>
          </table:table-cell>
          <table:table-cell office:value-type="float" office:value="5.227061" calcext:value-type="float">
            <text:p>5.227061</text:p>
          </table:table-cell>
          <table:table-cell office:value-type="float" office:value="15.655715" calcext:value-type="float">
            <text:p>15.655715</text:p>
          </table:table-cell>
          <table:table-cell office:value-type="float" office:value="45.664817" calcext:value-type="float">
            <text:p>45.664817</text:p>
          </table:table-cell>
          <table:table-cell office:value-type="float" office:value="3.503684" calcext:value-type="float">
            <text:p>3.503684</text:p>
          </table:table-cell>
          <table:table-cell office:value-type="float" office:value="1.342239" calcext:value-type="float">
            <text:p>1.342239</text:p>
          </table:table-cell>
          <table:table-cell office:value-type="float" office:value="2.161308" calcext:value-type="float">
            <text:p>2.161308</text:p>
          </table:table-cell>
          <table:table-cell office:value-type="float" office:value="2.604561" calcext:value-type="float">
            <text:p>2.604561</text:p>
          </table:table-cell>
          <table:table-cell office:value-type="float" office:value="3.054612" calcext:value-type="float">
            <text:p>3.054612</text:p>
          </table:table-cell>
          <table:table-cell office:value-type="float" office:value="3.818217" calcext:value-type="float">
            <text:p>3.818217</text:p>
          </table:table-cell>
          <table:table-cell office:value-type="float" office:value="5.765769" calcext:value-type="float">
            <text:p>5.765769</text:p>
          </table:table-cell>
          <table:table-cell office:value-type="float" office:value="0.456498" calcext:value-type="float">
            <text:p>0.456498</text:p>
          </table:table-cell>
          <table:table-cell table:number-columns-repeated="3"/>
        </table:table-row>
        <table:table-row table:style-name="ro1">
          <table:table-cell office:value-type="float" office:value="33.315015" calcext:value-type="float">
            <text:p>33.315015</text:p>
          </table:table-cell>
          <table:table-cell office:value-type="float" office:value="27.255655" calcext:value-type="float">
            <text:p>27.255655</text:p>
          </table:table-cell>
          <table:table-cell office:value-type="float" office:value="29.939965" calcext:value-type="float">
            <text:p>29.939965</text:p>
          </table:table-cell>
          <table:table-cell office:value-type="float" office:value="39.9328" calcext:value-type="float">
            <text:p>39.9328</text:p>
          </table:table-cell>
          <table:table-cell office:value-type="float" office:value="35.898241" calcext:value-type="float">
            <text:p>35.898241</text:p>
          </table:table-cell>
          <table:table-cell office:value-type="float" office:value="0.323236" calcext:value-type="float">
            <text:p>0.323236</text:p>
          </table:table-cell>
          <table:table-cell office:value-type="float" office:value="9.675067" calcext:value-type="float">
            <text:p>9.675067</text:p>
          </table:table-cell>
          <table:table-cell office:value-type="float" office:value="23.962977" calcext:value-type="float">
            <text:p>23.962977</text:p>
          </table:table-cell>
          <table:table-cell office:value-type="float" office:value="2.492709" calcext:value-type="float">
            <text:p>2.492709</text:p>
          </table:table-cell>
          <table:table-cell office:value-type="float" office:value="1.040713" calcext:value-type="float">
            <text:p>1.040713</text:p>
          </table:table-cell>
          <table:table-cell office:value-type="float" office:value="1.501193" calcext:value-type="float">
            <text:p>1.501193</text:p>
          </table:table-cell>
          <table:table-cell office:value-type="float" office:value="2.078203" calcext:value-type="float">
            <text:p>2.078203</text:p>
          </table:table-cell>
          <table:table-cell office:value-type="float" office:value="2.654317" calcext:value-type="float">
            <text:p>2.654317</text:p>
          </table:table-cell>
          <table:table-cell office:value-type="float" office:value="3.043612" calcext:value-type="float">
            <text:p>3.043612</text:p>
          </table:table-cell>
          <table:table-cell office:value-type="float" office:value="3.331706" calcext:value-type="float">
            <text:p>3.331706</text:p>
          </table:table-cell>
          <table:table-cell office:value-type="float" office:value="0.463084" calcext:value-type="float">
            <text:p>0.463084</text:p>
          </table:table-cell>
          <table:table-cell table:number-columns-repeated="3"/>
        </table:table-row>
        <table:table-row table:style-name="ro1">
          <table:table-cell office:value-type="float" office:value="47.529932" calcext:value-type="float">
            <text:p>47.529932</text:p>
          </table:table-cell>
          <table:table-cell office:value-type="float" office:value="6.701759" calcext:value-type="float">
            <text:p>6.701759</text:p>
          </table:table-cell>
          <table:table-cell office:value-type="float" office:value="11.401027" calcext:value-type="float">
            <text:p>11.401027</text:p>
          </table:table-cell>
          <table:table-cell office:value-type="float" office:value="47.409378" calcext:value-type="float">
            <text:p>47.409378</text:p>
          </table:table-cell>
          <table:table-cell office:value-type="float" office:value="0.903506" calcext:value-type="float">
            <text:p>0.903506</text:p>
          </table:table-cell>
          <table:table-cell office:value-type="float" office:value="25.126138" calcext:value-type="float">
            <text:p>25.126138</text:p>
          </table:table-cell>
          <table:table-cell office:value-type="float" office:value="38.915974" calcext:value-type="float">
            <text:p>38.915974</text:p>
          </table:table-cell>
          <table:table-cell office:value-type="float" office:value="24.316004" calcext:value-type="float">
            <text:p>24.316004</text:p>
          </table:table-cell>
          <table:table-cell office:value-type="float" office:value="2.484248" calcext:value-type="float">
            <text:p>2.484248</text:p>
          </table:table-cell>
          <table:table-cell office:value-type="float" office:value="3.346356" calcext:value-type="float">
            <text:p>3.346356</text:p>
          </table:table-cell>
          <table:table-cell office:value-type="float" office:value="3.833572" calcext:value-type="float">
            <text:p>3.833572</text:p>
          </table:table-cell>
          <table:table-cell office:value-type="float" office:value="4.183857" calcext:value-type="float">
            <text:p>4.183857</text:p>
          </table:table-cell>
          <table:table-cell office:value-type="float" office:value="4.478438" calcext:value-type="float">
            <text:p>4.478438</text:p>
          </table:table-cell>
          <table:table-cell office:value-type="float" office:value="4.772169" calcext:value-type="float">
            <text:p>4.772169</text:p>
          </table:table-cell>
          <table:table-cell office:value-type="float" office:value="0.833977" calcext:value-type="float">
            <text:p>0.833977</text:p>
          </table:table-cell>
          <table:table-cell office:value-type="float" office:value="0.472161" calcext:value-type="float">
            <text:p>0.47216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34373" calcext:value-type="float">
            <text:p>8.34373</text:p>
          </table:table-cell>
          <table:table-cell office:value-type="float" office:value="28.317151" calcext:value-type="float">
            <text:p>28.317151</text:p>
          </table:table-cell>
          <table:table-cell office:value-type="float" office:value="55.939098" calcext:value-type="float">
            <text:p>55.939098</text:p>
          </table:table-cell>
          <table:table-cell office:value-type="float" office:value="23.730911" calcext:value-type="float">
            <text:p>23.730911</text:p>
          </table:table-cell>
          <table:table-cell office:value-type="float" office:value="37.271208" calcext:value-type="float">
            <text:p>37.271208</text:p>
          </table:table-cell>
          <table:table-cell office:value-type="float" office:value="51.30401" calcext:value-type="float">
            <text:p>51.30401</text:p>
          </table:table-cell>
          <table:table-cell office:value-type="float" office:value="2.755211" calcext:value-type="float">
            <text:p>2.755211</text:p>
          </table:table-cell>
          <table:table-cell office:value-type="float" office:value="2.558791" calcext:value-type="float">
            <text:p>2.558791</text:p>
          </table:table-cell>
          <table:table-cell office:value-type="float" office:value="3.34314" calcext:value-type="float">
            <text:p>3.34314</text:p>
          </table:table-cell>
          <table:table-cell office:value-type="float" office:value="3.936509" calcext:value-type="float">
            <text:p>3.936509</text:p>
          </table:table-cell>
          <table:table-cell office:value-type="float" office:value="4.33769" calcext:value-type="float">
            <text:p>4.33769</text:p>
          </table:table-cell>
          <table:table-cell office:value-type="float" office:value="7.450042" calcext:value-type="float">
            <text:p>7.450042</text:p>
          </table:table-cell>
          <table:table-cell office:value-type="float" office:value="-1.166598" calcext:value-type="float">
            <text:p>-1.166598</text:p>
          </table:table-cell>
          <table:table-cell office:value-type="float" office:value="-0.585798" calcext:value-type="float">
            <text:p>-0.585798</text:p>
          </table:table-cell>
          <table:table-cell office:value-type="float" office:value="0.503202" calcext:value-type="float">
            <text:p>0.503202</text:p>
          </table:table-cell>
          <table:table-cell table:number-columns-repeated="3"/>
        </table:table-row>
        <table:table-row table:style-name="ro1">
          <table:table-cell office:value-type="float" office:value="56.578281" calcext:value-type="float">
            <text:p>56.578281</text:p>
          </table:table-cell>
          <table:table-cell office:value-type="float" office:value="8.442784" calcext:value-type="float">
            <text:p>8.442784</text:p>
          </table:table-cell>
          <table:table-cell office:value-type="float" office:value="19.399417" calcext:value-type="float">
            <text:p>19.399417</text:p>
          </table:table-cell>
          <table:table-cell office:value-type="float" office:value="52.754642" calcext:value-type="float">
            <text:p>52.754642</text:p>
          </table:table-cell>
          <table:table-cell office:value-type="float" office:value="9.945739" calcext:value-type="float">
            <text:p>9.945739</text:p>
          </table:table-cell>
          <table:table-cell office:value-type="float" office:value="23.819588" calcext:value-type="float">
            <text:p>23.819588</text:p>
          </table:table-cell>
          <table:table-cell office:value-type="float" office:value="36.011959" calcext:value-type="float">
            <text:p>36.011959</text:p>
          </table:table-cell>
          <table:table-cell office:value-type="float" office:value="14.768643" calcext:value-type="float">
            <text:p>14.768643</text:p>
          </table:table-cell>
          <table:table-cell office:value-type="float" office:value="2.407932" calcext:value-type="float">
            <text:p>2.407932</text:p>
          </table:table-cell>
          <table:table-cell office:value-type="float" office:value="3.57643" calcext:value-type="float">
            <text:p>3.57643</text:p>
          </table:table-cell>
          <table:table-cell office:value-type="float" office:value="3.992695" calcext:value-type="float">
            <text:p>3.992695</text:p>
          </table:table-cell>
          <table:table-cell office:value-type="float" office:value="4.350957" calcext:value-type="float">
            <text:p>4.350957</text:p>
          </table:table-cell>
          <table:table-cell office:value-type="float" office:value="-1.583135" calcext:value-type="float">
            <text:p>-1.583135</text:p>
          </table:table-cell>
          <table:table-cell office:value-type="float" office:value="-1.193047" calcext:value-type="float">
            <text:p>-1.193047</text:p>
          </table:table-cell>
          <table:table-cell office:value-type="float" office:value="-0.418447" calcext:value-type="float">
            <text:p>-0.418447</text:p>
          </table:table-cell>
          <table:table-cell office:value-type="float" office:value="0.510152" calcext:value-type="float">
            <text:p>0.510152</text:p>
          </table:table-cell>
          <table:table-cell table:number-columns-repeated="3"/>
        </table:table-row>
        <table:table-row table:style-name="ro1">
          <table:table-cell office:value-type="float" office:value="59.962517" calcext:value-type="float">
            <text:p>59.962517</text:p>
          </table:table-cell>
          <table:table-cell office:value-type="float" office:value="7.412662" calcext:value-type="float">
            <text:p>7.412662</text:p>
          </table:table-cell>
          <table:table-cell office:value-type="float" office:value="21.710784" calcext:value-type="float">
            <text:p>21.710784</text:p>
          </table:table-cell>
          <table:table-cell office:value-type="float" office:value="57.819536" calcext:value-type="float">
            <text:p>57.819536</text:p>
          </table:table-cell>
          <table:table-cell office:value-type="float" office:value="12.516219" calcext:value-type="float">
            <text:p>12.516219</text:p>
          </table:table-cell>
          <table:table-cell office:value-type="float" office:value="46.092105" calcext:value-type="float">
            <text:p>46.092105</text:p>
          </table:table-cell>
          <table:table-cell office:value-type="float" office:value="59.80091" calcext:value-type="float">
            <text:p>59.80091</text:p>
          </table:table-cell>
          <table:table-cell office:value-type="float" office:value="13.528349" calcext:value-type="float">
            <text:p>13.528349</text:p>
          </table:table-cell>
          <table:table-cell office:value-type="float" office:value="2.587855" calcext:value-type="float">
            <text:p>2.587855</text:p>
          </table:table-cell>
          <table:table-cell office:value-type="float" office:value="3.28451" calcext:value-type="float">
            <text:p>3.28451</text:p>
          </table:table-cell>
          <table:table-cell office:value-type="float" office:value="3.87612" calcext:value-type="float">
            <text:p>3.87612</text:p>
          </table:table-cell>
          <table:table-cell office:value-type="float" office:value="4.221719" calcext:value-type="float">
            <text:p>4.221719</text:p>
          </table:table-cell>
          <table:table-cell office:value-type="float" office:value="4.524672" calcext:value-type="float">
            <text:p>4.524672</text:p>
          </table:table-cell>
          <table:table-cell office:value-type="float" office:value="4.81525" calcext:value-type="float">
            <text:p>4.81525</text:p>
          </table:table-cell>
          <table:table-cell office:value-type="float" office:value="0.985132" calcext:value-type="float">
            <text:p>0.985132</text:p>
          </table:table-cell>
          <table:table-cell office:value-type="float" office:value="0.542503" calcext:value-type="float">
            <text:p>0.542503</text:p>
          </table:table-cell>
          <table:table-cell table:number-columns-repeated="3"/>
        </table:table-row>
        <table:table-row table:style-name="ro1">
          <table:table-cell office:value-type="float" office:value="45.821756" calcext:value-type="float">
            <text:p>45.821756</text:p>
          </table:table-cell>
          <table:table-cell office:value-type="float" office:value="9.406587" calcext:value-type="float">
            <text:p>9.406587</text:p>
          </table:table-cell>
          <table:table-cell office:value-type="float" office:value="16.195799" calcext:value-type="float">
            <text:p>16.195799</text:p>
          </table:table-cell>
          <table:table-cell office:value-type="float" office:value="41.174613" calcext:value-type="float">
            <text:p>41.174613</text:p>
          </table:table-cell>
          <table:table-cell office:value-type="float" office:value="20.68516" calcext:value-type="float">
            <text:p>20.68516</text:p>
          </table:table-cell>
          <table:table-cell office:value-type="float" office:value="10.322702" calcext:value-type="float">
            <text:p>10.322702</text:p>
          </table:table-cell>
          <table:table-cell office:value-type="float" office:value="32.388876" calcext:value-type="float">
            <text:p>32.388876</text:p>
          </table:table-cell>
          <table:table-cell office:value-type="float" office:value="15.109964" calcext:value-type="float">
            <text:p>15.109964</text:p>
          </table:table-cell>
          <table:table-cell office:value-type="float" office:value="2.745192" calcext:value-type="float">
            <text:p>2.745192</text:p>
          </table:table-cell>
          <table:table-cell office:value-type="float" office:value="3.158064" calcext:value-type="float">
            <text:p>3.158064</text:p>
          </table:table-cell>
          <table:table-cell office:value-type="float" office:value="3.656575" calcext:value-type="float">
            <text:p>3.656575</text:p>
          </table:table-cell>
          <table:table-cell office:value-type="float" office:value="4.00419" calcext:value-type="float">
            <text:p>4.00419</text:p>
          </table:table-cell>
          <table:table-cell office:value-type="float" office:value="4.33779" calcext:value-type="float">
            <text:p>4.33779</text:p>
          </table:table-cell>
          <table:table-cell office:value-type="float" office:value="4.706368" calcext:value-type="float">
            <text:p>4.706368</text:p>
          </table:table-cell>
          <table:table-cell office:value-type="float" office:value="-1.003891" calcext:value-type="float">
            <text:p>-1.003891</text:p>
          </table:table-cell>
          <table:table-cell office:value-type="float" office:value="0.577666" calcext:value-type="float">
            <text:p>0.577666</text:p>
          </table:table-cell>
          <table:table-cell table:number-columns-repeated="3"/>
        </table:table-row>
        <table:table-row table:style-name="ro1">
          <table:table-cell office:value-type="float" office:value="57.013762" calcext:value-type="float">
            <text:p>57.013762</text:p>
          </table:table-cell>
          <table:table-cell office:value-type="float" office:value="13.232326" calcext:value-type="float">
            <text:p>13.232326</text:p>
          </table:table-cell>
          <table:table-cell office:value-type="float" office:value="29.039341" calcext:value-type="float">
            <text:p>29.039341</text:p>
          </table:table-cell>
          <table:table-cell office:value-type="float" office:value="57.794099" calcext:value-type="float">
            <text:p>57.794099</text:p>
          </table:table-cell>
          <table:table-cell office:value-type="float" office:value="16.714245" calcext:value-type="float">
            <text:p>16.714245</text:p>
          </table:table-cell>
          <table:table-cell office:value-type="float" office:value="13.681858" calcext:value-type="float">
            <text:p>13.681858</text:p>
          </table:table-cell>
          <table:table-cell office:value-type="float" office:value="8.36251" calcext:value-type="float">
            <text:p>8.36251</text:p>
          </table:table-cell>
          <table:table-cell office:value-type="float" office:value="52.833823" calcext:value-type="float">
            <text:p>52.833823</text:p>
          </table:table-cell>
          <table:table-cell office:value-type="float" office:value="5.810546" calcext:value-type="float">
            <text:p>5.810546</text:p>
          </table:table-cell>
          <table:table-cell office:value-type="float" office:value="5.491839" calcext:value-type="float">
            <text:p>5.491839</text:p>
          </table:table-cell>
          <table:table-cell office:value-type="float" office:value="6.266564" calcext:value-type="float">
            <text:p>6.266564</text:p>
          </table:table-cell>
          <table:table-cell office:value-type="float" office:value="6.661985" calcext:value-type="float">
            <text:p>6.661985</text:p>
          </table:table-cell>
          <table:table-cell office:value-type="float" office:value="0.759451" calcext:value-type="float">
            <text:p>0.759451</text:p>
          </table:table-cell>
          <table:table-cell office:value-type="float" office:value="1.193899" calcext:value-type="float">
            <text:p>1.193899</text:p>
          </table:table-cell>
          <table:table-cell office:value-type="float" office:value="1.709963" calcext:value-type="float">
            <text:p>1.709963</text:p>
          </table:table-cell>
          <table:table-cell office:value-type="float" office:value="0.585074" calcext:value-type="float">
            <text:p>0.585074</text:p>
          </table:table-cell>
          <table:table-cell table:number-columns-repeated="3"/>
        </table:table-row>
        <table:table-row table:style-name="ro1">
          <table:table-cell office:value-type="float" office:value="44.072376" calcext:value-type="float">
            <text:p>44.072376</text:p>
          </table:table-cell>
          <table:table-cell office:value-type="float" office:value="6.835655" calcext:value-type="float">
            <text:p>6.835655</text:p>
          </table:table-cell>
          <table:table-cell office:value-type="float" office:value="17.364268" calcext:value-type="float">
            <text:p>17.364268</text:p>
          </table:table-cell>
          <table:table-cell office:value-type="float" office:value="53.937136" calcext:value-type="float">
            <text:p>53.937136</text:p>
          </table:table-cell>
          <table:table-cell office:value-type="float" office:value="19.125601" calcext:value-type="float">
            <text:p>19.125601</text:p>
          </table:table-cell>
          <table:table-cell office:value-type="float" office:value="5.091418" calcext:value-type="float">
            <text:p>5.091418</text:p>
          </table:table-cell>
          <table:table-cell office:value-type="float" office:value="33.590541" calcext:value-type="float">
            <text:p>33.590541</text:p>
          </table:table-cell>
          <table:table-cell office:value-type="float" office:value="21.534455" calcext:value-type="float">
            <text:p>21.534455</text:p>
          </table:table-cell>
          <table:table-cell office:value-type="float" office:value="0.145867" calcext:value-type="float">
            <text:p>0.145867</text:p>
          </table:table-cell>
          <table:table-cell office:value-type="float" office:value="5.73296" calcext:value-type="float">
            <text:p>5.73296</text:p>
          </table:table-cell>
          <table:table-cell office:value-type="float" office:value="6.539496" calcext:value-type="float">
            <text:p>6.539496</text:p>
          </table:table-cell>
          <table:table-cell office:value-type="float" office:value="0.516015" calcext:value-type="float">
            <text:p>0.516015</text:p>
          </table:table-cell>
          <table:table-cell office:value-type="float" office:value="0.781502" calcext:value-type="float">
            <text:p>0.781502</text:p>
          </table:table-cell>
          <table:table-cell office:value-type="float" office:value="1.11827" calcext:value-type="float">
            <text:p>1.11827</text:p>
          </table:table-cell>
          <table:table-cell office:value-type="float" office:value="1.942315" calcext:value-type="float">
            <text:p>1.942315</text:p>
          </table:table-cell>
          <table:table-cell office:value-type="float" office:value="0.588533" calcext:value-type="float">
            <text:p>0.588533</text:p>
          </table:table-cell>
          <table:table-cell table:number-columns-repeated="3"/>
        </table:table-row>
        <table:table-row table:style-name="ro1">
          <table:table-cell office:value-type="float" office:value="59.813478" calcext:value-type="float">
            <text:p>59.813478</text:p>
          </table:table-cell>
          <table:table-cell office:value-type="float" office:value="29.739518" calcext:value-type="float">
            <text:p>29.739518</text:p>
          </table:table-cell>
          <table:table-cell office:value-type="float" office:value="37.855159" calcext:value-type="float">
            <text:p>37.855159</text:p>
          </table:table-cell>
          <table:table-cell office:value-type="float" office:value="55.012987" calcext:value-type="float">
            <text:p>55.012987</text:p>
          </table:table-cell>
          <table:table-cell office:value-type="float" office:value="38.420271" calcext:value-type="float">
            <text:p>38.420271</text:p>
          </table:table-cell>
          <table:table-cell office:value-type="float" office:value="2.096379" calcext:value-type="float">
            <text:p>2.096379</text:p>
          </table:table-cell>
          <table:table-cell office:value-type="float" office:value="20.678302" calcext:value-type="float">
            <text:p>20.678302</text:p>
          </table:table-cell>
          <table:table-cell office:value-type="float" office:value="53.211223" calcext:value-type="float">
            <text:p>53.211223</text:p>
          </table:table-cell>
          <table:table-cell office:value-type="float" office:value="3.490619" calcext:value-type="float">
            <text:p>3.490619</text:p>
          </table:table-cell>
          <table:table-cell office:value-type="float" office:value="-0.122315" calcext:value-type="float">
            <text:p>-0.122315</text:p>
          </table:table-cell>
          <table:table-cell office:value-type="float" office:value="2.641642" calcext:value-type="float">
            <text:p>2.641642</text:p>
          </table:table-cell>
          <table:table-cell office:value-type="float" office:value="2.816714" calcext:value-type="float">
            <text:p>2.816714</text:p>
          </table:table-cell>
          <table:table-cell office:value-type="float" office:value="3.009903" calcext:value-type="float">
            <text:p>3.009903</text:p>
          </table:table-cell>
          <table:table-cell office:value-type="float" office:value="3.268587" calcext:value-type="float">
            <text:p>3.268587</text:p>
          </table:table-cell>
          <table:table-cell office:value-type="float" office:value="4.282566" calcext:value-type="float">
            <text:p>4.282566</text:p>
          </table:table-cell>
          <table:table-cell office:value-type="float" office:value="0.592173" calcext:value-type="float">
            <text:p>0.592173</text:p>
          </table:table-cell>
          <table:table-cell table:number-columns-repeated="3"/>
        </table:table-row>
        <table:table-row table:style-name="ro1">
          <table:table-cell office:value-type="float" office:value="47.937142" calcext:value-type="float">
            <text:p>47.937142</text:p>
          </table:table-cell>
          <table:table-cell office:value-type="float" office:value="9.971059" calcext:value-type="float">
            <text:p>9.971059</text:p>
          </table:table-cell>
          <table:table-cell office:value-type="float" office:value="22.158331" calcext:value-type="float">
            <text:p>22.158331</text:p>
          </table:table-cell>
          <table:table-cell office:value-type="float" office:value="44.297033" calcext:value-type="float">
            <text:p>44.297033</text:p>
          </table:table-cell>
          <table:table-cell office:value-type="float" office:value="11.714349" calcext:value-type="float">
            <text:p>11.714349</text:p>
          </table:table-cell>
          <table:table-cell office:value-type="float" office:value="23.658322" calcext:value-type="float">
            <text:p>23.658322</text:p>
          </table:table-cell>
          <table:table-cell office:value-type="float" office:value="33.662551" calcext:value-type="float">
            <text:p>33.662551</text:p>
          </table:table-cell>
          <table:table-cell office:value-type="float" office:value="11.463933" calcext:value-type="float">
            <text:p>11.463933</text:p>
          </table:table-cell>
          <table:table-cell office:value-type="float" office:value="2.303559" calcext:value-type="float">
            <text:p>2.303559</text:p>
          </table:table-cell>
          <table:table-cell office:value-type="float" office:value="3.71456" calcext:value-type="float">
            <text:p>3.71456</text:p>
          </table:table-cell>
          <table:table-cell office:value-type="float" office:value="4.095628" calcext:value-type="float">
            <text:p>4.095628</text:p>
          </table:table-cell>
          <table:table-cell office:value-type="float" office:value="4.436694" calcext:value-type="float">
            <text:p>4.436694</text:p>
          </table:table-cell>
          <table:table-cell office:value-type="float" office:value="4.769207" calcext:value-type="float">
            <text:p>4.769207</text:p>
          </table:table-cell>
          <table:table-cell office:value-type="float" office:value="5.142979" calcext:value-type="float">
            <text:p>5.142979</text:p>
          </table:table-cell>
          <table:table-cell office:value-type="float" office:value="-0.482138" calcext:value-type="float">
            <text:p>-0.482138</text:p>
          </table:table-cell>
          <table:table-cell office:value-type="float" office:value="0.610871" calcext:value-type="float">
            <text:p>0.610871</text:p>
          </table:table-cell>
          <table:table-cell table:number-columns-repeated="3"/>
        </table:table-row>
        <table:table-row table:style-name="ro1">
          <table:table-cell office:value-type="float" office:value="34.747995" calcext:value-type="float">
            <text:p>34.747995</text:p>
          </table:table-cell>
          <table:table-cell office:value-type="float" office:value="7.884122" calcext:value-type="float">
            <text:p>7.884122</text:p>
          </table:table-cell>
          <table:table-cell office:value-type="float" office:value="30.660197" calcext:value-type="float">
            <text:p>30.660197</text:p>
          </table:table-cell>
          <table:table-cell office:value-type="float" office:value="45.308299" calcext:value-type="float">
            <text:p>45.308299</text:p>
          </table:table-cell>
          <table:table-cell office:value-type="float" office:value="17.697335" calcext:value-type="float">
            <text:p>17.697335</text:p>
          </table:table-cell>
          <table:table-cell office:value-type="float" office:value="24.795214" calcext:value-type="float">
            <text:p>24.795214</text:p>
          </table:table-cell>
          <table:table-cell office:value-type="float" office:value="42.220835" calcext:value-type="float">
            <text:p>42.220835</text:p>
          </table:table-cell>
          <table:table-cell office:value-type="float" office:value="18.467709" calcext:value-type="float">
            <text:p>18.467709</text:p>
          </table:table-cell>
          <table:table-cell office:value-type="float" office:value="0.169526" calcext:value-type="float">
            <text:p>0.169526</text:p>
          </table:table-cell>
          <table:table-cell office:value-type="float" office:value="5.811725" calcext:value-type="float">
            <text:p>5.811725</text:p>
          </table:table-cell>
          <table:table-cell office:value-type="float" office:value="6.206018" calcext:value-type="float">
            <text:p>6.206018</text:p>
          </table:table-cell>
          <table:table-cell office:value-type="float" office:value="0.218481" calcext:value-type="float">
            <text:p>0.218481</text:p>
          </table:table-cell>
          <table:table-cell office:value-type="float" office:value="0.492199" calcext:value-type="float">
            <text:p>0.492199</text:p>
          </table:table-cell>
          <table:table-cell office:value-type="float" office:value="0.803149" calcext:value-type="float">
            <text:p>0.803149</text:p>
          </table:table-cell>
          <table:table-cell office:value-type="float" office:value="1.22172" calcext:value-type="float">
            <text:p>1.22172</text:p>
          </table:table-cell>
          <table:table-cell office:value-type="float" office:value="0.623216" calcext:value-type="float">
            <text:p>0.623216</text:p>
          </table:table-cell>
          <table:table-cell table:number-columns-repeated="3"/>
        </table:table-row>
        <table:table-row table:style-name="ro1">
          <table:table-cell office:value-type="float" office:value="18.808843" calcext:value-type="float">
            <text:p>18.808843</text:p>
          </table:table-cell>
          <table:table-cell office:value-type="float" office:value="6.665339" calcext:value-type="float">
            <text:p>6.665339</text:p>
          </table:table-cell>
          <table:table-cell office:value-type="float" office:value="49.623582" calcext:value-type="float">
            <text:p>49.623582</text:p>
          </table:table-cell>
          <table:table-cell office:value-type="float" office:value="56.052067" calcext:value-type="float">
            <text:p>56.052067</text:p>
          </table:table-cell>
          <table:table-cell office:value-type="float" office:value="26.893803" calcext:value-type="float">
            <text:p>26.893803</text:p>
          </table:table-cell>
          <table:table-cell office:value-type="float" office:value="10.69971" calcext:value-type="float">
            <text:p>10.69971</text:p>
          </table:table-cell>
          <table:table-cell office:value-type="float" office:value="43.228525" calcext:value-type="float">
            <text:p>43.228525</text:p>
          </table:table-cell>
          <table:table-cell office:value-type="float" office:value="23.477475" calcext:value-type="float">
            <text:p>23.477475</text:p>
          </table:table-cell>
          <table:table-cell office:value-type="float" office:value="0.61051" calcext:value-type="float">
            <text:p>0.61051</text:p>
          </table:table-cell>
          <table:table-cell office:value-type="float" office:value="5.059278" calcext:value-type="float">
            <text:p>5.059278</text:p>
          </table:table-cell>
          <table:table-cell office:value-type="float" office:value="5.962" calcext:value-type="float">
            <text:p>5.962</text:p>
          </table:table-cell>
          <table:table-cell office:value-type="float" office:value="6.243266" calcext:value-type="float">
            <text:p>6.243266</text:p>
          </table:table-cell>
          <table:table-cell office:value-type="float" office:value="0.184646" calcext:value-type="float">
            <text:p>0.184646</text:p>
          </table:table-cell>
          <table:table-cell office:value-type="float" office:value="0.415353" calcext:value-type="float">
            <text:p>0.415353</text:p>
          </table:table-cell>
          <table:table-cell office:value-type="float" office:value="0.700698" calcext:value-type="float">
            <text:p>0.700698</text:p>
          </table:table-cell>
          <table:table-cell office:value-type="float" office:value="0.684913" calcext:value-type="float">
            <text:p>0.684913</text:p>
          </table:table-cell>
          <table:table-cell table:number-columns-repeated="3"/>
        </table:table-row>
        <table:table-row table:style-name="ro1">
          <table:table-cell office:value-type="float" office:value="59.781123" calcext:value-type="float">
            <text:p>59.781123</text:p>
          </table:table-cell>
          <table:table-cell office:value-type="float" office:value="14.525869" calcext:value-type="float">
            <text:p>14.525869</text:p>
          </table:table-cell>
          <table:table-cell office:value-type="float" office:value="30.613647" calcext:value-type="float">
            <text:p>30.613647</text:p>
          </table:table-cell>
          <table:table-cell office:value-type="float" office:value="59.341433" calcext:value-type="float">
            <text:p>59.341433</text:p>
          </table:table-cell>
          <table:table-cell office:value-type="float" office:value="18.881011" calcext:value-type="float">
            <text:p>18.881011</text:p>
          </table:table-cell>
          <table:table-cell office:value-type="float" office:value="19.049181" calcext:value-type="float">
            <text:p>19.049181</text:p>
          </table:table-cell>
          <table:table-cell office:value-type="float" office:value="2.635197" calcext:value-type="float">
            <text:p>2.635197</text:p>
          </table:table-cell>
          <table:table-cell office:value-type="float" office:value="53.300241" calcext:value-type="float">
            <text:p>53.300241</text:p>
          </table:table-cell>
          <table:table-cell office:value-type="float" office:value="-0.433483" calcext:value-type="float">
            <text:p>-0.433483</text:p>
          </table:table-cell>
          <table:table-cell office:value-type="float" office:value="5.024439" calcext:value-type="float">
            <text:p>5.024439</text:p>
          </table:table-cell>
          <table:table-cell office:value-type="float" office:value="6.605475" calcext:value-type="float">
            <text:p>6.605475</text:p>
          </table:table-cell>
          <table:table-cell office:value-type="float" office:value="6.9524" calcext:value-type="float">
            <text:p>6.9524</text:p>
          </table:table-cell>
          <table:table-cell office:value-type="float" office:value="7.296285" calcext:value-type="float">
            <text:p>7.296285</text:p>
          </table:table-cell>
          <table:table-cell office:value-type="float" office:value="1.384348" calcext:value-type="float">
            <text:p>1.384348</text:p>
          </table:table-cell>
          <table:table-cell office:value-type="float" office:value="1.817221" calcext:value-type="float">
            <text:p>1.817221</text:p>
          </table:table-cell>
          <table:table-cell office:value-type="float" office:value="0.690818" calcext:value-type="float">
            <text:p>0.690818</text:p>
          </table:table-cell>
          <table:table-cell table:number-columns-repeated="3"/>
        </table:table-row>
        <table:table-row table:style-name="ro1">
          <table:table-cell office:value-type="float" office:value="59.725839" calcext:value-type="float">
            <text:p>59.725839</text:p>
          </table:table-cell>
          <table:table-cell office:value-type="float" office:value="7.338132" calcext:value-type="float">
            <text:p>7.338132</text:p>
          </table:table-cell>
          <table:table-cell office:value-type="float" office:value="15.466317" calcext:value-type="float">
            <text:p>15.466317</text:p>
          </table:table-cell>
          <table:table-cell office:value-type="float" office:value="54.768545" calcext:value-type="float">
            <text:p>54.768545</text:p>
          </table:table-cell>
          <table:table-cell office:value-type="float" office:value="0.725021" calcext:value-type="float">
            <text:p>0.725021</text:p>
          </table:table-cell>
          <table:table-cell office:value-type="float" office:value="25.534008" calcext:value-type="float">
            <text:p>25.534008</text:p>
          </table:table-cell>
          <table:table-cell office:value-type="float" office:value="38.608643" calcext:value-type="float">
            <text:p>38.608643</text:p>
          </table:table-cell>
          <table:table-cell office:value-type="float" office:value="25.343077" calcext:value-type="float">
            <text:p>25.343077</text:p>
          </table:table-cell>
          <table:table-cell office:value-type="float" office:value="2.253507" calcext:value-type="float">
            <text:p>2.253507</text:p>
          </table:table-cell>
          <table:table-cell office:value-type="float" office:value="3.546434" calcext:value-type="float">
            <text:p>3.546434</text:p>
          </table:table-cell>
          <table:table-cell office:value-type="float" office:value="3.934866" calcext:value-type="float">
            <text:p>3.934866</text:p>
          </table:table-cell>
          <table:table-cell office:value-type="float" office:value="4.244725" calcext:value-type="float">
            <text:p>4.244725</text:p>
          </table:table-cell>
          <table:table-cell office:value-type="float" office:value="4.543316" calcext:value-type="float">
            <text:p>4.543316</text:p>
          </table:table-cell>
          <table:table-cell office:value-type="float" office:value="4.848969" calcext:value-type="float">
            <text:p>4.848969</text:p>
          </table:table-cell>
          <table:table-cell office:value-type="float" office:value="5.175775" calcext:value-type="float">
            <text:p>5.175775</text:p>
          </table:table-cell>
          <table:table-cell office:value-type="float" office:value="0.693207" calcext:value-type="float">
            <text:p>0.693207</text:p>
          </table:table-cell>
          <table:table-cell table:number-columns-repeated="3"/>
        </table:table-row>
        <table:table-row table:style-name="ro1">
          <table:table-cell office:value-type="float" office:value="49.394995" calcext:value-type="float">
            <text:p>49.394995</text:p>
          </table:table-cell>
          <table:table-cell office:value-type="float" office:value="15.256119" calcext:value-type="float">
            <text:p>15.256119</text:p>
          </table:table-cell>
          <table:table-cell office:value-type="float" office:value="37.241465" calcext:value-type="float">
            <text:p>37.241465</text:p>
          </table:table-cell>
          <table:table-cell office:value-type="float" office:value="34.707671" calcext:value-type="float">
            <text:p>34.707671</text:p>
          </table:table-cell>
          <table:table-cell office:value-type="float" office:value="31.554022" calcext:value-type="float">
            <text:p>31.554022</text:p>
          </table:table-cell>
          <table:table-cell office:value-type="float" office:value="9.101" calcext:value-type="float">
            <text:p>9.101</text:p>
          </table:table-cell>
          <table:table-cell office:value-type="float" office:value="8.441677" calcext:value-type="float">
            <text:p>8.441677</text:p>
          </table:table-cell>
          <table:table-cell office:value-type="float" office:value="60" calcext:value-type="float">
            <text:p>60</text:p>
          </table:table-cell>
          <table:table-cell office:value-type="float" office:value="5.506532" calcext:value-type="float">
            <text:p>5.506532</text:p>
          </table:table-cell>
          <table:table-cell office:value-type="float" office:value="6.570386" calcext:value-type="float">
            <text:p>6.570386</text:p>
          </table:table-cell>
          <table:table-cell office:value-type="float" office:value="6.902548" calcext:value-type="float">
            <text:p>6.902548</text:p>
          </table:table-cell>
          <table:table-cell office:value-type="float" office:value="0.948531" calcext:value-type="float">
            <text:p>0.948531</text:p>
          </table:table-cell>
          <table:table-cell office:value-type="float" office:value="1.310118" calcext:value-type="float">
            <text:p>1.310118</text:p>
          </table:table-cell>
          <table:table-cell office:value-type="float" office:value="1.755472" calcext:value-type="float">
            <text:p>1.755472</text:p>
          </table:table-cell>
          <table:table-cell office:value-type="float" office:value="2.445288" calcext:value-type="float">
            <text:p>2.445288</text:p>
          </table:table-cell>
          <table:table-cell office:value-type="float" office:value="0.71877" calcext:value-type="float">
            <text:p>0.71877</text:p>
          </table:table-cell>
          <table:table-cell table:number-columns-repeated="3"/>
        </table:table-row>
        <table:table-row table:style-name="ro1">
          <table:table-cell office:value-type="float" office:value="31.503243" calcext:value-type="float">
            <text:p>31.503243</text:p>
          </table:table-cell>
          <table:table-cell office:value-type="float" office:value="9.0545" calcext:value-type="float">
            <text:p>9.0545</text:p>
          </table:table-cell>
          <table:table-cell office:value-type="float" office:value="58.559896" calcext:value-type="float">
            <text:p>58.559896</text:p>
          </table:table-cell>
          <table:table-cell office:value-type="float" office:value="57.669746" calcext:value-type="float">
            <text:p>57.669746</text:p>
          </table:table-cell>
          <table:table-cell office:value-type="float" office:value="48.650608" calcext:value-type="float">
            <text:p>48.650608</text:p>
          </table:table-cell>
          <table:table-cell office:value-type="float" office:value="0.117872" calcext:value-type="float">
            <text:p>0.11787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.972661" calcext:value-type="float">
            <text:p>4.972661</text:p>
          </table:table-cell>
          <table:table-cell office:value-type="float" office:value="5.759304" calcext:value-type="float">
            <text:p>5.759304</text:p>
          </table:table-cell>
          <table:table-cell office:value-type="float" office:value="6.115436" calcext:value-type="float">
            <text:p>6.115436</text:p>
          </table:table-cell>
          <table:table-cell office:value-type="float" office:value="0.093329" calcext:value-type="float">
            <text:p>0.093329</text:p>
          </table:table-cell>
          <table:table-cell office:value-type="float" office:value="0.34536" calcext:value-type="float">
            <text:p>0.34536</text:p>
          </table:table-cell>
          <table:table-cell office:value-type="float" office:value="0.619448" calcext:value-type="float">
            <text:p>0.619448</text:p>
          </table:table-cell>
          <table:table-cell office:value-type="float" office:value="2.5833" calcext:value-type="float">
            <text:p>2.5833</text:p>
          </table:table-cell>
          <table:table-cell office:value-type="float" office:value="0.721864" calcext:value-type="float">
            <text:p>0.721864</text:p>
          </table:table-cell>
          <table:table-cell table:number-columns-repeated="3"/>
        </table:table-row>
        <table:table-row table:style-name="ro1">
          <table:table-cell office:value-type="float" office:value="40.814915" calcext:value-type="float">
            <text:p>40.814915</text:p>
          </table:table-cell>
          <table:table-cell office:value-type="float" office:value="23.582435" calcext:value-type="float">
            <text:p>23.582435</text:p>
          </table:table-cell>
          <table:table-cell office:value-type="float" office:value="33.33337" calcext:value-type="float">
            <text:p>33.33337</text:p>
          </table:table-cell>
          <table:table-cell office:value-type="float" office:value="32.072002" calcext:value-type="float">
            <text:p>32.072002</text:p>
          </table:table-cell>
          <table:table-cell office:value-type="float" office:value="24.08271" calcext:value-type="float">
            <text:p>24.08271</text:p>
          </table:table-cell>
          <table:table-cell office:value-type="float" office:value="10.822048" calcext:value-type="float">
            <text:p>10.822048</text:p>
          </table:table-cell>
          <table:table-cell office:value-type="float" office:value="21.969248" calcext:value-type="float">
            <text:p>21.969248</text:p>
          </table:table-cell>
          <table:table-cell office:value-type="float" office:value="18.609837" calcext:value-type="float">
            <text:p>18.609837</text:p>
          </table:table-cell>
          <table:table-cell office:value-type="float" office:value="0.708314" calcext:value-type="float">
            <text:p>0.708314</text:p>
          </table:table-cell>
          <table:table-cell office:value-type="float" office:value="5.059869" calcext:value-type="float">
            <text:p>5.059869</text:p>
          </table:table-cell>
          <table:table-cell office:value-type="float" office:value="5.461373" calcext:value-type="float">
            <text:p>5.461373</text:p>
          </table:table-cell>
          <table:table-cell office:value-type="float" office:value="5.702146" calcext:value-type="float">
            <text:p>5.702146</text:p>
          </table:table-cell>
          <table:table-cell office:value-type="float" office:value="5.868075" calcext:value-type="float">
            <text:p>5.868075</text:p>
          </table:table-cell>
          <table:table-cell office:value-type="float" office:value="6.000951" calcext:value-type="float">
            <text:p>6.000951</text:p>
          </table:table-cell>
          <table:table-cell office:value-type="float" office:value="6.11949" calcext:value-type="float">
            <text:p>6.11949</text:p>
          </table:table-cell>
          <table:table-cell office:value-type="float" office:value="0.733857" calcext:value-type="float">
            <text:p>0.733857</text:p>
          </table:table-cell>
          <table:table-cell table:number-columns-repeated="3"/>
        </table:table-row>
        <table:table-row table:style-name="ro1">
          <table:table-cell office:value-type="float" office:value="49.593056" calcext:value-type="float">
            <text:p>49.593056</text:p>
          </table:table-cell>
          <table:table-cell office:value-type="float" office:value="27.215929" calcext:value-type="float">
            <text:p>27.215929</text:p>
          </table:table-cell>
          <table:table-cell office:value-type="float" office:value="32.411621" calcext:value-type="float">
            <text:p>32.411621</text:p>
          </table:table-cell>
          <table:table-cell office:value-type="float" office:value="60" calcext:value-type="float">
            <text:p>60</text:p>
          </table:table-cell>
          <table:table-cell office:value-type="float" office:value="41.184528" calcext:value-type="float">
            <text:p>41.184528</text:p>
          </table:table-cell>
          <table:table-cell office:value-type="float" office:value="18.812917" calcext:value-type="float">
            <text:p>18.812917</text:p>
          </table:table-cell>
          <table:table-cell office:value-type="float" office:value="21.303707" calcext:value-type="float">
            <text:p>21.303707</text:p>
          </table:table-cell>
          <table:table-cell office:value-type="float" office:value="2.33242" calcext:value-type="float">
            <text:p>2.33242</text:p>
          </table:table-cell>
          <table:table-cell office:value-type="float" office:value="2.530185" calcext:value-type="float">
            <text:p>2.530185</text:p>
          </table:table-cell>
          <table:table-cell office:value-type="float" office:value="2.376726" calcext:value-type="float">
            <text:p>2.376726</text:p>
          </table:table-cell>
          <table:table-cell office:value-type="float" office:value="3.131272" calcext:value-type="float">
            <text:p>3.131272</text:p>
          </table:table-cell>
          <table:table-cell office:value-type="float" office:value="3.42158" calcext:value-type="float">
            <text:p>3.42158</text:p>
          </table:table-cell>
          <table:table-cell office:value-type="float" office:value="3.646" calcext:value-type="float">
            <text:p>3.646</text:p>
          </table:table-cell>
          <table:table-cell office:value-type="float" office:value="3.841459" calcext:value-type="float">
            <text:p>3.841459</text:p>
          </table:table-cell>
          <table:table-cell office:value-type="float" office:value="4.016865" calcext:value-type="float">
            <text:p>4.016865</text:p>
          </table:table-cell>
          <table:table-cell office:value-type="float" office:value="0.742139" calcext:value-type="float">
            <text:p>0.74213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883525" calcext:value-type="float">
            <text:p>9.883525</text:p>
          </table:table-cell>
          <table:table-cell office:value-type="float" office:value="23.584766" calcext:value-type="float">
            <text:p>23.584766</text:p>
          </table:table-cell>
          <table:table-cell office:value-type="float" office:value="60" calcext:value-type="float">
            <text:p>60</text:p>
          </table:table-cell>
          <table:table-cell office:value-type="float" office:value="20.165302" calcext:value-type="float">
            <text:p>20.165302</text:p>
          </table:table-cell>
          <table:table-cell office:value-type="float" office:value="24.830699" calcext:value-type="float">
            <text:p>24.830699</text:p>
          </table:table-cell>
          <table:table-cell office:value-type="float" office:value="37.823297" calcext:value-type="float">
            <text:p>37.823297</text:p>
          </table:table-cell>
          <table:table-cell office:value-type="float" office:value="7.182936" calcext:value-type="float">
            <text:p>7.182936</text:p>
          </table:table-cell>
          <table:table-cell office:value-type="float" office:value="2.656457" calcext:value-type="float">
            <text:p>2.656457</text:p>
          </table:table-cell>
          <table:table-cell office:value-type="float" office:value="3.162265" calcext:value-type="float">
            <text:p>3.162265</text:p>
          </table:table-cell>
          <table:table-cell office:value-type="float" office:value="3.727598" calcext:value-type="float">
            <text:p>3.727598</text:p>
          </table:table-cell>
          <table:table-cell office:value-type="float" office:value="4.118416" calcext:value-type="float">
            <text:p>4.118416</text:p>
          </table:table-cell>
          <table:table-cell office:value-type="float" office:value="4.469287" calcext:value-type="float">
            <text:p>4.469287</text:p>
          </table:table-cell>
          <table:table-cell office:value-type="float" office:value="4.857216" calcext:value-type="float">
            <text:p>4.857216</text:p>
          </table:table-cell>
          <table:table-cell office:value-type="float" office:value="5.401961" calcext:value-type="float">
            <text:p>5.401961</text:p>
          </table:table-cell>
          <table:table-cell office:value-type="float" office:value="0.754694" calcext:value-type="float">
            <text:p>0.754694</text:p>
          </table:table-cell>
          <table:table-cell table:number-columns-repeated="3"/>
        </table:table-row>
        <table:table-row table:style-name="ro1">
          <table:table-cell office:value-type="float" office:value="6.804047" calcext:value-type="float">
            <text:p>6.804047</text:p>
          </table:table-cell>
          <table:table-cell office:value-type="float" office:value="10.569517" calcext:value-type="float">
            <text:p>10.569517</text:p>
          </table:table-cell>
          <table:table-cell office:value-type="float" office:value="30.771029" calcext:value-type="float">
            <text:p>30.771029</text:p>
          </table:table-cell>
          <table:table-cell office:value-type="float" office:value="34.960498" calcext:value-type="float">
            <text:p>34.960498</text:p>
          </table:table-cell>
          <table:table-cell office:value-type="float" office:value="0.575331" calcext:value-type="float">
            <text:p>0.575331</text:p>
          </table:table-cell>
          <table:table-cell office:value-type="float" office:value="19.503807" calcext:value-type="float">
            <text:p>19.503807</text:p>
          </table:table-cell>
          <table:table-cell office:value-type="float" office:value="10.172207" calcext:value-type="float">
            <text:p>10.172207</text:p>
          </table:table-cell>
          <table:table-cell office:value-type="float" office:value="23.195433" calcext:value-type="float">
            <text:p>23.195433</text:p>
          </table:table-cell>
          <table:table-cell office:value-type="float" office:value="0.457132" calcext:value-type="float">
            <text:p>0.457132</text:p>
          </table:table-cell>
          <table:table-cell office:value-type="float" office:value="1.596399" calcext:value-type="float">
            <text:p>1.596399</text:p>
          </table:table-cell>
          <table:table-cell office:value-type="float" office:value="2.292736" calcext:value-type="float">
            <text:p>2.292736</text:p>
          </table:table-cell>
          <table:table-cell office:value-type="float" office:value="4.342482" calcext:value-type="float">
            <text:p>4.342482</text:p>
          </table:table-cell>
          <table:table-cell office:value-type="float" office:value="5.052287" calcext:value-type="float">
            <text:p>5.052287</text:p>
          </table:table-cell>
          <table:table-cell office:value-type="float" office:value="5.557221" calcext:value-type="float">
            <text:p>5.557221</text:p>
          </table:table-cell>
          <table:table-cell office:value-type="float" office:value="-0.242382" calcext:value-type="float">
            <text:p>-0.242382</text:p>
          </table:table-cell>
          <table:table-cell office:value-type="float" office:value="0.75861" calcext:value-type="float">
            <text:p>0.75861</text:p>
          </table:table-cell>
          <table:table-cell table:number-columns-repeated="3"/>
        </table:table-row>
        <table:table-row table:style-name="ro1">
          <table:table-cell office:value-type="float" office:value="51.82537" calcext:value-type="float">
            <text:p>51.82537</text:p>
          </table:table-cell>
          <table:table-cell office:value-type="float" office:value="29.307766" calcext:value-type="float">
            <text:p>29.307766</text:p>
          </table:table-cell>
          <table:table-cell office:value-type="float" office:value="24.26852" calcext:value-type="float">
            <text:p>24.26852</text:p>
          </table:table-cell>
          <table:table-cell office:value-type="float" office:value="60" calcext:value-type="float">
            <text:p>60</text:p>
          </table:table-cell>
          <table:table-cell office:value-type="float" office:value="38.858545" calcext:value-type="float">
            <text:p>38.858545</text:p>
          </table:table-cell>
          <table:table-cell office:value-type="float" office:value="9.615417" calcext:value-type="float">
            <text:p>9.615417</text:p>
          </table:table-cell>
          <table:table-cell office:value-type="float" office:value="26.534747" calcext:value-type="float">
            <text:p>26.534747</text:p>
          </table:table-cell>
          <table:table-cell office:value-type="float" office:value="11.969614" calcext:value-type="float">
            <text:p>11.969614</text:p>
          </table:table-cell>
          <table:table-cell office:value-type="float" office:value="2.798498" calcext:value-type="float">
            <text:p>2.798498</text:p>
          </table:table-cell>
          <table:table-cell office:value-type="float" office:value="2.706696" calcext:value-type="float">
            <text:p>2.706696</text:p>
          </table:table-cell>
          <table:table-cell office:value-type="float" office:value="3.274939" calcext:value-type="float">
            <text:p>3.274939</text:p>
          </table:table-cell>
          <table:table-cell office:value-type="float" office:value="3.459923" calcext:value-type="float">
            <text:p>3.459923</text:p>
          </table:table-cell>
          <table:table-cell office:value-type="float" office:value="3.618342" calcext:value-type="float">
            <text:p>3.618342</text:p>
          </table:table-cell>
          <table:table-cell office:value-type="float" office:value="3.760278" calcext:value-type="float">
            <text:p>3.760278</text:p>
          </table:table-cell>
          <table:table-cell office:value-type="float" office:value="3.893542" calcext:value-type="float">
            <text:p>3.893542</text:p>
          </table:table-cell>
          <table:table-cell office:value-type="float" office:value="0.760597" calcext:value-type="float">
            <text:p>0.760597</text:p>
          </table:table-cell>
          <table:table-cell table:number-columns-repeated="3"/>
        </table:table-row>
        <table:table-row table:style-name="ro1">
          <table:table-cell office:value-type="float" office:value="59.976435" calcext:value-type="float">
            <text:p>59.976435</text:p>
          </table:table-cell>
          <table:table-cell office:value-type="float" office:value="5.921127" calcext:value-type="float">
            <text:p>5.921127</text:p>
          </table:table-cell>
          <table:table-cell office:value-type="float" office:value="24.093486" calcext:value-type="float">
            <text:p>24.093486</text:p>
          </table:table-cell>
          <table:table-cell office:value-type="float" office:value="41.876818" calcext:value-type="float">
            <text:p>41.876818</text:p>
          </table:table-cell>
          <table:table-cell office:value-type="float" office:value="36.647171" calcext:value-type="float">
            <text:p>36.647171</text:p>
          </table:table-cell>
          <table:table-cell office:value-type="float" office:value="12.203537" calcext:value-type="float">
            <text:p>12.203537</text:p>
          </table:table-cell>
          <table:table-cell office:value-type="float" office:value="53.560625" calcext:value-type="float">
            <text:p>53.560625</text:p>
          </table:table-cell>
          <table:table-cell office:value-type="float" office:value="20.562437" calcext:value-type="float">
            <text:p>20.562437</text:p>
          </table:table-cell>
          <table:table-cell office:value-type="float" office:value="2.91631" calcext:value-type="float">
            <text:p>2.91631</text:p>
          </table:table-cell>
          <table:table-cell office:value-type="float" office:value="2.824642" calcext:value-type="float">
            <text:p>2.824642</text:p>
          </table:table-cell>
          <table:table-cell office:value-type="float" office:value="3.679993" calcext:value-type="float">
            <text:p>3.679993</text:p>
          </table:table-cell>
          <table:table-cell office:value-type="float" office:value="3.998677" calcext:value-type="float">
            <text:p>3.998677</text:p>
          </table:table-cell>
          <table:table-cell office:value-type="float" office:value="4.317422" calcext:value-type="float">
            <text:p>4.317422</text:p>
          </table:table-cell>
          <table:table-cell office:value-type="float" office:value="7.408028" calcext:value-type="float">
            <text:p>7.408028</text:p>
          </table:table-cell>
          <table:table-cell office:value-type="float" office:value="0.581777" calcext:value-type="float">
            <text:p>0.581777</text:p>
          </table:table-cell>
          <table:table-cell office:value-type="float" office:value="0.773983" calcext:value-type="float">
            <text:p>0.773983</text:p>
          </table:table-cell>
          <table:table-cell table:number-columns-repeated="3"/>
        </table:table-row>
        <table:table-row table:style-name="ro1">
          <table:table-cell office:value-type="float" office:value="31.027628" calcext:value-type="float">
            <text:p>31.027628</text:p>
          </table:table-cell>
          <table:table-cell office:value-type="float" office:value="9.312086" calcext:value-type="float">
            <text:p>9.312086</text:p>
          </table:table-cell>
          <table:table-cell office:value-type="float" office:value="30.226052" calcext:value-type="float">
            <text:p>30.226052</text:p>
          </table:table-cell>
          <table:table-cell office:value-type="float" office:value="53.17538" calcext:value-type="float">
            <text:p>53.17538</text:p>
          </table:table-cell>
          <table:table-cell office:value-type="float" office:value="19.201238" calcext:value-type="float">
            <text:p>19.201238</text:p>
          </table:table-cell>
          <table:table-cell office:value-type="float" office:value="8.825518" calcext:value-type="float">
            <text:p>8.825518</text:p>
          </table:table-cell>
          <table:table-cell office:value-type="float" office:value="8.47437" calcext:value-type="float">
            <text:p>8.47437</text:p>
          </table:table-cell>
          <table:table-cell office:value-type="float" office:value="21.677069" calcext:value-type="float">
            <text:p>21.677069</text:p>
          </table:table-cell>
          <table:table-cell office:value-type="float" office:value="2.644595" calcext:value-type="float">
            <text:p>2.644595</text:p>
          </table:table-cell>
          <table:table-cell office:value-type="float" office:value="0.469612" calcext:value-type="float">
            <text:p>0.469612</text:p>
          </table:table-cell>
          <table:table-cell office:value-type="float" office:value="0.872134" calcext:value-type="float">
            <text:p>0.872134</text:p>
          </table:table-cell>
          <table:table-cell office:value-type="float" office:value="2.034908" calcext:value-type="float">
            <text:p>2.034908</text:p>
          </table:table-cell>
          <table:table-cell office:value-type="float" office:value="2.790436" calcext:value-type="float">
            <text:p>2.790436</text:p>
          </table:table-cell>
          <table:table-cell office:value-type="float" office:value="3.356259" calcext:value-type="float">
            <text:p>3.356259</text:p>
          </table:table-cell>
          <table:table-cell office:value-type="float" office:value="3.869783" calcext:value-type="float">
            <text:p>3.869783</text:p>
          </table:table-cell>
          <table:table-cell office:value-type="float" office:value="0.812823" calcext:value-type="float">
            <text:p>0.812823</text:p>
          </table:table-cell>
          <table:table-cell table:number-columns-repeated="3"/>
        </table:table-row>
        <table:table-row table:style-name="ro1">
          <table:table-cell office:value-type="float" office:value="42.354686" calcext:value-type="float">
            <text:p>42.354686</text:p>
          </table:table-cell>
          <table:table-cell office:value-type="float" office:value="10.323159" calcext:value-type="float">
            <text:p>10.323159</text:p>
          </table:table-cell>
          <table:table-cell office:value-type="float" office:value="28.063155" calcext:value-type="float">
            <text:p>28.063155</text:p>
          </table:table-cell>
          <table:table-cell office:value-type="float" office:value="60" calcext:value-type="float">
            <text:p>60</text:p>
          </table:table-cell>
          <table:table-cell office:value-type="float" office:value="14.722508" calcext:value-type="float">
            <text:p>14.722508</text:p>
          </table:table-cell>
          <table:table-cell office:value-type="float" office:value="2.039628" calcext:value-type="float">
            <text:p>2.039628</text:p>
          </table:table-cell>
          <table:table-cell office:value-type="float" office:value="24.832953" calcext:value-type="float">
            <text:p>24.832953</text:p>
          </table:table-cell>
          <table:table-cell office:value-type="float" office:value="45.104665" calcext:value-type="float">
            <text:p>45.104665</text:p>
          </table:table-cell>
          <table:table-cell office:value-type="float" office:value="6.069461" calcext:value-type="float">
            <text:p>6.069461</text:p>
          </table:table-cell>
          <table:table-cell office:value-type="float" office:value="4.78188" calcext:value-type="float">
            <text:p>4.78188</text:p>
          </table:table-cell>
          <table:table-cell office:value-type="float" office:value="5.470162" calcext:value-type="float">
            <text:p>5.470162</text:p>
          </table:table-cell>
          <table:table-cell office:value-type="float" office:value="5.75344" calcext:value-type="float">
            <text:p>5.75344</text:p>
          </table:table-cell>
          <table:table-cell office:value-type="float" office:value="-0.313842" calcext:value-type="float">
            <text:p>-0.313842</text:p>
          </table:table-cell>
          <table:table-cell office:value-type="float" office:value="-0.113555" calcext:value-type="float">
            <text:p>-0.113555</text:p>
          </table:table-cell>
          <table:table-cell office:value-type="float" office:value="0.766943" calcext:value-type="float">
            <text:p>0.766943</text:p>
          </table:table-cell>
          <table:table-cell office:value-type="float" office:value="0.852832" calcext:value-type="float">
            <text:p>0.852832</text:p>
          </table:table-cell>
          <table:table-cell table:number-columns-repeated="3"/>
        </table:table-row>
        <table:table-row table:style-name="ro1">
          <table:table-cell office:value-type="float" office:value="40.003254" calcext:value-type="float">
            <text:p>40.003254</text:p>
          </table:table-cell>
          <table:table-cell office:value-type="float" office:value="10.134057" calcext:value-type="float">
            <text:p>10.134057</text:p>
          </table:table-cell>
          <table:table-cell office:value-type="float" office:value="24.396054" calcext:value-type="float">
            <text:p>24.396054</text:p>
          </table:table-cell>
          <table:table-cell office:value-type="float" office:value="34.685594" calcext:value-type="float">
            <text:p>34.685594</text:p>
          </table:table-cell>
          <table:table-cell office:value-type="float" office:value="15.250263" calcext:value-type="float">
            <text:p>15.250263</text:p>
          </table:table-cell>
          <table:table-cell office:value-type="float" office:value="24.946063" calcext:value-type="float">
            <text:p>24.946063</text:p>
          </table:table-cell>
          <table:table-cell office:value-type="float" office:value="35.239978" calcext:value-type="float">
            <text:p>35.239978</text:p>
          </table:table-cell>
          <table:table-cell office:value-type="float" office:value="8.607312" calcext:value-type="float">
            <text:p>8.607312</text:p>
          </table:table-cell>
          <table:table-cell office:value-type="float" office:value="2.209693" calcext:value-type="float">
            <text:p>2.209693</text:p>
          </table:table-cell>
          <table:table-cell office:value-type="float" office:value="3.748099" calcext:value-type="float">
            <text:p>3.748099</text:p>
          </table:table-cell>
          <table:table-cell office:value-type="float" office:value="4.175938" calcext:value-type="float">
            <text:p>4.175938</text:p>
          </table:table-cell>
          <table:table-cell office:value-type="float" office:value="4.529033" calcext:value-type="float">
            <text:p>4.529033</text:p>
          </table:table-cell>
          <table:table-cell office:value-type="float" office:value="4.889913" calcext:value-type="float">
            <text:p>4.889913</text:p>
          </table:table-cell>
          <table:table-cell office:value-type="float" office:value="-1.002216" calcext:value-type="float">
            <text:p>-1.002216</text:p>
          </table:table-cell>
          <table:table-cell office:value-type="float" office:value="-0.360758" calcext:value-type="float">
            <text:p>-0.360758</text:p>
          </table:table-cell>
          <table:table-cell office:value-type="float" office:value="0.854477" calcext:value-type="float">
            <text:p>0.854477</text:p>
          </table:table-cell>
          <table:table-cell table:number-columns-repeated="3"/>
        </table:table-row>
        <table:table-row table:style-name="ro1">
          <table:table-cell office:value-type="float" office:value="42.128741" calcext:value-type="float">
            <text:p>42.128741</text:p>
          </table:table-cell>
          <table:table-cell office:value-type="float" office:value="11.827612" calcext:value-type="float">
            <text:p>11.827612</text:p>
          </table:table-cell>
          <table:table-cell office:value-type="float" office:value="29.470046" calcext:value-type="float">
            <text:p>29.470046</text:p>
          </table:table-cell>
          <table:table-cell office:value-type="float" office:value="60" calcext:value-type="float">
            <text:p>60</text:p>
          </table:table-cell>
          <table:table-cell office:value-type="float" office:value="20.593658" calcext:value-type="float">
            <text:p>20.593658</text:p>
          </table:table-cell>
          <table:table-cell office:value-type="float" office:value="13.989823" calcext:value-type="float">
            <text:p>13.989823</text:p>
          </table:table-cell>
          <table:table-cell office:value-type="float" office:value="10.599437" calcext:value-type="float">
            <text:p>10.599437</text:p>
          </table:table-cell>
          <table:table-cell office:value-type="float" office:value="10.219021" calcext:value-type="float">
            <text:p>10.219021</text:p>
          </table:table-cell>
          <table:table-cell office:value-type="float" office:value="2.499949" calcext:value-type="float">
            <text:p>2.499949</text:p>
          </table:table-cell>
          <table:table-cell office:value-type="float" office:value="1.061493" calcext:value-type="float">
            <text:p>1.061493</text:p>
          </table:table-cell>
          <table:table-cell office:value-type="float" office:value="2.807738" calcext:value-type="float">
            <text:p>2.807738</text:p>
          </table:table-cell>
          <table:table-cell office:value-type="float" office:value="3.337195" calcext:value-type="float">
            <text:p>3.337195</text:p>
          </table:table-cell>
          <table:table-cell office:value-type="float" office:value="3.786132" calcext:value-type="float">
            <text:p>3.786132</text:p>
          </table:table-cell>
          <table:table-cell office:value-type="float" office:value="4.21195" calcext:value-type="float">
            <text:p>4.21195</text:p>
          </table:table-cell>
          <table:table-cell office:value-type="float" office:value="4.804121" calcext:value-type="float">
            <text:p>4.804121</text:p>
          </table:table-cell>
          <table:table-cell office:value-type="float" office:value="0.875001" calcext:value-type="float">
            <text:p>0.875001</text:p>
          </table:table-cell>
          <table:table-cell table:number-columns-repeated="3"/>
        </table:table-row>
        <table:table-row table:style-name="ro1">
          <table:table-cell office:value-type="float" office:value="26.65159" calcext:value-type="float">
            <text:p>26.65159</text:p>
          </table:table-cell>
          <table:table-cell office:value-type="float" office:value="9.880428" calcext:value-type="float">
            <text:p>9.880428</text:p>
          </table:table-cell>
          <table:table-cell office:value-type="float" office:value="21.838353" calcext:value-type="float">
            <text:p>21.838353</text:p>
          </table:table-cell>
          <table:table-cell office:value-type="float" office:value="19.126237" calcext:value-type="float">
            <text:p>19.126237</text:p>
          </table:table-cell>
          <table:table-cell office:value-type="float" office:value="24.795471" calcext:value-type="float">
            <text:p>24.795471</text:p>
          </table:table-cell>
          <table:table-cell office:value-type="float" office:value="18.934767" calcext:value-type="float">
            <text:p>18.934767</text:p>
          </table:table-cell>
          <table:table-cell office:value-type="float" office:value="0.073458" calcext:value-type="float">
            <text:p>0.073458</text:p>
          </table:table-cell>
          <table:table-cell office:value-type="float" office:value="56.376162" calcext:value-type="float">
            <text:p>56.376162</text:p>
          </table:table-cell>
          <table:table-cell office:value-type="float" office:value="4.077809" calcext:value-type="float">
            <text:p>4.077809</text:p>
          </table:table-cell>
          <table:table-cell office:value-type="float" office:value="1.176333" calcext:value-type="float">
            <text:p>1.176333</text:p>
          </table:table-cell>
          <table:table-cell office:value-type="float" office:value="1.975529" calcext:value-type="float">
            <text:p>1.975529</text:p>
          </table:table-cell>
          <table:table-cell office:value-type="float" office:value="2.497415" calcext:value-type="float">
            <text:p>2.497415</text:p>
          </table:table-cell>
          <table:table-cell office:value-type="float" office:value="3.005081" calcext:value-type="float">
            <text:p>3.005081</text:p>
          </table:table-cell>
          <table:table-cell office:value-type="float" office:value="3.541074" calcext:value-type="float">
            <text:p>3.541074</text:p>
          </table:table-cell>
          <table:table-cell office:value-type="float" office:value="4.120129" calcext:value-type="float">
            <text:p>4.120129</text:p>
          </table:table-cell>
          <table:table-cell office:value-type="float" office:value="0.883969" calcext:value-type="float">
            <text:p>0.883969</text:p>
          </table:table-cell>
          <table:table-cell table:number-columns-repeated="3"/>
        </table:table-row>
        <table:table-row table:style-name="ro1">
          <table:table-cell office:value-type="float" office:value="29.03334" calcext:value-type="float">
            <text:p>29.03334</text:p>
          </table:table-cell>
          <table:table-cell office:value-type="float" office:value="11.407598" calcext:value-type="float">
            <text:p>11.407598</text:p>
          </table:table-cell>
          <table:table-cell office:value-type="float" office:value="23.862817" calcext:value-type="float">
            <text:p>23.862817</text:p>
          </table:table-cell>
          <table:table-cell office:value-type="float" office:value="37.905214" calcext:value-type="float">
            <text:p>37.905214</text:p>
          </table:table-cell>
          <table:table-cell office:value-type="float" office:value="16.188546" calcext:value-type="float">
            <text:p>16.188546</text:p>
          </table:table-cell>
          <table:table-cell office:value-type="float" office:value="2.073517" calcext:value-type="float">
            <text:p>2.073517</text:p>
          </table:table-cell>
          <table:table-cell office:value-type="float" office:value="25.342478" calcext:value-type="float">
            <text:p>25.342478</text:p>
          </table:table-cell>
          <table:table-cell office:value-type="float" office:value="47.433256" calcext:value-type="float">
            <text:p>47.433256</text:p>
          </table:table-cell>
          <table:table-cell office:value-type="float" office:value="5.69539" calcext:value-type="float">
            <text:p>5.69539</text:p>
          </table:table-cell>
          <table:table-cell office:value-type="float" office:value="5.044552" calcext:value-type="float">
            <text:p>5.044552</text:p>
          </table:table-cell>
          <table:table-cell office:value-type="float" office:value="5.789621" calcext:value-type="float">
            <text:p>5.789621</text:p>
          </table:table-cell>
          <table:table-cell office:value-type="float" office:value="6.04168" calcext:value-type="float">
            <text:p>6.04168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320019" calcext:value-type="float">
            <text:p>0.320019</text:p>
          </table:table-cell>
          <table:table-cell office:value-type="float" office:value="1.720625" calcext:value-type="float">
            <text:p>1.720625</text:p>
          </table:table-cell>
          <table:table-cell office:value-type="float" office:value="0.902357" calcext:value-type="float">
            <text:p>0.90235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786496" calcext:value-type="float">
            <text:p>13.786496</text:p>
          </table:table-cell>
          <table:table-cell office:value-type="float" office:value="27.189825" calcext:value-type="float">
            <text:p>27.189825</text:p>
          </table:table-cell>
          <table:table-cell office:value-type="float" office:value="46.600089" calcext:value-type="float">
            <text:p>46.600089</text:p>
          </table:table-cell>
          <table:table-cell office:value-type="float" office:value="19.691145" calcext:value-type="float">
            <text:p>19.691145</text:p>
          </table:table-cell>
          <table:table-cell office:value-type="float" office:value="11.352027" calcext:value-type="float">
            <text:p>11.352027</text:p>
          </table:table-cell>
          <table:table-cell office:value-type="float" office:value="19.473766" calcext:value-type="float">
            <text:p>19.473766</text:p>
          </table:table-cell>
          <table:table-cell office:value-type="float" office:value="8.130542" calcext:value-type="float">
            <text:p>8.130542</text:p>
          </table:table-cell>
          <table:table-cell office:value-type="float" office:value="0.337512" calcext:value-type="float">
            <text:p>0.337512</text:p>
          </table:table-cell>
          <table:table-cell office:value-type="float" office:value="3.335025" calcext:value-type="float">
            <text:p>3.335025</text:p>
          </table:table-cell>
          <table:table-cell office:value-type="float" office:value="5.857258" calcext:value-type="float">
            <text:p>5.857258</text:p>
          </table:table-cell>
          <table:table-cell office:value-type="float" office:value="6.175997" calcext:value-type="float">
            <text:p>6.175997</text:p>
          </table:table-cell>
          <table:table-cell office:value-type="float" office:value="0.196866" calcext:value-type="float">
            <text:p>0.196866</text:p>
          </table:table-cell>
          <table:table-cell office:value-type="float" office:value="0.53451" calcext:value-type="float">
            <text:p>0.53451</text:p>
          </table:table-cell>
          <table:table-cell office:value-type="float" office:value="1.143259" calcext:value-type="float">
            <text:p>1.143259</text:p>
          </table:table-cell>
          <table:table-cell office:value-type="float" office:value="0.922205" calcext:value-type="float">
            <text:p>0.922205</text:p>
          </table:table-cell>
          <table:table-cell table:number-columns-repeated="3"/>
        </table:table-row>
        <table:table-row table:style-name="ro1">
          <table:table-cell office:value-type="float" office:value="27.545843" calcext:value-type="float">
            <text:p>27.545843</text:p>
          </table:table-cell>
          <table:table-cell office:value-type="float" office:value="10.094284" calcext:value-type="float">
            <text:p>10.094284</text:p>
          </table:table-cell>
          <table:table-cell office:value-type="float" office:value="28.548863" calcext:value-type="float">
            <text:p>28.548863</text:p>
          </table:table-cell>
          <table:table-cell office:value-type="float" office:value="23.497444" calcext:value-type="float">
            <text:p>23.497444</text:p>
          </table:table-cell>
          <table:table-cell office:value-type="float" office:value="6.12596" calcext:value-type="float">
            <text:p>6.12596</text:p>
          </table:table-cell>
          <table:table-cell office:value-type="float" office:value="22.613067" calcext:value-type="float">
            <text:p>22.613067</text:p>
          </table:table-cell>
          <table:table-cell office:value-type="float" office:value="32.890493" calcext:value-type="float">
            <text:p>32.890493</text:p>
          </table:table-cell>
          <table:table-cell office:value-type="float" office:value="20.010201" calcext:value-type="float">
            <text:p>20.010201</text:p>
          </table:table-cell>
          <table:table-cell office:value-type="float" office:value="0.467824" calcext:value-type="float">
            <text:p>0.467824</text:p>
          </table:table-cell>
          <table:table-cell office:value-type="float" office:value="5.579949" calcext:value-type="float">
            <text:p>5.579949</text:p>
          </table:table-cell>
          <table:table-cell office:value-type="float" office:value="5.86781" calcext:value-type="float">
            <text:p>5.86781</text:p>
          </table:table-cell>
          <table:table-cell office:value-type="float" office:value="6.102086" calcext:value-type="float">
            <text:p>6.102086</text:p>
          </table:table-cell>
          <table:table-cell office:value-type="float" office:value="0.059359" calcext:value-type="float">
            <text:p>0.059359</text:p>
          </table:table-cell>
          <table:table-cell office:value-type="float" office:value="0.321438" calcext:value-type="float">
            <text:p>0.321438</text:p>
          </table:table-cell>
          <table:table-cell office:value-type="float" office:value="0.681934" calcext:value-type="float">
            <text:p>0.681934</text:p>
          </table:table-cell>
          <table:table-cell office:value-type="float" office:value="0.926429" calcext:value-type="float">
            <text:p>0.926429</text:p>
          </table:table-cell>
          <table:table-cell table:number-columns-repeated="3"/>
        </table:table-row>
        <table:table-row table:style-name="ro1">
          <table:table-cell office:value-type="float" office:value="30.782568" calcext:value-type="float">
            <text:p>30.782568</text:p>
          </table:table-cell>
          <table:table-cell office:value-type="float" office:value="4.497458" calcext:value-type="float">
            <text:p>4.497458</text:p>
          </table:table-cell>
          <table:table-cell office:value-type="float" office:value="15.697629" calcext:value-type="float">
            <text:p>15.697629</text:p>
          </table:table-cell>
          <table:table-cell office:value-type="float" office:value="36.353158" calcext:value-type="float">
            <text:p>36.353158</text:p>
          </table:table-cell>
          <table:table-cell office:value-type="float" office:value="29.312927" calcext:value-type="float">
            <text:p>29.312927</text:p>
          </table:table-cell>
          <table:table-cell office:value-type="float" office:value="23.237998" calcext:value-type="float">
            <text:p>23.237998</text:p>
          </table:table-cell>
          <table:table-cell office:value-type="float" office:value="53.873726" calcext:value-type="float">
            <text:p>53.873726</text:p>
          </table:table-cell>
          <table:table-cell office:value-type="float" office:value="19.334495" calcext:value-type="float">
            <text:p>19.334495</text:p>
          </table:table-cell>
          <table:table-cell office:value-type="float" office:value="0.390305" calcext:value-type="float">
            <text:p>0.390305</text:p>
          </table:table-cell>
          <table:table-cell office:value-type="float" office:value="5.295403" calcext:value-type="float">
            <text:p>5.295403</text:p>
          </table:table-cell>
          <table:table-cell office:value-type="float" office:value="6.525351" calcext:value-type="float">
            <text:p>6.525351</text:p>
          </table:table-cell>
          <table:table-cell office:value-type="float" office:value="0.570221" calcext:value-type="float">
            <text:p>0.570221</text:p>
          </table:table-cell>
          <table:table-cell office:value-type="float" office:value="0.890593" calcext:value-type="float">
            <text:p>0.890593</text:p>
          </table:table-cell>
          <table:table-cell office:value-type="float" office:value="1.266069" calcext:value-type="float">
            <text:p>1.266069</text:p>
          </table:table-cell>
          <table:table-cell office:value-type="float" office:value="1.96741" calcext:value-type="float">
            <text:p>1.96741</text:p>
          </table:table-cell>
          <table:table-cell office:value-type="float" office:value="0.933392" calcext:value-type="float">
            <text:p>0.933392</text:p>
          </table:table-cell>
          <table:table-cell table:number-columns-repeated="3"/>
        </table:table-row>
        <table:table-row table:style-name="ro1">
          <table:table-cell office:value-type="float" office:value="50.2513" calcext:value-type="float">
            <text:p>50.2513</text:p>
          </table:table-cell>
          <table:table-cell office:value-type="float" office:value="9.561806" calcext:value-type="float">
            <text:p>9.561806</text:p>
          </table:table-cell>
          <table:table-cell office:value-type="float" office:value="11.3278" calcext:value-type="float">
            <text:p>11.3278</text:p>
          </table:table-cell>
          <table:table-cell office:value-type="float" office:value="60" calcext:value-type="float">
            <text:p>60</text:p>
          </table:table-cell>
          <table:table-cell office:value-type="float" office:value="8.359253" calcext:value-type="float">
            <text:p>8.359253</text:p>
          </table:table-cell>
          <table:table-cell office:value-type="float" office:value="5.217445" calcext:value-type="float">
            <text:p>5.217445</text:p>
          </table:table-cell>
          <table:table-cell office:value-type="float" office:value="15.176118" calcext:value-type="float">
            <text:p>15.176118</text:p>
          </table:table-cell>
          <table:table-cell office:value-type="float" office:value="26.299154" calcext:value-type="float">
            <text:p>26.299154</text:p>
          </table:table-cell>
          <table:table-cell office:value-type="float" office:value="2.94428" calcext:value-type="float">
            <text:p>2.94428</text:p>
          </table:table-cell>
          <table:table-cell office:value-type="float" office:value="1.313431" calcext:value-type="float">
            <text:p>1.313431</text:p>
          </table:table-cell>
          <table:table-cell office:value-type="float" office:value="1.586326" calcext:value-type="float">
            <text:p>1.586326</text:p>
          </table:table-cell>
          <table:table-cell office:value-type="float" office:value="2.709784" calcext:value-type="float">
            <text:p>2.709784</text:p>
          </table:table-cell>
          <table:table-cell office:value-type="float" office:value="3.332207" calcext:value-type="float">
            <text:p>3.332207</text:p>
          </table:table-cell>
          <table:table-cell office:value-type="float" office:value="3.836997" calcext:value-type="float">
            <text:p>3.836997</text:p>
          </table:table-cell>
          <table:table-cell office:value-type="float" office:value="4.768403" calcext:value-type="float">
            <text:p>4.768403</text:p>
          </table:table-cell>
          <table:table-cell office:value-type="float" office:value="1.004811" calcext:value-type="float">
            <text:p>1.004811</text:p>
          </table:table-cell>
          <table:table-cell table:number-columns-repeated="3"/>
        </table:table-row>
        <table:table-row table:style-name="ro1">
          <table:table-cell office:value-type="float" office:value="33.666207" calcext:value-type="float">
            <text:p>33.666207</text:p>
          </table:table-cell>
          <table:table-cell office:value-type="float" office:value="12.129006" calcext:value-type="float">
            <text:p>12.129006</text:p>
          </table:table-cell>
          <table:table-cell office:value-type="float" office:value="19.578138" calcext:value-type="float">
            <text:p>19.578138</text:p>
          </table:table-cell>
          <table:table-cell office:value-type="float" office:value="28.465103" calcext:value-type="float">
            <text:p>28.465103</text:p>
          </table:table-cell>
          <table:table-cell office:value-type="float" office:value="17.143676" calcext:value-type="float">
            <text:p>17.143676</text:p>
          </table:table-cell>
          <table:table-cell office:value-type="float" office:value="11.467916" calcext:value-type="float">
            <text:p>11.467916</text:p>
          </table:table-cell>
          <table:table-cell office:value-type="float" office:value="10.655643" calcext:value-type="float">
            <text:p>10.655643</text:p>
          </table:table-cell>
          <table:table-cell office:value-type="float" office:value="50.915373" calcext:value-type="float">
            <text:p>50.915373</text:p>
          </table:table-cell>
          <table:table-cell office:value-type="float" office:value="3.677631" calcext:value-type="float">
            <text:p>3.677631</text:p>
          </table:table-cell>
          <table:table-cell office:value-type="float" office:value="1.602432" calcext:value-type="float">
            <text:p>1.602432</text:p>
          </table:table-cell>
          <table:table-cell office:value-type="float" office:value="2.138676" calcext:value-type="float">
            <text:p>2.138676</text:p>
          </table:table-cell>
          <table:table-cell office:value-type="float" office:value="2.566373" calcext:value-type="float">
            <text:p>2.566373</text:p>
          </table:table-cell>
          <table:table-cell office:value-type="float" office:value="2.990702" calcext:value-type="float">
            <text:p>2.990702</text:p>
          </table:table-cell>
          <table:table-cell office:value-type="float" office:value="3.52103" calcext:value-type="float">
            <text:p>3.52103</text:p>
          </table:table-cell>
          <table:table-cell office:value-type="float" office:value="4.224698" calcext:value-type="float">
            <text:p>4.224698</text:p>
          </table:table-cell>
          <table:table-cell office:value-type="float" office:value="1.025013" calcext:value-type="float">
            <text:p>1.025013</text:p>
          </table:table-cell>
          <table:table-cell table:number-columns-repeated="3"/>
        </table:table-row>
        <table:table-row table:style-name="ro1">
          <table:table-cell office:value-type="float" office:value="13.692736" calcext:value-type="float">
            <text:p>13.692736</text:p>
          </table:table-cell>
          <table:table-cell office:value-type="float" office:value="3.735321" calcext:value-type="float">
            <text:p>3.735321</text:p>
          </table:table-cell>
          <table:table-cell office:value-type="float" office:value="28.024969" calcext:value-type="float">
            <text:p>28.024969</text:p>
          </table:table-cell>
          <table:table-cell office:value-type="float" office:value="26.706658" calcext:value-type="float">
            <text:p>26.706658</text:p>
          </table:table-cell>
          <table:table-cell office:value-type="float" office:value="0.74459" calcext:value-type="float">
            <text:p>0.74459</text:p>
          </table:table-cell>
          <table:table-cell office:value-type="float" office:value="39.463076" calcext:value-type="float">
            <text:p>39.463076</text:p>
          </table:table-cell>
          <table:table-cell office:value-type="float" office:value="55.462796" calcext:value-type="float">
            <text:p>55.462796</text:p>
          </table:table-cell>
          <table:table-cell office:value-type="float" office:value="24.740193" calcext:value-type="float">
            <text:p>24.740193</text:p>
          </table:table-cell>
          <table:table-cell office:value-type="float" office:value="6.485255" calcext:value-type="float">
            <text:p>6.485255</text:p>
          </table:table-cell>
          <table:table-cell office:value-type="float" office:value="5.61357" calcext:value-type="float">
            <text:p>5.61357</text:p>
          </table:table-cell>
          <table:table-cell office:value-type="float" office:value="5.970534" calcext:value-type="float">
            <text:p>5.970534</text:p>
          </table:table-cell>
          <table:table-cell office:value-type="float" office:value="-0.034909" calcext:value-type="float">
            <text:p>-0.034909</text:p>
          </table:table-cell>
          <table:table-cell office:value-type="float" office:value="0.248017" calcext:value-type="float">
            <text:p>0.248017</text:p>
          </table:table-cell>
          <table:table-cell office:value-type="float" office:value="0.576378" calcext:value-type="float">
            <text:p>0.576378</text:p>
          </table:table-cell>
          <table:table-cell office:value-type="float" office:value="1.322127" calcext:value-type="float">
            <text:p>1.322127</text:p>
          </table:table-cell>
          <table:table-cell office:value-type="float" office:value="1.042577" calcext:value-type="float">
            <text:p>1.042577</text:p>
          </table:table-cell>
          <table:table-cell table:number-columns-repeated="3"/>
        </table:table-row>
        <table:table-row table:style-name="ro1">
          <table:table-cell office:value-type="float" office:value="36.91244" calcext:value-type="float">
            <text:p>36.91244</text:p>
          </table:table-cell>
          <table:table-cell office:value-type="float" office:value="13.840257" calcext:value-type="float">
            <text:p>13.840257</text:p>
          </table:table-cell>
          <table:table-cell office:value-type="float" office:value="51.995816" calcext:value-type="float">
            <text:p>51.995816</text:p>
          </table:table-cell>
          <table:table-cell office:value-type="float" office:value="39.885955" calcext:value-type="float">
            <text:p>39.885955</text:p>
          </table:table-cell>
          <table:table-cell office:value-type="float" office:value="33.819614" calcext:value-type="float">
            <text:p>33.819614</text:p>
          </table:table-cell>
          <table:table-cell office:value-type="float" office:value="3.307077" calcext:value-type="float">
            <text:p>3.307077</text:p>
          </table:table-cell>
          <table:table-cell office:value-type="float" office:value="33.097698" calcext:value-type="float">
            <text:p>33.097698</text:p>
          </table:table-cell>
          <table:table-cell office:value-type="float" office:value="60" calcext:value-type="float">
            <text:p>60</text:p>
          </table:table-cell>
          <table:table-cell office:value-type="float" office:value="4.975844" calcext:value-type="float">
            <text:p>4.975844</text:p>
          </table:table-cell>
          <table:table-cell office:value-type="float" office:value="0.254292" calcext:value-type="float">
            <text:p>0.254292</text:p>
          </table:table-cell>
          <table:table-cell office:value-type="float" office:value="0.498869" calcext:value-type="float">
            <text:p>0.498869</text:p>
          </table:table-cell>
          <table:table-cell office:value-type="float" office:value="0.752597" calcext:value-type="float">
            <text:p>0.752597</text:p>
          </table:table-cell>
          <table:table-cell office:value-type="float" office:value="1.037755" calcext:value-type="float">
            <text:p>1.037755</text:p>
          </table:table-cell>
          <table:table-cell office:value-type="float" office:value="1.422228" calcext:value-type="float">
            <text:p>1.422228</text:p>
          </table:table-cell>
          <table:table-cell office:value-type="float" office:value="2.13471" calcext:value-type="float">
            <text:p>2.13471</text:p>
          </table:table-cell>
          <table:table-cell office:value-type="float" office:value="1.048433" calcext:value-type="float">
            <text:p>1.048433</text:p>
          </table:table-cell>
          <table:table-cell table:number-columns-repeated="3"/>
        </table:table-row>
        <table:table-row table:style-name="ro1">
          <table:table-cell office:value-type="float" office:value="32.283502" calcext:value-type="float">
            <text:p>32.283502</text:p>
          </table:table-cell>
          <table:table-cell office:value-type="float" office:value="13.02004" calcext:value-type="float">
            <text:p>13.02004</text:p>
          </table:table-cell>
          <table:table-cell office:value-type="float" office:value="25.562549" calcext:value-type="float">
            <text:p>25.562549</text:p>
          </table:table-cell>
          <table:table-cell office:value-type="float" office:value="27.870834" calcext:value-type="float">
            <text:p>27.870834</text:p>
          </table:table-cell>
          <table:table-cell office:value-type="float" office:value="16.378867" calcext:value-type="float">
            <text:p>16.378867</text:p>
          </table:table-cell>
          <table:table-cell office:value-type="float" office:value="4.478444" calcext:value-type="float">
            <text:p>4.478444</text:p>
          </table:table-cell>
          <table:table-cell office:value-type="float" office:value="15.542144" calcext:value-type="float">
            <text:p>15.542144</text:p>
          </table:table-cell>
          <table:table-cell office:value-type="float" office:value="49.619988" calcext:value-type="float">
            <text:p>49.619988</text:p>
          </table:table-cell>
          <table:table-cell office:value-type="float" office:value="5.480378" calcext:value-type="float">
            <text:p>5.480378</text:p>
          </table:table-cell>
          <table:table-cell office:value-type="float" office:value="5.717701" calcext:value-type="float">
            <text:p>5.717701</text:p>
          </table:table-cell>
          <table:table-cell office:value-type="float" office:value="6.359425" calcext:value-type="float">
            <text:p>6.359425</text:p>
          </table:table-cell>
          <table:table-cell office:value-type="float" office:value="0.435656" calcext:value-type="float">
            <text:p>0.435656</text:p>
          </table:table-cell>
          <table:table-cell office:value-type="float" office:value="0.817704" calcext:value-type="float">
            <text:p>0.817704</text:p>
          </table:table-cell>
          <table:table-cell office:value-type="float" office:value="1.298694" calcext:value-type="float">
            <text:p>1.298694</text:p>
          </table:table-cell>
          <table:table-cell office:value-type="float" office:value="1.98292" calcext:value-type="float">
            <text:p>1.98292</text:p>
          </table:table-cell>
          <table:table-cell office:value-type="float" office:value="1.053145" calcext:value-type="float">
            <text:p>1.053145</text:p>
          </table:table-cell>
          <table:table-cell table:number-columns-repeated="3"/>
        </table:table-row>
        <table:table-row table:style-name="ro1">
          <table:table-cell office:value-type="float" office:value="45.375451" calcext:value-type="float">
            <text:p>45.375451</text:p>
          </table:table-cell>
          <table:table-cell office:value-type="float" office:value="12.881455" calcext:value-type="float">
            <text:p>12.881455</text:p>
          </table:table-cell>
          <table:table-cell office:value-type="float" office:value="44.698929" calcext:value-type="float">
            <text:p>44.698929</text:p>
          </table:table-cell>
          <table:table-cell office:value-type="float" office:value="55.924306" calcext:value-type="float">
            <text:p>55.924306</text:p>
          </table:table-cell>
          <table:table-cell office:value-type="float" office:value="21.544027" calcext:value-type="float">
            <text:p>21.544027</text:p>
          </table:table-cell>
          <table:table-cell office:value-type="float" office:value="16.943447" calcext:value-type="float">
            <text:p>16.943447</text:p>
          </table:table-cell>
          <table:table-cell office:value-type="float" office:value="15.573257" calcext:value-type="float">
            <text:p>15.573257</text:p>
          </table:table-cell>
          <table:table-cell office:value-type="float" office:value="60" calcext:value-type="float">
            <text:p>60</text:p>
          </table:table-cell>
          <table:table-cell office:value-type="float" office:value="5.471696" calcext:value-type="float">
            <text:p>5.471696</text:p>
          </table:table-cell>
          <table:table-cell office:value-type="float" office:value="5.501975" calcext:value-type="float">
            <text:p>5.501975</text:p>
          </table:table-cell>
          <table:table-cell office:value-type="float" office:value="6.397929" calcext:value-type="float">
            <text:p>6.397929</text:p>
          </table:table-cell>
          <table:table-cell office:value-type="float" office:value="6.793006" calcext:value-type="float">
            <text:p>6.793006</text:p>
          </table:table-cell>
          <table:table-cell office:value-type="float" office:value="0.897764" calcext:value-type="float">
            <text:p>0.897764</text:p>
          </table:table-cell>
          <table:table-cell office:value-type="float" office:value="1.36919" calcext:value-type="float">
            <text:p>1.36919</text:p>
          </table:table-cell>
          <table:table-cell office:value-type="float" office:value="2.059479" calcext:value-type="float">
            <text:p>2.059479</text:p>
          </table:table-cell>
          <table:table-cell office:value-type="float" office:value="1.088888" calcext:value-type="float">
            <text:p>1.088888</text:p>
          </table:table-cell>
          <table:table-cell table:number-columns-repeated="3"/>
        </table:table-row>
        <table:table-row table:style-name="ro1">
          <table:table-cell office:value-type="float" office:value="38.208334" calcext:value-type="float">
            <text:p>38.208334</text:p>
          </table:table-cell>
          <table:table-cell office:value-type="float" office:value="3.67131" calcext:value-type="float">
            <text:p>3.67131</text:p>
          </table:table-cell>
          <table:table-cell office:value-type="float" office:value="25.464131" calcext:value-type="float">
            <text:p>25.464131</text:p>
          </table:table-cell>
          <table:table-cell office:value-type="float" office:value="60" calcext:value-type="float">
            <text:p>60</text:p>
          </table:table-cell>
          <table:table-cell office:value-type="float" office:value="9.431971" calcext:value-type="float">
            <text:p>9.431971</text:p>
          </table:table-cell>
          <table:table-cell office:value-type="float" office:value="17.556459" calcext:value-type="float">
            <text:p>17.556459</text:p>
          </table:table-cell>
          <table:table-cell office:value-type="float" office:value="36.005897" calcext:value-type="float">
            <text:p>36.005897</text:p>
          </table:table-cell>
          <table:table-cell office:value-type="float" office:value="29.058535" calcext:value-type="float">
            <text:p>29.058535</text:p>
          </table:table-cell>
          <table:table-cell office:value-type="float" office:value="5.545392" calcext:value-type="float">
            <text:p>5.545392</text:p>
          </table:table-cell>
          <table:table-cell office:value-type="float" office:value="6.267424" calcext:value-type="float">
            <text:p>6.267424</text:p>
          </table:table-cell>
          <table:table-cell office:value-type="float" office:value="0.33508" calcext:value-type="float">
            <text:p>0.33508</text:p>
          </table:table-cell>
          <table:table-cell office:value-type="float" office:value="0.666357" calcext:value-type="float">
            <text:p>0.666357</text:p>
          </table:table-cell>
          <table:table-cell office:value-type="float" office:value="1.014086" calcext:value-type="float">
            <text:p>1.014086</text:p>
          </table:table-cell>
          <table:table-cell office:value-type="float" office:value="1.464872" calcext:value-type="float">
            <text:p>1.464872</text:p>
          </table:table-cell>
          <table:table-cell office:value-type="float" office:value="2.406922" calcext:value-type="float">
            <text:p>2.406922</text:p>
          </table:table-cell>
          <table:table-cell office:value-type="float" office:value="1.096293" calcext:value-type="float">
            <text:p>1.096293</text:p>
          </table:table-cell>
          <table:table-cell table:number-columns-repeated="3"/>
        </table:table-row>
        <table:table-row table:style-name="ro1">
          <table:table-cell office:value-type="float" office:value="49.618174" calcext:value-type="float">
            <text:p>49.618174</text:p>
          </table:table-cell>
          <table:table-cell office:value-type="float" office:value="8.832564" calcext:value-type="float">
            <text:p>8.832564</text:p>
          </table:table-cell>
          <table:table-cell office:value-type="float" office:value="18.663796" calcext:value-type="float">
            <text:p>18.663796</text:p>
          </table:table-cell>
          <table:table-cell office:value-type="float" office:value="53.723919" calcext:value-type="float">
            <text:p>53.723919</text:p>
          </table:table-cell>
          <table:table-cell office:value-type="float" office:value="26.546776" calcext:value-type="float">
            <text:p>26.546776</text:p>
          </table:table-cell>
          <table:table-cell office:value-type="float" office:value="23.026385" calcext:value-type="float">
            <text:p>23.026385</text:p>
          </table:table-cell>
          <table:table-cell office:value-type="float" office:value="50.412715" calcext:value-type="float">
            <text:p>50.412715</text:p>
          </table:table-cell>
          <table:table-cell office:value-type="float" office:value="13.015546" calcext:value-type="float">
            <text:p>13.015546</text:p>
          </table:table-cell>
          <table:table-cell office:value-type="float" office:value="0.357401" calcext:value-type="float">
            <text:p>0.357401</text:p>
          </table:table-cell>
          <table:table-cell office:value-type="float" office:value="4.428542" calcext:value-type="float">
            <text:p>4.428542</text:p>
          </table:table-cell>
          <table:table-cell office:value-type="float" office:value="0.595999" calcext:value-type="float">
            <text:p>0.595999</text:p>
          </table:table-cell>
          <table:table-cell office:value-type="float" office:value="0.786655" calcext:value-type="float">
            <text:p>0.786655</text:p>
          </table:table-cell>
          <table:table-cell office:value-type="float" office:value="1.015623" calcext:value-type="float">
            <text:p>1.015623</text:p>
          </table:table-cell>
          <table:table-cell office:value-type="float" office:value="1.296559" calcext:value-type="float">
            <text:p>1.296559</text:p>
          </table:table-cell>
          <table:table-cell office:value-type="float" office:value="1.829657" calcext:value-type="float">
            <text:p>1.829657</text:p>
          </table:table-cell>
          <table:table-cell office:value-type="float" office:value="1.109082" calcext:value-type="float">
            <text:p>1.109082</text:p>
          </table:table-cell>
          <table:table-cell table:number-columns-repeated="3"/>
        </table:table-row>
        <table:table-row table:style-name="ro1">
          <table:table-cell office:value-type="float" office:value="34.824788" calcext:value-type="float">
            <text:p>34.824788</text:p>
          </table:table-cell>
          <table:table-cell office:value-type="float" office:value="12.529278" calcext:value-type="float">
            <text:p>12.529278</text:p>
          </table:table-cell>
          <table:table-cell office:value-type="float" office:value="15.153243" calcext:value-type="float">
            <text:p>15.153243</text:p>
          </table:table-cell>
          <table:table-cell office:value-type="float" office:value="35.902752" calcext:value-type="float">
            <text:p>35.902752</text:p>
          </table:table-cell>
          <table:table-cell office:value-type="float" office:value="10.770969" calcext:value-type="float">
            <text:p>10.770969</text:p>
          </table:table-cell>
          <table:table-cell office:value-type="float" office:value="1.861877" calcext:value-type="float">
            <text:p>1.861877</text:p>
          </table:table-cell>
          <table:table-cell office:value-type="float" office:value="18.258883" calcext:value-type="float">
            <text:p>18.258883</text:p>
          </table:table-cell>
          <table:table-cell office:value-type="float" office:value="43.512343" calcext:value-type="float">
            <text:p>43.512343</text:p>
          </table:table-cell>
          <table:table-cell office:value-type="float" office:value="5.910651" calcext:value-type="float">
            <text:p>5.910651</text:p>
          </table:table-cell>
          <table:table-cell office:value-type="float" office:value="5.105792" calcext:value-type="float">
            <text:p>5.105792</text:p>
          </table:table-cell>
          <table:table-cell office:value-type="float" office:value="5.781067" calcext:value-type="float">
            <text:p>5.781067</text:p>
          </table:table-cell>
          <table:table-cell office:value-type="float" office:value="6.044288" calcext:value-type="float">
            <text:p>6.044288</text:p>
          </table:table-cell>
          <table:table-cell office:value-type="float" office:value="0.012154" calcext:value-type="float">
            <text:p>0.012154</text:p>
          </table:table-cell>
          <table:table-cell office:value-type="float" office:value="0.449632" calcext:value-type="float">
            <text:p>0.449632</text:p>
          </table:table-cell>
          <table:table-cell office:value-type="float" office:value="1.648639" calcext:value-type="float">
            <text:p>1.648639</text:p>
          </table:table-cell>
          <table:table-cell office:value-type="float" office:value="1.110369" calcext:value-type="float">
            <text:p>1.110369</text:p>
          </table:table-cell>
          <table:table-cell table:number-columns-repeated="3"/>
        </table:table-row>
        <table:table-row table:style-name="ro1">
          <table:table-cell office:value-type="float" office:value="20.549298" calcext:value-type="float">
            <text:p>20.549298</text:p>
          </table:table-cell>
          <table:table-cell office:value-type="float" office:value="15.294765" calcext:value-type="float">
            <text:p>15.294765</text:p>
          </table:table-cell>
          <table:table-cell office:value-type="float" office:value="31.761202" calcext:value-type="float">
            <text:p>31.761202</text:p>
          </table:table-cell>
          <table:table-cell office:value-type="float" office:value="43.610682" calcext:value-type="float">
            <text:p>43.610682</text:p>
          </table:table-cell>
          <table:table-cell office:value-type="float" office:value="21.073076" calcext:value-type="float">
            <text:p>21.073076</text:p>
          </table:table-cell>
          <table:table-cell office:value-type="float" office:value="18.772492" calcext:value-type="float">
            <text:p>18.772492</text:p>
          </table:table-cell>
          <table:table-cell office:value-type="float" office:value="4.396712" calcext:value-type="float">
            <text:p>4.396712</text:p>
          </table:table-cell>
          <table:table-cell office:value-type="float" office:value="6.300278" calcext:value-type="float">
            <text:p>6.300278</text:p>
          </table:table-cell>
          <table:table-cell office:value-type="float" office:value="1.894502" calcext:value-type="float">
            <text:p>1.894502</text:p>
          </table:table-cell>
          <table:table-cell office:value-type="float" office:value="3.330589" calcext:value-type="float">
            <text:p>3.330589</text:p>
          </table:table-cell>
          <table:table-cell office:value-type="float" office:value="3.734126" calcext:value-type="float">
            <text:p>3.734126</text:p>
          </table:table-cell>
          <table:table-cell office:value-type="float" office:value="4.093713" calcext:value-type="float">
            <text:p>4.093713</text:p>
          </table:table-cell>
          <table:table-cell office:value-type="float" office:value="4.418994" calcext:value-type="float">
            <text:p>4.418994</text:p>
          </table:table-cell>
          <table:table-cell office:value-type="float" office:value="4.747674" calcext:value-type="float">
            <text:p>4.747674</text:p>
          </table:table-cell>
          <table:table-cell office:value-type="float" office:value="-1.110443" calcext:value-type="float">
            <text:p>-1.110443</text:p>
          </table:table-cell>
          <table:table-cell office:value-type="float" office:value="1.140597" calcext:value-type="float">
            <text:p>1.140597</text:p>
          </table:table-cell>
          <table:table-cell table:number-columns-repeated="3"/>
        </table:table-row>
        <table:table-row table:style-name="ro1">
          <table:table-cell office:value-type="float" office:value="26.269964" calcext:value-type="float">
            <text:p>26.269964</text:p>
          </table:table-cell>
          <table:table-cell office:value-type="float" office:value="12.975148" calcext:value-type="float">
            <text:p>12.975148</text:p>
          </table:table-cell>
          <table:table-cell office:value-type="float" office:value="22.678865" calcext:value-type="float">
            <text:p>22.678865</text:p>
          </table:table-cell>
          <table:table-cell office:value-type="float" office:value="30.050179" calcext:value-type="float">
            <text:p>30.050179</text:p>
          </table:table-cell>
          <table:table-cell office:value-type="float" office:value="12.619848" calcext:value-type="float">
            <text:p>12.619848</text:p>
          </table:table-cell>
          <table:table-cell office:value-type="float" office:value="3.330376" calcext:value-type="float">
            <text:p>3.330376</text:p>
          </table:table-cell>
          <table:table-cell office:value-type="float" office:value="18.162957" calcext:value-type="float">
            <text:p>18.162957</text:p>
          </table:table-cell>
          <table:table-cell office:value-type="float" office:value="45.733987" calcext:value-type="float">
            <text:p>45.733987</text:p>
          </table:table-cell>
          <table:table-cell office:value-type="float" office:value="5.631609" calcext:value-type="float">
            <text:p>5.631609</text:p>
          </table:table-cell>
          <table:table-cell office:value-type="float" office:value="5.290866" calcext:value-type="float">
            <text:p>5.290866</text:p>
          </table:table-cell>
          <table:table-cell office:value-type="float" office:value="6.103151" calcext:value-type="float">
            <text:p>6.103151</text:p>
          </table:table-cell>
          <table:table-cell office:value-type="float" office:value="6.369594" calcext:value-type="float">
            <text:p>6.369594</text:p>
          </table:table-cell>
          <table:table-cell office:value-type="float" office:value="6.681644" calcext:value-type="float">
            <text:p>6.681644</text:p>
          </table:table-cell>
          <table:table-cell office:value-type="float" office:value="0.857523" calcext:value-type="float">
            <text:p>0.857523</text:p>
          </table:table-cell>
          <table:table-cell office:value-type="float" office:value="1.623924" calcext:value-type="float">
            <text:p>1.623924</text:p>
          </table:table-cell>
          <table:table-cell office:value-type="float" office:value="1.184192" calcext:value-type="float">
            <text:p>1.184192</text:p>
          </table:table-cell>
          <table:table-cell table:number-columns-repeated="3"/>
        </table:table-row>
        <table:table-row table:style-name="ro1">
          <table:table-cell office:value-type="float" office:value="48.166141" calcext:value-type="float">
            <text:p>48.166141</text:p>
          </table:table-cell>
          <table:table-cell office:value-type="float" office:value="18.518645" calcext:value-type="float">
            <text:p>18.518645</text:p>
          </table:table-cell>
          <table:table-cell office:value-type="float" office:value="20.033187" calcext:value-type="float">
            <text:p>20.033187</text:p>
          </table:table-cell>
          <table:table-cell office:value-type="float" office:value="60" calcext:value-type="float">
            <text:p>60</text:p>
          </table:table-cell>
          <table:table-cell office:value-type="float" office:value="8.698382" calcext:value-type="float">
            <text:p>8.698382</text:p>
          </table:table-cell>
          <table:table-cell office:value-type="float" office:value="45.729133" calcext:value-type="float">
            <text:p>45.729133</text:p>
          </table:table-cell>
          <table:table-cell office:value-type="float" office:value="47.597999" calcext:value-type="float">
            <text:p>47.597999</text:p>
          </table:table-cell>
          <table:table-cell office:value-type="float" office:value="16.436131" calcext:value-type="float">
            <text:p>16.436131</text:p>
          </table:table-cell>
          <table:table-cell office:value-type="float" office:value="2.582478" calcext:value-type="float">
            <text:p>2.582478</text:p>
          </table:table-cell>
          <table:table-cell office:value-type="float" office:value="3.356067" calcext:value-type="float">
            <text:p>3.356067</text:p>
          </table:table-cell>
          <table:table-cell office:value-type="float" office:value="3.641896" calcext:value-type="float">
            <text:p>3.641896</text:p>
          </table:table-cell>
          <table:table-cell office:value-type="float" office:value="3.859407" calcext:value-type="float">
            <text:p>3.859407</text:p>
          </table:table-cell>
          <table:table-cell office:value-type="float" office:value="4.037255" calcext:value-type="float">
            <text:p>4.037255</text:p>
          </table:table-cell>
          <table:table-cell office:value-type="float" office:value="4.191121" calcext:value-type="float">
            <text:p>4.191121</text:p>
          </table:table-cell>
          <table:table-cell office:value-type="float" office:value="4.331822" calcext:value-type="float">
            <text:p>4.331822</text:p>
          </table:table-cell>
          <table:table-cell office:value-type="float" office:value="1.193167" calcext:value-type="float">
            <text:p>1.193167</text:p>
          </table:table-cell>
          <table:table-cell table:number-columns-repeated="3"/>
        </table:table-row>
        <table:table-row table:style-name="ro1">
          <table:table-cell office:value-type="float" office:value="12.055412" calcext:value-type="float">
            <text:p>12.055412</text:p>
          </table:table-cell>
          <table:table-cell office:value-type="float" office:value="3.086048" calcext:value-type="float">
            <text:p>3.086048</text:p>
          </table:table-cell>
          <table:table-cell office:value-type="float" office:value="51.381006" calcext:value-type="float">
            <text:p>51.381006</text:p>
          </table:table-cell>
          <table:table-cell office:value-type="float" office:value="42.871801" calcext:value-type="float">
            <text:p>42.871801</text:p>
          </table:table-cell>
          <table:table-cell office:value-type="float" office:value="26.074369" calcext:value-type="float">
            <text:p>26.074369</text:p>
          </table:table-cell>
          <table:table-cell office:value-type="float" office:value="25.807477" calcext:value-type="float">
            <text:p>25.807477</text:p>
          </table:table-cell>
          <table:table-cell office:value-type="float" office:value="54.239288" calcext:value-type="float">
            <text:p>54.239288</text:p>
          </table:table-cell>
          <table:table-cell office:value-type="float" office:value="29.409957" calcext:value-type="float">
            <text:p>29.409957</text:p>
          </table:table-cell>
          <table:table-cell office:value-type="float" office:value="1.610395" calcext:value-type="float">
            <text:p>1.610395</text:p>
          </table:table-cell>
          <table:table-cell office:value-type="float" office:value="3.661129" calcext:value-type="float">
            <text:p>3.661129</text:p>
          </table:table-cell>
          <table:table-cell office:value-type="float" office:value="5.081273" calcext:value-type="float">
            <text:p>5.081273</text:p>
          </table:table-cell>
          <table:table-cell office:value-type="float" office:value="5.377779" calcext:value-type="float">
            <text:p>5.377779</text:p>
          </table:table-cell>
          <table:table-cell office:value-type="float" office:value="5.616483" calcext:value-type="float">
            <text:p>5.616483</text:p>
          </table:table-cell>
          <table:table-cell office:value-type="float" office:value="-0.450933" calcext:value-type="float">
            <text:p>-0.450933</text:p>
          </table:table-cell>
          <table:table-cell office:value-type="float" office:value="-0.230962" calcext:value-type="float">
            <text:p>-0.230962</text:p>
          </table:table-cell>
          <table:table-cell office:value-type="float" office:value="1.226768" calcext:value-type="float">
            <text:p>1.226768</text:p>
          </table:table-cell>
          <table:table-cell table:number-columns-repeated="3"/>
        </table:table-row>
        <table:table-row table:style-name="ro1">
          <table:table-cell office:value-type="float" office:value="57.223525" calcext:value-type="float">
            <text:p>57.223525</text:p>
          </table:table-cell>
          <table:table-cell office:value-type="float" office:value="11.949211" calcext:value-type="float">
            <text:p>11.949211</text:p>
          </table:table-cell>
          <table:table-cell office:value-type="float" office:value="22.797277" calcext:value-type="float">
            <text:p>22.797277</text:p>
          </table:table-cell>
          <table:table-cell office:value-type="float" office:value="46.377041" calcext:value-type="float">
            <text:p>46.377041</text:p>
          </table:table-cell>
          <table:table-cell office:value-type="float" office:value="14.945853" calcext:value-type="float">
            <text:p>14.945853</text:p>
          </table:table-cell>
          <table:table-cell office:value-type="float" office:value="16.053522" calcext:value-type="float">
            <text:p>16.053522</text:p>
          </table:table-cell>
          <table:table-cell office:value-type="float" office:value="26.704067" calcext:value-type="float">
            <text:p>26.704067</text:p>
          </table:table-cell>
          <table:table-cell office:value-type="float" office:value="13.528498" calcext:value-type="float">
            <text:p>13.528498</text:p>
          </table:table-cell>
          <table:table-cell office:value-type="float" office:value="0.31622" calcext:value-type="float">
            <text:p>0.31622</text:p>
          </table:table-cell>
          <table:table-cell office:value-type="float" office:value="5.346457" calcext:value-type="float">
            <text:p>5.346457</text:p>
          </table:table-cell>
          <table:table-cell office:value-type="float" office:value="5.915448" calcext:value-type="float">
            <text:p>5.915448</text:p>
          </table:table-cell>
          <table:table-cell office:value-type="float" office:value="6.259619" calcext:value-type="float">
            <text:p>6.259619</text:p>
          </table:table-cell>
          <table:table-cell office:value-type="float" office:value="0.283136" calcext:value-type="float">
            <text:p>0.283136</text:p>
          </table:table-cell>
          <table:table-cell office:value-type="float" office:value="0.602438" calcext:value-type="float">
            <text:p>0.602438</text:p>
          </table:table-cell>
          <table:table-cell office:value-type="float" office:value="1.049467" calcext:value-type="float">
            <text:p>1.049467</text:p>
          </table:table-cell>
          <table:table-cell office:value-type="float" office:value="1.248978" calcext:value-type="float">
            <text:p>1.248978</text:p>
          </table:table-cell>
          <table:table-cell table:number-columns-repeated="3"/>
        </table:table-row>
        <table:table-row table:style-name="ro1">
          <table:table-cell office:value-type="float" office:value="46.868233" calcext:value-type="float">
            <text:p>46.868233</text:p>
          </table:table-cell>
          <table:table-cell office:value-type="float" office:value="11.764738" calcext:value-type="float">
            <text:p>11.764738</text:p>
          </table:table-cell>
          <table:table-cell office:value-type="float" office:value="17.628296" calcext:value-type="float">
            <text:p>17.628296</text:p>
          </table:table-cell>
          <table:table-cell office:value-type="float" office:value="43.424773" calcext:value-type="float">
            <text:p>43.424773</text:p>
          </table:table-cell>
          <table:table-cell office:value-type="float" office:value="17.907521" calcext:value-type="float">
            <text:p>17.907521</text:p>
          </table:table-cell>
          <table:table-cell office:value-type="float" office:value="7.104362" calcext:value-type="float">
            <text:p>7.104362</text:p>
          </table:table-cell>
          <table:table-cell office:value-type="float" office:value="24.650879" calcext:value-type="float">
            <text:p>24.650879</text:p>
          </table:table-cell>
          <table:table-cell office:value-type="float" office:value="14.462617" calcext:value-type="float">
            <text:p>14.462617</text:p>
          </table:table-cell>
          <table:table-cell office:value-type="float" office:value="2.643192" calcext:value-type="float">
            <text:p>2.643192</text:p>
          </table:table-cell>
          <table:table-cell office:value-type="float" office:value="3.264651" calcext:value-type="float">
            <text:p>3.264651</text:p>
          </table:table-cell>
          <table:table-cell office:value-type="float" office:value="3.643802" calcext:value-type="float">
            <text:p>3.643802</text:p>
          </table:table-cell>
          <table:table-cell office:value-type="float" office:value="3.968168" calcext:value-type="float">
            <text:p>3.968168</text:p>
          </table:table-cell>
          <table:table-cell office:value-type="float" office:value="4.288553" calcext:value-type="float">
            <text:p>4.288553</text:p>
          </table:table-cell>
          <table:table-cell office:value-type="float" office:value="4.645756" calcext:value-type="float">
            <text:p>4.645756</text:p>
          </table:table-cell>
          <table:table-cell office:value-type="float" office:value="5.557159" calcext:value-type="float">
            <text:p>5.557159</text:p>
          </table:table-cell>
          <table:table-cell office:value-type="float" office:value="1.27579" calcext:value-type="float">
            <text:p>1.27579</text:p>
          </table:table-cell>
          <table:table-cell table:number-columns-repeated="3"/>
        </table:table-row>
        <table:table-row table:style-name="ro1">
          <table:table-cell office:value-type="float" office:value="46.229774" calcext:value-type="float">
            <text:p>46.229774</text:p>
          </table:table-cell>
          <table:table-cell office:value-type="float" office:value="12.345218" calcext:value-type="float">
            <text:p>12.345218</text:p>
          </table:table-cell>
          <table:table-cell office:value-type="float" office:value="36.265985" calcext:value-type="float">
            <text:p>36.265985</text:p>
          </table:table-cell>
          <table:table-cell office:value-type="float" office:value="42.957176" calcext:value-type="float">
            <text:p>42.957176</text:p>
          </table:table-cell>
          <table:table-cell office:value-type="float" office:value="23.934667" calcext:value-type="float">
            <text:p>23.934667</text:p>
          </table:table-cell>
          <table:table-cell office:value-type="float" office:value="15.501297" calcext:value-type="float">
            <text:p>15.501297</text:p>
          </table:table-cell>
          <table:table-cell office:value-type="float" office:value="10.696321" calcext:value-type="float">
            <text:p>10.696321</text:p>
          </table:table-cell>
          <table:table-cell office:value-type="float" office:value="60" calcext:value-type="float">
            <text:p>60</text:p>
          </table:table-cell>
          <table:table-cell office:value-type="float" office:value="5.475775" calcext:value-type="float">
            <text:p>5.475775</text:p>
          </table:table-cell>
          <table:table-cell office:value-type="float" office:value="5.780151" calcext:value-type="float">
            <text:p>5.780151</text:p>
          </table:table-cell>
          <table:table-cell office:value-type="float" office:value="6.532371" calcext:value-type="float">
            <text:p>6.532371</text:p>
          </table:table-cell>
          <table:table-cell office:value-type="float" office:value="0.666052" calcext:value-type="float">
            <text:p>0.666052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56426" calcext:value-type="float">
            <text:p>1.56426</text:p>
          </table:table-cell>
          <table:table-cell office:value-type="float" office:value="2.274866" calcext:value-type="float">
            <text:p>2.274866</text:p>
          </table:table-cell>
          <table:table-cell office:value-type="float" office:value="1.285698" calcext:value-type="float">
            <text:p>1.285698</text:p>
          </table:table-cell>
          <table:table-cell table:number-columns-repeated="3"/>
        </table:table-row>
        <table:table-row table:style-name="ro1">
          <table:table-cell office:value-type="float" office:value="37.667169" calcext:value-type="float">
            <text:p>37.667169</text:p>
          </table:table-cell>
          <table:table-cell office:value-type="float" office:value="16.367879" calcext:value-type="float">
            <text:p>16.367879</text:p>
          </table:table-cell>
          <table:table-cell office:value-type="float" office:value="60" calcext:value-type="float">
            <text:p>60</text:p>
          </table:table-cell>
          <table:table-cell office:value-type="float" office:value="55.522291" calcext:value-type="float">
            <text:p>55.522291</text:p>
          </table:table-cell>
          <table:table-cell office:value-type="float" office:value="28.050234" calcext:value-type="float">
            <text:p>28.050234</text:p>
          </table:table-cell>
          <table:table-cell office:value-type="float" office:value="13.549461" calcext:value-type="float">
            <text:p>13.549461</text:p>
          </table:table-cell>
          <table:table-cell office:value-type="float" office:value="34.838311" calcext:value-type="float">
            <text:p>34.838311</text:p>
          </table:table-cell>
          <table:table-cell office:value-type="float" office:value="19.854211" calcext:value-type="float">
            <text:p>19.854211</text:p>
          </table:table-cell>
          <table:table-cell office:value-type="float" office:value="0.891402" calcext:value-type="float">
            <text:p>0.891402</text:p>
          </table:table-cell>
          <table:table-cell office:value-type="float" office:value="4.983093" calcext:value-type="float">
            <text:p>4.983093</text:p>
          </table:table-cell>
          <table:table-cell office:value-type="float" office:value="5.331805" calcext:value-type="float">
            <text:p>5.331805</text:p>
          </table:table-cell>
          <table:table-cell office:value-type="float" office:value="5.583902" calcext:value-type="float">
            <text:p>5.583902</text:p>
          </table:table-cell>
          <table:table-cell office:value-type="float" office:value="5.772578" calcext:value-type="float">
            <text:p>5.772578</text:p>
          </table:table-cell>
          <table:table-cell office:value-type="float" office:value="5.943708" calcext:value-type="float">
            <text:p>5.943708</text:p>
          </table:table-cell>
          <table:table-cell office:value-type="float" office:value="-0.175536" calcext:value-type="float">
            <text:p>-0.175536</text:p>
          </table:table-cell>
          <table:table-cell office:value-type="float" office:value="1.296075" calcext:value-type="float">
            <text:p>1.2960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972263" calcext:value-type="float">
            <text:p>10.972263</text:p>
          </table:table-cell>
          <table:table-cell office:value-type="float" office:value="36.540588" calcext:value-type="float">
            <text:p>36.540588</text:p>
          </table:table-cell>
          <table:table-cell office:value-type="float" office:value="52.072203" calcext:value-type="float">
            <text:p>52.072203</text:p>
          </table:table-cell>
          <table:table-cell office:value-type="float" office:value="25.360822" calcext:value-type="float">
            <text:p>25.360822</text:p>
          </table:table-cell>
          <table:table-cell office:value-type="float" office:value="27.416797" calcext:value-type="float">
            <text:p>27.416797</text:p>
          </table:table-cell>
          <table:table-cell office:value-type="float" office:value="39.824346" calcext:value-type="float">
            <text:p>39.824346</text:p>
          </table:table-cell>
          <table:table-cell office:value-type="float" office:value="2.422209" calcext:value-type="float">
            <text:p>2.422209</text:p>
          </table:table-cell>
          <table:table-cell office:value-type="float" office:value="0.387895" calcext:value-type="float">
            <text:p>0.387895</text:p>
          </table:table-cell>
          <table:table-cell office:value-type="float" office:value="5.629368" calcext:value-type="float">
            <text:p>5.629368</text:p>
          </table:table-cell>
          <table:table-cell office:value-type="float" office:value="6.024047" calcext:value-type="float">
            <text:p>6.024047</text:p>
          </table:table-cell>
          <table:table-cell office:value-type="float" office:value="6.327034" calcext:value-type="float">
            <text:p>6.327034</text:p>
          </table:table-cell>
          <table:table-cell office:value-type="float" office:value="0.340101" calcext:value-type="float">
            <text:p>0.340101</text:p>
          </table:table-cell>
          <table:table-cell office:value-type="float" office:value="0.683949" calcext:value-type="float">
            <text:p>0.683949</text:p>
          </table:table-cell>
          <table:table-cell office:value-type="float" office:value="1.214946" calcext:value-type="float">
            <text:p>1.214946</text:p>
          </table:table-cell>
          <table:table-cell office:value-type="float" office:value="1.325618" calcext:value-type="float">
            <text:p>1.325618</text:p>
          </table:table-cell>
          <table:table-cell table:number-columns-repeated="3"/>
        </table:table-row>
        <table:table-row table:style-name="ro1">
          <table:table-cell office:value-type="float" office:value="37.712769" calcext:value-type="float">
            <text:p>37.712769</text:p>
          </table:table-cell>
          <table:table-cell office:value-type="float" office:value="7.228174" calcext:value-type="float">
            <text:p>7.228174</text:p>
          </table:table-cell>
          <table:table-cell office:value-type="float" office:value="15.889047" calcext:value-type="float">
            <text:p>15.889047</text:p>
          </table:table-cell>
          <table:table-cell office:value-type="float" office:value="29.075837" calcext:value-type="float">
            <text:p>29.075837</text:p>
          </table:table-cell>
          <table:table-cell office:value-type="float" office:value="4.720236" calcext:value-type="float">
            <text:p>4.720236</text:p>
          </table:table-cell>
          <table:table-cell office:value-type="float" office:value="19.585323" calcext:value-type="float">
            <text:p>19.585323</text:p>
          </table:table-cell>
          <table:table-cell office:value-type="float" office:value="32.909485" calcext:value-type="float">
            <text:p>32.909485</text:p>
          </table:table-cell>
          <table:table-cell office:value-type="float" office:value="22.608102" calcext:value-type="float">
            <text:p>22.608102</text:p>
          </table:table-cell>
          <table:table-cell office:value-type="float" office:value="2.024146" calcext:value-type="float">
            <text:p>2.024146</text:p>
          </table:table-cell>
          <table:table-cell office:value-type="float" office:value="3.830622" calcext:value-type="float">
            <text:p>3.830622</text:p>
          </table:table-cell>
          <table:table-cell office:value-type="float" office:value="4.164909" calcext:value-type="float">
            <text:p>4.164909</text:p>
          </table:table-cell>
          <table:table-cell office:value-type="float" office:value="4.514949" calcext:value-type="float">
            <text:p>4.514949</text:p>
          </table:table-cell>
          <table:table-cell office:value-type="float" office:value="4.863998" calcext:value-type="float">
            <text:p>4.863998</text:p>
          </table:table-cell>
          <table:table-cell office:value-type="float" office:value="5.266353" calcext:value-type="float">
            <text:p>5.266353</text:p>
          </table:table-cell>
          <table:table-cell office:value-type="float" office:value="-0.392303" calcext:value-type="float">
            <text:p>-0.392303</text:p>
          </table:table-cell>
          <table:table-cell office:value-type="float" office:value="1.332785" calcext:value-type="float">
            <text:p>1.332785</text:p>
          </table:table-cell>
          <table:table-cell table:number-columns-repeated="3"/>
        </table:table-row>
        <table:table-row table:style-name="ro1">
          <table:table-cell office:value-type="float" office:value="53.337146" calcext:value-type="float">
            <text:p>53.337146</text:p>
          </table:table-cell>
          <table:table-cell office:value-type="float" office:value="11.395519" calcext:value-type="float">
            <text:p>11.395519</text:p>
          </table:table-cell>
          <table:table-cell office:value-type="float" office:value="18.179776" calcext:value-type="float">
            <text:p>18.179776</text:p>
          </table:table-cell>
          <table:table-cell office:value-type="float" office:value="47.592875" calcext:value-type="float">
            <text:p>47.592875</text:p>
          </table:table-cell>
          <table:table-cell office:value-type="float" office:value="21.423862" calcext:value-type="float">
            <text:p>21.423862</text:p>
          </table:table-cell>
          <table:table-cell office:value-type="float" office:value="3.437889" calcext:value-type="float">
            <text:p>3.437889</text:p>
          </table:table-cell>
          <table:table-cell office:value-type="float" office:value="28.143583" calcext:value-type="float">
            <text:p>28.143583</text:p>
          </table:table-cell>
          <table:table-cell office:value-type="float" office:value="14.829261" calcext:value-type="float">
            <text:p>14.829261</text:p>
          </table:table-cell>
          <table:table-cell office:value-type="float" office:value="2.811706" calcext:value-type="float">
            <text:p>2.811706</text:p>
          </table:table-cell>
          <table:table-cell office:value-type="float" office:value="3.070943" calcext:value-type="float">
            <text:p>3.070943</text:p>
          </table:table-cell>
          <table:table-cell office:value-type="float" office:value="3.4821" calcext:value-type="float">
            <text:p>3.4821</text:p>
          </table:table-cell>
          <table:table-cell office:value-type="float" office:value="3.785044" calcext:value-type="float">
            <text:p>3.785044</text:p>
          </table:table-cell>
          <table:table-cell office:value-type="float" office:value="4.09202" calcext:value-type="float">
            <text:p>4.09202</text:p>
          </table:table-cell>
          <table:table-cell office:value-type="float" office:value="4.415716" calcext:value-type="float">
            <text:p>4.415716</text:p>
          </table:table-cell>
          <table:table-cell office:value-type="float" office:value="-1.401089" calcext:value-type="float">
            <text:p>-1.401089</text:p>
          </table:table-cell>
          <table:table-cell office:value-type="float" office:value="1.342431" calcext:value-type="float">
            <text:p>1.342431</text:p>
          </table:table-cell>
          <table:table-cell table:number-columns-repeated="3"/>
        </table:table-row>
        <table:table-row table:style-name="ro1">
          <table:table-cell office:value-type="float" office:value="52.644396" calcext:value-type="float">
            <text:p>52.644396</text:p>
          </table:table-cell>
          <table:table-cell office:value-type="float" office:value="16.645105" calcext:value-type="float">
            <text:p>16.645105</text:p>
          </table:table-cell>
          <table:table-cell office:value-type="float" office:value="14.776099" calcext:value-type="float">
            <text:p>14.776099</text:p>
          </table:table-cell>
          <table:table-cell office:value-type="float" office:value="60" calcext:value-type="float">
            <text:p>60</text:p>
          </table:table-cell>
          <table:table-cell office:value-type="float" office:value="11.734589" calcext:value-type="float">
            <text:p>11.734589</text:p>
          </table:table-cell>
          <table:table-cell office:value-type="float" office:value="19.135837" calcext:value-type="float">
            <text:p>19.135837</text:p>
          </table:table-cell>
          <table:table-cell office:value-type="float" office:value="25.575433" calcext:value-type="float">
            <text:p>25.575433</text:p>
          </table:table-cell>
          <table:table-cell office:value-type="float" office:value="20.643187" calcext:value-type="float">
            <text:p>20.643187</text:p>
          </table:table-cell>
          <table:table-cell office:value-type="float" office:value="2.662283" calcext:value-type="float">
            <text:p>2.662283</text:p>
          </table:table-cell>
          <table:table-cell office:value-type="float" office:value="3.255375" calcext:value-type="float">
            <text:p>3.255375</text:p>
          </table:table-cell>
          <table:table-cell office:value-type="float" office:value="3.544756" calcext:value-type="float">
            <text:p>3.544756</text:p>
          </table:table-cell>
          <table:table-cell office:value-type="float" office:value="3.778872" calcext:value-type="float">
            <text:p>3.778872</text:p>
          </table:table-cell>
          <table:table-cell office:value-type="float" office:value="3.982669" calcext:value-type="float">
            <text:p>3.982669</text:p>
          </table:table-cell>
          <table:table-cell office:value-type="float" office:value="4.177711" calcext:value-type="float">
            <text:p>4.177711</text:p>
          </table:table-cell>
          <table:table-cell office:value-type="float" office:value="4.366476" calcext:value-type="float">
            <text:p>4.366476</text:p>
          </table:table-cell>
          <table:table-cell office:value-type="float" office:value="1.342863" calcext:value-type="float">
            <text:p>1.342863</text:p>
          </table:table-cell>
          <table:table-cell table:number-columns-repeated="3"/>
        </table:table-row>
        <table:table-row table:style-name="ro1">
          <table:table-cell office:value-type="float" office:value="19.835892" calcext:value-type="float">
            <text:p>19.835892</text:p>
          </table:table-cell>
          <table:table-cell office:value-type="float" office:value="9.844038" calcext:value-type="float">
            <text:p>9.844038</text:p>
          </table:table-cell>
          <table:table-cell office:value-type="float" office:value="21.438045" calcext:value-type="float">
            <text:p>21.438045</text:p>
          </table:table-cell>
          <table:table-cell office:value-type="float" office:value="32.035353" calcext:value-type="float">
            <text:p>32.035353</text:p>
          </table:table-cell>
          <table:table-cell office:value-type="float" office:value="16.393329" calcext:value-type="float">
            <text:p>16.393329</text:p>
          </table:table-cell>
          <table:table-cell office:value-type="float" office:value="7.990782" calcext:value-type="float">
            <text:p>7.990782</text:p>
          </table:table-cell>
          <table:table-cell office:value-type="float" office:value="11.47931" calcext:value-type="float">
            <text:p>11.47931</text:p>
          </table:table-cell>
          <table:table-cell office:value-type="float" office:value="18.345583" calcext:value-type="float">
            <text:p>18.345583</text:p>
          </table:table-cell>
          <table:table-cell office:value-type="float" office:value="2.311845" calcext:value-type="float">
            <text:p>2.311845</text:p>
          </table:table-cell>
          <table:table-cell office:value-type="float" office:value="0.641785" calcext:value-type="float">
            <text:p>0.641785</text:p>
          </table:table-cell>
          <table:table-cell office:value-type="float" office:value="2.476998" calcext:value-type="float">
            <text:p>2.476998</text:p>
          </table:table-cell>
          <table:table-cell office:value-type="float" office:value="3.232856" calcext:value-type="float">
            <text:p>3.232856</text:p>
          </table:table-cell>
          <table:table-cell office:value-type="float" office:value="3.824896" calcext:value-type="float">
            <text:p>3.824896</text:p>
          </table:table-cell>
          <table:table-cell office:value-type="float" office:value="4.324322" calcext:value-type="float">
            <text:p>4.324322</text:p>
          </table:table-cell>
          <table:table-cell office:value-type="float" office:value="-0.839229" calcext:value-type="float">
            <text:p>-0.839229</text:p>
          </table:table-cell>
          <table:table-cell office:value-type="float" office:value="1.381541" calcext:value-type="float">
            <text:p>1.381541</text:p>
          </table:table-cell>
          <table:table-cell table:number-columns-repeated="3"/>
        </table:table-row>
        <table:table-row table:style-name="ro1">
          <table:table-cell office:value-type="float" office:value="21.173624" calcext:value-type="float">
            <text:p>21.173624</text:p>
          </table:table-cell>
          <table:table-cell office:value-type="float" office:value="39.94296" calcext:value-type="float">
            <text:p>39.94296</text:p>
          </table:table-cell>
          <table:table-cell office:value-type="float" office:value="44.817833" calcext:value-type="float">
            <text:p>44.817833</text:p>
          </table:table-cell>
          <table:table-cell office:value-type="float" office:value="49.66724" calcext:value-type="float">
            <text:p>49.66724</text:p>
          </table:table-cell>
          <table:table-cell office:value-type="float" office:value="3.885242" calcext:value-type="float">
            <text:p>3.885242</text:p>
          </table:table-cell>
          <table:table-cell office:value-type="float" office:value="38.20861" calcext:value-type="float">
            <text:p>38.20861</text:p>
          </table:table-cell>
          <table:table-cell office:value-type="float" office:value="18.384031" calcext:value-type="float">
            <text:p>18.384031</text:p>
          </table:table-cell>
          <table:table-cell office:value-type="float" office:value="29.244703" calcext:value-type="float">
            <text:p>29.244703</text:p>
          </table:table-cell>
          <table:table-cell office:value-type="float" office:value="2.265646" calcext:value-type="float">
            <text:p>2.265646</text:p>
          </table:table-cell>
          <table:table-cell office:value-type="float" office:value="3.881031" calcext:value-type="float">
            <text:p>3.881031</text:p>
          </table:table-cell>
          <table:table-cell office:value-type="float" office:value="4.111472" calcext:value-type="float">
            <text:p>4.111472</text:p>
          </table:table-cell>
          <table:table-cell office:value-type="float" office:value="4.354637" calcext:value-type="float">
            <text:p>4.354637</text:p>
          </table:table-cell>
          <table:table-cell office:value-type="float" office:value="0.261246" calcext:value-type="float">
            <text:p>0.261246</text:p>
          </table:table-cell>
          <table:table-cell office:value-type="float" office:value="0.385924" calcext:value-type="float">
            <text:p>0.385924</text:p>
          </table:table-cell>
          <table:table-cell office:value-type="float" office:value="0.511171" calcext:value-type="float">
            <text:p>0.511171</text:p>
          </table:table-cell>
          <table:table-cell office:value-type="float" office:value="1.406118" calcext:value-type="float">
            <text:p>1.406118</text:p>
          </table:table-cell>
          <table:table-cell table:number-columns-repeated="3"/>
        </table:table-row>
        <table:table-row table:style-name="ro1">
          <table:table-cell office:value-type="float" office:value="59.809931" calcext:value-type="float">
            <text:p>59.809931</text:p>
          </table:table-cell>
          <table:table-cell office:value-type="float" office:value="9.395656" calcext:value-type="float">
            <text:p>9.395656</text:p>
          </table:table-cell>
          <table:table-cell office:value-type="float" office:value="21.447044" calcext:value-type="float">
            <text:p>21.447044</text:p>
          </table:table-cell>
          <table:table-cell office:value-type="float" office:value="52.326914" calcext:value-type="float">
            <text:p>52.326914</text:p>
          </table:table-cell>
          <table:table-cell office:value-type="float" office:value="20.898558" calcext:value-type="float">
            <text:p>20.898558</text:p>
          </table:table-cell>
          <table:table-cell office:value-type="float" office:value="14.010034" calcext:value-type="float">
            <text:p>14.010034</text:p>
          </table:table-cell>
          <table:table-cell office:value-type="float" office:value="2.685035" calcext:value-type="float">
            <text:p>2.685035</text:p>
          </table:table-cell>
          <table:table-cell office:value-type="float" office:value="49.732462" calcext:value-type="float">
            <text:p>49.732462</text:p>
          </table:table-cell>
          <table:table-cell office:value-type="float" office:value="5.899552" calcext:value-type="float">
            <text:p>5.899552</text:p>
          </table:table-cell>
          <table:table-cell office:value-type="float" office:value="5.753732" calcext:value-type="float">
            <text:p>5.753732</text:p>
          </table:table-cell>
          <table:table-cell office:value-type="float" office:value="0.317816" calcext:value-type="float">
            <text:p>0.317816</text:p>
          </table:table-cell>
          <table:table-cell office:value-type="float" office:value="0.812899" calcext:value-type="float">
            <text:p>0.812899</text:p>
          </table:table-cell>
          <table:table-cell office:value-type="float" office:value="1.2871" calcext:value-type="float">
            <text:p>1.2871</text:p>
          </table:table-cell>
          <table:table-cell office:value-type="float" office:value="1.805085" calcext:value-type="float">
            <text:p>1.805085</text:p>
          </table:table-cell>
          <table:table-cell office:value-type="float" office:value="2.469381" calcext:value-type="float">
            <text:p>2.469381</text:p>
          </table:table-cell>
          <table:table-cell office:value-type="float" office:value="1.466165" calcext:value-type="float">
            <text:p>1.466165</text:p>
          </table:table-cell>
          <table:table-cell table:number-columns-repeated="3"/>
        </table:table-row>
        <table:table-row table:style-name="ro1">
          <table:table-cell office:value-type="float" office:value="16.802057" calcext:value-type="float">
            <text:p>16.802057</text:p>
          </table:table-cell>
          <table:table-cell office:value-type="float" office:value="10.24343" calcext:value-type="float">
            <text:p>10.24343</text:p>
          </table:table-cell>
          <table:table-cell office:value-type="float" office:value="41.08828" calcext:value-type="float">
            <text:p>41.08828</text:p>
          </table:table-cell>
          <table:table-cell office:value-type="float" office:value="42.631549" calcext:value-type="float">
            <text:p>42.631549</text:p>
          </table:table-cell>
          <table:table-cell office:value-type="float" office:value="12.192922" calcext:value-type="float">
            <text:p>12.192922</text:p>
          </table:table-cell>
          <table:table-cell office:value-type="float" office:value="0.066078" calcext:value-type="float">
            <text:p>0.066078</text:p>
          </table:table-cell>
          <table:table-cell office:value-type="float" office:value="22.883091" calcext:value-type="float">
            <text:p>22.883091</text:p>
          </table:table-cell>
          <table:table-cell office:value-type="float" office:value="22.690607" calcext:value-type="float">
            <text:p>22.690607</text:p>
          </table:table-cell>
          <table:table-cell office:value-type="float" office:value="0.832707" calcext:value-type="float">
            <text:p>0.832707</text:p>
          </table:table-cell>
          <table:table-cell office:value-type="float" office:value="4.843439" calcext:value-type="float">
            <text:p>4.843439</text:p>
          </table:table-cell>
          <table:table-cell office:value-type="float" office:value="5.576921" calcext:value-type="float">
            <text:p>5.576921</text:p>
          </table:table-cell>
          <table:table-cell office:value-type="float" office:value="5.949278" calcext:value-type="float">
            <text:p>5.949278</text:p>
          </table:table-cell>
          <table:table-cell office:value-type="float" office:value="6.20063" calcext:value-type="float">
            <text:p>6.20063</text:p>
          </table:table-cell>
          <table:table-cell office:value-type="float" office:value="0.144379" calcext:value-type="float">
            <text:p>0.144379</text:p>
          </table:table-cell>
          <table:table-cell office:value-type="float" office:value="0.835292" calcext:value-type="float">
            <text:p>0.835292</text:p>
          </table:table-cell>
          <table:table-cell office:value-type="float" office:value="1.528748" calcext:value-type="float">
            <text:p>1.52874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443969" calcext:value-type="float">
            <text:p>11.443969</text:p>
          </table:table-cell>
          <table:table-cell office:value-type="float" office:value="19.948019" calcext:value-type="float">
            <text:p>19.948019</text:p>
          </table:table-cell>
          <table:table-cell office:value-type="float" office:value="53.175257" calcext:value-type="float">
            <text:p>53.175257</text:p>
          </table:table-cell>
          <table:table-cell office:value-type="float" office:value="6.712764" calcext:value-type="float">
            <text:p>6.712764</text:p>
          </table:table-cell>
          <table:table-cell office:value-type="float" office:value="20.149535" calcext:value-type="float">
            <text:p>20.149535</text:p>
          </table:table-cell>
          <table:table-cell office:value-type="float" office:value="27.392791" calcext:value-type="float">
            <text:p>27.392791</text:p>
          </table:table-cell>
          <table:table-cell office:value-type="float" office:value="13.053874" calcext:value-type="float">
            <text:p>13.053874</text:p>
          </table:table-cell>
          <table:table-cell office:value-type="float" office:value="6.193172" calcext:value-type="float">
            <text:p>6.193172</text:p>
          </table:table-cell>
          <table:table-cell office:value-type="float" office:value="0.025393" calcext:value-type="float">
            <text:p>0.025393</text:p>
          </table:table-cell>
          <table:table-cell office:value-type="float" office:value="0.282475" calcext:value-type="float">
            <text:p>0.282475</text:p>
          </table:table-cell>
          <table:table-cell office:value-type="float" office:value="0.534221" calcext:value-type="float">
            <text:p>0.534221</text:p>
          </table:table-cell>
          <table:table-cell office:value-type="float" office:value="0.824123" calcext:value-type="float">
            <text:p>0.824123</text:p>
          </table:table-cell>
          <table:table-cell office:value-type="float" office:value="1.15765" calcext:value-type="float">
            <text:p>1.15765</text:p>
          </table:table-cell>
          <table:table-cell office:value-type="float" office:value="1.751179" calcext:value-type="float">
            <text:p>1.751179</text:p>
          </table:table-cell>
          <table:table-cell office:value-type="float" office:value="1.572172" calcext:value-type="float">
            <text:p>1.572172</text:p>
          </table:table-cell>
          <table:table-cell table:number-columns-repeated="3"/>
        </table:table-row>
        <table:table-row table:style-name="ro1">
          <table:table-cell office:value-type="float" office:value="20.331287" calcext:value-type="float">
            <text:p>20.331287</text:p>
          </table:table-cell>
          <table:table-cell office:value-type="float" office:value="8.118738" calcext:value-type="float">
            <text:p>8.118738</text:p>
          </table:table-cell>
          <table:table-cell office:value-type="float" office:value="49.259271" calcext:value-type="float">
            <text:p>49.259271</text:p>
          </table:table-cell>
          <table:table-cell office:value-type="float" office:value="42.635058" calcext:value-type="float">
            <text:p>42.635058</text:p>
          </table:table-cell>
          <table:table-cell office:value-type="float" office:value="31.248253" calcext:value-type="float">
            <text:p>31.248253</text:p>
          </table:table-cell>
          <table:table-cell office:value-type="float" office:value="0.046846" calcext:value-type="float">
            <text:p>0.046846</text:p>
          </table:table-cell>
          <table:table-cell office:value-type="float" office:value="46.102718" calcext:value-type="float">
            <text:p>46.102718</text:p>
          </table:table-cell>
          <table:table-cell office:value-type="float" office:value="49.71821" calcext:value-type="float">
            <text:p>49.71821</text:p>
          </table:table-cell>
          <table:table-cell office:value-type="float" office:value="4.651142" calcext:value-type="float">
            <text:p>4.651142</text:p>
          </table:table-cell>
          <table:table-cell office:value-type="float" office:value="5.436069" calcext:value-type="float">
            <text:p>5.436069</text:p>
          </table:table-cell>
          <table:table-cell office:value-type="float" office:value="6.372102" calcext:value-type="float">
            <text:p>6.372102</text:p>
          </table:table-cell>
          <table:table-cell office:value-type="float" office:value="6.610604" calcext:value-type="float">
            <text:p>6.610604</text:p>
          </table:table-cell>
          <table:table-cell office:value-type="float" office:value="0.565691" calcext:value-type="float">
            <text:p>0.565691</text:p>
          </table:table-cell>
          <table:table-cell office:value-type="float" office:value="0.834275" calcext:value-type="float">
            <text:p>0.834275</text:p>
          </table:table-cell>
          <table:table-cell office:value-type="float" office:value="2.918353" calcext:value-type="float">
            <text:p>2.918353</text:p>
          </table:table-cell>
          <table:table-cell office:value-type="float" office:value="1.574699" calcext:value-type="float">
            <text:p>1.574699</text:p>
          </table:table-cell>
          <table:table-cell table:number-columns-repeated="3"/>
        </table:table-row>
        <table:table-row table:style-name="ro1">
          <table:table-cell office:value-type="float" office:value="12.524387" calcext:value-type="float">
            <text:p>12.524387</text:p>
          </table:table-cell>
          <table:table-cell office:value-type="float" office:value="26.083267" calcext:value-type="float">
            <text:p>26.083267</text:p>
          </table:table-cell>
          <table:table-cell office:value-type="float" office:value="37.561738" calcext:value-type="float">
            <text:p>37.561738</text:p>
          </table:table-cell>
          <table:table-cell office:value-type="float" office:value="60" calcext:value-type="float">
            <text:p>60</text:p>
          </table:table-cell>
          <table:table-cell office:value-type="float" office:value="5.712253" calcext:value-type="float">
            <text:p>5.712253</text:p>
          </table:table-cell>
          <table:table-cell office:value-type="float" office:value="28.443984" calcext:value-type="float">
            <text:p>28.443984</text:p>
          </table:table-cell>
          <table:table-cell office:value-type="float" office:value="11.707834" calcext:value-type="float">
            <text:p>11.707834</text:p>
          </table:table-cell>
          <table:table-cell office:value-type="float" office:value="34.305601" calcext:value-type="float">
            <text:p>34.305601</text:p>
          </table:table-cell>
          <table:table-cell office:value-type="float" office:value="2.385491" calcext:value-type="float">
            <text:p>2.385491</text:p>
          </table:table-cell>
          <table:table-cell office:value-type="float" office:value="7.637141" calcext:value-type="float">
            <text:p>7.637141</text:p>
          </table:table-cell>
          <table:table-cell office:value-type="float" office:value="1.503612" calcext:value-type="float">
            <text:p>1.503612</text:p>
          </table:table-cell>
          <table:table-cell office:value-type="float" office:value="1.762735" calcext:value-type="float">
            <text:p>1.762735</text:p>
          </table:table-cell>
          <table:table-cell office:value-type="float" office:value="2.190787" calcext:value-type="float">
            <text:p>2.190787</text:p>
          </table:table-cell>
          <table:table-cell office:value-type="float" office:value="2.796444" calcext:value-type="float">
            <text:p>2.796444</text:p>
          </table:table-cell>
          <table:table-cell office:value-type="float" office:value="3.265663" calcext:value-type="float">
            <text:p>3.265663</text:p>
          </table:table-cell>
          <table:table-cell office:value-type="float" office:value="1.602412" calcext:value-type="float">
            <text:p>1.602412</text:p>
          </table:table-cell>
          <table:table-cell table:number-columns-repeated="3"/>
        </table:table-row>
        <table:table-row table:style-name="ro1">
          <table:table-cell office:value-type="float" office:value="16.384862" calcext:value-type="float">
            <text:p>16.384862</text:p>
          </table:table-cell>
          <table:table-cell office:value-type="float" office:value="26.959303" calcext:value-type="float">
            <text:p>26.959303</text:p>
          </table:table-cell>
          <table:table-cell office:value-type="float" office:value="39.817484" calcext:value-type="float">
            <text:p>39.817484</text:p>
          </table:table-cell>
          <table:table-cell office:value-type="float" office:value="48.478426" calcext:value-type="float">
            <text:p>48.478426</text:p>
          </table:table-cell>
          <table:table-cell office:value-type="float" office:value="27.991349" calcext:value-type="float">
            <text:p>27.991349</text:p>
          </table:table-cell>
          <table:table-cell office:value-type="float" office:value="32.126383" calcext:value-type="float">
            <text:p>32.126383</text:p>
          </table:table-cell>
          <table:table-cell office:value-type="float" office:value="4.950409" calcext:value-type="float">
            <text:p>4.950409</text:p>
          </table:table-cell>
          <table:table-cell office:value-type="float" office:value="27.250347" calcext:value-type="float">
            <text:p>27.250347</text:p>
          </table:table-cell>
          <table:table-cell office:value-type="float" office:value="1.666213" calcext:value-type="float">
            <text:p>1.666213</text:p>
          </table:table-cell>
          <table:table-cell office:value-type="float" office:value="1.309248" calcext:value-type="float">
            <text:p>1.309248</text:p>
          </table:table-cell>
          <table:table-cell office:value-type="float" office:value="1.538664" calcext:value-type="float">
            <text:p>1.538664</text:p>
          </table:table-cell>
          <table:table-cell office:value-type="float" office:value="1.875033" calcext:value-type="float">
            <text:p>1.875033</text:p>
          </table:table-cell>
          <table:table-cell office:value-type="float" office:value="2.36624" calcext:value-type="float">
            <text:p>2.36624</text:p>
          </table:table-cell>
          <table:table-cell office:value-type="float" office:value="3.02805" calcext:value-type="float">
            <text:p>3.02805</text:p>
          </table:table-cell>
          <table:table-cell office:value-type="float" office:value="3.464482" calcext:value-type="float">
            <text:p>3.464482</text:p>
          </table:table-cell>
          <table:table-cell office:value-type="float" office:value="1.602843" calcext:value-type="float">
            <text:p>1.602843</text:p>
          </table:table-cell>
          <table:table-cell table:number-columns-repeated="3"/>
        </table:table-row>
        <table:table-row table:style-name="ro1">
          <table:table-cell office:value-type="float" office:value="33.362494" calcext:value-type="float">
            <text:p>33.362494</text:p>
          </table:table-cell>
          <table:table-cell office:value-type="float" office:value="8.154639" calcext:value-type="float">
            <text:p>8.154639</text:p>
          </table:table-cell>
          <table:table-cell office:value-type="float" office:value="38.991809" calcext:value-type="float">
            <text:p>38.991809</text:p>
          </table:table-cell>
          <table:table-cell office:value-type="float" office:value="34.059579" calcext:value-type="float">
            <text:p>34.059579</text:p>
          </table:table-cell>
          <table:table-cell office:value-type="float" office:value="12.696257" calcext:value-type="float">
            <text:p>12.696257</text:p>
          </table:table-cell>
          <table:table-cell office:value-type="float" office:value="36.376778" calcext:value-type="float">
            <text:p>36.376778</text:p>
          </table:table-cell>
          <table:table-cell office:value-type="float" office:value="49.049816" calcext:value-type="float">
            <text:p>49.049816</text:p>
          </table:table-cell>
          <table:table-cell office:value-type="float" office:value="14.264522" calcext:value-type="float">
            <text:p>14.264522</text:p>
          </table:table-cell>
          <table:table-cell office:value-type="float" office:value="0.487925" calcext:value-type="float">
            <text:p>0.487925</text:p>
          </table:table-cell>
          <table:table-cell office:value-type="float" office:value="5.551357" calcext:value-type="float">
            <text:p>5.551357</text:p>
          </table:table-cell>
          <table:table-cell office:value-type="float" office:value="5.883142" calcext:value-type="float">
            <text:p>5.883142</text:p>
          </table:table-cell>
          <table:table-cell office:value-type="float" office:value="6.16155" calcext:value-type="float">
            <text:p>6.16155</text:p>
          </table:table-cell>
          <table:table-cell office:value-type="float" office:value="0.150325" calcext:value-type="float">
            <text:p>0.150325</text:p>
          </table:table-cell>
          <table:table-cell office:value-type="float" office:value="0.453718" calcext:value-type="float">
            <text:p>0.453718</text:p>
          </table:table-cell>
          <table:table-cell office:value-type="float" office:value="0.896462" calcext:value-type="float">
            <text:p>0.896462</text:p>
          </table:table-cell>
          <table:table-cell office:value-type="float" office:value="1.630323" calcext:value-type="float">
            <text:p>1.630323</text:p>
          </table:table-cell>
          <table:table-cell table:number-columns-repeated="3"/>
        </table:table-row>
        <table:table-row table:style-name="ro1">
          <table:table-cell office:value-type="float" office:value="45.995287" calcext:value-type="float">
            <text:p>45.995287</text:p>
          </table:table-cell>
          <table:table-cell office:value-type="float" office:value="11.335559" calcext:value-type="float">
            <text:p>11.335559</text:p>
          </table:table-cell>
          <table:table-cell office:value-type="float" office:value="31.80865" calcext:value-type="float">
            <text:p>31.80865</text:p>
          </table:table-cell>
          <table:table-cell office:value-type="float" office:value="60" calcext:value-type="float">
            <text:p>60</text:p>
          </table:table-cell>
          <table:table-cell office:value-type="float" office:value="6.841118" calcext:value-type="float">
            <text:p>6.841118</text:p>
          </table:table-cell>
          <table:table-cell office:value-type="float" office:value="26.695631" calcext:value-type="float">
            <text:p>26.695631</text:p>
          </table:table-cell>
          <table:table-cell office:value-type="float" office:value="29.97078" calcext:value-type="float">
            <text:p>29.97078</text:p>
          </table:table-cell>
          <table:table-cell office:value-type="float" office:value="7.366091" calcext:value-type="float">
            <text:p>7.366091</text:p>
          </table:table-cell>
          <table:table-cell office:value-type="float" office:value="2.407227" calcext:value-type="float">
            <text:p>2.407227</text:p>
          </table:table-cell>
          <table:table-cell office:value-type="float" office:value="3.292176" calcext:value-type="float">
            <text:p>3.292176</text:p>
          </table:table-cell>
          <table:table-cell office:value-type="float" office:value="3.817251" calcext:value-type="float">
            <text:p>3.817251</text:p>
          </table:table-cell>
          <table:table-cell office:value-type="float" office:value="4.223568" calcext:value-type="float">
            <text:p>4.223568</text:p>
          </table:table-cell>
          <table:table-cell office:value-type="float" office:value="4.601497" calcext:value-type="float">
            <text:p>4.601497</text:p>
          </table:table-cell>
          <table:table-cell office:value-type="float" office:value="4.978569" calcext:value-type="float">
            <text:p>4.978569</text:p>
          </table:table-cell>
          <table:table-cell office:value-type="float" office:value="5.513318" calcext:value-type="float">
            <text:p>5.513318</text:p>
          </table:table-cell>
          <table:table-cell office:value-type="float" office:value="1.655709" calcext:value-type="float">
            <text:p>1.655709</text:p>
          </table:table-cell>
          <table:table-cell table:number-columns-repeated="3"/>
        </table:table-row>
        <table:table-row table:style-name="ro1">
          <table:table-cell office:value-type="float" office:value="18.859439" calcext:value-type="float">
            <text:p>18.859439</text:p>
          </table:table-cell>
          <table:table-cell office:value-type="float" office:value="21.657419" calcext:value-type="float">
            <text:p>21.657419</text:p>
          </table:table-cell>
          <table:table-cell office:value-type="float" office:value="24.849913" calcext:value-type="float">
            <text:p>24.849913</text:p>
          </table:table-cell>
          <table:table-cell office:value-type="float" office:value="46.929666" calcext:value-type="float">
            <text:p>46.929666</text:p>
          </table:table-cell>
          <table:table-cell office:value-type="float" office:value="12.031586" calcext:value-type="float">
            <text:p>12.031586</text:p>
          </table:table-cell>
          <table:table-cell office:value-type="float" office:value="26.805274" calcext:value-type="float">
            <text:p>26.805274</text:p>
          </table:table-cell>
          <table:table-cell office:value-type="float" office:value="13.199318" calcext:value-type="float">
            <text:p>13.199318</text:p>
          </table:table-cell>
          <table:table-cell office:value-type="float" office:value="15.339049" calcext:value-type="float">
            <text:p>15.339049</text:p>
          </table:table-cell>
          <table:table-cell office:value-type="float" office:value="2.164032" calcext:value-type="float">
            <text:p>2.164032</text:p>
          </table:table-cell>
          <table:table-cell office:value-type="float" office:value="2.069849" calcext:value-type="float">
            <text:p>2.069849</text:p>
          </table:table-cell>
          <table:table-cell office:value-type="float" office:value="3.021496" calcext:value-type="float">
            <text:p>3.021496</text:p>
          </table:table-cell>
          <table:table-cell office:value-type="float" office:value="3.477186" calcext:value-type="float">
            <text:p>3.477186</text:p>
          </table:table-cell>
          <table:table-cell office:value-type="float" office:value="3.812357" calcext:value-type="float">
            <text:p>3.812357</text:p>
          </table:table-cell>
          <table:table-cell office:value-type="float" office:value="4.085435" calcext:value-type="float">
            <text:p>4.085435</text:p>
          </table:table-cell>
          <table:table-cell office:value-type="float" office:value="4.322095" calcext:value-type="float">
            <text:p>4.322095</text:p>
          </table:table-cell>
          <table:table-cell office:value-type="float" office:value="1.656492" calcext:value-type="float">
            <text:p>1.656492</text:p>
          </table:table-cell>
          <table:table-cell table:number-columns-repeated="3"/>
        </table:table-row>
        <table:table-row table:style-name="ro1">
          <table:table-cell office:value-type="float" office:value="9.780812" calcext:value-type="float">
            <text:p>9.780812</text:p>
          </table:table-cell>
          <table:table-cell office:value-type="float" office:value="9.134038" calcext:value-type="float">
            <text:p>9.134038</text:p>
          </table:table-cell>
          <table:table-cell office:value-type="float" office:value="21.660253" calcext:value-type="float">
            <text:p>21.660253</text:p>
          </table:table-cell>
          <table:table-cell office:value-type="float" office:value="32.527049" calcext:value-type="float">
            <text:p>32.527049</text:p>
          </table:table-cell>
          <table:table-cell office:value-type="float" office:value="4.301625" calcext:value-type="float">
            <text:p>4.301625</text:p>
          </table:table-cell>
          <table:table-cell office:value-type="float" office:value="11.358956" calcext:value-type="float">
            <text:p>11.358956</text:p>
          </table:table-cell>
          <table:table-cell office:value-type="float" office:value="15.70218" calcext:value-type="float">
            <text:p>15.70218</text:p>
          </table:table-cell>
          <table:table-cell office:value-type="float" office:value="24.99094" calcext:value-type="float">
            <text:p>24.99094</text:p>
          </table:table-cell>
          <table:table-cell office:value-type="float" office:value="2.305815" calcext:value-type="float">
            <text:p>2.305815</text:p>
          </table:table-cell>
          <table:table-cell office:value-type="float" office:value="1.319215" calcext:value-type="float">
            <text:p>1.319215</text:p>
          </table:table-cell>
          <table:table-cell office:value-type="float" office:value="1.768564" calcext:value-type="float">
            <text:p>1.768564</text:p>
          </table:table-cell>
          <table:table-cell office:value-type="float" office:value="3.058402" calcext:value-type="float">
            <text:p>3.058402</text:p>
          </table:table-cell>
          <table:table-cell office:value-type="float" office:value="3.829486" calcext:value-type="float">
            <text:p>3.829486</text:p>
          </table:table-cell>
          <table:table-cell office:value-type="float" office:value="4.392326" calcext:value-type="float">
            <text:p>4.392326</text:p>
          </table:table-cell>
          <table:table-cell office:value-type="float" office:value="4.999058" calcext:value-type="float">
            <text:p>4.999058</text:p>
          </table:table-cell>
          <table:table-cell office:value-type="float" office:value="1.687882" calcext:value-type="float">
            <text:p>1.687882</text:p>
          </table:table-cell>
          <table:table-cell table:number-columns-repeated="3"/>
        </table:table-row>
        <table:table-row table:style-name="ro1">
          <table:table-cell office:value-type="float" office:value="36.992732" calcext:value-type="float">
            <text:p>36.992732</text:p>
          </table:table-cell>
          <table:table-cell office:value-type="float" office:value="14.865033" calcext:value-type="float">
            <text:p>14.865033</text:p>
          </table:table-cell>
          <table:table-cell office:value-type="float" office:value="31.472525" calcext:value-type="float">
            <text:p>31.472525</text:p>
          </table:table-cell>
          <table:table-cell office:value-type="float" office:value="48.3076" calcext:value-type="float">
            <text:p>48.3076</text:p>
          </table:table-cell>
          <table:table-cell office:value-type="float" office:value="11.841393" calcext:value-type="float">
            <text:p>11.841393</text:p>
          </table:table-cell>
          <table:table-cell office:value-type="float" office:value="18.421228" calcext:value-type="float">
            <text:p>18.421228</text:p>
          </table:table-cell>
          <table:table-cell office:value-type="float" office:value="16.757809" calcext:value-type="float">
            <text:p>16.757809</text:p>
          </table:table-cell>
          <table:table-cell office:value-type="float" office:value="8.306743" calcext:value-type="float">
            <text:p>8.306743</text:p>
          </table:table-cell>
          <table:table-cell office:value-type="float" office:value="2.106465" calcext:value-type="float">
            <text:p>2.106465</text:p>
          </table:table-cell>
          <table:table-cell office:value-type="float" office:value="3.668269" calcext:value-type="float">
            <text:p>3.668269</text:p>
          </table:table-cell>
          <table:table-cell office:value-type="float" office:value="4.018367" calcext:value-type="float">
            <text:p>4.018367</text:p>
          </table:table-cell>
          <table:table-cell office:value-type="float" office:value="4.35308" calcext:value-type="float">
            <text:p>4.35308</text:p>
          </table:table-cell>
          <table:table-cell office:value-type="float" office:value="4.671963" calcext:value-type="float">
            <text:p>4.671963</text:p>
          </table:table-cell>
          <table:table-cell office:value-type="float" office:value="5.008483" calcext:value-type="float">
            <text:p>5.008483</text:p>
          </table:table-cell>
          <table:table-cell office:value-type="float" office:value="-0.667075" calcext:value-type="float">
            <text:p>-0.667075</text:p>
          </table:table-cell>
          <table:table-cell office:value-type="float" office:value="1.71496" calcext:value-type="float">
            <text:p>1.71496</text:p>
          </table:table-cell>
          <table:table-cell table:number-columns-repeated="3"/>
        </table:table-row>
        <table:table-row table:style-name="ro1">
          <table:table-cell office:value-type="float" office:value="47.45935" calcext:value-type="float">
            <text:p>47.45935</text:p>
          </table:table-cell>
          <table:table-cell office:value-type="float" office:value="8.343829" calcext:value-type="float">
            <text:p>8.343829</text:p>
          </table:table-cell>
          <table:table-cell office:value-type="float" office:value="24.49961" calcext:value-type="float">
            <text:p>24.49961</text:p>
          </table:table-cell>
          <table:table-cell office:value-type="float" office:value="50.74901" calcext:value-type="float">
            <text:p>50.74901</text:p>
          </table:table-cell>
          <table:table-cell office:value-type="float" office:value="10.038227" calcext:value-type="float">
            <text:p>10.038227</text:p>
          </table:table-cell>
          <table:table-cell office:value-type="float" office:value="32.668467" calcext:value-type="float">
            <text:p>32.668467</text:p>
          </table:table-cell>
          <table:table-cell office:value-type="float" office:value="43.056408" calcext:value-type="float">
            <text:p>43.056408</text:p>
          </table:table-cell>
          <table:table-cell office:value-type="float" office:value="8.818425" calcext:value-type="float">
            <text:p>8.818425</text:p>
          </table:table-cell>
          <table:table-cell office:value-type="float" office:value="2.529862" calcext:value-type="float">
            <text:p>2.529862</text:p>
          </table:table-cell>
          <table:table-cell office:value-type="float" office:value="3.240778" calcext:value-type="float">
            <text:p>3.240778</text:p>
          </table:table-cell>
          <table:table-cell office:value-type="float" office:value="3.933958" calcext:value-type="float">
            <text:p>3.933958</text:p>
          </table:table-cell>
          <table:table-cell office:value-type="float" office:value="4.362078" calcext:value-type="float">
            <text:p>4.362078</text:p>
          </table:table-cell>
          <table:table-cell office:value-type="float" office:value="4.751231" calcext:value-type="float">
            <text:p>4.751231</text:p>
          </table:table-cell>
          <table:table-cell office:value-type="float" office:value="5.155532" calcext:value-type="float">
            <text:p>5.155532</text:p>
          </table:table-cell>
          <table:table-cell office:value-type="float" office:value="5.745188" calcext:value-type="float">
            <text:p>5.745188</text:p>
          </table:table-cell>
          <table:table-cell office:value-type="float" office:value="1.725485" calcext:value-type="float">
            <text:p>1.725485</text:p>
          </table:table-cell>
          <table:table-cell table:number-columns-repeated="3"/>
        </table:table-row>
        <table:table-row table:style-name="ro1">
          <table:table-cell office:value-type="float" office:value="38.584116" calcext:value-type="float">
            <text:p>38.584116</text:p>
          </table:table-cell>
          <table:table-cell office:value-type="float" office:value="8.058534" calcext:value-type="float">
            <text:p>8.058534</text:p>
          </table:table-cell>
          <table:table-cell office:value-type="float" office:value="42.819937" calcext:value-type="float">
            <text:p>42.819937</text:p>
          </table:table-cell>
          <table:table-cell office:value-type="float" office:value="52.805096" calcext:value-type="float">
            <text:p>52.805096</text:p>
          </table:table-cell>
          <table:table-cell office:value-type="float" office:value="49.266504" calcext:value-type="float">
            <text:p>49.266504</text:p>
          </table:table-cell>
          <table:table-cell office:value-type="float" office:value="4.661077" calcext:value-type="float">
            <text:p>4.661077</text:p>
          </table:table-cell>
          <table:table-cell office:value-type="float" office:value="58.077032" calcext:value-type="float">
            <text:p>58.077032</text:p>
          </table:table-cell>
          <table:table-cell office:value-type="float" office:value="1.11007" calcext:value-type="float">
            <text:p>1.11007</text:p>
          </table:table-cell>
          <table:table-cell office:value-type="float" office:value="0.962555" calcext:value-type="float">
            <text:p>0.962555</text:p>
          </table:table-cell>
          <table:table-cell office:value-type="float" office:value="5.23271" calcext:value-type="float">
            <text:p>5.23271</text:p>
          </table:table-cell>
          <table:table-cell office:value-type="float" office:value="5.820188" calcext:value-type="float">
            <text:p>5.820188</text:p>
          </table:table-cell>
          <table:table-cell office:value-type="float" office:value="6.175521" calcext:value-type="float">
            <text:p>6.175521</text:p>
          </table:table-cell>
          <table:table-cell office:value-type="float" office:value="0.210312" calcext:value-type="float">
            <text:p>0.210312</text:p>
          </table:table-cell>
          <table:table-cell office:value-type="float" office:value="0.564797" calcext:value-type="float">
            <text:p>0.564797</text:p>
          </table:table-cell>
          <table:table-cell office:value-type="float" office:value="1.257243" calcext:value-type="float">
            <text:p>1.257243</text:p>
          </table:table-cell>
          <table:table-cell office:value-type="float" office:value="1.744008" calcext:value-type="float">
            <text:p>1.744008</text:p>
          </table:table-cell>
          <table:table-cell table:number-columns-repeated="3"/>
        </table:table-row>
        <table:table-row table:style-name="ro1">
          <table:table-cell office:value-type="float" office:value="8.899405" calcext:value-type="float">
            <text:p>8.899405</text:p>
          </table:table-cell>
          <table:table-cell office:value-type="float" office:value="12.977394" calcext:value-type="float">
            <text:p>12.977394</text:p>
          </table:table-cell>
          <table:table-cell office:value-type="float" office:value="16.054152" calcext:value-type="float">
            <text:p>16.054152</text:p>
          </table:table-cell>
          <table:table-cell office:value-type="float" office:value="26.512679" calcext:value-type="float">
            <text:p>26.512679</text:p>
          </table:table-cell>
          <table:table-cell office:value-type="float" office:value="12.199998" calcext:value-type="float">
            <text:p>12.199998</text:p>
          </table:table-cell>
          <table:table-cell office:value-type="float" office:value="21.730489" calcext:value-type="float">
            <text:p>21.730489</text:p>
          </table:table-cell>
          <table:table-cell office:value-type="float" office:value="9.33356" calcext:value-type="float">
            <text:p>9.33356</text:p>
          </table:table-cell>
          <table:table-cell office:value-type="float" office:value="13.955273" calcext:value-type="float">
            <text:p>13.955273</text:p>
          </table:table-cell>
          <table:table-cell office:value-type="float" office:value="1.633468" calcext:value-type="float">
            <text:p>1.633468</text:p>
          </table:table-cell>
          <table:table-cell office:value-type="float" office:value="2.586993" calcext:value-type="float">
            <text:p>2.586993</text:p>
          </table:table-cell>
          <table:table-cell office:value-type="float" office:value="3.253583" calcext:value-type="float">
            <text:p>3.253583</text:p>
          </table:table-cell>
          <table:table-cell office:value-type="float" office:value="3.878635" calcext:value-type="float">
            <text:p>3.878635</text:p>
          </table:table-cell>
          <table:table-cell office:value-type="float" office:value="4.342359" calcext:value-type="float">
            <text:p>4.342359</text:p>
          </table:table-cell>
          <table:table-cell office:value-type="float" office:value="4.742892" calcext:value-type="float">
            <text:p>4.742892</text:p>
          </table:table-cell>
          <table:table-cell office:value-type="float" office:value="5.107028" calcext:value-type="float">
            <text:p>5.107028</text:p>
          </table:table-cell>
          <table:table-cell office:value-type="float" office:value="1.783254" calcext:value-type="float">
            <text:p>1.783254</text:p>
          </table:table-cell>
          <table:table-cell table:number-columns-repeated="3"/>
        </table:table-row>
        <table:table-row table:style-name="ro1">
          <table:table-cell office:value-type="float" office:value="22.93434" calcext:value-type="float">
            <text:p>22.93434</text:p>
          </table:table-cell>
          <table:table-cell office:value-type="float" office:value="14.299662" calcext:value-type="float">
            <text:p>14.299662</text:p>
          </table:table-cell>
          <table:table-cell office:value-type="float" office:value="39.71235" calcext:value-type="float">
            <text:p>39.71235</text:p>
          </table:table-cell>
          <table:table-cell office:value-type="float" office:value="54.21974" calcext:value-type="float">
            <text:p>54.21974</text:p>
          </table:table-cell>
          <table:table-cell office:value-type="float" office:value="16.815788" calcext:value-type="float">
            <text:p>16.815788</text:p>
          </table:table-cell>
          <table:table-cell office:value-type="float" office:value="15.628188" calcext:value-type="float">
            <text:p>15.628188</text:p>
          </table:table-cell>
          <table:table-cell office:value-type="float" office:value="11.469266" calcext:value-type="float">
            <text:p>11.469266</text:p>
          </table:table-cell>
          <table:table-cell office:value-type="float" office:value="22.907068" calcext:value-type="float">
            <text:p>22.907068</text:p>
          </table:table-cell>
          <table:table-cell office:value-type="float" office:value="2.462451" calcext:value-type="float">
            <text:p>2.462451</text:p>
          </table:table-cell>
          <table:table-cell office:value-type="float" office:value="0.765334" calcext:value-type="float">
            <text:p>0.765334</text:p>
          </table:table-cell>
          <table:table-cell office:value-type="float" office:value="1.027621" calcext:value-type="float">
            <text:p>1.027621</text:p>
          </table:table-cell>
          <table:table-cell office:value-type="float" office:value="2.27712" calcext:value-type="float">
            <text:p>2.27712</text:p>
          </table:table-cell>
          <table:table-cell office:value-type="float" office:value="2.950842" calcext:value-type="float">
            <text:p>2.950842</text:p>
          </table:table-cell>
          <table:table-cell office:value-type="float" office:value="3.432029" calcext:value-type="float">
            <text:p>3.432029</text:p>
          </table:table-cell>
          <table:table-cell office:value-type="float" office:value="3.808807" calcext:value-type="float">
            <text:p>3.808807</text:p>
          </table:table-cell>
          <table:table-cell office:value-type="float" office:value="1.783529" calcext:value-type="float">
            <text:p>1.783529</text:p>
          </table:table-cell>
          <table:table-cell table:number-columns-repeated="3"/>
        </table:table-row>
        <table:table-row table:style-name="ro1">
          <table:table-cell office:value-type="float" office:value="26.690377" calcext:value-type="float">
            <text:p>26.690377</text:p>
          </table:table-cell>
          <table:table-cell office:value-type="float" office:value="10.796875" calcext:value-type="float">
            <text:p>10.796875</text:p>
          </table:table-cell>
          <table:table-cell office:value-type="float" office:value="15.221061" calcext:value-type="float">
            <text:p>15.221061</text:p>
          </table:table-cell>
          <table:table-cell office:value-type="float" office:value="28.531107" calcext:value-type="float">
            <text:p>28.531107</text:p>
          </table:table-cell>
          <table:table-cell office:value-type="float" office:value="20.862092" calcext:value-type="float">
            <text:p>20.862092</text:p>
          </table:table-cell>
          <table:table-cell office:value-type="float" office:value="18.993236" calcext:value-type="float">
            <text:p>18.993236</text:p>
          </table:table-cell>
          <table:table-cell office:value-type="float" office:value="34.096497" calcext:value-type="float">
            <text:p>34.096497</text:p>
          </table:table-cell>
          <table:table-cell office:value-type="float" office:value="9.489019" calcext:value-type="float">
            <text:p>9.489019</text:p>
          </table:table-cell>
          <table:table-cell office:value-type="float" office:value="2.558609" calcext:value-type="float">
            <text:p>2.558609</text:p>
          </table:table-cell>
          <table:table-cell office:value-type="float" office:value="2.778608" calcext:value-type="float">
            <text:p>2.778608</text:p>
          </table:table-cell>
          <table:table-cell office:value-type="float" office:value="3.840163" calcext:value-type="float">
            <text:p>3.840163</text:p>
          </table:table-cell>
          <table:table-cell office:value-type="float" office:value="4.216228" calcext:value-type="float">
            <text:p>4.216228</text:p>
          </table:table-cell>
          <table:table-cell office:value-type="float" office:value="4.54042" calcext:value-type="float">
            <text:p>4.54042</text:p>
          </table:table-cell>
          <table:table-cell office:value-type="float" office:value="4.878974" calcext:value-type="float">
            <text:p>4.878974</text:p>
          </table:table-cell>
          <table:table-cell office:value-type="float" office:value="-1.069938" calcext:value-type="float">
            <text:p>-1.069938</text:p>
          </table:table-cell>
          <table:table-cell office:value-type="float" office:value="1.788011" calcext:value-type="float">
            <text:p>1.788011</text:p>
          </table:table-cell>
          <table:table-cell table:number-columns-repeated="3"/>
        </table:table-row>
        <table:table-row table:style-name="ro1">
          <table:table-cell office:value-type="float" office:value="15.187382" calcext:value-type="float">
            <text:p>15.187382</text:p>
          </table:table-cell>
          <table:table-cell office:value-type="float" office:value="6.141965" calcext:value-type="float">
            <text:p>6.141965</text:p>
          </table:table-cell>
          <table:table-cell office:value-type="float" office:value="50.45762" calcext:value-type="float">
            <text:p>50.45762</text:p>
          </table:table-cell>
          <table:table-cell office:value-type="float" office:value="60" calcext:value-type="float">
            <text:p>60</text:p>
          </table:table-cell>
          <table:table-cell office:value-type="float" office:value="17.122135" calcext:value-type="float">
            <text:p>17.122135</text:p>
          </table:table-cell>
          <table:table-cell office:value-type="float" office:value="10.251704" calcext:value-type="float">
            <text:p>10.251704</text:p>
          </table:table-cell>
          <table:table-cell office:value-type="float" office:value="6.307723" calcext:value-type="float">
            <text:p>6.307723</text:p>
          </table:table-cell>
          <table:table-cell office:value-type="float" office:value="22.614392" calcext:value-type="float">
            <text:p>22.614392</text:p>
          </table:table-cell>
          <table:table-cell office:value-type="float" office:value="2.353374" calcext:value-type="float">
            <text:p>2.353374</text:p>
          </table:table-cell>
          <table:table-cell office:value-type="float" office:value="0.379964" calcext:value-type="float">
            <text:p>0.379964</text:p>
          </table:table-cell>
          <table:table-cell office:value-type="float" office:value="1.148145" calcext:value-type="float">
            <text:p>1.148145</text:p>
          </table:table-cell>
          <table:table-cell office:value-type="float" office:value="2.279107" calcext:value-type="float">
            <text:p>2.279107</text:p>
          </table:table-cell>
          <table:table-cell office:value-type="float" office:value="3.080624" calcext:value-type="float">
            <text:p>3.080624</text:p>
          </table:table-cell>
          <table:table-cell office:value-type="float" office:value="3.772671" calcext:value-type="float">
            <text:p>3.772671</text:p>
          </table:table-cell>
          <table:table-cell office:value-type="float" office:value="5.388518" calcext:value-type="float">
            <text:p>5.388518</text:p>
          </table:table-cell>
          <table:table-cell office:value-type="float" office:value="1.797432" calcext:value-type="float">
            <text:p>1.797432</text:p>
          </table:table-cell>
          <table:table-cell table:number-columns-repeated="3"/>
        </table:table-row>
        <table:table-row table:style-name="ro1">
          <table:table-cell office:value-type="float" office:value="46.467307" calcext:value-type="float">
            <text:p>46.467307</text:p>
          </table:table-cell>
          <table:table-cell office:value-type="float" office:value="12.200882" calcext:value-type="float">
            <text:p>12.200882</text:p>
          </table:table-cell>
          <table:table-cell office:value-type="float" office:value="38.519367" calcext:value-type="float">
            <text:p>38.519367</text:p>
          </table:table-cell>
          <table:table-cell office:value-type="float" office:value="50.773309" calcext:value-type="float">
            <text:p>50.773309</text:p>
          </table:table-cell>
          <table:table-cell office:value-type="float" office:value="17.983138" calcext:value-type="float">
            <text:p>17.983138</text:p>
          </table:table-cell>
          <table:table-cell office:value-type="float" office:value="23.170117" calcext:value-type="float">
            <text:p>23.170117</text:p>
          </table:table-cell>
          <table:table-cell office:value-type="float" office:value="5.867087" calcext:value-type="float">
            <text:p>5.867087</text:p>
          </table:table-cell>
          <table:table-cell office:value-type="float" office:value="59.075608" calcext:value-type="float">
            <text:p>59.075608</text:p>
          </table:table-cell>
          <table:table-cell office:value-type="float" office:value="5.515691" calcext:value-type="float">
            <text:p>5.515691</text:p>
          </table:table-cell>
          <table:table-cell office:value-type="float" office:value="5.985212" calcext:value-type="float">
            <text:p>5.985212</text:p>
          </table:table-cell>
          <table:table-cell office:value-type="float" office:value="6.6483" calcext:value-type="float">
            <text:p>6.6483</text:p>
          </table:table-cell>
          <table:table-cell office:value-type="float" office:value="0.786904" calcext:value-type="float">
            <text:p>0.786904</text:p>
          </table:table-cell>
          <table:table-cell office:value-type="float" office:value="1.193016" calcext:value-type="float">
            <text:p>1.193016</text:p>
          </table:table-cell>
          <table:table-cell office:value-type="float" office:value="1.653091" calcext:value-type="float">
            <text:p>1.653091</text:p>
          </table:table-cell>
          <table:table-cell office:value-type="float" office:value="2.262216" calcext:value-type="float">
            <text:p>2.262216</text:p>
          </table:table-cell>
          <table:table-cell office:value-type="float" office:value="1.808197" calcext:value-type="float">
            <text:p>1.808197</text:p>
          </table:table-cell>
          <table:table-cell table:number-columns-repeated="3"/>
        </table:table-row>
        <table:table-row table:style-name="ro1">
          <table:table-cell office:value-type="float" office:value="59.812138" calcext:value-type="float">
            <text:p>59.812138</text:p>
          </table:table-cell>
          <table:table-cell office:value-type="float" office:value="15.985048" calcext:value-type="float">
            <text:p>15.985048</text:p>
          </table:table-cell>
          <table:table-cell office:value-type="float" office:value="30.621313" calcext:value-type="float">
            <text:p>30.621313</text:p>
          </table:table-cell>
          <table:table-cell office:value-type="float" office:value="48.43668" calcext:value-type="float">
            <text:p>48.43668</text:p>
          </table:table-cell>
          <table:table-cell office:value-type="float" office:value="33.308931" calcext:value-type="float">
            <text:p>33.308931</text:p>
          </table:table-cell>
          <table:table-cell office:value-type="float" office:value="5.311042" calcext:value-type="float">
            <text:p>5.311042</text:p>
          </table:table-cell>
          <table:table-cell office:value-type="float" office:value="5.821276" calcext:value-type="float">
            <text:p>5.821276</text:p>
          </table:table-cell>
          <table:table-cell office:value-type="float" office:value="55.267279" calcext:value-type="float">
            <text:p>55.267279</text:p>
          </table:table-cell>
          <table:table-cell office:value-type="float" office:value="5.973993" calcext:value-type="float">
            <text:p>5.973993</text:p>
          </table:table-cell>
          <table:table-cell office:value-type="float" office:value="6.513575" calcext:value-type="float">
            <text:p>6.513575</text:p>
          </table:table-cell>
          <table:table-cell office:value-type="float" office:value="0.518043" calcext:value-type="float">
            <text:p>0.518043</text:p>
          </table:table-cell>
          <table:table-cell office:value-type="float" office:value="0.864444" calcext:value-type="float">
            <text:p>0.864444</text:p>
          </table:table-cell>
          <table:table-cell office:value-type="float" office:value="1.275456" calcext:value-type="float">
            <text:p>1.275456</text:p>
          </table:table-cell>
          <table:table-cell office:value-type="float" office:value="1.777493" calcext:value-type="float">
            <text:p>1.777493</text:p>
          </table:table-cell>
          <table:table-cell office:value-type="float" office:value="2.921889" calcext:value-type="float">
            <text:p>2.921889</text:p>
          </table:table-cell>
          <table:table-cell office:value-type="float" office:value="1.824201" calcext:value-type="float">
            <text:p>1.824201</text:p>
          </table:table-cell>
          <table:table-cell table:number-columns-repeated="3"/>
        </table:table-row>
        <table:table-row table:style-name="ro1">
          <table:table-cell office:value-type="float" office:value="39.680834" calcext:value-type="float">
            <text:p>39.680834</text:p>
          </table:table-cell>
          <table:table-cell office:value-type="float" office:value="11.448389" calcext:value-type="float">
            <text:p>11.448389</text:p>
          </table:table-cell>
          <table:table-cell office:value-type="float" office:value="23.033076" calcext:value-type="float">
            <text:p>23.033076</text:p>
          </table:table-cell>
          <table:table-cell office:value-type="float" office:value="34.683047" calcext:value-type="float">
            <text:p>34.683047</text:p>
          </table:table-cell>
          <table:table-cell office:value-type="float" office:value="15.300366" calcext:value-type="float">
            <text:p>15.300366</text:p>
          </table:table-cell>
          <table:table-cell office:value-type="float" office:value="12.48625" calcext:value-type="float">
            <text:p>12.48625</text:p>
          </table:table-cell>
          <table:table-cell office:value-type="float" office:value="7.267595" calcext:value-type="float">
            <text:p>7.267595</text:p>
          </table:table-cell>
          <table:table-cell office:value-type="float" office:value="48.76451" calcext:value-type="float">
            <text:p>48.76451</text:p>
          </table:table-cell>
          <table:table-cell office:value-type="float" office:value="5.657536" calcext:value-type="float">
            <text:p>5.657536</text:p>
          </table:table-cell>
          <table:table-cell office:value-type="float" office:value="5.78873" calcext:value-type="float">
            <text:p>5.78873</text:p>
          </table:table-cell>
          <table:table-cell office:value-type="float" office:value="6.54829" calcext:value-type="float">
            <text:p>6.54829</text:p>
          </table:table-cell>
          <table:table-cell office:value-type="float" office:value="6.987733" calcext:value-type="float">
            <text:p>6.987733</text:p>
          </table:table-cell>
          <table:table-cell office:value-type="float" office:value="1.146293" calcext:value-type="float">
            <text:p>1.146293</text:p>
          </table:table-cell>
          <table:table-cell office:value-type="float" office:value="1.631706" calcext:value-type="float">
            <text:p>1.631706</text:p>
          </table:table-cell>
          <table:table-cell office:value-type="float" office:value="2.193302" calcext:value-type="float">
            <text:p>2.193302</text:p>
          </table:table-cell>
          <table:table-cell office:value-type="float" office:value="1.86127" calcext:value-type="float">
            <text:p>1.86127</text:p>
          </table:table-cell>
          <table:table-cell table:number-columns-repeated="3"/>
        </table:table-row>
        <table:table-row table:style-name="ro1">
          <table:table-cell office:value-type="float" office:value="8.059473" calcext:value-type="float">
            <text:p>8.059473</text:p>
          </table:table-cell>
          <table:table-cell office:value-type="float" office:value="9.386162" calcext:value-type="float">
            <text:p>9.386162</text:p>
          </table:table-cell>
          <table:table-cell office:value-type="float" office:value="28.005912" calcext:value-type="float">
            <text:p>28.005912</text:p>
          </table:table-cell>
          <table:table-cell office:value-type="float" office:value="28.015255" calcext:value-type="float">
            <text:p>28.015255</text:p>
          </table:table-cell>
          <table:table-cell office:value-type="float" office:value="9.460163" calcext:value-type="float">
            <text:p>9.460163</text:p>
          </table:table-cell>
          <table:table-cell office:value-type="float" office:value="19.497154" calcext:value-type="float">
            <text:p>19.497154</text:p>
          </table:table-cell>
          <table:table-cell office:value-type="float" office:value="7.179523" calcext:value-type="float">
            <text:p>7.179523</text:p>
          </table:table-cell>
          <table:table-cell office:value-type="float" office:value="29.110439" calcext:value-type="float">
            <text:p>29.110439</text:p>
          </table:table-cell>
          <table:table-cell office:value-type="float" office:value="0.520254" calcext:value-type="float">
            <text:p>0.520254</text:p>
          </table:table-cell>
          <table:table-cell office:value-type="float" office:value="1.000977" calcext:value-type="float">
            <text:p>1.000977</text:p>
          </table:table-cell>
          <table:table-cell office:value-type="float" office:value="1.518353" calcext:value-type="float">
            <text:p>1.518353</text:p>
          </table:table-cell>
          <table:table-cell office:value-type="float" office:value="2.319836" calcext:value-type="float">
            <text:p>2.319836</text:p>
          </table:table-cell>
          <table:table-cell office:value-type="float" office:value="3.850561" calcext:value-type="float">
            <text:p>3.850561</text:p>
          </table:table-cell>
          <table:table-cell office:value-type="float" office:value="4.61835" calcext:value-type="float">
            <text:p>4.61835</text:p>
          </table:table-cell>
          <table:table-cell office:value-type="float" office:value="5.112239" calcext:value-type="float">
            <text:p>5.112239</text:p>
          </table:table-cell>
          <table:table-cell office:value-type="float" office:value="1.896424" calcext:value-type="float">
            <text:p>1.896424</text:p>
          </table:table-cell>
          <table:table-cell table:number-columns-repeated="3"/>
        </table:table-row>
        <table:table-row table:style-name="ro1">
          <table:table-cell office:value-type="float" office:value="59.95016" calcext:value-type="float">
            <text:p>59.95016</text:p>
          </table:table-cell>
          <table:table-cell office:value-type="float" office:value="10.821987" calcext:value-type="float">
            <text:p>10.821987</text:p>
          </table:table-cell>
          <table:table-cell office:value-type="float" office:value="21.009681" calcext:value-type="float">
            <text:p>21.009681</text:p>
          </table:table-cell>
          <table:table-cell office:value-type="float" office:value="59.759939" calcext:value-type="float">
            <text:p>59.759939</text:p>
          </table:table-cell>
          <table:table-cell office:value-type="float" office:value="14.383349" calcext:value-type="float">
            <text:p>14.383349</text:p>
          </table:table-cell>
          <table:table-cell office:value-type="float" office:value="32.475949" calcext:value-type="float">
            <text:p>32.475949</text:p>
          </table:table-cell>
          <table:table-cell office:value-type="float" office:value="44.597117" calcext:value-type="float">
            <text:p>44.597117</text:p>
          </table:table-cell>
          <table:table-cell office:value-type="float" office:value="17.417239" calcext:value-type="float">
            <text:p>17.417239</text:p>
          </table:table-cell>
          <table:table-cell office:value-type="float" office:value="2.646872" calcext:value-type="float">
            <text:p>2.646872</text:p>
          </table:table-cell>
          <table:table-cell office:value-type="float" office:value="3.140364" calcext:value-type="float">
            <text:p>3.140364</text:p>
          </table:table-cell>
          <table:table-cell office:value-type="float" office:value="3.646053" calcext:value-type="float">
            <text:p>3.646053</text:p>
          </table:table-cell>
          <table:table-cell office:value-type="float" office:value="3.982143" calcext:value-type="float">
            <text:p>3.982143</text:p>
          </table:table-cell>
          <table:table-cell office:value-type="float" office:value="4.238891" calcext:value-type="float">
            <text:p>4.238891</text:p>
          </table:table-cell>
          <table:table-cell office:value-type="float" office:value="4.492089" calcext:value-type="float">
            <text:p>4.492089</text:p>
          </table:table-cell>
          <table:table-cell office:value-type="float" office:value="0.958117" calcext:value-type="float">
            <text:p>0.958117</text:p>
          </table:table-cell>
          <table:table-cell office:value-type="float" office:value="1.899315" calcext:value-type="float">
            <text:p>1.899315</text:p>
          </table:table-cell>
          <table:table-cell table:number-columns-repeated="3"/>
        </table:table-row>
        <table:table-row table:style-name="ro1">
          <table:table-cell office:value-type="float" office:value="20.533544" calcext:value-type="float">
            <text:p>20.533544</text:p>
          </table:table-cell>
          <table:table-cell office:value-type="float" office:value="9.152401" calcext:value-type="float">
            <text:p>9.152401</text:p>
          </table:table-cell>
          <table:table-cell office:value-type="float" office:value="57.069953" calcext:value-type="float">
            <text:p>57.069953</text:p>
          </table:table-cell>
          <table:table-cell office:value-type="float" office:value="46.376712" calcext:value-type="float">
            <text:p>46.376712</text:p>
          </table:table-cell>
          <table:table-cell office:value-type="float" office:value="9.885974" calcext:value-type="float">
            <text:p>9.885974</text:p>
          </table:table-cell>
          <table:table-cell office:value-type="float" office:value="8.798469" calcext:value-type="float">
            <text:p>8.798469</text:p>
          </table:table-cell>
          <table:table-cell office:value-type="float" office:value="24.921896" calcext:value-type="float">
            <text:p>24.921896</text:p>
          </table:table-cell>
          <table:table-cell office:value-type="float" office:value="26.235563" calcext:value-type="float">
            <text:p>26.235563</text:p>
          </table:table-cell>
          <table:table-cell office:value-type="float" office:value="1.185687" calcext:value-type="float">
            <text:p>1.185687</text:p>
          </table:table-cell>
          <table:table-cell office:value-type="float" office:value="4.53852" calcext:value-type="float">
            <text:p>4.53852</text:p>
          </table:table-cell>
          <table:table-cell office:value-type="float" office:value="5.052766" calcext:value-type="float">
            <text:p>5.052766</text:p>
          </table:table-cell>
          <table:table-cell office:value-type="float" office:value="5.425081" calcext:value-type="float">
            <text:p>5.425081</text:p>
          </table:table-cell>
          <table:table-cell office:value-type="float" office:value="5.711663" calcext:value-type="float">
            <text:p>5.711663</text:p>
          </table:table-cell>
          <table:table-cell office:value-type="float" office:value="-0.319536" calcext:value-type="float">
            <text:p>-0.319536</text:p>
          </table:table-cell>
          <table:table-cell office:value-type="float" office:value="-0.030327" calcext:value-type="float">
            <text:p>-0.030327</text:p>
          </table:table-cell>
          <table:table-cell office:value-type="float" office:value="1.910364" calcext:value-type="float">
            <text:p>1.910364</text:p>
          </table:table-cell>
          <table:table-cell table:number-columns-repeated="3"/>
        </table:table-row>
        <table:table-row table:style-name="ro1">
          <table:table-cell office:value-type="float" office:value="24.789098" calcext:value-type="float">
            <text:p>24.789098</text:p>
          </table:table-cell>
          <table:table-cell office:value-type="float" office:value="10.447323" calcext:value-type="float">
            <text:p>10.447323</text:p>
          </table:table-cell>
          <table:table-cell office:value-type="float" office:value="50.654354" calcext:value-type="float">
            <text:p>50.654354</text:p>
          </table:table-cell>
          <table:table-cell office:value-type="float" office:value="52.210367" calcext:value-type="float">
            <text:p>52.210367</text:p>
          </table:table-cell>
          <table:table-cell office:value-type="float" office:value="21.279869" calcext:value-type="float">
            <text:p>21.279869</text:p>
          </table:table-cell>
          <table:table-cell office:value-type="float" office:value="7.206392" calcext:value-type="float">
            <text:p>7.206392</text:p>
          </table:table-cell>
          <table:table-cell office:value-type="float" office:value="30.612549" calcext:value-type="float">
            <text:p>30.612549</text:p>
          </table:table-cell>
          <table:table-cell office:value-type="float" office:value="51.514987" calcext:value-type="float">
            <text:p>51.514987</text:p>
          </table:table-cell>
          <table:table-cell office:value-type="float" office:value="5.158841" calcext:value-type="float">
            <text:p>5.158841</text:p>
          </table:table-cell>
          <table:table-cell office:value-type="float" office:value="5.389597" calcext:value-type="float">
            <text:p>5.389597</text:p>
          </table:table-cell>
          <table:table-cell office:value-type="float" office:value="6.222609" calcext:value-type="float">
            <text:p>6.222609</text:p>
          </table:table-cell>
          <table:table-cell office:value-type="float" office:value="6.523296" calcext:value-type="float">
            <text:p>6.523296</text:p>
          </table:table-cell>
          <table:table-cell office:value-type="float" office:value="0.565552" calcext:value-type="float">
            <text:p>0.565552</text:p>
          </table:table-cell>
          <table:table-cell office:value-type="float" office:value="0.992246" calcext:value-type="float">
            <text:p>0.992246</text:p>
          </table:table-cell>
          <table:table-cell office:value-type="float" office:value="2.122735" calcext:value-type="float">
            <text:p>2.122735</text:p>
          </table:table-cell>
          <table:table-cell office:value-type="float" office:value="1.910766" calcext:value-type="float">
            <text:p>1.910766</text:p>
          </table:table-cell>
          <table:table-cell table:number-columns-repeated="3"/>
        </table:table-row>
        <table:table-row table:style-name="ro1">
          <table:table-cell office:value-type="float" office:value="4.307617" calcext:value-type="float">
            <text:p>4.307617</text:p>
          </table:table-cell>
          <table:table-cell office:value-type="float" office:value="59.824105" calcext:value-type="float">
            <text:p>59.824105</text:p>
          </table:table-cell>
          <table:table-cell office:value-type="float" office:value="19.87203" calcext:value-type="float">
            <text:p>19.87203</text:p>
          </table:table-cell>
          <table:table-cell office:value-type="float" office:value="56.26586" calcext:value-type="float">
            <text:p>56.26586</text:p>
          </table:table-cell>
          <table:table-cell office:value-type="float" office:value="37.911865" calcext:value-type="float">
            <text:p>37.911865</text:p>
          </table:table-cell>
          <table:table-cell office:value-type="float" office:value="51.607891" calcext:value-type="float">
            <text:p>51.607891</text:p>
          </table:table-cell>
          <table:table-cell office:value-type="float" office:value="13.947328" calcext:value-type="float">
            <text:p>13.947328</text:p>
          </table:table-cell>
          <table:table-cell office:value-type="float" office:value="29.786222" calcext:value-type="float">
            <text:p>29.786222</text:p>
          </table:table-cell>
          <table:table-cell office:value-type="float" office:value="1.522501" calcext:value-type="float">
            <text:p>1.522501</text:p>
          </table:table-cell>
          <table:table-cell office:value-type="float" office:value="1.816727" calcext:value-type="float">
            <text:p>1.816727</text:p>
          </table:table-cell>
          <table:table-cell office:value-type="float" office:value="2.099982" calcext:value-type="float">
            <text:p>2.099982</text:p>
          </table:table-cell>
          <table:table-cell office:value-type="float" office:value="2.543604" calcext:value-type="float">
            <text:p>2.543604</text:p>
          </table:table-cell>
          <table:table-cell office:value-type="float" office:value="3.397116" calcext:value-type="float">
            <text:p>3.397116</text:p>
          </table:table-cell>
          <table:table-cell office:value-type="float" office:value="3.92021" calcext:value-type="float">
            <text:p>3.92021</text:p>
          </table:table-cell>
          <table:table-cell office:value-type="float" office:value="-2.021744" calcext:value-type="float">
            <text:p>-2.021744</text:p>
          </table:table-cell>
          <table:table-cell office:value-type="float" office:value="1.935085" calcext:value-type="float">
            <text:p>1.935085</text:p>
          </table:table-cell>
          <table:table-cell table:number-columns-repeated="3"/>
        </table:table-row>
        <table:table-row table:style-name="ro1">
          <table:table-cell office:value-type="float" office:value="58.924324" calcext:value-type="float">
            <text:p>58.924324</text:p>
          </table:table-cell>
          <table:table-cell office:value-type="float" office:value="14.655917" calcext:value-type="float">
            <text:p>14.655917</text:p>
          </table:table-cell>
          <table:table-cell office:value-type="float" office:value="29.681523" calcext:value-type="float">
            <text:p>29.681523</text:p>
          </table:table-cell>
          <table:table-cell office:value-type="float" office:value="60" calcext:value-type="float">
            <text:p>60</text:p>
          </table:table-cell>
          <table:table-cell office:value-type="float" office:value="28.052139" calcext:value-type="float">
            <text:p>28.052139</text:p>
          </table:table-cell>
          <table:table-cell office:value-type="float" office:value="10.217251" calcext:value-type="float">
            <text:p>10.217251</text:p>
          </table:table-cell>
          <table:table-cell office:value-type="float" office:value="23.00972" calcext:value-type="float">
            <text:p>23.00972</text:p>
          </table:table-cell>
          <table:table-cell office:value-type="float" office:value="5.333254" calcext:value-type="float">
            <text:p>5.333254</text:p>
          </table:table-cell>
          <table:table-cell office:value-type="float" office:value="2.681642" calcext:value-type="float">
            <text:p>2.681642</text:p>
          </table:table-cell>
          <table:table-cell office:value-type="float" office:value="2.532049" calcext:value-type="float">
            <text:p>2.532049</text:p>
          </table:table-cell>
          <table:table-cell office:value-type="float" office:value="3.199734" calcext:value-type="float">
            <text:p>3.199734</text:p>
          </table:table-cell>
          <table:table-cell office:value-type="float" office:value="3.607982" calcext:value-type="float">
            <text:p>3.607982</text:p>
          </table:table-cell>
          <table:table-cell office:value-type="float" office:value="3.935983" calcext:value-type="float">
            <text:p>3.935983</text:p>
          </table:table-cell>
          <table:table-cell office:value-type="float" office:value="4.250026" calcext:value-type="float">
            <text:p>4.250026</text:p>
          </table:table-cell>
          <table:table-cell office:value-type="float" office:value="-0.358192" calcext:value-type="float">
            <text:p>-0.358192</text:p>
          </table:table-cell>
          <table:table-cell office:value-type="float" office:value="1.945629" calcext:value-type="float">
            <text:p>1.945629</text:p>
          </table:table-cell>
          <table:table-cell table:number-columns-repeated="3"/>
        </table:table-row>
        <table:table-row table:style-name="ro1">
          <table:table-cell office:value-type="float" office:value="36.643803" calcext:value-type="float">
            <text:p>36.643803</text:p>
          </table:table-cell>
          <table:table-cell office:value-type="float" office:value="9.565796" calcext:value-type="float">
            <text:p>9.565796</text:p>
          </table:table-cell>
          <table:table-cell office:value-type="float" office:value="22.901501" calcext:value-type="float">
            <text:p>22.901501</text:p>
          </table:table-cell>
          <table:table-cell office:value-type="float" office:value="34.357785" calcext:value-type="float">
            <text:p>34.357785</text:p>
          </table:table-cell>
          <table:table-cell office:value-type="float" office:value="24.055553" calcext:value-type="float">
            <text:p>24.055553</text:p>
          </table:table-cell>
          <table:table-cell office:value-type="float" office:value="31.19499" calcext:value-type="float">
            <text:p>31.19499</text:p>
          </table:table-cell>
          <table:table-cell office:value-type="float" office:value="46.514053" calcext:value-type="float">
            <text:p>46.514053</text:p>
          </table:table-cell>
          <table:table-cell office:value-type="float" office:value="3.986437" calcext:value-type="float">
            <text:p>3.986437</text:p>
          </table:table-cell>
          <table:table-cell office:value-type="float" office:value="2.487361" calcext:value-type="float">
            <text:p>2.487361</text:p>
          </table:table-cell>
          <table:table-cell office:value-type="float" office:value="2.630586" calcext:value-type="float">
            <text:p>2.630586</text:p>
          </table:table-cell>
          <table:table-cell office:value-type="float" office:value="4.098365" calcext:value-type="float">
            <text:p>4.098365</text:p>
          </table:table-cell>
          <table:table-cell office:value-type="float" office:value="4.471116" calcext:value-type="float">
            <text:p>4.471116</text:p>
          </table:table-cell>
          <table:table-cell office:value-type="float" office:value="4.814301" calcext:value-type="float">
            <text:p>4.814301</text:p>
          </table:table-cell>
          <table:table-cell office:value-type="float" office:value="5.178542" calcext:value-type="float">
            <text:p>5.178542</text:p>
          </table:table-cell>
          <table:table-cell office:value-type="float" office:value="-0.711159" calcext:value-type="float">
            <text:p>-0.711159</text:p>
          </table:table-cell>
          <table:table-cell office:value-type="float" office:value="2.028678" calcext:value-type="float">
            <text:p>2.028678</text:p>
          </table:table-cell>
          <table:table-cell table:number-columns-repeated="3"/>
        </table:table-row>
        <table:table-row table:style-name="ro1">
          <table:table-cell office:value-type="float" office:value="30.476078" calcext:value-type="float">
            <text:p>30.476078</text:p>
          </table:table-cell>
          <table:table-cell office:value-type="float" office:value="10.41905" calcext:value-type="float">
            <text:p>10.41905</text:p>
          </table:table-cell>
          <table:table-cell office:value-type="float" office:value="10.565012" calcext:value-type="float">
            <text:p>10.565012</text:p>
          </table:table-cell>
          <table:table-cell office:value-type="float" office:value="30.330703" calcext:value-type="float">
            <text:p>30.330703</text:p>
          </table:table-cell>
          <table:table-cell office:value-type="float" office:value="4.520009" calcext:value-type="float">
            <text:p>4.520009</text:p>
          </table:table-cell>
          <table:table-cell office:value-type="float" office:value="8.007479" calcext:value-type="float">
            <text:p>8.007479</text:p>
          </table:table-cell>
          <table:table-cell office:value-type="float" office:value="19.257628" calcext:value-type="float">
            <text:p>19.257628</text:p>
          </table:table-cell>
          <table:table-cell office:value-type="float" office:value="26.887688" calcext:value-type="float">
            <text:p>26.887688</text:p>
          </table:table-cell>
          <table:table-cell office:value-type="float" office:value="2.325211" calcext:value-type="float">
            <text:p>2.325211</text:p>
          </table:table-cell>
          <table:table-cell office:value-type="float" office:value="3.405286" calcext:value-type="float">
            <text:p>3.405286</text:p>
          </table:table-cell>
          <table:table-cell office:value-type="float" office:value="3.725447" calcext:value-type="float">
            <text:p>3.725447</text:p>
          </table:table-cell>
          <table:table-cell office:value-type="float" office:value="4.056341" calcext:value-type="float">
            <text:p>4.056341</text:p>
          </table:table-cell>
          <table:table-cell office:value-type="float" office:value="4.386073" calcext:value-type="float">
            <text:p>4.386073</text:p>
          </table:table-cell>
          <table:table-cell office:value-type="float" office:value="4.734878" calcext:value-type="float">
            <text:p>4.734878</text:p>
          </table:table-cell>
          <table:table-cell office:value-type="float" office:value="-0.424018" calcext:value-type="float">
            <text:p>-0.424018</text:p>
          </table:table-cell>
          <table:table-cell office:value-type="float" office:value="2.084397" calcext:value-type="float">
            <text:p>2.084397</text:p>
          </table:table-cell>
          <table:table-cell table:number-columns-repeated="3"/>
        </table:table-row>
        <table:table-row table:style-name="ro1">
          <table:table-cell office:value-type="float" office:value="30.780045" calcext:value-type="float">
            <text:p>30.780045</text:p>
          </table:table-cell>
          <table:table-cell office:value-type="float" office:value="13.266466" calcext:value-type="float">
            <text:p>13.266466</text:p>
          </table:table-cell>
          <table:table-cell office:value-type="float" office:value="41.529079" calcext:value-type="float">
            <text:p>41.529079</text:p>
          </table:table-cell>
          <table:table-cell office:value-type="float" office:value="48.05809" calcext:value-type="float">
            <text:p>48.05809</text:p>
          </table:table-cell>
          <table:table-cell office:value-type="float" office:value="11.824922" calcext:value-type="float">
            <text:p>11.824922</text:p>
          </table:table-cell>
          <table:table-cell office:value-type="float" office:value="11.262828" calcext:value-type="float">
            <text:p>11.262828</text:p>
          </table:table-cell>
          <table:table-cell office:value-type="float" office:value="15.189845" calcext:value-type="float">
            <text:p>15.189845</text:p>
          </table:table-cell>
          <table:table-cell office:value-type="float" office:value="49.439754" calcext:value-type="float">
            <text:p>49.439754</text:p>
          </table:table-cell>
          <table:table-cell office:value-type="float" office:value="5.442173" calcext:value-type="float">
            <text:p>5.442173</text:p>
          </table:table-cell>
          <table:table-cell office:value-type="float" office:value="5.618682" calcext:value-type="float">
            <text:p>5.618682</text:p>
          </table:table-cell>
          <table:table-cell office:value-type="float" office:value="6.370922" calcext:value-type="float">
            <text:p>6.370922</text:p>
          </table:table-cell>
          <table:table-cell office:value-type="float" office:value="0.445003" calcext:value-type="float">
            <text:p>0.445003</text:p>
          </table:table-cell>
          <table:table-cell office:value-type="float" office:value="0.823985" calcext:value-type="float">
            <text:p>0.823985</text:p>
          </table:table-cell>
          <table:table-cell office:value-type="float" office:value="1.290662" calcext:value-type="float">
            <text:p>1.290662</text:p>
          </table:table-cell>
          <table:table-cell office:value-type="float" office:value="1.844014" calcext:value-type="float">
            <text:p>1.844014</text:p>
          </table:table-cell>
          <table:table-cell office:value-type="float" office:value="2.175563" calcext:value-type="float">
            <text:p>2.175563</text:p>
          </table:table-cell>
          <table:table-cell table:number-columns-repeated="3"/>
        </table:table-row>
        <table:table-row table:style-name="ro1">
          <table:table-cell office:value-type="float" office:value="59.946091" calcext:value-type="float">
            <text:p>59.946091</text:p>
          </table:table-cell>
          <table:table-cell office:value-type="float" office:value="7.778186" calcext:value-type="float">
            <text:p>7.778186</text:p>
          </table:table-cell>
          <table:table-cell office:value-type="float" office:value="17.037305" calcext:value-type="float">
            <text:p>17.037305</text:p>
          </table:table-cell>
          <table:table-cell office:value-type="float" office:value="56.350026" calcext:value-type="float">
            <text:p>56.350026</text:p>
          </table:table-cell>
          <table:table-cell office:value-type="float" office:value="12.107085" calcext:value-type="float">
            <text:p>12.107085</text:p>
          </table:table-cell>
          <table:table-cell office:value-type="float" office:value="22.653262" calcext:value-type="float">
            <text:p>22.653262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47.070991" calcext:value-type="float">
            <text:p>47.070991</text:p>
          </table:table-cell>
          <table:table-cell office:value-type="float" office:value="3.367038" calcext:value-type="float">
            <text:p>3.367038</text:p>
          </table:table-cell>
          <table:table-cell office:value-type="float" office:value="1.909762" calcext:value-type="float">
            <text:p>1.909762</text:p>
          </table:table-cell>
          <table:table-cell office:value-type="float" office:value="3.027184" calcext:value-type="float">
            <text:p>3.027184</text:p>
          </table:table-cell>
          <table:table-cell office:value-type="float" office:value="3.553245" calcext:value-type="float">
            <text:p>3.553245</text:p>
          </table:table-cell>
          <table:table-cell office:value-type="float" office:value="4.021568" calcext:value-type="float">
            <text:p>4.021568</text:p>
          </table:table-cell>
          <table:table-cell office:value-type="float" office:value="-1.762787" calcext:value-type="float">
            <text:p>-1.762787</text:p>
          </table:table-cell>
          <table:table-cell office:value-type="float" office:value="-1.139405" calcext:value-type="float">
            <text:p>-1.139405</text:p>
          </table:table-cell>
          <table:table-cell office:value-type="float" office:value="2.204904" calcext:value-type="float">
            <text:p>2.204904</text:p>
          </table:table-cell>
          <table:table-cell table:number-columns-repeated="3"/>
        </table:table-row>
        <table:table-row table:style-name="ro1">
          <table:table-cell office:value-type="float" office:value="35.601249" calcext:value-type="float">
            <text:p>35.601249</text:p>
          </table:table-cell>
          <table:table-cell office:value-type="float" office:value="39.094401" calcext:value-type="float">
            <text:p>39.094401</text:p>
          </table:table-cell>
          <table:table-cell office:value-type="float" office:value="21.287742" calcext:value-type="float">
            <text:p>21.287742</text:p>
          </table:table-cell>
          <table:table-cell office:value-type="float" office:value="60" calcext:value-type="float">
            <text:p>60</text:p>
          </table:table-cell>
          <table:table-cell office:value-type="float" office:value="43.172186" calcext:value-type="float">
            <text:p>43.172186</text:p>
          </table:table-cell>
          <table:table-cell office:value-type="float" office:value="31.202512" calcext:value-type="float">
            <text:p>31.202512</text:p>
          </table:table-cell>
          <table:table-cell office:value-type="float" office:value="30.086226" calcext:value-type="float">
            <text:p>30.086226</text:p>
          </table:table-cell>
          <table:table-cell office:value-type="float" office:value="11.203231" calcext:value-type="float">
            <text:p>11.203231</text:p>
          </table:table-cell>
          <table:table-cell office:value-type="float" office:value="2.652542" calcext:value-type="float">
            <text:p>2.652542</text:p>
          </table:table-cell>
          <table:table-cell office:value-type="float" office:value="2.995636" calcext:value-type="float">
            <text:p>2.995636</text:p>
          </table:table-cell>
          <table:table-cell office:value-type="float" office:value="3.351469" calcext:value-type="float">
            <text:p>3.351469</text:p>
          </table:table-cell>
          <table:table-cell office:value-type="float" office:value="3.534237" calcext:value-type="float">
            <text:p>3.534237</text:p>
          </table:table-cell>
          <table:table-cell office:value-type="float" office:value="3.678568" calcext:value-type="float">
            <text:p>3.678568</text:p>
          </table:table-cell>
          <table:table-cell office:value-type="float" office:value="3.803388" calcext:value-type="float">
            <text:p>3.803388</text:p>
          </table:table-cell>
          <table:table-cell office:value-type="float" office:value="3.915933" calcext:value-type="float">
            <text:p>3.915933</text:p>
          </table:table-cell>
          <table:table-cell office:value-type="float" office:value="2.233896" calcext:value-type="float">
            <text:p>2.233896</text:p>
          </table:table-cell>
          <table:table-cell table:number-columns-repeated="3"/>
        </table:table-row>
        <table:table-row table:style-name="ro1">
          <table:table-cell office:value-type="float" office:value="13.780225" calcext:value-type="float">
            <text:p>13.780225</text:p>
          </table:table-cell>
          <table:table-cell office:value-type="float" office:value="36.682437" calcext:value-type="float">
            <text:p>36.682437</text:p>
          </table:table-cell>
          <table:table-cell office:value-type="float" office:value="40.912053" calcext:value-type="float">
            <text:p>40.912053</text:p>
          </table:table-cell>
          <table:table-cell office:value-type="float" office:value="47.842653" calcext:value-type="float">
            <text:p>47.842653</text:p>
          </table:table-cell>
          <table:table-cell office:value-type="float" office:value="23.006735" calcext:value-type="float">
            <text:p>23.006735</text:p>
          </table:table-cell>
          <table:table-cell office:value-type="float" office:value="37.948124" calcext:value-type="float">
            <text:p>37.948124</text:p>
          </table:table-cell>
          <table:table-cell office:value-type="float" office:value="12.721457" calcext:value-type="float">
            <text:p>12.721457</text:p>
          </table:table-cell>
          <table:table-cell office:value-type="float" office:value="24.341022" calcext:value-type="float">
            <text:p>24.341022</text:p>
          </table:table-cell>
          <table:table-cell office:value-type="float" office:value="1.431609" calcext:value-type="float">
            <text:p>1.431609</text:p>
          </table:table-cell>
          <table:table-cell office:value-type="float" office:value="1.102609" calcext:value-type="float">
            <text:p>1.102609</text:p>
          </table:table-cell>
          <table:table-cell office:value-type="float" office:value="1.36098" calcext:value-type="float">
            <text:p>1.36098</text:p>
          </table:table-cell>
          <table:table-cell office:value-type="float" office:value="1.756108" calcext:value-type="float">
            <text:p>1.756108</text:p>
          </table:table-cell>
          <table:table-cell office:value-type="float" office:value="3.762031" calcext:value-type="float">
            <text:p>3.762031</text:p>
          </table:table-cell>
          <table:table-cell office:value-type="float" office:value="4.132281" calcext:value-type="float">
            <text:p>4.132281</text:p>
          </table:table-cell>
          <table:table-cell office:value-type="float" office:value="4.429981" calcext:value-type="float">
            <text:p>4.429981</text:p>
          </table:table-cell>
          <table:table-cell office:value-type="float" office:value="2.27116" calcext:value-type="float">
            <text:p>2.2711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627773" calcext:value-type="float">
            <text:p>10.627773</text:p>
          </table:table-cell>
          <table:table-cell office:value-type="float" office:value="31.592354" calcext:value-type="float">
            <text:p>31.592354</text:p>
          </table:table-cell>
          <table:table-cell office:value-type="float" office:value="40.491561" calcext:value-type="float">
            <text:p>40.491561</text:p>
          </table:table-cell>
          <table:table-cell office:value-type="float" office:value="12.959311" calcext:value-type="float">
            <text:p>12.959311</text:p>
          </table:table-cell>
          <table:table-cell office:value-type="float" office:value="26.005846" calcext:value-type="float">
            <text:p>26.005846</text:p>
          </table:table-cell>
          <table:table-cell office:value-type="float" office:value="5.891728" calcext:value-type="float">
            <text:p>5.891728</text:p>
          </table:table-cell>
          <table:table-cell office:value-type="float" office:value="57.290458" calcext:value-type="float">
            <text:p>57.290458</text:p>
          </table:table-cell>
          <table:table-cell office:value-type="float" office:value="3.492781" calcext:value-type="float">
            <text:p>3.492781</text:p>
          </table:table-cell>
          <table:table-cell office:value-type="float" office:value="1.634652" calcext:value-type="float">
            <text:p>1.634652</text:p>
          </table:table-cell>
          <table:table-cell office:value-type="float" office:value="2.453222" calcext:value-type="float">
            <text:p>2.453222</text:p>
          </table:table-cell>
          <table:table-cell office:value-type="float" office:value="2.933954" calcext:value-type="float">
            <text:p>2.933954</text:p>
          </table:table-cell>
          <table:table-cell office:value-type="float" office:value="3.424388" calcext:value-type="float">
            <text:p>3.424388</text:p>
          </table:table-cell>
          <table:table-cell office:value-type="float" office:value="3.888491" calcext:value-type="float">
            <text:p>3.888491</text:p>
          </table:table-cell>
          <table:table-cell office:value-type="float" office:value="5.251993" calcext:value-type="float">
            <text:p>5.251993</text:p>
          </table:table-cell>
          <table:table-cell office:value-type="float" office:value="2.365897" calcext:value-type="float">
            <text:p>2.365897</text:p>
          </table:table-cell>
          <table:table-cell table:number-columns-repeated="3"/>
        </table:table-row>
        <table:table-row table:style-name="ro1">
          <table:table-cell office:value-type="float" office:value="26.952566" calcext:value-type="float">
            <text:p>26.952566</text:p>
          </table:table-cell>
          <table:table-cell office:value-type="float" office:value="12.35853" calcext:value-type="float">
            <text:p>12.35853</text:p>
          </table:table-cell>
          <table:table-cell office:value-type="float" office:value="40.068853" calcext:value-type="float">
            <text:p>40.068853</text:p>
          </table:table-cell>
          <table:table-cell office:value-type="float" office:value="37.792653" calcext:value-type="float">
            <text:p>37.792653</text:p>
          </table:table-cell>
          <table:table-cell office:value-type="float" office:value="16.397445" calcext:value-type="float">
            <text:p>16.397445</text:p>
          </table:table-cell>
          <table:table-cell office:value-type="float" office:value="8.18099" calcext:value-type="float">
            <text:p>8.18099</text:p>
          </table:table-cell>
          <table:table-cell office:value-type="float" office:value="20.619045" calcext:value-type="float">
            <text:p>20.619045</text:p>
          </table:table-cell>
          <table:table-cell office:value-type="float" office:value="50.855136" calcext:value-type="float">
            <text:p>50.855136</text:p>
          </table:table-cell>
          <table:table-cell office:value-type="float" office:value="5.162357" calcext:value-type="float">
            <text:p>5.162357</text:p>
          </table:table-cell>
          <table:table-cell office:value-type="float" office:value="5.65715" calcext:value-type="float">
            <text:p>5.65715</text:p>
          </table:table-cell>
          <table:table-cell office:value-type="float" office:value="6.491407" calcext:value-type="float">
            <text:p>6.491407</text:p>
          </table:table-cell>
          <table:table-cell office:value-type="float" office:value="0.559158" calcext:value-type="float">
            <text:p>0.559158</text:p>
          </table:table-cell>
          <table:table-cell office:value-type="float" office:value="0.92699" calcext:value-type="float">
            <text:p>0.92699</text:p>
          </table:table-cell>
          <table:table-cell office:value-type="float" office:value="1.417399" calcext:value-type="float">
            <text:p>1.417399</text:p>
          </table:table-cell>
          <table:table-cell office:value-type="float" office:value="2.127882" calcext:value-type="float">
            <text:p>2.127882</text:p>
          </table:table-cell>
          <table:table-cell office:value-type="float" office:value="2.376454" calcext:value-type="float">
            <text:p>2.376454</text:p>
          </table:table-cell>
          <table:table-cell table:number-columns-repeated="3"/>
        </table:table-row>
        <table:table-row table:style-name="ro1">
          <table:table-cell office:value-type="float" office:value="51.246488" calcext:value-type="float">
            <text:p>51.246488</text:p>
          </table:table-cell>
          <table:table-cell office:value-type="float" office:value="11.952374" calcext:value-type="float">
            <text:p>11.952374</text:p>
          </table:table-cell>
          <table:table-cell office:value-type="float" office:value="27.922349" calcext:value-type="float">
            <text:p>27.922349</text:p>
          </table:table-cell>
          <table:table-cell office:value-type="float" office:value="52.525968" calcext:value-type="float">
            <text:p>52.525968</text:p>
          </table:table-cell>
          <table:table-cell office:value-type="float" office:value="0.144518" calcext:value-type="float">
            <text:p>0.144518</text:p>
          </table:table-cell>
          <table:table-cell office:value-type="float" office:value="39.278442" calcext:value-type="float">
            <text:p>39.278442</text:p>
          </table:table-cell>
          <table:table-cell office:value-type="float" office:value="47.382136" calcext:value-type="float">
            <text:p>47.382136</text:p>
          </table:table-cell>
          <table:table-cell office:value-type="float" office:value="1.241662" calcext:value-type="float">
            <text:p>1.241662</text:p>
          </table:table-cell>
          <table:table-cell office:value-type="float" office:value="2.252743" calcext:value-type="float">
            <text:p>2.252743</text:p>
          </table:table-cell>
          <table:table-cell office:value-type="float" office:value="4.530811" calcext:value-type="float">
            <text:p>4.530811</text:p>
          </table:table-cell>
          <table:table-cell office:value-type="float" office:value="4.77462" calcext:value-type="float">
            <text:p>4.77462</text:p>
          </table:table-cell>
          <table:table-cell office:value-type="float" office:value="5.009476" calcext:value-type="float">
            <text:p>5.009476</text:p>
          </table:table-cell>
          <table:table-cell office:value-type="float" office:value="5.262224" calcext:value-type="float">
            <text:p>5.262224</text:p>
          </table:table-cell>
          <table:table-cell office:value-type="float" office:value="6.901615" calcext:value-type="float">
            <text:p>6.901615</text:p>
          </table:table-cell>
          <table:table-cell office:value-type="float" office:value="-0.339801" calcext:value-type="float">
            <text:p>-0.339801</text:p>
          </table:table-cell>
          <table:table-cell office:value-type="float" office:value="2.378699" calcext:value-type="float">
            <text:p>2.378699</text:p>
          </table:table-cell>
          <table:table-cell table:number-columns-repeated="3"/>
        </table:table-row>
        <table:table-row table:style-name="ro1">
          <table:table-cell office:value-type="float" office:value="40.112368" calcext:value-type="float">
            <text:p>40.112368</text:p>
          </table:table-cell>
          <table:table-cell office:value-type="float" office:value="5.401568" calcext:value-type="float">
            <text:p>5.401568</text:p>
          </table:table-cell>
          <table:table-cell office:value-type="float" office:value="12.640161" calcext:value-type="float">
            <text:p>12.640161</text:p>
          </table:table-cell>
          <table:table-cell office:value-type="float" office:value="47.340444" calcext:value-type="float">
            <text:p>47.340444</text:p>
          </table:table-cell>
          <table:table-cell office:value-type="float" office:value="0.929385" calcext:value-type="float">
            <text:p>0.929385</text:p>
          </table:table-cell>
          <table:table-cell office:value-type="float" office:value="10.674608" calcext:value-type="float">
            <text:p>10.674608</text:p>
          </table:table-cell>
          <table:table-cell office:value-type="float" office:value="25.099822" calcext:value-type="float">
            <text:p>25.099822</text:p>
          </table:table-cell>
          <table:table-cell office:value-type="float" office:value="30.421466" calcext:value-type="float">
            <text:p>30.421466</text:p>
          </table:table-cell>
          <table:table-cell office:value-type="float" office:value="5.421667" calcext:value-type="float">
            <text:p>5.421667</text:p>
          </table:table-cell>
          <table:table-cell office:value-type="float" office:value="6.272799" calcext:value-type="float">
            <text:p>6.272799</text:p>
          </table:table-cell>
          <table:table-cell office:value-type="float" office:value="6.647871" calcext:value-type="float">
            <text:p>6.647871</text:p>
          </table:table-cell>
          <table:table-cell office:value-type="float" office:value="0.706372" calcext:value-type="float">
            <text:p>0.706372</text:p>
          </table:table-cell>
          <table:table-cell office:value-type="float" office:value="1.072186" calcext:value-type="float">
            <text:p>1.072186</text:p>
          </table:table-cell>
          <table:table-cell office:value-type="float" office:value="1.53929" calcext:value-type="float">
            <text:p>1.53929</text:p>
          </table:table-cell>
          <table:table-cell office:value-type="float" office:value="2.254665" calcext:value-type="float">
            <text:p>2.254665</text:p>
          </table:table-cell>
          <table:table-cell office:value-type="float" office:value="2.410914" calcext:value-type="float">
            <text:p>2.410914</text:p>
          </table:table-cell>
          <table:table-cell table:number-columns-repeated="3"/>
        </table:table-row>
        <table:table-row table:style-name="ro1">
          <table:table-cell office:value-type="float" office:value="6.790973" calcext:value-type="float">
            <text:p>6.790973</text:p>
          </table:table-cell>
          <table:table-cell office:value-type="float" office:value="32.215885" calcext:value-type="float">
            <text:p>32.215885</text:p>
          </table:table-cell>
          <table:table-cell office:value-type="float" office:value="29.35694" calcext:value-type="float">
            <text:p>29.35694</text:p>
          </table:table-cell>
          <table:table-cell office:value-type="float" office:value="47.050314" calcext:value-type="float">
            <text:p>47.050314</text:p>
          </table:table-cell>
          <table:table-cell office:value-type="float" office:value="5.247457" calcext:value-type="float">
            <text:p>5.247457</text:p>
          </table:table-cell>
          <table:table-cell office:value-type="float" office:value="42.857084" calcext:value-type="float">
            <text:p>42.857084</text:p>
          </table:table-cell>
          <table:table-cell office:value-type="float" office:value="9.722708" calcext:value-type="float">
            <text:p>9.722708</text:p>
          </table:table-cell>
          <table:table-cell office:value-type="float" office:value="25.718066" calcext:value-type="float">
            <text:p>25.718066</text:p>
          </table:table-cell>
          <table:table-cell office:value-type="float" office:value="0.726973" calcext:value-type="float">
            <text:p>0.726973</text:p>
          </table:table-cell>
          <table:table-cell office:value-type="float" office:value="1.906423" calcext:value-type="float">
            <text:p>1.906423</text:p>
          </table:table-cell>
          <table:table-cell office:value-type="float" office:value="2.23924" calcext:value-type="float">
            <text:p>2.23924</text:p>
          </table:table-cell>
          <table:table-cell office:value-type="float" office:value="2.852248" calcext:value-type="float">
            <text:p>2.852248</text:p>
          </table:table-cell>
          <table:table-cell office:value-type="float" office:value="3.899088" calcext:value-type="float">
            <text:p>3.899088</text:p>
          </table:table-cell>
          <table:table-cell office:value-type="float" office:value="4.474567" calcext:value-type="float">
            <text:p>4.474567</text:p>
          </table:table-cell>
          <table:table-cell office:value-type="float" office:value="4.826284" calcext:value-type="float">
            <text:p>4.826284</text:p>
          </table:table-cell>
          <table:table-cell office:value-type="float" office:value="2.489988" calcext:value-type="float">
            <text:p>2.489988</text:p>
          </table:table-cell>
          <table:table-cell table:number-columns-repeated="3"/>
        </table:table-row>
        <table:table-row table:style-name="ro1">
          <table:table-cell office:value-type="float" office:value="25.865503" calcext:value-type="float">
            <text:p>25.865503</text:p>
          </table:table-cell>
          <table:table-cell office:value-type="float" office:value="27.227772" calcext:value-type="float">
            <text:p>27.227772</text:p>
          </table:table-cell>
          <table:table-cell office:value-type="float" office:value="60" calcext:value-type="float">
            <text:p>60</text:p>
          </table:table-cell>
          <table:table-cell office:value-type="float" office:value="43.052922" calcext:value-type="float">
            <text:p>43.052922</text:p>
          </table:table-cell>
          <table:table-cell office:value-type="float" office:value="35.71717" calcext:value-type="float">
            <text:p>35.71717</text:p>
          </table:table-cell>
          <table:table-cell office:value-type="float" office:value="23.991255" calcext:value-type="float">
            <text:p>23.991255</text:p>
          </table:table-cell>
          <table:table-cell office:value-type="float" office:value="13.883164" calcext:value-type="float">
            <text:p>13.883164</text:p>
          </table:table-cell>
          <table:table-cell office:value-type="float" office:value="60" calcext:value-type="float">
            <text:p>60</text:p>
          </table:table-cell>
          <table:table-cell office:value-type="float" office:value="5.379748" calcext:value-type="float">
            <text:p>5.379748</text:p>
          </table:table-cell>
          <table:table-cell office:value-type="float" office:value="0.830402" calcext:value-type="float">
            <text:p>0.830402</text:p>
          </table:table-cell>
          <table:table-cell office:value-type="float" office:value="0.975133" calcext:value-type="float">
            <text:p>0.975133</text:p>
          </table:table-cell>
          <table:table-cell office:value-type="float" office:value="1.199107" calcext:value-type="float">
            <text:p>1.199107</text:p>
          </table:table-cell>
          <table:table-cell office:value-type="float" office:value="1.474839" calcext:value-type="float">
            <text:p>1.474839</text:p>
          </table:table-cell>
          <table:table-cell office:value-type="float" office:value="1.855559" calcext:value-type="float">
            <text:p>1.855559</text:p>
          </table:table-cell>
          <table:table-cell office:value-type="float" office:value="2.468466" calcext:value-type="float">
            <text:p>2.468466</text:p>
          </table:table-cell>
          <table:table-cell office:value-type="float" office:value="2.588841" calcext:value-type="float">
            <text:p>2.588841</text:p>
          </table:table-cell>
          <table:table-cell table:number-columns-repeated="3"/>
        </table:table-row>
        <table:table-row table:style-name="ro1">
          <table:table-cell office:value-type="float" office:value="59.765403" calcext:value-type="float">
            <text:p>59.765403</text:p>
          </table:table-cell>
          <table:table-cell office:value-type="float" office:value="7.755149" calcext:value-type="float">
            <text:p>7.755149</text:p>
          </table:table-cell>
          <table:table-cell office:value-type="float" office:value="23.328079" calcext:value-type="float">
            <text:p>23.328079</text:p>
          </table:table-cell>
          <table:table-cell office:value-type="float" office:value="49.946243" calcext:value-type="float">
            <text:p>49.946243</text:p>
          </table:table-cell>
          <table:table-cell office:value-type="float" office:value="9.886323" calcext:value-type="float">
            <text:p>9.886323</text:p>
          </table:table-cell>
          <table:table-cell office:value-type="float" office:value="40.190559" calcext:value-type="float">
            <text:p>40.190559</text:p>
          </table:table-cell>
          <table:table-cell office:value-type="float" office:value="54.863228" calcext:value-type="float">
            <text:p>54.863228</text:p>
          </table:table-cell>
          <table:table-cell office:value-type="float" office:value="12.695089" calcext:value-type="float">
            <text:p>12.695089</text:p>
          </table:table-cell>
          <table:table-cell office:value-type="float" office:value="0.370621" calcext:value-type="float">
            <text:p>0.370621</text:p>
          </table:table-cell>
          <table:table-cell office:value-type="float" office:value="4.801584" calcext:value-type="float">
            <text:p>4.801584</text:p>
          </table:table-cell>
          <table:table-cell office:value-type="float" office:value="6.431549" calcext:value-type="float">
            <text:p>6.431549</text:p>
          </table:table-cell>
          <table:table-cell office:value-type="float" office:value="0.460568" calcext:value-type="float">
            <text:p>0.460568</text:p>
          </table:table-cell>
          <table:table-cell office:value-type="float" office:value="0.755735" calcext:value-type="float">
            <text:p>0.755735</text:p>
          </table:table-cell>
          <table:table-cell office:value-type="float" office:value="1.095318" calcext:value-type="float">
            <text:p>1.095318</text:p>
          </table:table-cell>
          <table:table-cell office:value-type="float" office:value="2.643184" calcext:value-type="float">
            <text:p>2.643184</text:p>
          </table:table-cell>
          <table:table-cell office:value-type="float" office:value="2.734352" calcext:value-type="float">
            <text:p>2.734352</text:p>
          </table:table-cell>
          <table:table-cell table:number-columns-repeated="3"/>
        </table:table-row>
        <table:table-row table:style-name="ro1">
          <table:table-cell office:value-type="float" office:value="13.040164" calcext:value-type="float">
            <text:p>13.040164</text:p>
          </table:table-cell>
          <table:table-cell office:value-type="float" office:value="8.686376" calcext:value-type="float">
            <text:p>8.686376</text:p>
          </table:table-cell>
          <table:table-cell office:value-type="float" office:value="41.665399" calcext:value-type="float">
            <text:p>41.665399</text:p>
          </table:table-cell>
          <table:table-cell office:value-type="float" office:value="40.147952" calcext:value-type="float">
            <text:p>40.147952</text:p>
          </table:table-cell>
          <table:table-cell office:value-type="float" office:value="12.401295" calcext:value-type="float">
            <text:p>12.401295</text:p>
          </table:table-cell>
          <table:table-cell office:value-type="float" office:value="1.539818" calcext:value-type="float">
            <text:p>1.539818</text:p>
          </table:table-cell>
          <table:table-cell office:value-type="float" office:value="25.280619" calcext:value-type="float">
            <text:p>25.280619</text:p>
          </table:table-cell>
          <table:table-cell office:value-type="float" office:value="24.117444" calcext:value-type="float">
            <text:p>24.117444</text:p>
          </table:table-cell>
          <table:table-cell office:value-type="float" office:value="1.082841" calcext:value-type="float">
            <text:p>1.082841</text:p>
          </table:table-cell>
          <table:table-cell office:value-type="float" office:value="4.523115" calcext:value-type="float">
            <text:p>4.523115</text:p>
          </table:table-cell>
          <table:table-cell office:value-type="float" office:value="5.475202" calcext:value-type="float">
            <text:p>5.475202</text:p>
          </table:table-cell>
          <table:table-cell office:value-type="float" office:value="5.832457" calcext:value-type="float">
            <text:p>5.832457</text:p>
          </table:table-cell>
          <table:table-cell office:value-type="float" office:value="6.069676" calcext:value-type="float">
            <text:p>6.069676</text:p>
          </table:table-cell>
          <table:table-cell office:value-type="float" office:value="-0.021708" calcext:value-type="float">
            <text:p>-0.021708</text:p>
          </table:table-cell>
          <table:table-cell office:value-type="float" office:value="0.792293" calcext:value-type="float">
            <text:p>0.792293</text:p>
          </table:table-cell>
          <table:table-cell office:value-type="float" office:value="2.735982" calcext:value-type="float">
            <text:p>2.73598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708693" calcext:value-type="float">
            <text:p>6.708693</text:p>
          </table:table-cell>
          <table:table-cell office:value-type="float" office:value="17.755329" calcext:value-type="float">
            <text:p>17.755329</text:p>
          </table:table-cell>
          <table:table-cell office:value-type="float" office:value="55.032443" calcext:value-type="float">
            <text:p>55.032443</text:p>
          </table:table-cell>
          <table:table-cell office:value-type="float" office:value="34.104765" calcext:value-type="float">
            <text:p>34.104765</text:p>
          </table:table-cell>
          <table:table-cell office:value-type="float" office:value="24.361748" calcext:value-type="float">
            <text:p>24.361748</text:p>
          </table:table-cell>
          <table:table-cell office:value-type="float" office:value="54.652737" calcext:value-type="float">
            <text:p>54.652737</text:p>
          </table:table-cell>
          <table:table-cell office:value-type="float" office:value="10.220294" calcext:value-type="float">
            <text:p>10.220294</text:p>
          </table:table-cell>
          <table:table-cell office:value-type="float" office:value="3.008387" calcext:value-type="float">
            <text:p>3.008387</text:p>
          </table:table-cell>
          <table:table-cell office:value-type="float" office:value="3.087906" calcext:value-type="float">
            <text:p>3.087906</text:p>
          </table:table-cell>
          <table:table-cell office:value-type="float" office:value="3.783969" calcext:value-type="float">
            <text:p>3.783969</text:p>
          </table:table-cell>
          <table:table-cell office:value-type="float" office:value="4.16488" calcext:value-type="float">
            <text:p>4.16488</text:p>
          </table:table-cell>
          <table:table-cell office:value-type="float" office:value="4.519741" calcext:value-type="float">
            <text:p>4.519741</text:p>
          </table:table-cell>
          <table:table-cell office:value-type="float" office:value="4.889048" calcext:value-type="float">
            <text:p>4.889048</text:p>
          </table:table-cell>
          <table:table-cell office:value-type="float" office:value="-0.945814" calcext:value-type="float">
            <text:p>-0.945814</text:p>
          </table:table-cell>
          <table:table-cell office:value-type="float" office:value="2.784504" calcext:value-type="float">
            <text:p>2.784504</text:p>
          </table:table-cell>
          <table:table-cell table:number-columns-repeated="3"/>
        </table:table-row>
        <table:table-row table:style-name="ro1">
          <table:table-cell office:value-type="float" office:value="18.529495" calcext:value-type="float">
            <text:p>18.529495</text:p>
          </table:table-cell>
          <table:table-cell office:value-type="float" office:value="11.586745" calcext:value-type="float">
            <text:p>11.586745</text:p>
          </table:table-cell>
          <table:table-cell office:value-type="float" office:value="40.382669" calcext:value-type="float">
            <text:p>40.382669</text:p>
          </table:table-cell>
          <table:table-cell office:value-type="float" office:value="52.760685" calcext:value-type="float">
            <text:p>52.760685</text:p>
          </table:table-cell>
          <table:table-cell office:value-type="float" office:value="14.958144" calcext:value-type="float">
            <text:p>14.958144</text:p>
          </table:table-cell>
          <table:table-cell office:value-type="float" office:value="17.580105" calcext:value-type="float">
            <text:p>17.580105</text:p>
          </table:table-cell>
          <table:table-cell office:value-type="float" office:value="8.620006" calcext:value-type="float">
            <text:p>8.620006</text:p>
          </table:table-cell>
          <table:table-cell office:value-type="float" office:value="17.501793" calcext:value-type="float">
            <text:p>17.501793</text:p>
          </table:table-cell>
          <table:table-cell office:value-type="float" office:value="2.109478" calcext:value-type="float">
            <text:p>2.109478</text:p>
          </table:table-cell>
          <table:table-cell office:value-type="float" office:value="1.30942" calcext:value-type="float">
            <text:p>1.30942</text:p>
          </table:table-cell>
          <table:table-cell office:value-type="float" office:value="2.41313" calcext:value-type="float">
            <text:p>2.41313</text:p>
          </table:table-cell>
          <table:table-cell office:value-type="float" office:value="3.149898" calcext:value-type="float">
            <text:p>3.149898</text:p>
          </table:table-cell>
          <table:table-cell office:value-type="float" office:value="3.685205" calcext:value-type="float">
            <text:p>3.685205</text:p>
          </table:table-cell>
          <table:table-cell office:value-type="float" office:value="4.124635" calcext:value-type="float">
            <text:p>4.124635</text:p>
          </table:table-cell>
          <table:table-cell office:value-type="float" office:value="4.541125" calcext:value-type="float">
            <text:p>4.541125</text:p>
          </table:table-cell>
          <table:table-cell office:value-type="float" office:value="2.801606" calcext:value-type="float">
            <text:p>2.801606</text:p>
          </table:table-cell>
          <table:table-cell table:number-columns-repeated="3"/>
        </table:table-row>
        <table:table-row table:style-name="ro1">
          <table:table-cell office:value-type="float" office:value="18.196385" calcext:value-type="float">
            <text:p>18.196385</text:p>
          </table:table-cell>
          <table:table-cell office:value-type="float" office:value="4.692201" calcext:value-type="float">
            <text:p>4.692201</text:p>
          </table:table-cell>
          <table:table-cell office:value-type="float" office:value="16.805673" calcext:value-type="float">
            <text:p>16.805673</text:p>
          </table:table-cell>
          <table:table-cell office:value-type="float" office:value="30.773858" calcext:value-type="float">
            <text:p>30.773858</text:p>
          </table:table-cell>
          <table:table-cell office:value-type="float" office:value="16.168803" calcext:value-type="float">
            <text:p>16.168803</text:p>
          </table:table-cell>
          <table:table-cell office:value-type="float" office:value="2.877814" calcext:value-type="float">
            <text:p>2.877814</text:p>
          </table:table-cell>
          <table:table-cell office:value-type="float" office:value="8.619027" calcext:value-type="float">
            <text:p>8.619027</text:p>
          </table:table-cell>
          <table:table-cell office:value-type="float" office:value="26.531276" calcext:value-type="float">
            <text:p>26.531276</text:p>
          </table:table-cell>
          <table:table-cell office:value-type="float" office:value="2.690945" calcext:value-type="float">
            <text:p>2.690945</text:p>
          </table:table-cell>
          <table:table-cell office:value-type="float" office:value="6.672162" calcext:value-type="float">
            <text:p>6.672162</text:p>
          </table:table-cell>
          <table:table-cell office:value-type="float" office:value="0.64098" calcext:value-type="float">
            <text:p>0.64098</text:p>
          </table:table-cell>
          <table:table-cell office:value-type="float" office:value="1.478743" calcext:value-type="float">
            <text:p>1.478743</text:p>
          </table:table-cell>
          <table:table-cell office:value-type="float" office:value="2.412559" calcext:value-type="float">
            <text:p>2.412559</text:p>
          </table:table-cell>
          <table:table-cell office:value-type="float" office:value="3.274555" calcext:value-type="float">
            <text:p>3.274555</text:p>
          </table:table-cell>
          <table:table-cell office:value-type="float" office:value="4.864881" calcext:value-type="float">
            <text:p>4.864881</text:p>
          </table:table-cell>
          <table:table-cell office:value-type="float" office:value="2.91576" calcext:value-type="float">
            <text:p>2.91576</text:p>
          </table:table-cell>
          <table:table-cell table:number-columns-repeated="3"/>
        </table:table-row>
        <table:table-row table:style-name="ro1">
          <table:table-cell office:value-type="float" office:value="24.045454" calcext:value-type="float">
            <text:p>24.045454</text:p>
          </table:table-cell>
          <table:table-cell office:value-type="float" office:value="7.731178" calcext:value-type="float">
            <text:p>7.731178</text:p>
          </table:table-cell>
          <table:table-cell office:value-type="float" office:value="29.248413" calcext:value-type="float">
            <text:p>29.248413</text:p>
          </table:table-cell>
          <table:table-cell office:value-type="float" office:value="36.360522" calcext:value-type="float">
            <text:p>36.360522</text:p>
          </table:table-cell>
          <table:table-cell office:value-type="float" office:value="38.238963" calcext:value-type="float">
            <text:p>38.238963</text:p>
          </table:table-cell>
          <table:table-cell office:value-type="float" office:value="4.097061" calcext:value-type="float">
            <text:p>4.097061</text:p>
          </table:table-cell>
          <table:table-cell office:value-type="float" office:value="52.61229" calcext:value-type="float">
            <text:p>52.61229</text:p>
          </table:table-cell>
          <table:table-cell office:value-type="float" office:value="12.841362" calcext:value-type="float">
            <text:p>12.841362</text:p>
          </table:table-cell>
          <table:table-cell office:value-type="float" office:value="1.008118" calcext:value-type="float">
            <text:p>1.008118</text:p>
          </table:table-cell>
          <table:table-cell office:value-type="float" office:value="5.789596" calcext:value-type="float">
            <text:p>5.789596</text:p>
          </table:table-cell>
          <table:table-cell office:value-type="float" office:value="6.09939" calcext:value-type="float">
            <text:p>6.09939</text:p>
          </table:table-cell>
          <table:table-cell office:value-type="float" office:value="6.338802" calcext:value-type="float">
            <text:p>6.338802</text:p>
          </table:table-cell>
          <table:table-cell office:value-type="float" office:value="0.282244" calcext:value-type="float">
            <text:p>0.282244</text:p>
          </table:table-cell>
          <table:table-cell office:value-type="float" office:value="0.529574" calcext:value-type="float">
            <text:p>0.529574</text:p>
          </table:table-cell>
          <table:table-cell office:value-type="float" office:value="0.856473" calcext:value-type="float">
            <text:p>0.856473</text:p>
          </table:table-cell>
          <table:table-cell office:value-type="float" office:value="2.960787" calcext:value-type="float">
            <text:p>2.960787</text:p>
          </table:table-cell>
          <table:table-cell table:number-columns-repeated="3"/>
        </table:table-row>
        <table:table-row table:style-name="ro1">
          <table:table-cell office:value-type="float" office:value="54.250475" calcext:value-type="float">
            <text:p>54.250475</text:p>
          </table:table-cell>
          <table:table-cell office:value-type="float" office:value="6.399981" calcext:value-type="float">
            <text:p>6.399981</text:p>
          </table:table-cell>
          <table:table-cell office:value-type="float" office:value="30.961571" calcext:value-type="float">
            <text:p>30.961571</text:p>
          </table:table-cell>
          <table:table-cell office:value-type="float" office:value="31.648687" calcext:value-type="float">
            <text:p>31.648687</text:p>
          </table:table-cell>
          <table:table-cell office:value-type="float" office:value="50.096379" calcext:value-type="float">
            <text:p>50.096379</text:p>
          </table:table-cell>
          <table:table-cell office:value-type="float" office:value="11.817502" calcext:value-type="float">
            <text:p>11.817502</text:p>
          </table:table-cell>
          <table:table-cell office:value-type="float" office:value="60" calcext:value-type="float">
            <text:p>60</text:p>
          </table:table-cell>
          <table:table-cell office:value-type="float" office:value="1.313135" calcext:value-type="float">
            <text:p>1.313135</text:p>
          </table:table-cell>
          <table:table-cell office:value-type="float" office:value="2.721537" calcext:value-type="float">
            <text:p>2.721537</text:p>
          </table:table-cell>
          <table:table-cell office:value-type="float" office:value="3.10319" calcext:value-type="float">
            <text:p>3.10319</text:p>
          </table:table-cell>
          <table:table-cell office:value-type="float" office:value="3.799763" calcext:value-type="float">
            <text:p>3.799763</text:p>
          </table:table-cell>
          <table:table-cell office:value-type="float" office:value="4.227509" calcext:value-type="float">
            <text:p>4.227509</text:p>
          </table:table-cell>
          <table:table-cell office:value-type="float" office:value="4.657401" calcext:value-type="float">
            <text:p>4.657401</text:p>
          </table:table-cell>
          <table:table-cell office:value-type="float" office:value="5.154088" calcext:value-type="float">
            <text:p>5.154088</text:p>
          </table:table-cell>
          <table:table-cell office:value-type="float" office:value="-0.402751" calcext:value-type="float">
            <text:p>-0.402751</text:p>
          </table:table-cell>
          <table:table-cell office:value-type="float" office:value="2.983651" calcext:value-type="float">
            <text:p>2.983651</text:p>
          </table:table-cell>
          <table:table-cell table:number-columns-repeated="3"/>
        </table:table-row>
        <table:table-row table:style-name="ro1">
          <table:table-cell office:value-type="float" office:value="27.50525" calcext:value-type="float">
            <text:p>27.50525</text:p>
          </table:table-cell>
          <table:table-cell office:value-type="float" office:value="24.768095" calcext:value-type="float">
            <text:p>24.768095</text:p>
          </table:table-cell>
          <table:table-cell office:value-type="float" office:value="26.079272" calcext:value-type="float">
            <text:p>26.079272</text:p>
          </table:table-cell>
          <table:table-cell office:value-type="float" office:value="40.7582" calcext:value-type="float">
            <text:p>40.7582</text:p>
          </table:table-cell>
          <table:table-cell office:value-type="float" office:value="26.720911" calcext:value-type="float">
            <text:p>26.720911</text:p>
          </table:table-cell>
          <table:table-cell office:value-type="float" office:value="13.315329" calcext:value-type="float">
            <text:p>13.315329</text:p>
          </table:table-cell>
          <table:table-cell office:value-type="float" office:value="14.983222" calcext:value-type="float">
            <text:p>14.983222</text:p>
          </table:table-cell>
          <table:table-cell office:value-type="float" office:value="18.203508" calcext:value-type="float">
            <text:p>18.203508</text:p>
          </table:table-cell>
          <table:table-cell office:value-type="float" office:value="2.473619" calcext:value-type="float">
            <text:p>2.473619</text:p>
          </table:table-cell>
          <table:table-cell office:value-type="float" office:value="1.450891" calcext:value-type="float">
            <text:p>1.450891</text:p>
          </table:table-cell>
          <table:table-cell office:value-type="float" office:value="2.75155" calcext:value-type="float">
            <text:p>2.75155</text:p>
          </table:table-cell>
          <table:table-cell office:value-type="float" office:value="3.194109" calcext:value-type="float">
            <text:p>3.194109</text:p>
          </table:table-cell>
          <table:table-cell office:value-type="float" office:value="3.515995" calcext:value-type="float">
            <text:p>3.515995</text:p>
          </table:table-cell>
          <table:table-cell office:value-type="float" office:value="3.770436" calcext:value-type="float">
            <text:p>3.770436</text:p>
          </table:table-cell>
          <table:table-cell office:value-type="float" office:value="3.99281" calcext:value-type="float">
            <text:p>3.99281</text:p>
          </table:table-cell>
          <table:table-cell office:value-type="float" office:value="2.99027" calcext:value-type="float">
            <text:p>2.99027</text:p>
          </table:table-cell>
          <table:table-cell table:number-columns-repeated="3"/>
        </table:table-row>
        <table:table-row table:style-name="ro1">
          <table:table-cell office:value-type="float" office:value="20.393618" calcext:value-type="float">
            <text:p>20.393618</text:p>
          </table:table-cell>
          <table:table-cell office:value-type="float" office:value="33.8298" calcext:value-type="float">
            <text:p>33.8298</text:p>
          </table:table-cell>
          <table:table-cell office:value-type="float" office:value="58.553067" calcext:value-type="float">
            <text:p>58.553067</text:p>
          </table:table-cell>
          <table:table-cell office:value-type="float" office:value="57.406767" calcext:value-type="float">
            <text:p>57.406767</text:p>
          </table:table-cell>
          <table:table-cell office:value-type="float" office:value="24.150845" calcext:value-type="float">
            <text:p>24.150845</text:p>
          </table:table-cell>
          <table:table-cell office:value-type="float" office:value="23.280429" calcext:value-type="float">
            <text:p>23.280429</text:p>
          </table:table-cell>
          <table:table-cell office:value-type="float" office:value="18.864084" calcext:value-type="float">
            <text:p>18.864084</text:p>
          </table:table-cell>
          <table:table-cell office:value-type="float" office:value="34.025396" calcext:value-type="float">
            <text:p>34.025396</text:p>
          </table:table-cell>
          <table:table-cell office:value-type="float" office:value="3.25898" calcext:value-type="float">
            <text:p>3.25898</text:p>
          </table:table-cell>
          <table:table-cell office:value-type="float" office:value="6.414338" calcext:value-type="float">
            <text:p>6.414338</text:p>
          </table:table-cell>
          <table:table-cell office:value-type="float" office:value="0.232865" calcext:value-type="float">
            <text:p>0.232865</text:p>
          </table:table-cell>
          <table:table-cell office:value-type="float" office:value="0.375458" calcext:value-type="float">
            <text:p>0.375458</text:p>
          </table:table-cell>
          <table:table-cell office:value-type="float" office:value="2.346333" calcext:value-type="float">
            <text:p>2.346333</text:p>
          </table:table-cell>
          <table:table-cell office:value-type="float" office:value="2.841721" calcext:value-type="float">
            <text:p>2.841721</text:p>
          </table:table-cell>
          <table:table-cell office:value-type="float" office:value="3.178921" calcext:value-type="float">
            <text:p>3.178921</text:p>
          </table:table-cell>
          <table:table-cell office:value-type="float" office:value="2.997958" calcext:value-type="float">
            <text:p>2.997958</text:p>
          </table:table-cell>
          <table:table-cell table:number-columns-repeated="3"/>
        </table:table-row>
        <table:table-row table:style-name="ro1">
          <table:table-cell office:value-type="float" office:value="25.290117" calcext:value-type="float">
            <text:p>25.290117</text:p>
          </table:table-cell>
          <table:table-cell office:value-type="float" office:value="18.272893" calcext:value-type="float">
            <text:p>18.272893</text:p>
          </table:table-cell>
          <table:table-cell office:value-type="float" office:value="60" calcext:value-type="float">
            <text:p>60</text:p>
          </table:table-cell>
          <table:table-cell office:value-type="float" office:value="40.547389" calcext:value-type="float">
            <text:p>40.547389</text:p>
          </table:table-cell>
          <table:table-cell office:value-type="float" office:value="21.194767" calcext:value-type="float">
            <text:p>21.194767</text:p>
          </table:table-cell>
          <table:table-cell office:value-type="float" office:value="19.410366" calcext:value-type="float">
            <text:p>19.410366</text:p>
          </table:table-cell>
          <table:table-cell office:value-type="float" office:value="16.773214" calcext:value-type="float">
            <text:p>16.773214</text:p>
          </table:table-cell>
          <table:table-cell office:value-type="float" office:value="56.120497" calcext:value-type="float">
            <text:p>56.120497</text:p>
          </table:table-cell>
          <table:table-cell office:value-type="float" office:value="4.716279" calcext:value-type="float">
            <text:p>4.716279</text:p>
          </table:table-cell>
          <table:table-cell office:value-type="float" office:value="1.009619" calcext:value-type="float">
            <text:p>1.009619</text:p>
          </table:table-cell>
          <table:table-cell office:value-type="float" office:value="1.202041" calcext:value-type="float">
            <text:p>1.202041</text:p>
          </table:table-cell>
          <table:table-cell office:value-type="float" office:value="1.469496" calcext:value-type="float">
            <text:p>1.469496</text:p>
          </table:table-cell>
          <table:table-cell office:value-type="float" office:value="1.780605" calcext:value-type="float">
            <text:p>1.780605</text:p>
          </table:table-cell>
          <table:table-cell office:value-type="float" office:value="2.196719" calcext:value-type="float">
            <text:p>2.196719</text:p>
          </table:table-cell>
          <table:table-cell office:value-type="float" office:value="2.707695" calcext:value-type="float">
            <text:p>2.707695</text:p>
          </table:table-cell>
          <table:table-cell office:value-type="float" office:value="3.276179" calcext:value-type="float">
            <text:p>3.276179</text:p>
          </table:table-cell>
          <table:table-cell table:number-columns-repeated="3"/>
        </table:table-row>
        <table:table-row table:style-name="ro1">
          <table:table-cell office:value-type="float" office:value="30.569076" calcext:value-type="float">
            <text:p>30.569076</text:p>
          </table:table-cell>
          <table:table-cell office:value-type="float" office:value="8.240747" calcext:value-type="float">
            <text:p>8.240747</text:p>
          </table:table-cell>
          <table:table-cell office:value-type="float" office:value="53.803658" calcext:value-type="float">
            <text:p>53.803658</text:p>
          </table:table-cell>
          <table:table-cell office:value-type="float" office:value="59.909534" calcext:value-type="float">
            <text:p>59.909534</text:p>
          </table:table-cell>
          <table:table-cell office:value-type="float" office:value="40.385628" calcext:value-type="float">
            <text:p>40.385628</text:p>
          </table:table-cell>
          <table:table-cell office:value-type="float" office:value="7.008924" calcext:value-type="float">
            <text:p>7.008924</text:p>
          </table:table-cell>
          <table:table-cell office:value-type="float" office:value="50.491443" calcext:value-type="float">
            <text:p>50.491443</text:p>
          </table:table-cell>
          <table:table-cell office:value-type="float" office:value="59.531879" calcext:value-type="float">
            <text:p>59.531879</text:p>
          </table:table-cell>
          <table:table-cell office:value-type="float" office:value="5.170455" calcext:value-type="float">
            <text:p>5.170455</text:p>
          </table:table-cell>
          <table:table-cell office:value-type="float" office:value="5.217105" calcext:value-type="float">
            <text:p>5.217105</text:p>
          </table:table-cell>
          <table:table-cell office:value-type="float" office:value="5.913797" calcext:value-type="float">
            <text:p>5.913797</text:p>
          </table:table-cell>
          <table:table-cell office:value-type="float" office:value="6.225425" calcext:value-type="float">
            <text:p>6.225425</text:p>
          </table:table-cell>
          <table:table-cell office:value-type="float" office:value="6.538972" calcext:value-type="float">
            <text:p>6.538972</text:p>
          </table:table-cell>
          <table:table-cell office:value-type="float" office:value="0.626024" calcext:value-type="float">
            <text:p>0.626024</text:p>
          </table:table-cell>
          <table:table-cell office:value-type="float" office:value="1.332338" calcext:value-type="float">
            <text:p>1.332338</text:p>
          </table:table-cell>
          <table:table-cell office:value-type="float" office:value="3.285585" calcext:value-type="float">
            <text:p>3.285585</text:p>
          </table:table-cell>
          <table:table-cell table:number-columns-repeated="3"/>
        </table:table-row>
        <table:table-row table:style-name="ro1">
          <table:table-cell office:value-type="float" office:value="25.61035" calcext:value-type="float">
            <text:p>25.61035</text:p>
          </table:table-cell>
          <table:table-cell office:value-type="float" office:value="21.778912" calcext:value-type="float">
            <text:p>21.778912</text:p>
          </table:table-cell>
          <table:table-cell office:value-type="float" office:value="18.9817" calcext:value-type="float">
            <text:p>18.9817</text:p>
          </table:table-cell>
          <table:table-cell office:value-type="float" office:value="37.442795" calcext:value-type="float">
            <text:p>37.442795</text:p>
          </table:table-cell>
          <table:table-cell office:value-type="float" office:value="15.030979" calcext:value-type="float">
            <text:p>15.030979</text:p>
          </table:table-cell>
          <table:table-cell office:value-type="float" office:value="22.247796" calcext:value-type="float">
            <text:p>22.247796</text:p>
          </table:table-cell>
          <table:table-cell office:value-type="float" office:value="20.610403" calcext:value-type="float">
            <text:p>20.610403</text:p>
          </table:table-cell>
          <table:table-cell office:value-type="float" office:value="14.032134" calcext:value-type="float">
            <text:p>14.032134</text:p>
          </table:table-cell>
          <table:table-cell office:value-type="float" office:value="2.184872" calcext:value-type="float">
            <text:p>2.184872</text:p>
          </table:table-cell>
          <table:table-cell office:value-type="float" office:value="3.613617" calcext:value-type="float">
            <text:p>3.613617</text:p>
          </table:table-cell>
          <table:table-cell office:value-type="float" office:value="3.860021" calcext:value-type="float">
            <text:p>3.860021</text:p>
          </table:table-cell>
          <table:table-cell office:value-type="float" office:value="4.091341" calcext:value-type="float">
            <text:p>4.091341</text:p>
          </table:table-cell>
          <table:table-cell office:value-type="float" office:value="4.301492" calcext:value-type="float">
            <text:p>4.301492</text:p>
          </table:table-cell>
          <table:table-cell office:value-type="float" office:value="4.499621" calcext:value-type="float">
            <text:p>4.499621</text:p>
          </table:table-cell>
          <table:table-cell office:value-type="float" office:value="4.690025" calcext:value-type="float">
            <text:p>4.690025</text:p>
          </table:table-cell>
          <table:table-cell office:value-type="float" office:value="3.532318" calcext:value-type="float">
            <text:p>3.532318</text:p>
          </table:table-cell>
          <table:table-cell table:number-columns-repeated="3"/>
        </table:table-row>
        <table:table-row table:style-name="ro1">
          <table:table-cell office:value-type="float" office:value="29.884807" calcext:value-type="float">
            <text:p>29.884807</text:p>
          </table:table-cell>
          <table:table-cell office:value-type="float" office:value="11.323785" calcext:value-type="float">
            <text:p>11.323785</text:p>
          </table:table-cell>
          <table:table-cell office:value-type="float" office:value="26.488125" calcext:value-type="float">
            <text:p>26.488125</text:p>
          </table:table-cell>
          <table:table-cell office:value-type="float" office:value="18.144896" calcext:value-type="float">
            <text:p>18.144896</text:p>
          </table:table-cell>
          <table:table-cell office:value-type="float" office:value="28.145739" calcext:value-type="float">
            <text:p>28.145739</text:p>
          </table:table-cell>
          <table:table-cell office:value-type="float" office:value="13.001885" calcext:value-type="float">
            <text:p>13.001885</text:p>
          </table:table-cell>
          <table:table-cell office:value-type="float" office:value="7.70439" calcext:value-type="float">
            <text:p>7.70439</text:p>
          </table:table-cell>
          <table:table-cell office:value-type="float" office:value="60" calcext:value-type="float">
            <text:p>60</text:p>
          </table:table-cell>
          <table:table-cell office:value-type="float" office:value="4.13007" calcext:value-type="float">
            <text:p>4.13007</text:p>
          </table:table-cell>
          <table:table-cell office:value-type="float" office:value="1.281815" calcext:value-type="float">
            <text:p>1.281815</text:p>
          </table:table-cell>
          <table:table-cell office:value-type="float" office:value="1.759533" calcext:value-type="float">
            <text:p>1.759533</text:p>
          </table:table-cell>
          <table:table-cell office:value-type="float" office:value="2.220578" calcext:value-type="float">
            <text:p>2.220578</text:p>
          </table:table-cell>
          <table:table-cell office:value-type="float" office:value="2.685292" calcext:value-type="float">
            <text:p>2.685292</text:p>
          </table:table-cell>
          <table:table-cell office:value-type="float" office:value="3.264152" calcext:value-type="float">
            <text:p>3.264152</text:p>
          </table:table-cell>
          <table:table-cell office:value-type="float" office:value="4.357266" calcext:value-type="float">
            <text:p>4.357266</text:p>
          </table:table-cell>
          <table:table-cell office:value-type="float" office:value="3.535885" calcext:value-type="float">
            <text:p>3.535885</text:p>
          </table:table-cell>
          <table:table-cell table:number-columns-repeated="3"/>
        </table:table-row>
        <table:table-row table:style-name="ro1">
          <table:table-cell office:value-type="float" office:value="28.829291" calcext:value-type="float">
            <text:p>28.829291</text:p>
          </table:table-cell>
          <table:table-cell office:value-type="float" office:value="13.155246" calcext:value-type="float">
            <text:p>13.155246</text:p>
          </table:table-cell>
          <table:table-cell office:value-type="float" office:value="23.985401" calcext:value-type="float">
            <text:p>23.985401</text:p>
          </table:table-cell>
          <table:table-cell office:value-type="float" office:value="23.853908" calcext:value-type="float">
            <text:p>23.853908</text:p>
          </table:table-cell>
          <table:table-cell office:value-type="float" office:value="25.898835" calcext:value-type="float">
            <text:p>25.898835</text:p>
          </table:table-cell>
          <table:table-cell office:value-type="float" office:value="7.952083" calcext:value-type="float">
            <text:p>7.952083</text:p>
          </table:table-cell>
          <table:table-cell office:value-type="float" office:value="20.523958" calcext:value-type="float">
            <text:p>20.523958</text:p>
          </table:table-cell>
          <table:table-cell office:value-type="float" office:value="5.082448" calcext:value-type="float">
            <text:p>5.082448</text:p>
          </table:table-cell>
          <table:table-cell office:value-type="float" office:value="2.128295" calcext:value-type="float">
            <text:p>2.128295</text:p>
          </table:table-cell>
          <table:table-cell office:value-type="float" office:value="3.389611" calcext:value-type="float">
            <text:p>3.389611</text:p>
          </table:table-cell>
          <table:table-cell office:value-type="float" office:value="3.828391" calcext:value-type="float">
            <text:p>3.828391</text:p>
          </table:table-cell>
          <table:table-cell office:value-type="float" office:value="4.230257" calcext:value-type="float">
            <text:p>4.230257</text:p>
          </table:table-cell>
          <table:table-cell office:value-type="float" office:value="4.600519" calcext:value-type="float">
            <text:p>4.600519</text:p>
          </table:table-cell>
          <table:table-cell office:value-type="float" office:value="-1.308495" calcext:value-type="float">
            <text:p>-1.308495</text:p>
          </table:table-cell>
          <table:table-cell office:value-type="float" office:value="-0.329695" calcext:value-type="float">
            <text:p>-0.329695</text:p>
          </table:table-cell>
          <table:table-cell office:value-type="float" office:value="3.608635" calcext:value-type="float">
            <text:p>3.608635</text:p>
          </table:table-cell>
          <table:table-cell table:number-columns-repeated="3"/>
        </table:table-row>
        <table:table-row table:style-name="ro1">
          <table:table-cell office:value-type="float" office:value="41.860017" calcext:value-type="float">
            <text:p>41.860017</text:p>
          </table:table-cell>
          <table:table-cell office:value-type="float" office:value="10.409971" calcext:value-type="float">
            <text:p>10.409971</text:p>
          </table:table-cell>
          <table:table-cell office:value-type="float" office:value="38.318073" calcext:value-type="float">
            <text:p>38.318073</text:p>
          </table:table-cell>
          <table:table-cell office:value-type="float" office:value="60" calcext:value-type="float">
            <text:p>60</text:p>
          </table:table-cell>
          <table:table-cell office:value-type="float" office:value="29.332834" calcext:value-type="float">
            <text:p>29.332834</text:p>
          </table:table-cell>
          <table:table-cell office:value-type="float" office:value="6.77936" calcext:value-type="float">
            <text:p>6.77936</text:p>
          </table:table-cell>
          <table:table-cell office:value-type="float" office:value="35.891903" calcext:value-type="float">
            <text:p>35.891903</text:p>
          </table:table-cell>
          <table:table-cell office:value-type="float" office:value="58.023903" calcext:value-type="float">
            <text:p>58.023903</text:p>
          </table:table-cell>
          <table:table-cell office:value-type="float" office:value="5.596968" calcext:value-type="float">
            <text:p>5.596968</text:p>
          </table:table-cell>
          <table:table-cell office:value-type="float" office:value="4.984776" calcext:value-type="float">
            <text:p>4.984776</text:p>
          </table:table-cell>
          <table:table-cell office:value-type="float" office:value="5.712262" calcext:value-type="float">
            <text:p>5.712262</text:p>
          </table:table-cell>
          <table:table-cell office:value-type="float" office:value="6.038355" calcext:value-type="float">
            <text:p>6.038355</text:p>
          </table:table-cell>
          <table:table-cell office:value-type="float" office:value="6.350652" calcext:value-type="float">
            <text:p>6.350652</text:p>
          </table:table-cell>
          <table:table-cell office:value-type="float" office:value="8.94514" calcext:value-type="float">
            <text:p>8.94514</text:p>
          </table:table-cell>
          <table:table-cell office:value-type="float" office:value="1.253195" calcext:value-type="float">
            <text:p>1.253195</text:p>
          </table:table-cell>
          <table:table-cell office:value-type="float" office:value="3.68892" calcext:value-type="float">
            <text:p>3.68892</text:p>
          </table:table-cell>
          <table:table-cell table:number-columns-repeated="3"/>
        </table:table-row>
        <table:table-row table:style-name="ro1">
          <table:table-cell office:value-type="float" office:value="18.726761" calcext:value-type="float">
            <text:p>18.726761</text:p>
          </table:table-cell>
          <table:table-cell office:value-type="float" office:value="17.361738" calcext:value-type="float">
            <text:p>17.361738</text:p>
          </table:table-cell>
          <table:table-cell office:value-type="float" office:value="59.959475" calcext:value-type="float">
            <text:p>59.959475</text:p>
          </table:table-cell>
          <table:table-cell office:value-type="float" office:value="49.726246" calcext:value-type="float">
            <text:p>49.726246</text:p>
          </table:table-cell>
          <table:table-cell office:value-type="float" office:value="20.015363" calcext:value-type="float">
            <text:p>20.015363</text:p>
          </table:table-cell>
          <table:table-cell office:value-type="float" office:value="8.173888" calcext:value-type="float">
            <text:p>8.173888</text:p>
          </table:table-cell>
          <table:table-cell office:value-type="float" office:value="22.890168" calcext:value-type="float">
            <text:p>22.890168</text:p>
          </table:table-cell>
          <table:table-cell office:value-type="float" office:value="46.409093" calcext:value-type="float">
            <text:p>46.409093</text:p>
          </table:table-cell>
          <table:table-cell office:value-type="float" office:value="5.008055" calcext:value-type="float">
            <text:p>5.008055</text:p>
          </table:table-cell>
          <table:table-cell office:value-type="float" office:value="4.922469" calcext:value-type="float">
            <text:p>4.922469</text:p>
          </table:table-cell>
          <table:table-cell office:value-type="float" office:value="0.700756" calcext:value-type="float">
            <text:p>0.700756</text:p>
          </table:table-cell>
          <table:table-cell office:value-type="float" office:value="0.878733" calcext:value-type="float">
            <text:p>0.878733</text:p>
          </table:table-cell>
          <table:table-cell office:value-type="float" office:value="1.139615" calcext:value-type="float">
            <text:p>1.139615</text:p>
          </table:table-cell>
          <table:table-cell office:value-type="float" office:value="1.598847" calcext:value-type="float">
            <text:p>1.598847</text:p>
          </table:table-cell>
          <table:table-cell office:value-type="float" office:value="2.150251" calcext:value-type="float">
            <text:p>2.150251</text:p>
          </table:table-cell>
          <table:table-cell office:value-type="float" office:value="3.77013" calcext:value-type="float">
            <text:p>3.77013</text:p>
          </table:table-cell>
          <table:table-cell table:number-columns-repeated="3"/>
        </table:table-row>
        <table:table-row table:style-name="ro1">
          <table:table-cell office:value-type="float" office:value="10.219569" calcext:value-type="float">
            <text:p>10.219569</text:p>
          </table:table-cell>
          <table:table-cell office:value-type="float" office:value="6.63506" calcext:value-type="float">
            <text:p>6.63506</text:p>
          </table:table-cell>
          <table:table-cell office:value-type="float" office:value="60" calcext:value-type="float">
            <text:p>60</text:p>
          </table:table-cell>
          <table:table-cell office:value-type="float" office:value="53.981109" calcext:value-type="float">
            <text:p>53.981109</text:p>
          </table:table-cell>
          <table:table-cell office:value-type="float" office:value="12.412229" calcext:value-type="float">
            <text:p>12.412229</text:p>
          </table:table-cell>
          <table:table-cell office:value-type="float" office:value="5.040545" calcext:value-type="float">
            <text:p>5.040545</text:p>
          </table:table-cell>
          <table:table-cell office:value-type="float" office:value="27.76589" calcext:value-type="float">
            <text:p>27.76589</text:p>
          </table:table-cell>
          <table:table-cell office:value-type="float" office:value="27.046409" calcext:value-type="float">
            <text:p>27.046409</text:p>
          </table:table-cell>
          <table:table-cell office:value-type="float" office:value="1.517627" calcext:value-type="float">
            <text:p>1.517627</text:p>
          </table:table-cell>
          <table:table-cell office:value-type="float" office:value="4.060502" calcext:value-type="float">
            <text:p>4.060502</text:p>
          </table:table-cell>
          <table:table-cell office:value-type="float" office:value="5.060721" calcext:value-type="float">
            <text:p>5.060721</text:p>
          </table:table-cell>
          <table:table-cell office:value-type="float" office:value="5.438856" calcext:value-type="float">
            <text:p>5.438856</text:p>
          </table:table-cell>
          <table:table-cell office:value-type="float" office:value="5.624273" calcext:value-type="float">
            <text:p>5.624273</text:p>
          </table:table-cell>
          <table:table-cell office:value-type="float" office:value="5.687166" calcext:value-type="float">
            <text:p>5.687166</text:p>
          </table:table-cell>
          <table:table-cell office:value-type="float" office:value="0.821166" calcext:value-type="float">
            <text:p>0.821166</text:p>
          </table:table-cell>
          <table:table-cell office:value-type="float" office:value="3.836816" calcext:value-type="float">
            <text:p>3.836816</text:p>
          </table:table-cell>
          <table:table-cell table:number-columns-repeated="3"/>
        </table:table-row>
        <table:table-row table:style-name="ro1">
          <table:table-cell office:value-type="float" office:value="45.12908" calcext:value-type="float">
            <text:p>45.12908</text:p>
          </table:table-cell>
          <table:table-cell office:value-type="float" office:value="8.042655" calcext:value-type="float">
            <text:p>8.042655</text:p>
          </table:table-cell>
          <table:table-cell office:value-type="float" office:value="19.413598" calcext:value-type="float">
            <text:p>19.413598</text:p>
          </table:table-cell>
          <table:table-cell office:value-type="float" office:value="46.203105" calcext:value-type="float">
            <text:p>46.203105</text:p>
          </table:table-cell>
          <table:table-cell office:value-type="float" office:value="8.746407" calcext:value-type="float">
            <text:p>8.746407</text:p>
          </table:table-cell>
          <table:table-cell office:value-type="float" office:value="33.566636" calcext:value-type="float">
            <text:p>33.566636</text:p>
          </table:table-cell>
          <table:table-cell office:value-type="float" office:value="47.907906" calcext:value-type="float">
            <text:p>47.907906</text:p>
          </table:table-cell>
          <table:table-cell office:value-type="float" office:value="17.942493" calcext:value-type="float">
            <text:p>17.942493</text:p>
          </table:table-cell>
          <table:table-cell office:value-type="float" office:value="2.695311" calcext:value-type="float">
            <text:p>2.695311</text:p>
          </table:table-cell>
          <table:table-cell office:value-type="float" office:value="2.80866" calcext:value-type="float">
            <text:p>2.80866</text:p>
          </table:table-cell>
          <table:table-cell office:value-type="float" office:value="3.892252" calcext:value-type="float">
            <text:p>3.892252</text:p>
          </table:table-cell>
          <table:table-cell office:value-type="float" office:value="4.271457" calcext:value-type="float">
            <text:p>4.271457</text:p>
          </table:table-cell>
          <table:table-cell office:value-type="float" office:value="4.602972" calcext:value-type="float">
            <text:p>4.602972</text:p>
          </table:table-cell>
          <table:table-cell office:value-type="float" office:value="7.323598" calcext:value-type="float">
            <text:p>7.323598</text:p>
          </table:table-cell>
          <table:table-cell office:value-type="float" office:value="0.683599" calcext:value-type="float">
            <text:p>0.683599</text:p>
          </table:table-cell>
          <table:table-cell office:value-type="float" office:value="3.864746" calcext:value-type="float">
            <text:p>3.864746</text:p>
          </table:table-cell>
          <table:table-cell table:number-columns-repeated="3"/>
        </table:table-row>
        <table:table-row table:style-name="ro1">
          <table:table-cell office:value-type="float" office:value="37.383024" calcext:value-type="float">
            <text:p>37.383024</text:p>
          </table:table-cell>
          <table:table-cell office:value-type="float" office:value="12.211116" calcext:value-type="float">
            <text:p>12.211116</text:p>
          </table:table-cell>
          <table:table-cell office:value-type="float" office:value="53.09478" calcext:value-type="float">
            <text:p>53.09478</text:p>
          </table:table-cell>
          <table:table-cell office:value-type="float" office:value="41.343517" calcext:value-type="float">
            <text:p>41.343517</text:p>
          </table:table-cell>
          <table:table-cell office:value-type="float" office:value="8.683173" calcext:value-type="float">
            <text:p>8.683173</text:p>
          </table:table-cell>
          <table:table-cell office:value-type="float" office:value="28.266874" calcext:value-type="float">
            <text:p>28.266874</text:p>
          </table:table-cell>
          <table:table-cell office:value-type="float" office:value="23.823837" calcext:value-type="float">
            <text:p>23.823837</text:p>
          </table:table-cell>
          <table:table-cell office:value-type="float" office:value="3.198996" calcext:value-type="float">
            <text:p>3.198996</text:p>
          </table:table-cell>
          <table:table-cell office:value-type="float" office:value="1.38743" calcext:value-type="float">
            <text:p>1.38743</text:p>
          </table:table-cell>
          <table:table-cell office:value-type="float" office:value="4.029623" calcext:value-type="float">
            <text:p>4.029623</text:p>
          </table:table-cell>
          <table:table-cell office:value-type="float" office:value="4.531032" calcext:value-type="float">
            <text:p>4.531032</text:p>
          </table:table-cell>
          <table:table-cell office:value-type="float" office:value="5.013718" calcext:value-type="float">
            <text:p>5.013718</text:p>
          </table:table-cell>
          <table:table-cell office:value-type="float" office:value="5.403631" calcext:value-type="float">
            <text:p>5.403631</text:p>
          </table:table-cell>
          <table:table-cell office:value-type="float" office:value="5.814965" calcext:value-type="float">
            <text:p>5.814965</text:p>
          </table:table-cell>
          <table:table-cell office:value-type="float" office:value="0.356499" calcext:value-type="float">
            <text:p>0.356499</text:p>
          </table:table-cell>
          <table:table-cell office:value-type="float" office:value="3.884159" calcext:value-type="float">
            <text:p>3.884159</text:p>
          </table:table-cell>
          <table:table-cell table:number-columns-repeated="3"/>
        </table:table-row>
        <table:table-row table:style-name="ro1">
          <table:table-cell office:value-type="float" office:value="11.621446" calcext:value-type="float">
            <text:p>11.621446</text:p>
          </table:table-cell>
          <table:table-cell office:value-type="float" office:value="35.55331" calcext:value-type="float">
            <text:p>35.55331</text:p>
          </table:table-cell>
          <table:table-cell office:value-type="float" office:value="41.187989" calcext:value-type="float">
            <text:p>41.187989</text:p>
          </table:table-cell>
          <table:table-cell office:value-type="float" office:value="50.895392" calcext:value-type="float">
            <text:p>50.895392</text:p>
          </table:table-cell>
          <table:table-cell office:value-type="float" office:value="19.067294" calcext:value-type="float">
            <text:p>19.067294</text:p>
          </table:table-cell>
          <table:table-cell office:value-type="float" office:value="46.579445" calcext:value-type="float">
            <text:p>46.579445</text:p>
          </table:table-cell>
          <table:table-cell office:value-type="float" office:value="4.995356" calcext:value-type="float">
            <text:p>4.995356</text:p>
          </table:table-cell>
          <table:table-cell office:value-type="float" office:value="19.880212" calcext:value-type="float">
            <text:p>19.880212</text:p>
          </table:table-cell>
          <table:table-cell office:value-type="float" office:value="0.6834" calcext:value-type="float">
            <text:p>0.6834</text:p>
          </table:table-cell>
          <table:table-cell office:value-type="float" office:value="2.08701" calcext:value-type="float">
            <text:p>2.08701</text:p>
          </table:table-cell>
          <table:table-cell office:value-type="float" office:value="2.512333" calcext:value-type="float">
            <text:p>2.512333</text:p>
          </table:table-cell>
          <table:table-cell office:value-type="float" office:value="3.813062" calcext:value-type="float">
            <text:p>3.813062</text:p>
          </table:table-cell>
          <table:table-cell office:value-type="float" office:value="4.254797" calcext:value-type="float">
            <text:p>4.254797</text:p>
          </table:table-cell>
          <table:table-cell office:value-type="float" office:value="4.601694" calcext:value-type="float">
            <text:p>4.601694</text:p>
          </table:table-cell>
          <table:table-cell office:value-type="float" office:value="4.851746" calcext:value-type="float">
            <text:p>4.851746</text:p>
          </table:table-cell>
          <table:table-cell office:value-type="float" office:value="4.029832" calcext:value-type="float">
            <text:p>4.029832</text:p>
          </table:table-cell>
          <table:table-cell table:number-columns-repeated="3"/>
        </table:table-row>
        <table:table-row table:style-name="ro1">
          <table:table-cell office:value-type="float" office:value="11.300385" calcext:value-type="float">
            <text:p>11.300385</text:p>
          </table:table-cell>
          <table:table-cell office:value-type="float" office:value="12.822698" calcext:value-type="float">
            <text:p>12.822698</text:p>
          </table:table-cell>
          <table:table-cell office:value-type="float" office:value="59.816782" calcext:value-type="float">
            <text:p>59.816782</text:p>
          </table:table-cell>
          <table:table-cell office:value-type="float" office:value="60" calcext:value-type="float">
            <text:p>60</text:p>
          </table:table-cell>
          <table:table-cell office:value-type="float" office:value="9.921264" calcext:value-type="float">
            <text:p>9.921264</text:p>
          </table:table-cell>
          <table:table-cell office:value-type="float" office:value="24.103956" calcext:value-type="float">
            <text:p>24.103956</text:p>
          </table:table-cell>
          <table:table-cell office:value-type="float" office:value="4.509488" calcext:value-type="float">
            <text:p>4.509488</text:p>
          </table:table-cell>
          <table:table-cell office:value-type="float" office:value="24.627621" calcext:value-type="float">
            <text:p>24.627621</text:p>
          </table:table-cell>
          <table:table-cell office:value-type="float" office:value="0.633576" calcext:value-type="float">
            <text:p>0.633576</text:p>
          </table:table-cell>
          <table:table-cell office:value-type="float" office:value="1.22194" calcext:value-type="float">
            <text:p>1.22194</text:p>
          </table:table-cell>
          <table:table-cell office:value-type="float" office:value="1.814539" calcext:value-type="float">
            <text:p>1.814539</text:p>
          </table:table-cell>
          <table:table-cell office:value-type="float" office:value="3.75591" calcext:value-type="float">
            <text:p>3.75591</text:p>
          </table:table-cell>
          <table:table-cell office:value-type="float" office:value="4.355065" calcext:value-type="float">
            <text:p>4.355065</text:p>
          </table:table-cell>
          <table:table-cell office:value-type="float" office:value="4.829613" calcext:value-type="float">
            <text:p>4.829613</text:p>
          </table:table-cell>
          <table:table-cell office:value-type="float" office:value="5.159976" calcext:value-type="float">
            <text:p>5.159976</text:p>
          </table:table-cell>
          <table:table-cell office:value-type="float" office:value="4.221064" calcext:value-type="float">
            <text:p>4.2210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040913" calcext:value-type="float">
            <text:p>11.040913</text:p>
          </table:table-cell>
          <table:table-cell office:value-type="float" office:value="11.370148" calcext:value-type="float">
            <text:p>11.370148</text:p>
          </table:table-cell>
          <table:table-cell office:value-type="float" office:value="59.682134" calcext:value-type="float">
            <text:p>59.682134</text:p>
          </table:table-cell>
          <table:table-cell office:value-type="float" office:value="7.157839" calcext:value-type="float">
            <text:p>7.157839</text:p>
          </table:table-cell>
          <table:table-cell office:value-type="float" office:value="4.837388" calcext:value-type="float">
            <text:p>4.837388</text:p>
          </table:table-cell>
          <table:table-cell office:value-type="float" office:value="14.773543" calcext:value-type="float">
            <text:p>14.773543</text:p>
          </table:table-cell>
          <table:table-cell office:value-type="float" office:value="39.471077" calcext:value-type="float">
            <text:p>39.471077</text:p>
          </table:table-cell>
          <table:table-cell office:value-type="float" office:value="6.067642" calcext:value-type="float">
            <text:p>6.067642</text:p>
          </table:table-cell>
          <table:table-cell office:value-type="float" office:value="5.161917" calcext:value-type="float">
            <text:p>5.161917</text:p>
          </table:table-cell>
          <table:table-cell office:value-type="float" office:value="5.842141" calcext:value-type="float">
            <text:p>5.842141</text:p>
          </table:table-cell>
          <table:table-cell office:value-type="float" office:value="-0.090135" calcext:value-type="float">
            <text:p>-0.090135</text:p>
          </table:table-cell>
          <table:table-cell office:value-type="float" office:value="0.417277" calcext:value-type="float">
            <text:p>0.417277</text:p>
          </table:table-cell>
          <table:table-cell office:value-type="float" office:value="1.221962" calcext:value-type="float">
            <text:p>1.221962</text:p>
          </table:table-cell>
          <table:table-cell office:value-type="float" office:value="1.927153" calcext:value-type="float">
            <text:p>1.927153</text:p>
          </table:table-cell>
          <table:table-cell office:value-type="float" office:value="4.349456" calcext:value-type="float">
            <text:p>4.349456</text:p>
          </table:table-cell>
          <table:table-cell table:number-columns-repeated="3"/>
        </table:table-row>
        <table:table-row table:style-name="ro1">
          <table:table-cell office:value-type="float" office:value="27.690253" calcext:value-type="float">
            <text:p>27.690253</text:p>
          </table:table-cell>
          <table:table-cell office:value-type="float" office:value="3.979858" calcext:value-type="float">
            <text:p>3.979858</text:p>
          </table:table-cell>
          <table:table-cell office:value-type="float" office:value="10.295558" calcext:value-type="float">
            <text:p>10.295558</text:p>
          </table:table-cell>
          <table:table-cell office:value-type="float" office:value="21.604955" calcext:value-type="float">
            <text:p>21.604955</text:p>
          </table:table-cell>
          <table:table-cell office:value-type="float" office:value="31.121862" calcext:value-type="float">
            <text:p>31.121862</text:p>
          </table:table-cell>
          <table:table-cell office:value-type="float" office:value="6.239731" calcext:value-type="float">
            <text:p>6.239731</text:p>
          </table:table-cell>
          <table:table-cell office:value-type="float" office:value="48.642565" calcext:value-type="float">
            <text:p>48.642565</text:p>
          </table:table-cell>
          <table:table-cell office:value-type="float" office:value="21.799218" calcext:value-type="float">
            <text:p>21.799218</text:p>
          </table:table-cell>
          <table:table-cell office:value-type="float" office:value="3.176429" calcext:value-type="float">
            <text:p>3.176429</text:p>
          </table:table-cell>
          <table:table-cell office:value-type="float" office:value="3.162564" calcext:value-type="float">
            <text:p>3.162564</text:p>
          </table:table-cell>
          <table:table-cell office:value-type="float" office:value="3.740098" calcext:value-type="float">
            <text:p>3.740098</text:p>
          </table:table-cell>
          <table:table-cell office:value-type="float" office:value="4.119558" calcext:value-type="float">
            <text:p>4.119558</text:p>
          </table:table-cell>
          <table:table-cell office:value-type="float" office:value="4.532716" calcext:value-type="float">
            <text:p>4.532716</text:p>
          </table:table-cell>
          <table:table-cell office:value-type="float" office:value="4.982069" calcext:value-type="float">
            <text:p>4.982069</text:p>
          </table:table-cell>
          <table:table-cell office:value-type="float" office:value="-0.824655" calcext:value-type="float">
            <text:p>-0.824655</text:p>
          </table:table-cell>
          <table:table-cell office:value-type="float" office:value="4.408931" calcext:value-type="float">
            <text:p>4.408931</text:p>
          </table:table-cell>
          <table:table-cell table:number-columns-repeated="3"/>
        </table:table-row>
        <table:table-row table:style-name="ro1">
          <table:table-cell office:value-type="float" office:value="13.507368" calcext:value-type="float">
            <text:p>13.507368</text:p>
          </table:table-cell>
          <table:table-cell office:value-type="float" office:value="54.111572" calcext:value-type="float">
            <text:p>54.111572</text:p>
          </table:table-cell>
          <table:table-cell office:value-type="float" office:value="48.267968" calcext:value-type="float">
            <text:p>48.267968</text:p>
          </table:table-cell>
          <table:table-cell office:value-type="float" office:value="46.381999" calcext:value-type="float">
            <text:p>46.381999</text:p>
          </table:table-cell>
          <table:table-cell office:value-type="float" office:value="18.991774" calcext:value-type="float">
            <text:p>18.991774</text:p>
          </table:table-cell>
          <table:table-cell office:value-type="float" office:value="42.444428" calcext:value-type="float">
            <text:p>42.444428</text:p>
          </table:table-cell>
          <table:table-cell office:value-type="float" office:value="13.130423" calcext:value-type="float">
            <text:p>13.130423</text:p>
          </table:table-cell>
          <table:table-cell office:value-type="float" office:value="26.201947" calcext:value-type="float">
            <text:p>26.201947</text:p>
          </table:table-cell>
          <table:table-cell office:value-type="float" office:value="1.36146" calcext:value-type="float">
            <text:p>1.36146</text:p>
          </table:table-cell>
          <table:table-cell office:value-type="float" office:value="4.460659" calcext:value-type="float">
            <text:p>4.460659</text:p>
          </table:table-cell>
          <table:table-cell office:value-type="float" office:value="4.687986" calcext:value-type="float">
            <text:p>4.687986</text:p>
          </table:table-cell>
          <table:table-cell office:value-type="float" office:value="5.037032" calcext:value-type="float">
            <text:p>5.037032</text:p>
          </table:table-cell>
          <table:table-cell office:value-type="float" office:value="6.560564" calcext:value-type="float">
            <text:p>6.560564</text:p>
          </table:table-cell>
          <table:table-cell office:value-type="float" office:value="0.643672" calcext:value-type="float">
            <text:p>0.643672</text:p>
          </table:table-cell>
          <table:table-cell office:value-type="float" office:value="0.895675" calcext:value-type="float">
            <text:p>0.895675</text:p>
          </table:table-cell>
          <table:table-cell office:value-type="float" office:value="4.417029" calcext:value-type="float">
            <text:p>4.417029</text:p>
          </table:table-cell>
          <table:table-cell table:number-columns-repeated="3"/>
        </table:table-row>
        <table:table-row table:style-name="ro1">
          <table:table-cell office:value-type="float" office:value="43.768792" calcext:value-type="float">
            <text:p>43.768792</text:p>
          </table:table-cell>
          <table:table-cell office:value-type="float" office:value="10.397232" calcext:value-type="float">
            <text:p>10.397232</text:p>
          </table:table-cell>
          <table:table-cell office:value-type="float" office:value="12.043531" calcext:value-type="float">
            <text:p>12.043531</text:p>
          </table:table-cell>
          <table:table-cell office:value-type="float" office:value="42.12382" calcext:value-type="float">
            <text:p>42.12382</text:p>
          </table:table-cell>
          <table:table-cell office:value-type="float" office:value="6.665726" calcext:value-type="float">
            <text:p>6.665726</text:p>
          </table:table-cell>
          <table:table-cell office:value-type="float" office:value="8.206992" calcext:value-type="float">
            <text:p>8.206992</text:p>
          </table:table-cell>
          <table:table-cell office:value-type="float" office:value="10.453651" calcext:value-type="float">
            <text:p>10.453651</text:p>
          </table:table-cell>
          <table:table-cell office:value-type="float" office:value="39.034968" calcext:value-type="float">
            <text:p>39.034968</text:p>
          </table:table-cell>
          <table:table-cell office:value-type="float" office:value="5.973367" calcext:value-type="float">
            <text:p>5.973367</text:p>
          </table:table-cell>
          <table:table-cell office:value-type="float" office:value="5.493565" calcext:value-type="float">
            <text:p>5.493565</text:p>
          </table:table-cell>
          <table:table-cell office:value-type="float" office:value="6.24499" calcext:value-type="float">
            <text:p>6.24499</text:p>
          </table:table-cell>
          <table:table-cell office:value-type="float" office:value="0.458327" calcext:value-type="float">
            <text:p>0.458327</text:p>
          </table:table-cell>
          <table:table-cell office:value-type="float" office:value="0.943697" calcext:value-type="float">
            <text:p>0.943697</text:p>
          </table:table-cell>
          <table:table-cell office:value-type="float" office:value="1.494763" calcext:value-type="float">
            <text:p>1.494763</text:p>
          </table:table-cell>
          <table:table-cell office:value-type="float" office:value="1.950256" calcext:value-type="float">
            <text:p>1.950256</text:p>
          </table:table-cell>
          <table:table-cell office:value-type="float" office:value="4.66347" calcext:value-type="float">
            <text:p>4.66347</text:p>
          </table:table-cell>
          <table:table-cell table:number-columns-repeated="3"/>
        </table:table-row>
        <table:table-row table:style-name="ro1">
          <table:table-cell office:value-type="float" office:value="21.111916" calcext:value-type="float">
            <text:p>21.111916</text:p>
          </table:table-cell>
          <table:table-cell office:value-type="float" office:value="12.330431" calcext:value-type="float">
            <text:p>12.330431</text:p>
          </table:table-cell>
          <table:table-cell office:value-type="float" office:value="43.73463" calcext:value-type="float">
            <text:p>43.73463</text:p>
          </table:table-cell>
          <table:table-cell office:value-type="float" office:value="51.280183" calcext:value-type="float">
            <text:p>51.280183</text:p>
          </table:table-cell>
          <table:table-cell office:value-type="float" office:value="7.284276" calcext:value-type="float">
            <text:p>7.284276</text:p>
          </table:table-cell>
          <table:table-cell office:value-type="float" office:value="4.375421" calcext:value-type="float">
            <text:p>4.375421</text:p>
          </table:table-cell>
          <table:table-cell office:value-type="float" office:value="16.734017" calcext:value-type="float">
            <text:p>16.734017</text:p>
          </table:table-cell>
          <table:table-cell office:value-type="float" office:value="40.944658" calcext:value-type="float">
            <text:p>40.944658</text:p>
          </table:table-cell>
          <table:table-cell office:value-type="float" office:value="5.660887" calcext:value-type="float">
            <text:p>5.660887</text:p>
          </table:table-cell>
          <table:table-cell office:value-type="float" office:value="5.476741" calcext:value-type="float">
            <text:p>5.476741</text:p>
          </table:table-cell>
          <table:table-cell office:value-type="float" office:value="6.052551" calcext:value-type="float">
            <text:p>6.052551</text:p>
          </table:table-cell>
          <table:table-cell office:value-type="float" office:value="6.30133" calcext:value-type="float">
            <text:p>6.30133</text:p>
          </table:table-cell>
          <table:table-cell office:value-type="float" office:value="0.351997" calcext:value-type="float">
            <text:p>0.351997</text:p>
          </table:table-cell>
          <table:table-cell office:value-type="float" office:value="0.98366" calcext:value-type="float">
            <text:p>0.98366</text:p>
          </table:table-cell>
          <table:table-cell office:value-type="float" office:value="1.533298" calcext:value-type="float">
            <text:p>1.533298</text:p>
          </table:table-cell>
          <table:table-cell office:value-type="float" office:value="4.844105" calcext:value-type="float">
            <text:p>4.844105</text:p>
          </table:table-cell>
          <table:table-cell table:number-columns-repeated="3"/>
        </table:table-row>
        <table:table-row table:style-name="ro1">
          <table:table-cell office:value-type="float" office:value="28.254494" calcext:value-type="float">
            <text:p>28.254494</text:p>
          </table:table-cell>
          <table:table-cell office:value-type="float" office:value="12.310532" calcext:value-type="float">
            <text:p>12.310532</text:p>
          </table:table-cell>
          <table:table-cell office:value-type="float" office:value="60" calcext:value-type="float">
            <text:p>60</text:p>
          </table:table-cell>
          <table:table-cell office:value-type="float" office:value="58.308852" calcext:value-type="float">
            <text:p>58.308852</text:p>
          </table:table-cell>
          <table:table-cell office:value-type="float" office:value="2.803121" calcext:value-type="float">
            <text:p>2.803121</text:p>
          </table:table-cell>
          <table:table-cell office:value-type="float" office:value="24.810934" calcext:value-type="float">
            <text:p>24.810934</text:p>
          </table:table-cell>
          <table:table-cell office:value-type="float" office:value="6.31486" calcext:value-type="float">
            <text:p>6.31486</text:p>
          </table:table-cell>
          <table:table-cell office:value-type="float" office:value="54.694427" calcext:value-type="float">
            <text:p>54.694427</text:p>
          </table:table-cell>
          <table:table-cell office:value-type="float" office:value="5.039215" calcext:value-type="float">
            <text:p>5.039215</text:p>
          </table:table-cell>
          <table:table-cell office:value-type="float" office:value="6.456796" calcext:value-type="float">
            <text:p>6.456796</text:p>
          </table:table-cell>
          <table:table-cell office:value-type="float" office:value="0.863321" calcext:value-type="float">
            <text:p>0.863321</text:p>
          </table:table-cell>
          <table:table-cell office:value-type="float" office:value="1.258466" calcext:value-type="float">
            <text:p>1.258466</text:p>
          </table:table-cell>
          <table:table-cell office:value-type="float" office:value="1.642229" calcext:value-type="float">
            <text:p>1.642229</text:p>
          </table:table-cell>
          <table:table-cell office:value-type="float" office:value="2.1456" calcext:value-type="float">
            <text:p>2.1456</text:p>
          </table:table-cell>
          <table:table-cell office:value-type="float" office:value="2.676321" calcext:value-type="float">
            <text:p>2.676321</text:p>
          </table:table-cell>
          <table:table-cell office:value-type="float" office:value="4.905567" calcext:value-type="float">
            <text:p>4.905567</text:p>
          </table:table-cell>
          <table:table-cell table:number-columns-repeated="3"/>
        </table:table-row>
        <table:table-row table:style-name="ro1">
          <table:table-cell office:value-type="float" office:value="10.310517" calcext:value-type="float">
            <text:p>10.310517</text:p>
          </table:table-cell>
          <table:table-cell office:value-type="float" office:value="26.577883" calcext:value-type="float">
            <text:p>26.577883</text:p>
          </table:table-cell>
          <table:table-cell office:value-type="float" office:value="36.362752" calcext:value-type="float">
            <text:p>36.362752</text:p>
          </table:table-cell>
          <table:table-cell office:value-type="float" office:value="39.8373" calcext:value-type="float">
            <text:p>39.8373</text:p>
          </table:table-cell>
          <table:table-cell office:value-type="float" office:value="10.203857" calcext:value-type="float">
            <text:p>10.203857</text:p>
          </table:table-cell>
          <table:table-cell office:value-type="float" office:value="38.940148" calcext:value-type="float">
            <text:p>38.940148</text:p>
          </table:table-cell>
          <table:table-cell office:value-type="float" office:value="3.978671" calcext:value-type="float">
            <text:p>3.978671</text:p>
          </table:table-cell>
          <table:table-cell office:value-type="float" office:value="31.610635" calcext:value-type="float">
            <text:p>31.610635</text:p>
          </table:table-cell>
          <table:table-cell office:value-type="float" office:value="-0.213153" calcext:value-type="float">
            <text:p>-0.213153</text:p>
          </table:table-cell>
          <table:table-cell office:value-type="float" office:value="1.772845" calcext:value-type="float">
            <text:p>1.772845</text:p>
          </table:table-cell>
          <table:table-cell office:value-type="float" office:value="2.040273" calcext:value-type="float">
            <text:p>2.040273</text:p>
          </table:table-cell>
          <table:table-cell office:value-type="float" office:value="2.444664" calcext:value-type="float">
            <text:p>2.444664</text:p>
          </table:table-cell>
          <table:table-cell office:value-type="float" office:value="2.914052" calcext:value-type="float">
            <text:p>2.914052</text:p>
          </table:table-cell>
          <table:table-cell office:value-type="float" office:value="4.759534" calcext:value-type="float">
            <text:p>4.759534</text:p>
          </table:table-cell>
          <table:table-cell office:value-type="float" office:value="-1.121078" calcext:value-type="float">
            <text:p>-1.121078</text:p>
          </table:table-cell>
          <table:table-cell office:value-type="float" office:value="5.062616" calcext:value-type="float">
            <text:p>5.062616</text:p>
          </table:table-cell>
          <table:table-cell table:number-columns-repeated="3"/>
        </table:table-row>
        <table:table-row table:style-name="ro1">
          <table:table-cell office:value-type="float" office:value="16.740562" calcext:value-type="float">
            <text:p>16.740562</text:p>
          </table:table-cell>
          <table:table-cell office:value-type="float" office:value="26.09877" calcext:value-type="float">
            <text:p>26.09877</text:p>
          </table:table-cell>
          <table:table-cell office:value-type="float" office:value="22.543986" calcext:value-type="float">
            <text:p>22.543986</text:p>
          </table:table-cell>
          <table:table-cell office:value-type="float" office:value="28.082593" calcext:value-type="float">
            <text:p>28.082593</text:p>
          </table:table-cell>
          <table:table-cell office:value-type="float" office:value="7.799811" calcext:value-type="float">
            <text:p>7.799811</text:p>
          </table:table-cell>
          <table:table-cell office:value-type="float" office:value="21.259246" calcext:value-type="float">
            <text:p>21.259246</text:p>
          </table:table-cell>
          <table:table-cell office:value-type="float" office:value="3.279623" calcext:value-type="float">
            <text:p>3.279623</text:p>
          </table:table-cell>
          <table:table-cell office:value-type="float" office:value="39.667568" calcext:value-type="float">
            <text:p>39.667568</text:p>
          </table:table-cell>
          <table:table-cell office:value-type="float" office:value="4.705951" calcext:value-type="float">
            <text:p>4.705951</text:p>
          </table:table-cell>
          <table:table-cell office:value-type="float" office:value="6.068891" calcext:value-type="float">
            <text:p>6.068891</text:p>
          </table:table-cell>
          <table:table-cell office:value-type="float" office:value="-0.085698" calcext:value-type="float">
            <text:p>-0.085698</text:p>
          </table:table-cell>
          <table:table-cell office:value-type="float" office:value="2.067868" calcext:value-type="float">
            <text:p>2.067868</text:p>
          </table:table-cell>
          <table:table-cell office:value-type="float" office:value="2.326879" calcext:value-type="float">
            <text:p>2.326879</text:p>
          </table:table-cell>
          <table:table-cell office:value-type="float" office:value="2.640506" calcext:value-type="float">
            <text:p>2.640506</text:p>
          </table:table-cell>
          <table:table-cell office:value-type="float" office:value="2.894316" calcext:value-type="float">
            <text:p>2.894316</text:p>
          </table:table-cell>
          <table:table-cell office:value-type="float" office:value="5.098361" calcext:value-type="float">
            <text:p>5.098361</text:p>
          </table:table-cell>
          <table:table-cell table:number-columns-repeated="3"/>
        </table:table-row>
        <table:table-row table:style-name="ro1">
          <table:table-cell office:value-type="float" office:value="35.732793" calcext:value-type="float">
            <text:p>35.732793</text:p>
          </table:table-cell>
          <table:table-cell office:value-type="float" office:value="11.712636" calcext:value-type="float">
            <text:p>11.712636</text:p>
          </table:table-cell>
          <table:table-cell office:value-type="float" office:value="52.973389" calcext:value-type="float">
            <text:p>52.973389</text:p>
          </table:table-cell>
          <table:table-cell office:value-type="float" office:value="40.421941" calcext:value-type="float">
            <text:p>40.421941</text:p>
          </table:table-cell>
          <table:table-cell office:value-type="float" office:value="5.819268" calcext:value-type="float">
            <text:p>5.819268</text:p>
          </table:table-cell>
          <table:table-cell office:value-type="float" office:value="27.507069" calcext:value-type="float">
            <text:p>27.507069</text:p>
          </table:table-cell>
          <table:table-cell office:value-type="float" office:value="25.92167" calcext:value-type="float">
            <text:p>25.92167</text:p>
          </table:table-cell>
          <table:table-cell office:value-type="float" office:value="5.444265" calcext:value-type="float">
            <text:p>5.444265</text:p>
          </table:table-cell>
          <table:table-cell office:value-type="float" office:value="1.361103" calcext:value-type="float">
            <text:p>1.361103</text:p>
          </table:table-cell>
          <table:table-cell office:value-type="float" office:value="4.023279" calcext:value-type="float">
            <text:p>4.023279</text:p>
          </table:table-cell>
          <table:table-cell office:value-type="float" office:value="4.577449" calcext:value-type="float">
            <text:p>4.577449</text:p>
          </table:table-cell>
          <table:table-cell office:value-type="float" office:value="5.087776" calcext:value-type="float">
            <text:p>5.087776</text:p>
          </table:table-cell>
          <table:table-cell office:value-type="float" office:value="5.480215" calcext:value-type="float">
            <text:p>5.480215</text:p>
          </table:table-cell>
          <table:table-cell office:value-type="float" office:value="-0.380087" calcext:value-type="float">
            <text:p>-0.380087</text:p>
          </table:table-cell>
          <table:table-cell office:value-type="float" office:value="0.391457" calcext:value-type="float">
            <text:p>0.391457</text:p>
          </table:table-cell>
          <table:table-cell office:value-type="float" office:value="5.15847" calcext:value-type="float">
            <text:p>5.15847</text:p>
          </table:table-cell>
          <table:table-cell table:number-columns-repeated="3"/>
        </table:table-row>
        <table:table-row table:style-name="ro1">
          <table:table-cell office:value-type="float" office:value="17.566135" calcext:value-type="float">
            <text:p>17.566135</text:p>
          </table:table-cell>
          <table:table-cell office:value-type="float" office:value="43.489063" calcext:value-type="float">
            <text:p>43.489063</text:p>
          </table:table-cell>
          <table:table-cell office:value-type="float" office:value="36.087014" calcext:value-type="float">
            <text:p>36.087014</text:p>
          </table:table-cell>
          <table:table-cell office:value-type="float" office:value="42.184598" calcext:value-type="float">
            <text:p>42.184598</text:p>
          </table:table-cell>
          <table:table-cell office:value-type="float" office:value="5.955065" calcext:value-type="float">
            <text:p>5.955065</text:p>
          </table:table-cell>
          <table:table-cell office:value-type="float" office:value="39.25063" calcext:value-type="float">
            <text:p>39.25063</text:p>
          </table:table-cell>
          <table:table-cell office:value-type="float" office:value="16.053646" calcext:value-type="float">
            <text:p>16.053646</text:p>
          </table:table-cell>
          <table:table-cell office:value-type="float" office:value="24.223753" calcext:value-type="float">
            <text:p>24.223753</text:p>
          </table:table-cell>
          <table:table-cell office:value-type="float" office:value="1.810416" calcext:value-type="float">
            <text:p>1.810416</text:p>
          </table:table-cell>
          <table:table-cell office:value-type="float" office:value="4.483878" calcext:value-type="float">
            <text:p>4.483878</text:p>
          </table:table-cell>
          <table:table-cell office:value-type="float" office:value="4.709252" calcext:value-type="float">
            <text:p>4.709252</text:p>
          </table:table-cell>
          <table:table-cell office:value-type="float" office:value="6.545394" calcext:value-type="float">
            <text:p>6.545394</text:p>
          </table:table-cell>
          <table:table-cell office:value-type="float" office:value="6.702772" calcext:value-type="float">
            <text:p>6.702772</text:p>
          </table:table-cell>
          <table:table-cell office:value-type="float" office:value="6.896284" calcext:value-type="float">
            <text:p>6.896284</text:p>
          </table:table-cell>
          <table:table-cell office:value-type="float" office:value="0.761455" calcext:value-type="float">
            <text:p>0.761455</text:p>
          </table:table-cell>
          <table:table-cell office:value-type="float" office:value="5.193491" calcext:value-type="float">
            <text:p>5.193491</text:p>
          </table:table-cell>
          <table:table-cell table:number-columns-repeated="3"/>
        </table:table-row>
        <table:table-row table:style-name="ro1">
          <table:table-cell office:value-type="float" office:value="59.547396" calcext:value-type="float">
            <text:p>59.547396</text:p>
          </table:table-cell>
          <table:table-cell office:value-type="float" office:value="6.824686" calcext:value-type="float">
            <text:p>6.824686</text:p>
          </table:table-cell>
          <table:table-cell office:value-type="float" office:value="9.199334" calcext:value-type="float">
            <text:p>9.199334</text:p>
          </table:table-cell>
          <table:table-cell office:value-type="float" office:value="58.804161" calcext:value-type="float">
            <text:p>58.804161</text:p>
          </table:table-cell>
          <table:table-cell office:value-type="float" office:value="24.402901" calcext:value-type="float">
            <text:p>24.402901</text:p>
          </table:table-cell>
          <table:table-cell office:value-type="float" office:value="12.349726" calcext:value-type="float">
            <text:p>12.349726</text:p>
          </table:table-cell>
          <table:table-cell office:value-type="float" office:value="42.115991" calcext:value-type="float">
            <text:p>42.115991</text:p>
          </table:table-cell>
          <table:table-cell office:value-type="float" office:value="18.157583" calcext:value-type="float">
            <text:p>18.157583</text:p>
          </table:table-cell>
          <table:table-cell office:value-type="float" office:value="3.247245" calcext:value-type="float">
            <text:p>3.247245</text:p>
          </table:table-cell>
          <table:table-cell office:value-type="float" office:value="3.375061" calcext:value-type="float">
            <text:p>3.375061</text:p>
          </table:table-cell>
          <table:table-cell office:value-type="float" office:value="3.719076" calcext:value-type="float">
            <text:p>3.719076</text:p>
          </table:table-cell>
          <table:table-cell office:value-type="float" office:value="3.991739" calcext:value-type="float">
            <text:p>3.991739</text:p>
          </table:table-cell>
          <table:table-cell office:value-type="float" office:value="4.281224" calcext:value-type="float">
            <text:p>4.281224</text:p>
          </table:table-cell>
          <table:table-cell office:value-type="float" office:value="4.566787" calcext:value-type="float">
            <text:p>4.566787</text:p>
          </table:table-cell>
          <table:table-cell office:value-type="float" office:value="4.879409" calcext:value-type="float">
            <text:p>4.879409</text:p>
          </table:table-cell>
          <table:table-cell office:value-type="float" office:value="5.220803" calcext:value-type="float">
            <text:p>5.220803</text:p>
          </table:table-cell>
          <table:table-cell table:number-columns-repeated="3"/>
        </table:table-row>
        <table:table-row table:style-name="ro1">
          <table:table-cell office:value-type="float" office:value="5.592308" calcext:value-type="float">
            <text:p>5.592308</text:p>
          </table:table-cell>
          <table:table-cell office:value-type="float" office:value="11.260027" calcext:value-type="float">
            <text:p>11.260027</text:p>
          </table:table-cell>
          <table:table-cell office:value-type="float" office:value="21.203576" calcext:value-type="float">
            <text:p>21.203576</text:p>
          </table:table-cell>
          <table:table-cell office:value-type="float" office:value="30.912286" calcext:value-type="float">
            <text:p>30.912286</text:p>
          </table:table-cell>
          <table:table-cell office:value-type="float" office:value="11.033229" calcext:value-type="float">
            <text:p>11.033229</text:p>
          </table:table-cell>
          <table:table-cell office:value-type="float" office:value="8.769883" calcext:value-type="float">
            <text:p>8.769883</text:p>
          </table:table-cell>
          <table:table-cell office:value-type="float" office:value="5.068121" calcext:value-type="float">
            <text:p>5.068121</text:p>
          </table:table-cell>
          <table:table-cell office:value-type="float" office:value="23.902032" calcext:value-type="float">
            <text:p>23.902032</text:p>
          </table:table-cell>
          <table:table-cell office:value-type="float" office:value="1.89067" calcext:value-type="float">
            <text:p>1.89067</text:p>
          </table:table-cell>
          <table:table-cell office:value-type="float" office:value="3.027767" calcext:value-type="float">
            <text:p>3.027767</text:p>
          </table:table-cell>
          <table:table-cell office:value-type="float" office:value="3.402718" calcext:value-type="float">
            <text:p>3.402718</text:p>
          </table:table-cell>
          <table:table-cell office:value-type="float" office:value="3.807752" calcext:value-type="float">
            <text:p>3.807752</text:p>
          </table:table-cell>
          <table:table-cell office:value-type="float" office:value="4.207487" calcext:value-type="float">
            <text:p>4.207487</text:p>
          </table:table-cell>
          <table:table-cell office:value-type="float" office:value="4.565526" calcext:value-type="float">
            <text:p>4.565526</text:p>
          </table:table-cell>
          <table:table-cell office:value-type="float" office:value="5.242818" calcext:value-type="float">
            <text:p>5.242818</text:p>
          </table:table-cell>
          <table:table-cell office:value-type="float" office:value="5.443087" calcext:value-type="float">
            <text:p>5.443087</text:p>
          </table:table-cell>
          <table:table-cell table:number-columns-repeated="3"/>
        </table:table-row>
        <table:table-row table:style-name="ro1">
          <table:table-cell office:value-type="float" office:value="47.350162" calcext:value-type="float">
            <text:p>47.350162</text:p>
          </table:table-cell>
          <table:table-cell office:value-type="float" office:value="4.033194" calcext:value-type="float">
            <text:p>4.033194</text:p>
          </table:table-cell>
          <table:table-cell office:value-type="float" office:value="18.386132" calcext:value-type="float">
            <text:p>18.386132</text:p>
          </table:table-cell>
          <table:table-cell office:value-type="float" office:value="32.997405" calcext:value-type="float">
            <text:p>32.997405</text:p>
          </table:table-cell>
          <table:table-cell office:value-type="float" office:value="35.294144" calcext:value-type="float">
            <text:p>35.294144</text:p>
          </table:table-cell>
          <table:table-cell office:value-type="float" office:value="8.206165" calcext:value-type="float">
            <text:p>8.206165</text:p>
          </table:table-cell>
          <table:table-cell office:value-type="float" office:value="53.419594" calcext:value-type="float">
            <text:p>53.419594</text:p>
          </table:table-cell>
          <table:table-cell office:value-type="float" office:value="43.215561" calcext:value-type="float">
            <text:p>43.215561</text:p>
          </table:table-cell>
          <table:table-cell office:value-type="float" office:value="2.855268" calcext:value-type="float">
            <text:p>2.855268</text:p>
          </table:table-cell>
          <table:table-cell office:value-type="float" office:value="6.809804" calcext:value-type="float">
            <text:p>6.809804</text:p>
          </table:table-cell>
          <table:table-cell office:value-type="float" office:value="1.483855" calcext:value-type="float">
            <text:p>1.483855</text:p>
          </table:table-cell>
          <table:table-cell office:value-type="float" office:value="2.037819" calcext:value-type="float">
            <text:p>2.037819</text:p>
          </table:table-cell>
          <table:table-cell office:value-type="float" office:value="2.447512" calcext:value-type="float">
            <text:p>2.447512</text:p>
          </table:table-cell>
          <table:table-cell office:value-type="float" office:value="2.810116" calcext:value-type="float">
            <text:p>2.810116</text:p>
          </table:table-cell>
          <table:table-cell office:value-type="float" office:value="3.139777" calcext:value-type="float">
            <text:p>3.139777</text:p>
          </table:table-cell>
          <table:table-cell office:value-type="float" office:value="5.603655" calcext:value-type="float">
            <text:p>5.603655</text:p>
          </table:table-cell>
          <table:table-cell table:number-columns-repeated="3"/>
        </table:table-row>
        <table:table-row table:style-name="ro1">
          <table:table-cell office:value-type="float" office:value="16.689835" calcext:value-type="float">
            <text:p>16.689835</text:p>
          </table:table-cell>
          <table:table-cell office:value-type="float" office:value="5.121644" calcext:value-type="float">
            <text:p>5.121644</text:p>
          </table:table-cell>
          <table:table-cell office:value-type="float" office:value="10.388686" calcext:value-type="float">
            <text:p>10.388686</text:p>
          </table:table-cell>
          <table:table-cell office:value-type="float" office:value="23.94875" calcext:value-type="float">
            <text:p>23.94875</text:p>
          </table:table-cell>
          <table:table-cell office:value-type="float" office:value="13.501779" calcext:value-type="float">
            <text:p>13.501779</text:p>
          </table:table-cell>
          <table:table-cell office:value-type="float" office:value="0.181654" calcext:value-type="float">
            <text:p>0.181654</text:p>
          </table:table-cell>
          <table:table-cell office:value-type="float" office:value="10.607321" calcext:value-type="float">
            <text:p>10.607321</text:p>
          </table:table-cell>
          <table:table-cell office:value-type="float" office:value="37.163952" calcext:value-type="float">
            <text:p>37.163952</text:p>
          </table:table-cell>
          <table:table-cell office:value-type="float" office:value="3.498339" calcext:value-type="float">
            <text:p>3.498339</text:p>
          </table:table-cell>
          <table:table-cell office:value-type="float" office:value="1.776768" calcext:value-type="float">
            <text:p>1.776768</text:p>
          </table:table-cell>
          <table:table-cell office:value-type="float" office:value="2.840088" calcext:value-type="float">
            <text:p>2.840088</text:p>
          </table:table-cell>
          <table:table-cell office:value-type="float" office:value="3.747426" calcext:value-type="float">
            <text:p>3.747426</text:p>
          </table:table-cell>
          <table:table-cell office:value-type="float" office:value="4.526992" calcext:value-type="float">
            <text:p>4.526992</text:p>
          </table:table-cell>
          <table:table-cell office:value-type="float" office:value="5.177164" calcext:value-type="float">
            <text:p>5.177164</text:p>
          </table:table-cell>
          <table:table-cell office:value-type="float" office:value="5.445281" calcext:value-type="float">
            <text:p>5.445281</text:p>
          </table:table-cell>
          <table:table-cell office:value-type="float" office:value="5.625501" calcext:value-type="float">
            <text:p>5.625501</text:p>
          </table:table-cell>
          <table:table-cell table:number-columns-repeated="3"/>
        </table:table-row>
        <table:table-row table:style-name="ro1">
          <table:table-cell office:value-type="float" office:value="18.364775" calcext:value-type="float">
            <text:p>18.364775</text:p>
          </table:table-cell>
          <table:table-cell office:value-type="float" office:value="14.250283" calcext:value-type="float">
            <text:p>14.250283</text:p>
          </table:table-cell>
          <table:table-cell office:value-type="float" office:value="40.977428" calcext:value-type="float">
            <text:p>40.977428</text:p>
          </table:table-cell>
          <table:table-cell office:value-type="float" office:value="51.733091" calcext:value-type="float">
            <text:p>51.733091</text:p>
          </table:table-cell>
          <table:table-cell office:value-type="float" office:value="13.040038" calcext:value-type="float">
            <text:p>13.040038</text:p>
          </table:table-cell>
          <table:table-cell office:value-type="float" office:value="11.089225" calcext:value-type="float">
            <text:p>11.089225</text:p>
          </table:table-cell>
          <table:table-cell office:value-type="float" office:value="15.61398" calcext:value-type="float">
            <text:p>15.61398</text:p>
          </table:table-cell>
          <table:table-cell office:value-type="float" office:value="28.508606" calcext:value-type="float">
            <text:p>28.508606</text:p>
          </table:table-cell>
          <table:table-cell office:value-type="float" office:value="2.957511" calcext:value-type="float">
            <text:p>2.957511</text:p>
          </table:table-cell>
          <table:table-cell office:value-type="float" office:value="0.642317" calcext:value-type="float">
            <text:p>0.642317</text:p>
          </table:table-cell>
          <table:table-cell office:value-type="float" office:value="0.746888" calcext:value-type="float">
            <text:p>0.746888</text:p>
          </table:table-cell>
          <table:table-cell office:value-type="float" office:value="1.592978" calcext:value-type="float">
            <text:p>1.592978</text:p>
          </table:table-cell>
          <table:table-cell office:value-type="float" office:value="2.510688" calcext:value-type="float">
            <text:p>2.510688</text:p>
          </table:table-cell>
          <table:table-cell office:value-type="float" office:value="3.117474" calcext:value-type="float">
            <text:p>3.117474</text:p>
          </table:table-cell>
          <table:table-cell office:value-type="float" office:value="3.491632" calcext:value-type="float">
            <text:p>3.491632</text:p>
          </table:table-cell>
          <table:table-cell office:value-type="float" office:value="5.693366" calcext:value-type="float">
            <text:p>5.693366</text:p>
          </table:table-cell>
          <table:table-cell table:number-columns-repeated="3"/>
        </table:table-row>
        <table:table-row table:style-name="ro1">
          <table:table-cell office:value-type="float" office:value="26.580145" calcext:value-type="float">
            <text:p>26.580145</text:p>
          </table:table-cell>
          <table:table-cell office:value-type="float" office:value="13.897704" calcext:value-type="float">
            <text:p>13.897704</text:p>
          </table:table-cell>
          <table:table-cell office:value-type="float" office:value="60" calcext:value-type="float">
            <text:p>60</text:p>
          </table:table-cell>
          <table:table-cell office:value-type="float" office:value="46.549921" calcext:value-type="float">
            <text:p>46.549921</text:p>
          </table:table-cell>
          <table:table-cell office:value-type="float" office:value="4.911739" calcext:value-type="float">
            <text:p>4.911739</text:p>
          </table:table-cell>
          <table:table-cell office:value-type="float" office:value="3.123417" calcext:value-type="float">
            <text:p>3.123417</text:p>
          </table:table-cell>
          <table:table-cell office:value-type="float" office:value="13.043399" calcext:value-type="float">
            <text:p>13.043399</text:p>
          </table:table-cell>
          <table:table-cell office:value-type="float" office:value="28.393151" calcext:value-type="float">
            <text:p>28.393151</text:p>
          </table:table-cell>
          <table:table-cell office:value-type="float" office:value="1.122405" calcext:value-type="float">
            <text:p>1.122405</text:p>
          </table:table-cell>
          <table:table-cell office:value-type="float" office:value="4.519771" calcext:value-type="float">
            <text:p>4.519771</text:p>
          </table:table-cell>
          <table:table-cell office:value-type="float" office:value="4.851177" calcext:value-type="float">
            <text:p>4.851177</text:p>
          </table:table-cell>
          <table:table-cell office:value-type="float" office:value="5.223092" calcext:value-type="float">
            <text:p>5.223092</text:p>
          </table:table-cell>
          <table:table-cell office:value-type="float" office:value="5.531965" calcext:value-type="float">
            <text:p>5.531965</text:p>
          </table:table-cell>
          <table:table-cell office:value-type="float" office:value="5.799056" calcext:value-type="float">
            <text:p>5.799056</text:p>
          </table:table-cell>
          <table:table-cell office:value-type="float" office:value="6.049616" calcext:value-type="float">
            <text:p>6.049616</text:p>
          </table:table-cell>
          <table:table-cell office:value-type="float" office:value="5.846272" calcext:value-type="float">
            <text:p>5.846272</text:p>
          </table:table-cell>
          <table:table-cell table:number-columns-repeated="3"/>
        </table:table-row>
        <table:table-row table:style-name="ro1">
          <table:table-cell office:value-type="float" office:value="59.509507" calcext:value-type="float">
            <text:p>59.509507</text:p>
          </table:table-cell>
          <table:table-cell office:value-type="float" office:value="5.906257" calcext:value-type="float">
            <text:p>5.906257</text:p>
          </table:table-cell>
          <table:table-cell office:value-type="float" office:value="15.444324" calcext:value-type="float">
            <text:p>15.444324</text:p>
          </table:table-cell>
          <table:table-cell office:value-type="float" office:value="51.276444" calcext:value-type="float">
            <text:p>51.276444</text:p>
          </table:table-cell>
          <table:table-cell office:value-type="float" office:value="42.385872" calcext:value-type="float">
            <text:p>42.385872</text:p>
          </table:table-cell>
          <table:table-cell office:value-type="float" office:value="6.984069" calcext:value-type="float">
            <text:p>6.984069</text:p>
          </table:table-cell>
          <table:table-cell office:value-type="float" office:value="59.819818" calcext:value-type="float">
            <text:p>59.819818</text:p>
          </table:table-cell>
          <table:table-cell office:value-type="float" office:value="14.508631" calcext:value-type="float">
            <text:p>14.508631</text:p>
          </table:table-cell>
          <table:table-cell office:value-type="float" office:value="3.360645" calcext:value-type="float">
            <text:p>3.360645</text:p>
          </table:table-cell>
          <table:table-cell office:value-type="float" office:value="3.697092" calcext:value-type="float">
            <text:p>3.697092</text:p>
          </table:table-cell>
          <table:table-cell office:value-type="float" office:value="3.991739" calcext:value-type="float">
            <text:p>3.991739</text:p>
          </table:table-cell>
          <table:table-cell office:value-type="float" office:value="4.281954" calcext:value-type="float">
            <text:p>4.281954</text:p>
          </table:table-cell>
          <table:table-cell office:value-type="float" office:value="4.608619" calcext:value-type="float">
            <text:p>4.608619</text:p>
          </table:table-cell>
          <table:table-cell office:value-type="float" office:value="4.968843" calcext:value-type="float">
            <text:p>4.968843</text:p>
          </table:table-cell>
          <table:table-cell office:value-type="float" office:value="-0.885198" calcext:value-type="float">
            <text:p>-0.885198</text:p>
          </table:table-cell>
          <table:table-cell office:value-type="float" office:value="5.870966" calcext:value-type="float">
            <text:p>5.870966</text:p>
          </table:table-cell>
          <table:table-cell table:number-columns-repeated="3"/>
        </table:table-row>
        <table:table-row table:style-name="ro1">
          <table:table-cell office:value-type="float" office:value="33.850378" calcext:value-type="float">
            <text:p>33.850378</text:p>
          </table:table-cell>
          <table:table-cell office:value-type="float" office:value="12.181573" calcext:value-type="float">
            <text:p>12.181573</text:p>
          </table:table-cell>
          <table:table-cell office:value-type="float" office:value="43.604823" calcext:value-type="float">
            <text:p>43.604823</text:p>
          </table:table-cell>
          <table:table-cell office:value-type="float" office:value="60" calcext:value-type="float">
            <text:p>60</text:p>
          </table:table-cell>
          <table:table-cell office:value-type="float" office:value="1.248447" calcext:value-type="float">
            <text:p>1.248447</text:p>
          </table:table-cell>
          <table:table-cell office:value-type="float" office:value="19.267255" calcext:value-type="float">
            <text:p>19.267255</text:p>
          </table:table-cell>
          <table:table-cell office:value-type="float" office:value="6.093387" calcext:value-type="float">
            <text:p>6.093387</text:p>
          </table:table-cell>
          <table:table-cell office:value-type="float" office:value="47.546582" calcext:value-type="float">
            <text:p>47.546582</text:p>
          </table:table-cell>
          <table:table-cell office:value-type="float" office:value="5.660954" calcext:value-type="float">
            <text:p>5.660954</text:p>
          </table:table-cell>
          <table:table-cell office:value-type="float" office:value="6.097377" calcext:value-type="float">
            <text:p>6.097377</text:p>
          </table:table-cell>
          <table:table-cell office:value-type="float" office:value="0.354649" calcext:value-type="float">
            <text:p>0.354649</text:p>
          </table:table-cell>
          <table:table-cell office:value-type="float" office:value="0.749742" calcext:value-type="float">
            <text:p>0.749742</text:p>
          </table:table-cell>
          <table:table-cell office:value-type="float" office:value="1.165371" calcext:value-type="float">
            <text:p>1.165371</text:p>
          </table:table-cell>
          <table:table-cell office:value-type="float" office:value="1.649582" calcext:value-type="float">
            <text:p>1.649582</text:p>
          </table:table-cell>
          <table:table-cell office:value-type="float" office:value="2.105018" calcext:value-type="float">
            <text:p>2.105018</text:p>
          </table:table-cell>
          <table:table-cell office:value-type="float" office:value="6.017391" calcext:value-type="float">
            <text:p>6.017391</text:p>
          </table:table-cell>
          <table:table-cell table:number-columns-repeated="3"/>
        </table:table-row>
        <table:table-row table:style-name="ro1">
          <table:table-cell office:value-type="float" office:value="24.730718" calcext:value-type="float">
            <text:p>24.730718</text:p>
          </table:table-cell>
          <table:table-cell office:value-type="float" office:value="12.332097" calcext:value-type="float">
            <text:p>12.332097</text:p>
          </table:table-cell>
          <table:table-cell office:value-type="float" office:value="60" calcext:value-type="float">
            <text:p>60</text:p>
          </table:table-cell>
          <table:table-cell office:value-type="float" office:value="49.440027" calcext:value-type="float">
            <text:p>49.440027</text:p>
          </table:table-cell>
          <table:table-cell office:value-type="float" office:value="3.880194" calcext:value-type="float">
            <text:p>3.880194</text:p>
          </table:table-cell>
          <table:table-cell office:value-type="float" office:value="23.940345" calcext:value-type="float">
            <text:p>23.940345</text:p>
          </table:table-cell>
          <table:table-cell office:value-type="float" office:value="8.39929" calcext:value-type="float">
            <text:p>8.39929</text:p>
          </table:table-cell>
          <table:table-cell office:value-type="float" office:value="54.584376" calcext:value-type="float">
            <text:p>54.584376</text:p>
          </table:table-cell>
          <table:table-cell office:value-type="float" office:value="4.690044" calcext:value-type="float">
            <text:p>4.690044</text:p>
          </table:table-cell>
          <table:table-cell office:value-type="float" office:value="6.843675" calcext:value-type="float">
            <text:p>6.843675</text:p>
          </table:table-cell>
          <table:table-cell office:value-type="float" office:value="7.466263" calcext:value-type="float">
            <text:p>7.466263</text:p>
          </table:table-cell>
          <table:table-cell office:value-type="float" office:value="1.566543" calcext:value-type="float">
            <text:p>1.566543</text:p>
          </table:table-cell>
          <table:table-cell office:value-type="float" office:value="1.962658" calcext:value-type="float">
            <text:p>1.962658</text:p>
          </table:table-cell>
          <table:table-cell office:value-type="float" office:value="2.469939" calcext:value-type="float">
            <text:p>2.469939</text:p>
          </table:table-cell>
          <table:table-cell office:value-type="float" office:value="3.02579" calcext:value-type="float">
            <text:p>3.02579</text:p>
          </table:table-cell>
          <table:table-cell office:value-type="float" office:value="6.098982" calcext:value-type="float">
            <text:p>6.098982</text:p>
          </table:table-cell>
          <table:table-cell table:number-columns-repeated="3"/>
        </table:table-row>
        <table:table-row table:style-name="ro1">
          <table:table-cell office:value-type="float" office:value="21.757585" calcext:value-type="float">
            <text:p>21.757585</text:p>
          </table:table-cell>
          <table:table-cell office:value-type="float" office:value="3.416621" calcext:value-type="float">
            <text:p>3.416621</text:p>
          </table:table-cell>
          <table:table-cell office:value-type="float" office:value="8.07369" calcext:value-type="float">
            <text:p>8.07369</text:p>
          </table:table-cell>
          <table:table-cell office:value-type="float" office:value="18.01131" calcext:value-type="float">
            <text:p>18.01131</text:p>
          </table:table-cell>
          <table:table-cell office:value-type="float" office:value="37.579598" calcext:value-type="float">
            <text:p>37.579598</text:p>
          </table:table-cell>
          <table:table-cell office:value-type="float" office:value="16.993785" calcext:value-type="float">
            <text:p>16.993785</text:p>
          </table:table-cell>
          <table:table-cell office:value-type="float" office:value="60" calcext:value-type="float">
            <text:p>60</text:p>
          </table:table-cell>
          <table:table-cell office:value-type="float" office:value="21.775392" calcext:value-type="float">
            <text:p>21.775392</text:p>
          </table:table-cell>
          <table:table-cell office:value-type="float" office:value="3.273447" calcext:value-type="float">
            <text:p>3.273447</text:p>
          </table:table-cell>
          <table:table-cell office:value-type="float" office:value="3.887526" calcext:value-type="float">
            <text:p>3.887526</text:p>
          </table:table-cell>
          <table:table-cell office:value-type="float" office:value="4.246604" calcext:value-type="float">
            <text:p>4.246604</text:p>
          </table:table-cell>
          <table:table-cell office:value-type="float" office:value="4.563966" calcext:value-type="float">
            <text:p>4.563966</text:p>
          </table:table-cell>
          <table:table-cell office:value-type="float" office:value="4.905486" calcext:value-type="float">
            <text:p>4.905486</text:p>
          </table:table-cell>
          <table:table-cell office:value-type="float" office:value="5.246964" calcext:value-type="float">
            <text:p>5.246964</text:p>
          </table:table-cell>
          <table:table-cell office:value-type="float" office:value="-0.721719" calcext:value-type="float">
            <text:p>-0.721719</text:p>
          </table:table-cell>
          <table:table-cell office:value-type="float" office:value="6.129398" calcext:value-type="float">
            <text:p>6.129398</text:p>
          </table:table-cell>
          <table:table-cell table:number-columns-repeated="3"/>
        </table:table-row>
        <table:table-row table:style-name="ro1">
          <table:table-cell office:value-type="float" office:value="23.066183" calcext:value-type="float">
            <text:p>23.066183</text:p>
          </table:table-cell>
          <table:table-cell office:value-type="float" office:value="12.113876" calcext:value-type="float">
            <text:p>12.113876</text:p>
          </table:table-cell>
          <table:table-cell office:value-type="float" office:value="31.029961" calcext:value-type="float">
            <text:p>31.029961</text:p>
          </table:table-cell>
          <table:table-cell office:value-type="float" office:value="28.644165" calcext:value-type="float">
            <text:p>28.644165</text:p>
          </table:table-cell>
          <table:table-cell office:value-type="float" office:value="10.885736" calcext:value-type="float">
            <text:p>10.885736</text:p>
          </table:table-cell>
          <table:table-cell office:value-type="float" office:value="14.887547" calcext:value-type="float">
            <text:p>14.887547</text:p>
          </table:table-cell>
          <table:table-cell office:value-type="float" office:value="14.370482" calcext:value-type="float">
            <text:p>14.370482</text:p>
          </table:table-cell>
          <table:table-cell office:value-type="float" office:value="50.197206" calcext:value-type="float">
            <text:p>50.197206</text:p>
          </table:table-cell>
          <table:table-cell office:value-type="float" office:value="5.032365" calcext:value-type="float">
            <text:p>5.032365</text:p>
          </table:table-cell>
          <table:table-cell office:value-type="float" office:value="6.234542" calcext:value-type="float">
            <text:p>6.234542</text:p>
          </table:table-cell>
          <table:table-cell office:value-type="float" office:value="-0.834213" calcext:value-type="float">
            <text:p>-0.834213</text:p>
          </table:table-cell>
          <table:table-cell office:value-type="float" office:value="1.011782" calcext:value-type="float">
            <text:p>1.011782</text:p>
          </table:table-cell>
          <table:table-cell office:value-type="float" office:value="1.419801" calcext:value-type="float">
            <text:p>1.419801</text:p>
          </table:table-cell>
          <table:table-cell office:value-type="float" office:value="1.999889" calcext:value-type="float">
            <text:p>1.999889</text:p>
          </table:table-cell>
          <table:table-cell office:value-type="float" office:value="2.756482" calcext:value-type="float">
            <text:p>2.756482</text:p>
          </table:table-cell>
          <table:table-cell office:value-type="float" office:value="6.143356" calcext:value-type="float">
            <text:p>6.143356</text:p>
          </table:table-cell>
          <table:table-cell table:number-columns-repeated="3"/>
        </table:table-row>
        <table:table-row table:style-name="ro1">
          <table:table-cell office:value-type="float" office:value="9.694389" calcext:value-type="float">
            <text:p>9.694389</text:p>
          </table:table-cell>
          <table:table-cell office:value-type="float" office:value="40.646183" calcext:value-type="float">
            <text:p>40.646183</text:p>
          </table:table-cell>
          <table:table-cell office:value-type="float" office:value="39.572871" calcext:value-type="float">
            <text:p>39.572871</text:p>
          </table:table-cell>
          <table:table-cell office:value-type="float" office:value="52.770849" calcext:value-type="float">
            <text:p>52.770849</text:p>
          </table:table-cell>
          <table:table-cell office:value-type="float" office:value="16.575746" calcext:value-type="float">
            <text:p>16.575746</text:p>
          </table:table-cell>
          <table:table-cell office:value-type="float" office:value="43.91197" calcext:value-type="float">
            <text:p>43.91197</text:p>
          </table:table-cell>
          <table:table-cell office:value-type="float" office:value="14.805681" calcext:value-type="float">
            <text:p>14.805681</text:p>
          </table:table-cell>
          <table:table-cell office:value-type="float" office:value="26.243395" calcext:value-type="float">
            <text:p>26.243395</text:p>
          </table:table-cell>
          <table:table-cell office:value-type="float" office:value="1.310415" calcext:value-type="float">
            <text:p>1.310415</text:p>
          </table:table-cell>
          <table:table-cell office:value-type="float" office:value="1.208394" calcext:value-type="float">
            <text:p>1.208394</text:p>
          </table:table-cell>
          <table:table-cell office:value-type="float" office:value="1.457483" calcext:value-type="float">
            <text:p>1.457483</text:p>
          </table:table-cell>
          <table:table-cell office:value-type="float" office:value="1.951378" calcext:value-type="float">
            <text:p>1.951378</text:p>
          </table:table-cell>
          <table:table-cell office:value-type="float" office:value="3.82925" calcext:value-type="float">
            <text:p>3.82925</text:p>
          </table:table-cell>
          <table:table-cell office:value-type="float" office:value="4.292667" calcext:value-type="float">
            <text:p>4.292667</text:p>
          </table:table-cell>
          <table:table-cell office:value-type="float" office:value="4.606727" calcext:value-type="float">
            <text:p>4.606727</text:p>
          </table:table-cell>
          <table:table-cell office:value-type="float" office:value="6.29124" calcext:value-type="float">
            <text:p>6.29124</text:p>
          </table:table-cell>
          <table:table-cell table:number-columns-repeated="3"/>
        </table:table-row>
        <table:table-row table:style-name="ro1">
          <table:table-cell office:value-type="float" office:value="14.538865" calcext:value-type="float">
            <text:p>14.538865</text:p>
          </table:table-cell>
          <table:table-cell office:value-type="float" office:value="57.178265" calcext:value-type="float">
            <text:p>57.178265</text:p>
          </table:table-cell>
          <table:table-cell office:value-type="float" office:value="39.809357" calcext:value-type="float">
            <text:p>39.809357</text:p>
          </table:table-cell>
          <table:table-cell office:value-type="float" office:value="51.899614" calcext:value-type="float">
            <text:p>51.899614</text:p>
          </table:table-cell>
          <table:table-cell office:value-type="float" office:value="16.837002" calcext:value-type="float">
            <text:p>16.837002</text:p>
          </table:table-cell>
          <table:table-cell office:value-type="float" office:value="49.330877" calcext:value-type="float">
            <text:p>49.330877</text:p>
          </table:table-cell>
          <table:table-cell office:value-type="float" office:value="15.436063" calcext:value-type="float">
            <text:p>15.436063</text:p>
          </table:table-cell>
          <table:table-cell office:value-type="float" office:value="24.869794" calcext:value-type="float">
            <text:p>24.869794</text:p>
          </table:table-cell>
          <table:table-cell office:value-type="float" office:value="1.33774" calcext:value-type="float">
            <text:p>1.33774</text:p>
          </table:table-cell>
          <table:table-cell office:value-type="float" office:value="4.452946" calcext:value-type="float">
            <text:p>4.452946</text:p>
          </table:table-cell>
          <table:table-cell office:value-type="float" office:value="4.654667" calcext:value-type="float">
            <text:p>4.654667</text:p>
          </table:table-cell>
          <table:table-cell office:value-type="float" office:value="4.898672" calcext:value-type="float">
            <text:p>4.898672</text:p>
          </table:table-cell>
          <table:table-cell office:value-type="float" office:value="-1.137946" calcext:value-type="float">
            <text:p>-1.137946</text:p>
          </table:table-cell>
          <table:table-cell office:value-type="float" office:value="1.008948" calcext:value-type="float">
            <text:p>1.008948</text:p>
          </table:table-cell>
          <table:table-cell office:value-type="float" office:value="1.192479" calcext:value-type="float">
            <text:p>1.192479</text:p>
          </table:table-cell>
          <table:table-cell office:value-type="float" office:value="6.441821" calcext:value-type="float">
            <text:p>6.441821</text:p>
          </table:table-cell>
          <table:table-cell table:number-columns-repeated="3"/>
        </table:table-row>
        <table:table-row table:style-name="ro1">
          <table:table-cell office:value-type="float" office:value="23.001718" calcext:value-type="float">
            <text:p>23.001718</text:p>
          </table:table-cell>
          <table:table-cell office:value-type="float" office:value="43.715623" calcext:value-type="float">
            <text:p>43.715623</text:p>
          </table:table-cell>
          <table:table-cell office:value-type="float" office:value="50.873964" calcext:value-type="float">
            <text:p>50.873964</text:p>
          </table:table-cell>
          <table:table-cell office:value-type="float" office:value="58.503491" calcext:value-type="float">
            <text:p>58.503491</text:p>
          </table:table-cell>
          <table:table-cell office:value-type="float" office:value="35.565426" calcext:value-type="float">
            <text:p>35.565426</text:p>
          </table:table-cell>
          <table:table-cell office:value-type="float" office:value="43.673093" calcext:value-type="float">
            <text:p>43.673093</text:p>
          </table:table-cell>
          <table:table-cell office:value-type="float" office:value="9.355276" calcext:value-type="float">
            <text:p>9.355276</text:p>
          </table:table-cell>
          <table:table-cell office:value-type="float" office:value="13.191355" calcext:value-type="float">
            <text:p>13.191355</text:p>
          </table:table-cell>
          <table:table-cell office:value-type="float" office:value="1.619526" calcext:value-type="float">
            <text:p>1.619526</text:p>
          </table:table-cell>
          <table:table-cell office:value-type="float" office:value="1.562565" calcext:value-type="float">
            <text:p>1.562565</text:p>
          </table:table-cell>
          <table:table-cell office:value-type="float" office:value="1.810581" calcext:value-type="float">
            <text:p>1.810581</text:p>
          </table:table-cell>
          <table:table-cell office:value-type="float" office:value="3.618967" calcext:value-type="float">
            <text:p>3.618967</text:p>
          </table:table-cell>
          <table:table-cell office:value-type="float" office:value="3.874616" calcext:value-type="float">
            <text:p>3.874616</text:p>
          </table:table-cell>
          <table:table-cell office:value-type="float" office:value="4.105521" calcext:value-type="float">
            <text:p>4.105521</text:p>
          </table:table-cell>
          <table:table-cell office:value-type="float" office:value="4.299717" calcext:value-type="float">
            <text:p>4.299717</text:p>
          </table:table-cell>
          <table:table-cell office:value-type="float" office:value="6.479991" calcext:value-type="float">
            <text:p>6.479991</text:p>
          </table:table-cell>
          <table:table-cell table:number-columns-repeated="3"/>
        </table:table-row>
        <table:table-row table:style-name="ro1">
          <table:table-cell office:value-type="float" office:value="21.443357" calcext:value-type="float">
            <text:p>21.443357</text:p>
          </table:table-cell>
          <table:table-cell office:value-type="float" office:value="13.934658" calcext:value-type="float">
            <text:p>13.934658</text:p>
          </table:table-cell>
          <table:table-cell office:value-type="float" office:value="46.524558" calcext:value-type="float">
            <text:p>46.524558</text:p>
          </table:table-cell>
          <table:table-cell office:value-type="float" office:value="33.18283" calcext:value-type="float">
            <text:p>33.18283</text:p>
          </table:table-cell>
          <table:table-cell office:value-type="float" office:value="4.606235" calcext:value-type="float">
            <text:p>4.606235</text:p>
          </table:table-cell>
          <table:table-cell office:value-type="float" office:value="14.546037" calcext:value-type="float">
            <text:p>14.546037</text:p>
          </table:table-cell>
          <table:table-cell office:value-type="float" office:value="8.913906" calcext:value-type="float">
            <text:p>8.913906</text:p>
          </table:table-cell>
          <table:table-cell office:value-type="float" office:value="46.410603" calcext:value-type="float">
            <text:p>46.410603</text:p>
          </table:table-cell>
          <table:table-cell office:value-type="float" office:value="4.629764" calcext:value-type="float">
            <text:p>4.629764</text:p>
          </table:table-cell>
          <table:table-cell office:value-type="float" office:value="0.713088" calcext:value-type="float">
            <text:p>0.713088</text:p>
          </table:table-cell>
          <table:table-cell office:value-type="float" office:value="1.193099" calcext:value-type="float">
            <text:p>1.193099</text:p>
          </table:table-cell>
          <table:table-cell office:value-type="float" office:value="1.546267" calcext:value-type="float">
            <text:p>1.546267</text:p>
          </table:table-cell>
          <table:table-cell office:value-type="float" office:value="1.92443" calcext:value-type="float">
            <text:p>1.92443</text:p>
          </table:table-cell>
          <table:table-cell office:value-type="float" office:value="2.376336" calcext:value-type="float">
            <text:p>2.376336</text:p>
          </table:table-cell>
          <table:table-cell office:value-type="float" office:value="2.766355" calcext:value-type="float">
            <text:p>2.766355</text:p>
          </table:table-cell>
          <table:table-cell office:value-type="float" office:value="6.678516" calcext:value-type="float">
            <text:p>6.678516</text:p>
          </table:table-cell>
          <table:table-cell table:number-columns-repeated="3"/>
        </table:table-row>
        <table:table-row table:style-name="ro1">
          <table:table-cell office:value-type="float" office:value="4.129618" calcext:value-type="float">
            <text:p>4.129618</text:p>
          </table:table-cell>
          <table:table-cell office:value-type="float" office:value="0.698136" calcext:value-type="float">
            <text:p>0.698136</text:p>
          </table:table-cell>
          <table:table-cell office:value-type="float" office:value="40.306658" calcext:value-type="float">
            <text:p>40.306658</text:p>
          </table:table-cell>
          <table:table-cell office:value-type="float" office:value="43.44192" calcext:value-type="float">
            <text:p>43.44192</text:p>
          </table:table-cell>
          <table:table-cell office:value-type="float" office:value="31.770036" calcext:value-type="float">
            <text:p>31.770036</text:p>
          </table:table-cell>
          <table:table-cell office:value-type="float" office:value="25.736859" calcext:value-type="float">
            <text:p>25.736859</text:p>
          </table:table-cell>
          <table:table-cell office:value-type="float" office:value="60" calcext:value-type="float">
            <text:p>60</text:p>
          </table:table-cell>
          <table:table-cell office:value-type="float" office:value="36.541597" calcext:value-type="float">
            <text:p>36.541597</text:p>
          </table:table-cell>
          <table:table-cell office:value-type="float" office:value="4.998526" calcext:value-type="float">
            <text:p>4.998526</text:p>
          </table:table-cell>
          <table:table-cell office:value-type="float" office:value="4.186558" calcext:value-type="float">
            <text:p>4.186558</text:p>
          </table:table-cell>
          <table:table-cell office:value-type="float" office:value="4.962115" calcext:value-type="float">
            <text:p>4.962115</text:p>
          </table:table-cell>
          <table:table-cell office:value-type="float" office:value="5.345899" calcext:value-type="float">
            <text:p>5.345899</text:p>
          </table:table-cell>
          <table:table-cell office:value-type="float" office:value="8.105519" calcext:value-type="float">
            <text:p>8.105519</text:p>
          </table:table-cell>
          <table:table-cell office:value-type="float" office:value="-0.2344" calcext:value-type="float">
            <text:p>-0.2344</text:p>
          </table:table-cell>
          <table:table-cell office:value-type="float" office:value="0.372584" calcext:value-type="float">
            <text:p>0.372584</text:p>
          </table:table-cell>
          <table:table-cell office:value-type="float" office:value="6.719129" calcext:value-type="float">
            <text:p>6.719129</text:p>
          </table:table-cell>
          <table:table-cell table:number-columns-repeated="3"/>
        </table:table-row>
        <table:table-row table:style-name="ro1">
          <table:table-cell office:value-type="float" office:value="41.387391" calcext:value-type="float">
            <text:p>41.387391</text:p>
          </table:table-cell>
          <table:table-cell office:value-type="float" office:value="42.309393" calcext:value-type="float">
            <text:p>42.309393</text:p>
          </table:table-cell>
          <table:table-cell office:value-type="float" office:value="42.467141" calcext:value-type="float">
            <text:p>42.467141</text:p>
          </table:table-cell>
          <table:table-cell office:value-type="float" office:value="51.892247" calcext:value-type="float">
            <text:p>51.892247</text:p>
          </table:table-cell>
          <table:table-cell office:value-type="float" office:value="26.73961" calcext:value-type="float">
            <text:p>26.73961</text:p>
          </table:table-cell>
          <table:table-cell office:value-type="float" office:value="32.350686" calcext:value-type="float">
            <text:p>32.350686</text:p>
          </table:table-cell>
          <table:table-cell office:value-type="float" office:value="20.795124" calcext:value-type="float">
            <text:p>20.795124</text:p>
          </table:table-cell>
          <table:table-cell office:value-type="float" office:value="31.876106" calcext:value-type="float">
            <text:p>31.876106</text:p>
          </table:table-cell>
          <table:table-cell office:value-type="float" office:value="2.643599" calcext:value-type="float">
            <text:p>2.643599</text:p>
          </table:table-cell>
          <table:table-cell office:value-type="float" office:value="3.277739" calcext:value-type="float">
            <text:p>3.277739</text:p>
          </table:table-cell>
          <table:table-cell office:value-type="float" office:value="3.450476" calcext:value-type="float">
            <text:p>3.450476</text:p>
          </table:table-cell>
          <table:table-cell office:value-type="float" office:value="3.623142" calcext:value-type="float">
            <text:p>3.623142</text:p>
          </table:table-cell>
          <table:table-cell office:value-type="float" office:value="0.353297" calcext:value-type="float">
            <text:p>0.353297</text:p>
          </table:table-cell>
          <table:table-cell office:value-type="float" office:value="0.412293" calcext:value-type="float">
            <text:p>0.412293</text:p>
          </table:table-cell>
          <table:table-cell office:value-type="float" office:value="0.480872" calcext:value-type="float">
            <text:p>0.480872</text:p>
          </table:table-cell>
          <table:table-cell office:value-type="float" office:value="6.724359" calcext:value-type="float">
            <text:p>6.724359</text:p>
          </table:table-cell>
          <table:table-cell table:number-columns-repeated="3"/>
        </table:table-row>
        <table:table-row table:style-name="ro1">
          <table:table-cell office:value-type="float" office:value="12.959601" calcext:value-type="float">
            <text:p>12.959601</text:p>
          </table:table-cell>
          <table:table-cell office:value-type="float" office:value="31.147955" calcext:value-type="float">
            <text:p>31.147955</text:p>
          </table:table-cell>
          <table:table-cell office:value-type="float" office:value="39.955592" calcext:value-type="float">
            <text:p>39.955592</text:p>
          </table:table-cell>
          <table:table-cell office:value-type="float" office:value="51.226342" calcext:value-type="float">
            <text:p>51.226342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20.128733" calcext:value-type="float">
            <text:p>20.128733</text:p>
          </table:table-cell>
          <table:table-cell office:value-type="float" office:value="5.774447" calcext:value-type="float">
            <text:p>5.774447</text:p>
          </table:table-cell>
          <table:table-cell office:value-type="float" office:value="36.246396" calcext:value-type="float">
            <text:p>36.246396</text:p>
          </table:table-cell>
          <table:table-cell office:value-type="float" office:value="5.180148" calcext:value-type="float">
            <text:p>5.180148</text:p>
          </table:table-cell>
          <table:table-cell office:value-type="float" office:value="5.839279" calcext:value-type="float">
            <text:p>5.839279</text:p>
          </table:table-cell>
          <table:table-cell office:value-type="float" office:value="-0.22243" calcext:value-type="float">
            <text:p>-0.22243</text:p>
          </table:table-cell>
          <table:table-cell office:value-type="float" office:value="0.102691" calcext:value-type="float">
            <text:p>0.102691</text:p>
          </table:table-cell>
          <table:table-cell office:value-type="float" office:value="1.583496" calcext:value-type="float">
            <text:p>1.583496</text:p>
          </table:table-cell>
          <table:table-cell office:value-type="float" office:value="1.950917" calcext:value-type="float">
            <text:p>1.950917</text:p>
          </table:table-cell>
          <table:table-cell office:value-type="float" office:value="2.234211" calcext:value-type="float">
            <text:p>2.234211</text:p>
          </table:table-cell>
          <table:table-cell office:value-type="float" office:value="6.760448" calcext:value-type="float">
            <text:p>6.760448</text:p>
          </table:table-cell>
          <table:table-cell table:number-columns-repeated="3"/>
        </table:table-row>
        <table:table-row table:style-name="ro1">
          <table:table-cell office:value-type="float" office:value="38.066706" calcext:value-type="float">
            <text:p>38.066706</text:p>
          </table:table-cell>
          <table:table-cell office:value-type="float" office:value="44.103498" calcext:value-type="float">
            <text:p>44.103498</text:p>
          </table:table-cell>
          <table:table-cell office:value-type="float" office:value="59.102166" calcext:value-type="float">
            <text:p>59.102166</text:p>
          </table:table-cell>
          <table:table-cell office:value-type="float" office:value="55.398485" calcext:value-type="float">
            <text:p>55.398485</text:p>
          </table:table-cell>
          <table:table-cell office:value-type="float" office:value="30.594893" calcext:value-type="float">
            <text:p>30.594893</text:p>
          </table:table-cell>
          <table:table-cell office:value-type="float" office:value="30.002921" calcext:value-type="float">
            <text:p>30.002921</text:p>
          </table:table-cell>
          <table:table-cell office:value-type="float" office:value="17.989311" calcext:value-type="float">
            <text:p>17.989311</text:p>
          </table:table-cell>
          <table:table-cell office:value-type="float" office:value="22.671046" calcext:value-type="float">
            <text:p>22.671046</text:p>
          </table:table-cell>
          <table:table-cell office:value-type="float" office:value="2.579326" calcext:value-type="float">
            <text:p>2.579326</text:p>
          </table:table-cell>
          <table:table-cell office:value-type="float" office:value="3.146797" calcext:value-type="float">
            <text:p>3.146797</text:p>
          </table:table-cell>
          <table:table-cell office:value-type="float" office:value="3.355859" calcext:value-type="float">
            <text:p>3.355859</text:p>
          </table:table-cell>
          <table:table-cell office:value-type="float" office:value="3.554168" calcext:value-type="float">
            <text:p>3.554168</text:p>
          </table:table-cell>
          <table:table-cell office:value-type="float" office:value="3.756521" calcext:value-type="float">
            <text:p>3.756521</text:p>
          </table:table-cell>
          <table:table-cell office:value-type="float" office:value="0.136479" calcext:value-type="float">
            <text:p>0.136479</text:p>
          </table:table-cell>
          <table:table-cell office:value-type="float" office:value="0.205437" calcext:value-type="float">
            <text:p>0.205437</text:p>
          </table:table-cell>
          <table:table-cell office:value-type="float" office:value="6.765123" calcext:value-type="float">
            <text:p>6.765123</text:p>
          </table:table-cell>
          <table:table-cell table:number-columns-repeated="3"/>
        </table:table-row>
        <table:table-row table:style-name="ro1">
          <table:table-cell office:value-type="float" office:value="59.920546" calcext:value-type="float">
            <text:p>59.920546</text:p>
          </table:table-cell>
          <table:table-cell office:value-type="float" office:value="4.021064" calcext:value-type="float">
            <text:p>4.021064</text:p>
          </table:table-cell>
          <table:table-cell office:value-type="float" office:value="9.203785" calcext:value-type="float">
            <text:p>9.203785</text:p>
          </table:table-cell>
          <table:table-cell office:value-type="float" office:value="54.800915" calcext:value-type="float">
            <text:p>54.800915</text:p>
          </table:table-cell>
          <table:table-cell office:value-type="float" office:value="26.698465" calcext:value-type="float">
            <text:p>26.698465</text:p>
          </table:table-cell>
          <table:table-cell office:value-type="float" office:value="23.568487" calcext:value-type="float">
            <text:p>23.568487</text:p>
          </table:table-cell>
          <table:table-cell office:value-type="float" office:value="54.706687" calcext:value-type="float">
            <text:p>54.706687</text:p>
          </table:table-cell>
          <table:table-cell office:value-type="float" office:value="27.154366" calcext:value-type="float">
            <text:p>27.154366</text:p>
          </table:table-cell>
          <table:table-cell office:value-type="float" office:value="3.231298" calcext:value-type="float">
            <text:p>3.231298</text:p>
          </table:table-cell>
          <table:table-cell office:value-type="float" office:value="2.015454" calcext:value-type="float">
            <text:p>2.015454</text:p>
          </table:table-cell>
          <table:table-cell office:value-type="float" office:value="4.357258" calcext:value-type="float">
            <text:p>4.357258</text:p>
          </table:table-cell>
          <table:table-cell office:value-type="float" office:value="4.599931" calcext:value-type="float">
            <text:p>4.599931</text:p>
          </table:table-cell>
          <table:table-cell office:value-type="float" office:value="4.88013" calcext:value-type="float">
            <text:p>4.88013</text:p>
          </table:table-cell>
          <table:table-cell office:value-type="float" office:value="7.097402" calcext:value-type="float">
            <text:p>7.097402</text:p>
          </table:table-cell>
          <table:table-cell office:value-type="float" office:value="0.190313" calcext:value-type="float">
            <text:p>0.190313</text:p>
          </table:table-cell>
          <table:table-cell office:value-type="float" office:value="6.789785" calcext:value-type="float">
            <text:p>6.789785</text:p>
          </table:table-cell>
          <table:table-cell table:number-columns-repeated="3"/>
        </table:table-row>
        <table:table-row table:style-name="ro1">
          <table:table-cell office:value-type="float" office:value="25.708012" calcext:value-type="float">
            <text:p>25.708012</text:p>
          </table:table-cell>
          <table:table-cell office:value-type="float" office:value="14.43889" calcext:value-type="float">
            <text:p>14.43889</text:p>
          </table:table-cell>
          <table:table-cell office:value-type="float" office:value="43.89194" calcext:value-type="float">
            <text:p>43.89194</text:p>
          </table:table-cell>
          <table:table-cell office:value-type="float" office:value="40.34349" calcext:value-type="float">
            <text:p>40.34349</text:p>
          </table:table-cell>
          <table:table-cell office:value-type="float" office:value="13.860306" calcext:value-type="float">
            <text:p>13.860306</text:p>
          </table:table-cell>
          <table:table-cell office:value-type="float" office:value="12.555197" calcext:value-type="float">
            <text:p>12.555197</text:p>
          </table:table-cell>
          <table:table-cell office:value-type="float" office:value="16.830451" calcext:value-type="float">
            <text:p>16.830451</text:p>
          </table:table-cell>
          <table:table-cell office:value-type="float" office:value="48.67691" calcext:value-type="float">
            <text:p>48.67691</text:p>
          </table:table-cell>
          <table:table-cell office:value-type="float" office:value="5.104059" calcext:value-type="float">
            <text:p>5.104059</text:p>
          </table:table-cell>
          <table:table-cell office:value-type="float" office:value="5.41251" calcext:value-type="float">
            <text:p>5.41251</text:p>
          </table:table-cell>
          <table:table-cell office:value-type="float" office:value="6.90227" calcext:value-type="float">
            <text:p>6.90227</text:p>
          </table:table-cell>
          <table:table-cell office:value-type="float" office:value="0.938113" calcext:value-type="float">
            <text:p>0.938113</text:p>
          </table:table-cell>
          <table:table-cell office:value-type="float" office:value="1.311534" calcext:value-type="float">
            <text:p>1.311534</text:p>
          </table:table-cell>
          <table:table-cell office:value-type="float" office:value="1.851149" calcext:value-type="float">
            <text:p>1.851149</text:p>
          </table:table-cell>
          <table:table-cell office:value-type="float" office:value="2.360226" calcext:value-type="float">
            <text:p>2.360226</text:p>
          </table:table-cell>
          <table:table-cell office:value-type="float" office:value="6.986019" calcext:value-type="float">
            <text:p>6.986019</text:p>
          </table:table-cell>
          <table:table-cell table:number-columns-repeated="3"/>
        </table:table-row>
        <table:table-row table:style-name="ro1">
          <table:table-cell office:value-type="float" office:value="9.337693" calcext:value-type="float">
            <text:p>9.337693</text:p>
          </table:table-cell>
          <table:table-cell office:value-type="float" office:value="45.439184" calcext:value-type="float">
            <text:p>45.439184</text:p>
          </table:table-cell>
          <table:table-cell office:value-type="float" office:value="41.205442" calcext:value-type="float">
            <text:p>41.205442</text:p>
          </table:table-cell>
          <table:table-cell office:value-type="float" office:value="54.974863" calcext:value-type="float">
            <text:p>54.974863</text:p>
          </table:table-cell>
          <table:table-cell office:value-type="float" office:value="17.225288" calcext:value-type="float">
            <text:p>17.225288</text:p>
          </table:table-cell>
          <table:table-cell office:value-type="float" office:value="51.069442" calcext:value-type="float">
            <text:p>51.069442</text:p>
          </table:table-cell>
          <table:table-cell office:value-type="float" office:value="10.613729" calcext:value-type="float">
            <text:p>10.613729</text:p>
          </table:table-cell>
          <table:table-cell office:value-type="float" office:value="26.015838" calcext:value-type="float">
            <text:p>26.015838</text:p>
          </table:table-cell>
          <table:table-cell office:value-type="float" office:value="0.590106" calcext:value-type="float">
            <text:p>0.590106</text:p>
          </table:table-cell>
          <table:table-cell office:value-type="float" office:value="1.495717" calcext:value-type="float">
            <text:p>1.495717</text:p>
          </table:table-cell>
          <table:table-cell office:value-type="float" office:value="1.741335" calcext:value-type="float">
            <text:p>1.741335</text:p>
          </table:table-cell>
          <table:table-cell office:value-type="float" office:value="2.181712" calcext:value-type="float">
            <text:p>2.181712</text:p>
          </table:table-cell>
          <table:table-cell office:value-type="float" office:value="4.232851" calcext:value-type="float">
            <text:p>4.232851</text:p>
          </table:table-cell>
          <table:table-cell office:value-type="float" office:value="4.699358" calcext:value-type="float">
            <text:p>4.699358</text:p>
          </table:table-cell>
          <table:table-cell office:value-type="float" office:value="5.031337" calcext:value-type="float">
            <text:p>5.031337</text:p>
          </table:table-cell>
          <table:table-cell office:value-type="float" office:value="6.997224" calcext:value-type="float">
            <text:p>6.997224</text:p>
          </table:table-cell>
          <table:table-cell table:number-columns-repeated="3"/>
        </table:table-row>
        <table:table-row table:style-name="ro1">
          <table:table-cell office:value-type="float" office:value="26.234485" calcext:value-type="float">
            <text:p>26.234485</text:p>
          </table:table-cell>
          <table:table-cell office:value-type="float" office:value="13.046059" calcext:value-type="float">
            <text:p>13.046059</text:p>
          </table:table-cell>
          <table:table-cell office:value-type="float" office:value="60" calcext:value-type="float">
            <text:p>60</text:p>
          </table:table-cell>
          <table:table-cell office:value-type="float" office:value="53.900419" calcext:value-type="float">
            <text:p>53.900419</text:p>
          </table:table-cell>
          <table:table-cell office:value-type="float" office:value="11.705817" calcext:value-type="float">
            <text:p>11.705817</text:p>
          </table:table-cell>
          <table:table-cell office:value-type="float" office:value="12.869788" calcext:value-type="float">
            <text:p>12.869788</text:p>
          </table:table-cell>
          <table:table-cell office:value-type="float" office:value="17.995013" calcext:value-type="float">
            <text:p>17.995013</text:p>
          </table:table-cell>
          <table:table-cell office:value-type="float" office:value="49.014538" calcext:value-type="float">
            <text:p>49.014538</text:p>
          </table:table-cell>
          <table:table-cell office:value-type="float" office:value="4.887036" calcext:value-type="float">
            <text:p>4.887036</text:p>
          </table:table-cell>
          <table:table-cell office:value-type="float" office:value="5.818295" calcext:value-type="float">
            <text:p>5.818295</text:p>
          </table:table-cell>
          <table:table-cell office:value-type="float" office:value="0.657999" calcext:value-type="float">
            <text:p>0.657999</text:p>
          </table:table-cell>
          <table:table-cell office:value-type="float" office:value="1.019621" calcext:value-type="float">
            <text:p>1.019621</text:p>
          </table:table-cell>
          <table:table-cell office:value-type="float" office:value="1.421727" calcext:value-type="float">
            <text:p>1.421727</text:p>
          </table:table-cell>
          <table:table-cell office:value-type="float" office:value="1.965787" calcext:value-type="float">
            <text:p>1.965787</text:p>
          </table:table-cell>
          <table:table-cell office:value-type="float" office:value="2.502951" calcext:value-type="float">
            <text:p>2.502951</text:p>
          </table:table-cell>
          <table:table-cell office:value-type="float" office:value="7.107322" calcext:value-type="float">
            <text:p>7.107322</text:p>
          </table:table-cell>
          <table:table-cell table:number-columns-repeated="3"/>
        </table:table-row>
        <table:table-row table:style-name="ro1">
          <table:table-cell office:value-type="float" office:value="25.888119" calcext:value-type="float">
            <text:p>25.888119</text:p>
          </table:table-cell>
          <table:table-cell office:value-type="float" office:value="3.807153" calcext:value-type="float">
            <text:p>3.807153</text:p>
          </table:table-cell>
          <table:table-cell office:value-type="float" office:value="5.860875" calcext:value-type="float">
            <text:p>5.860875</text:p>
          </table:table-cell>
          <table:table-cell office:value-type="float" office:value="25.292846" calcext:value-type="float">
            <text:p>25.292846</text:p>
          </table:table-cell>
          <table:table-cell office:value-type="float" office:value="4.34094" calcext:value-type="float">
            <text:p>4.34094</text:p>
          </table:table-cell>
          <table:table-cell office:value-type="float" office:value="19.048778" calcext:value-type="float">
            <text:p>19.048778</text:p>
          </table:table-cell>
          <table:table-cell office:value-type="float" office:value="2.673463" calcext:value-type="float">
            <text:p>2.673463</text:p>
          </table:table-cell>
          <table:table-cell office:value-type="float" office:value="36.805493" calcext:value-type="float">
            <text:p>36.805493</text:p>
          </table:table-cell>
          <table:table-cell office:value-type="float" office:value="3.327449" calcext:value-type="float">
            <text:p>3.327449</text:p>
          </table:table-cell>
          <table:table-cell office:value-type="float" office:value="2.208954" calcext:value-type="float">
            <text:p>2.208954</text:p>
          </table:table-cell>
          <table:table-cell office:value-type="float" office:value="3.660678" calcext:value-type="float">
            <text:p>3.660678</text:p>
          </table:table-cell>
          <table:table-cell office:value-type="float" office:value="4.066877" calcext:value-type="float">
            <text:p>4.066877</text:p>
          </table:table-cell>
          <table:table-cell office:value-type="float" office:value="4.506121" calcext:value-type="float">
            <text:p>4.506121</text:p>
          </table:table-cell>
          <table:table-cell office:value-type="float" office:value="4.959518" calcext:value-type="float">
            <text:p>4.959518</text:p>
          </table:table-cell>
          <table:table-cell office:value-type="float" office:value="-0.899835" calcext:value-type="float">
            <text:p>-0.899835</text:p>
          </table:table-cell>
          <table:table-cell office:value-type="float" office:value="7.245172" calcext:value-type="float">
            <text:p>7.245172</text:p>
          </table:table-cell>
          <table:table-cell table:number-columns-repeated="3"/>
        </table:table-row>
        <table:table-row table:style-name="ro1">
          <table:table-cell office:value-type="float" office:value="16.453627" calcext:value-type="float">
            <text:p>16.453627</text:p>
          </table:table-cell>
          <table:table-cell office:value-type="float" office:value="1.656337" calcext:value-type="float">
            <text:p>1.656337</text:p>
          </table:table-cell>
          <table:table-cell office:value-type="float" office:value="29.455725" calcext:value-type="float">
            <text:p>29.455725</text:p>
          </table:table-cell>
          <table:table-cell office:value-type="float" office:value="44.162572" calcext:value-type="float">
            <text:p>44.162572</text:p>
          </table:table-cell>
          <table:table-cell office:value-type="float" office:value="26.298474" calcext:value-type="float">
            <text:p>26.298474</text:p>
          </table:table-cell>
          <table:table-cell office:value-type="float" office:value="30.952001" calcext:value-type="float">
            <text:p>30.952001</text:p>
          </table:table-cell>
          <table:table-cell office:value-type="float" office:value="60" calcext:value-type="float">
            <text:p>60</text:p>
          </table:table-cell>
          <table:table-cell office:value-type="float" office:value="37.962882" calcext:value-type="float">
            <text:p>37.962882</text:p>
          </table:table-cell>
          <table:table-cell office:value-type="float" office:value="5.064667" calcext:value-type="float">
            <text:p>5.064667</text:p>
          </table:table-cell>
          <table:table-cell office:value-type="float" office:value="4.182571" calcext:value-type="float">
            <text:p>4.182571</text:p>
          </table:table-cell>
          <table:table-cell office:value-type="float" office:value="4.840126" calcext:value-type="float">
            <text:p>4.840126</text:p>
          </table:table-cell>
          <table:table-cell office:value-type="float" office:value="5.253003" calcext:value-type="float">
            <text:p>5.253003</text:p>
          </table:table-cell>
          <table:table-cell office:value-type="float" office:value="5.584774" calcext:value-type="float">
            <text:p>5.584774</text:p>
          </table:table-cell>
          <table:table-cell office:value-type="float" office:value="5.888468" calcext:value-type="float">
            <text:p>5.888468</text:p>
          </table:table-cell>
          <table:table-cell office:value-type="float" office:value="-0.059457" calcext:value-type="float">
            <text:p>-0.059457</text:p>
          </table:table-cell>
          <table:table-cell office:value-type="float" office:value="7.291285" calcext:value-type="float">
            <text:p>7.291285</text:p>
          </table:table-cell>
          <table:table-cell table:number-columns-repeated="3"/>
        </table:table-row>
        <table:table-row table:style-name="ro1">
          <table:table-cell office:value-type="float" office:value="28.420634" calcext:value-type="float">
            <text:p>28.420634</text:p>
          </table:table-cell>
          <table:table-cell office:value-type="float" office:value="12.955531" calcext:value-type="float">
            <text:p>12.955531</text:p>
          </table:table-cell>
          <table:table-cell office:value-type="float" office:value="50.461304" calcext:value-type="float">
            <text:p>50.461304</text:p>
          </table:table-cell>
          <table:table-cell office:value-type="float" office:value="44.859782" calcext:value-type="float">
            <text:p>44.859782</text:p>
          </table:table-cell>
          <table:table-cell office:value-type="float" office:value="24.028889" calcext:value-type="float">
            <text:p>24.028889</text:p>
          </table:table-cell>
          <table:table-cell office:value-type="float" office:value="14.678838" calcext:value-type="float">
            <text:p>14.678838</text:p>
          </table:table-cell>
          <table:table-cell office:value-type="float" office:value="5.750784" calcext:value-type="float">
            <text:p>5.750784</text:p>
          </table:table-cell>
          <table:table-cell office:value-type="float" office:value="7.964603" calcext:value-type="float">
            <text:p>7.964603</text:p>
          </table:table-cell>
          <table:table-cell office:value-type="float" office:value="1.589647" calcext:value-type="float">
            <text:p>1.589647</text:p>
          </table:table-cell>
          <table:table-cell office:value-type="float" office:value="3.261191" calcext:value-type="float">
            <text:p>3.261191</text:p>
          </table:table-cell>
          <table:table-cell office:value-type="float" office:value="3.7377" calcext:value-type="float">
            <text:p>3.7377</text:p>
          </table:table-cell>
          <table:table-cell office:value-type="float" office:value="4.21792" calcext:value-type="float">
            <text:p>4.21792</text:p>
          </table:table-cell>
          <table:table-cell office:value-type="float" office:value="6.943734" calcext:value-type="float">
            <text:p>6.943734</text:p>
          </table:table-cell>
          <table:table-cell office:value-type="float" office:value="-1.277616" calcext:value-type="float">
            <text:p>-1.277616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7.446115" calcext:value-type="float">
            <text:p>7.446115</text:p>
          </table:table-cell>
          <table:table-cell table:number-columns-repeated="3"/>
        </table:table-row>
        <table:table-row table:style-name="ro1">
          <table:table-cell office:value-type="float" office:value="35.261378" calcext:value-type="float">
            <text:p>35.261378</text:p>
          </table:table-cell>
          <table:table-cell office:value-type="float" office:value="44.800302" calcext:value-type="float">
            <text:p>44.800302</text:p>
          </table:table-cell>
          <table:table-cell office:value-type="float" office:value="58.713513" calcext:value-type="float">
            <text:p>58.713513</text:p>
          </table:table-cell>
          <table:table-cell office:value-type="float" office:value="60" calcext:value-type="float">
            <text:p>60</text:p>
          </table:table-cell>
          <table:table-cell office:value-type="float" office:value="25.571019" calcext:value-type="float">
            <text:p>25.571019</text:p>
          </table:table-cell>
          <table:table-cell office:value-type="float" office:value="39.821503" calcext:value-type="float">
            <text:p>39.821503</text:p>
          </table:table-cell>
          <table:table-cell office:value-type="float" office:value="23.149064" calcext:value-type="float">
            <text:p>23.149064</text:p>
          </table:table-cell>
          <table:table-cell office:value-type="float" office:value="29.19621" calcext:value-type="float">
            <text:p>29.19621</text:p>
          </table:table-cell>
          <table:table-cell office:value-type="float" office:value="2.509995" calcext:value-type="float">
            <text:p>2.509995</text:p>
          </table:table-cell>
          <table:table-cell office:value-type="float" office:value="0.118553" calcext:value-type="float">
            <text:p>0.118553</text:p>
          </table:table-cell>
          <table:table-cell office:value-type="float" office:value="3.255602" calcext:value-type="float">
            <text:p>3.255602</text:p>
          </table:table-cell>
          <table:table-cell office:value-type="float" office:value="3.452671" calcext:value-type="float">
            <text:p>3.452671</text:p>
          </table:table-cell>
          <table:table-cell office:value-type="float" office:value="3.695216" calcext:value-type="float">
            <text:p>3.695216</text:p>
          </table:table-cell>
          <table:table-cell office:value-type="float" office:value="3.906873" calcext:value-type="float">
            <text:p>3.906873</text:p>
          </table:table-cell>
          <table:table-cell office:value-type="float" office:value="4.070481" calcext:value-type="float">
            <text:p>4.070481</text:p>
          </table:table-cell>
          <table:table-cell office:value-type="float" office:value="7.600304" calcext:value-type="float">
            <text:p>7.60030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819803" calcext:value-type="float">
            <text:p>3.819803</text:p>
          </table:table-cell>
          <table:table-cell office:value-type="float" office:value="8.707294" calcext:value-type="float">
            <text:p>8.707294</text:p>
          </table:table-cell>
          <table:table-cell office:value-type="float" office:value="56.560962" calcext:value-type="float">
            <text:p>56.560962</text:p>
          </table:table-cell>
          <table:table-cell office:value-type="float" office:value="37.6746" calcext:value-type="float">
            <text:p>37.6746</text:p>
          </table:table-cell>
          <table:table-cell office:value-type="float" office:value="7.676376" calcext:value-type="float">
            <text:p>7.676376</text:p>
          </table:table-cell>
          <table:table-cell office:value-type="float" office:value="57.331089" calcext:value-type="float">
            <text:p>57.331089</text:p>
          </table:table-cell>
          <table:table-cell office:value-type="float" office:value="21.744987" calcext:value-type="float">
            <text:p>21.744987</text:p>
          </table:table-cell>
          <table:table-cell office:value-type="float" office:value="3.646405" calcext:value-type="float">
            <text:p>3.646405</text:p>
          </table:table-cell>
          <table:table-cell office:value-type="float" office:value="3.60191" calcext:value-type="float">
            <text:p>3.60191</text:p>
          </table:table-cell>
          <table:table-cell office:value-type="float" office:value="3.953161" calcext:value-type="float">
            <text:p>3.953161</text:p>
          </table:table-cell>
          <table:table-cell office:value-type="float" office:value="4.259909" calcext:value-type="float">
            <text:p>4.259909</text:p>
          </table:table-cell>
          <table:table-cell office:value-type="float" office:value="4.589046" calcext:value-type="float">
            <text:p>4.589046</text:p>
          </table:table-cell>
          <table:table-cell office:value-type="float" office:value="-1.350583" calcext:value-type="float">
            <text:p>-1.350583</text:p>
          </table:table-cell>
          <table:table-cell office:value-type="float" office:value="-0.998854" calcext:value-type="float">
            <text:p>-0.998854</text:p>
          </table:table-cell>
          <table:table-cell office:value-type="float" office:value="7.92796" calcext:value-type="float">
            <text:p>7.92796</text:p>
          </table:table-cell>
          <table:table-cell table:number-columns-repeated="3"/>
        </table:table-row>
        <table:table-row table:style-name="ro1">
          <table:table-cell office:value-type="float" office:value="27.206382" calcext:value-type="float">
            <text:p>27.206382</text:p>
          </table:table-cell>
          <table:table-cell office:value-type="float" office:value="12.994333" calcext:value-type="float">
            <text:p>12.994333</text:p>
          </table:table-cell>
          <table:table-cell office:value-type="float" office:value="60" calcext:value-type="float">
            <text:p>60</text:p>
          </table:table-cell>
          <table:table-cell office:value-type="float" office:value="35.366444" calcext:value-type="float">
            <text:p>35.366444</text:p>
          </table:table-cell>
          <table:table-cell office:value-type="float" office:value="4.850485" calcext:value-type="float">
            <text:p>4.850485</text:p>
          </table:table-cell>
          <table:table-cell office:value-type="float" office:value="20.073781" calcext:value-type="float">
            <text:p>20.073781</text:p>
          </table:table-cell>
          <table:table-cell office:value-type="float" office:value="10.502464" calcext:value-type="float">
            <text:p>10.502464</text:p>
          </table:table-cell>
          <table:table-cell office:value-type="float" office:value="51.931234" calcext:value-type="float">
            <text:p>51.931234</text:p>
          </table:table-cell>
          <table:table-cell office:value-type="float" office:value="4.112764" calcext:value-type="float">
            <text:p>4.112764</text:p>
          </table:table-cell>
          <table:table-cell office:value-type="float" office:value="1.145995" calcext:value-type="float">
            <text:p>1.145995</text:p>
          </table:table-cell>
          <table:table-cell office:value-type="float" office:value="1.684963" calcext:value-type="float">
            <text:p>1.684963</text:p>
          </table:table-cell>
          <table:table-cell office:value-type="float" office:value="2.041371" calcext:value-type="float">
            <text:p>2.041371</text:p>
          </table:table-cell>
          <table:table-cell office:value-type="float" office:value="2.437554" calcext:value-type="float">
            <text:p>2.437554</text:p>
          </table:table-cell>
          <table:table-cell office:value-type="float" office:value="2.937579" calcext:value-type="float">
            <text:p>2.937579</text:p>
          </table:table-cell>
          <table:table-cell office:value-type="float" office:value="3.428925" calcext:value-type="float">
            <text:p>3.428925</text:p>
          </table:table-cell>
          <table:table-cell office:value-type="float" office:value="8.147707" calcext:value-type="float">
            <text:p>8.147707</text:p>
          </table:table-cell>
          <table:table-cell table:number-columns-repeated="3"/>
        </table:table-row>
        <table:table-row table:style-name="ro1">
          <table:table-cell office:value-type="float" office:value="22.271174" calcext:value-type="float">
            <text:p>22.271174</text:p>
          </table:table-cell>
          <table:table-cell office:value-type="float" office:value="11.278944" calcext:value-type="float">
            <text:p>11.278944</text:p>
          </table:table-cell>
          <table:table-cell office:value-type="float" office:value="43.324088" calcext:value-type="float">
            <text:p>43.324088</text:p>
          </table:table-cell>
          <table:table-cell office:value-type="float" office:value="47.147696" calcext:value-type="float">
            <text:p>47.147696</text:p>
          </table:table-cell>
          <table:table-cell office:value-type="float" office:value="12.789466" calcext:value-type="float">
            <text:p>12.789466</text:p>
          </table:table-cell>
          <table:table-cell office:value-type="float" office:value="9.236931" calcext:value-type="float">
            <text:p>9.236931</text:p>
          </table:table-cell>
          <table:table-cell office:value-type="float" office:value="23.343747" calcext:value-type="float">
            <text:p>23.343747</text:p>
          </table:table-cell>
          <table:table-cell office:value-type="float" office:value="47.986113" calcext:value-type="float">
            <text:p>47.986113</text:p>
          </table:table-cell>
          <table:table-cell office:value-type="float" office:value="5.219026" calcext:value-type="float">
            <text:p>5.219026</text:p>
          </table:table-cell>
          <table:table-cell office:value-type="float" office:value="5.654507" calcext:value-type="float">
            <text:p>5.654507</text:p>
          </table:table-cell>
          <table:table-cell office:value-type="float" office:value="6.216222" calcext:value-type="float">
            <text:p>6.216222</text:p>
          </table:table-cell>
          <table:table-cell office:value-type="float" office:value="0.276117" calcext:value-type="float">
            <text:p>0.276117</text:p>
          </table:table-cell>
          <table:table-cell office:value-type="float" office:value="0.641363" calcext:value-type="float">
            <text:p>0.641363</text:p>
          </table:table-cell>
          <table:table-cell office:value-type="float" office:value="1.161124" calcext:value-type="float">
            <text:p>1.161124</text:p>
          </table:table-cell>
          <table:table-cell office:value-type="float" office:value="2.257968" calcext:value-type="float">
            <text:p>2.257968</text:p>
          </table:table-cell>
          <table:table-cell office:value-type="float" office:value="8.226714" calcext:value-type="float">
            <text:p>8.226714</text:p>
          </table:table-cell>
          <table:table-cell table:number-columns-repeated="3"/>
        </table:table-row>
        <table:table-row table:style-name="ro1">
          <table:table-cell office:value-type="float" office:value="40.029099" calcext:value-type="float">
            <text:p>40.029099</text:p>
          </table:table-cell>
          <table:table-cell office:value-type="float" office:value="39.772455" calcext:value-type="float">
            <text:p>39.772455</text:p>
          </table:table-cell>
          <table:table-cell office:value-type="float" office:value="27.565169" calcext:value-type="float">
            <text:p>27.565169</text:p>
          </table:table-cell>
          <table:table-cell office:value-type="float" office:value="60" calcext:value-type="float">
            <text:p>60</text:p>
          </table:table-cell>
          <table:table-cell office:value-type="float" office:value="34.961311" calcext:value-type="float">
            <text:p>34.961311</text:p>
          </table:table-cell>
          <table:table-cell office:value-type="float" office:value="43.973931" calcext:value-type="float">
            <text:p>43.973931</text:p>
          </table:table-cell>
          <table:table-cell office:value-type="float" office:value="37.608673" calcext:value-type="float">
            <text:p>37.608673</text:p>
          </table:table-cell>
          <table:table-cell office:value-type="float" office:value="31.846491" calcext:value-type="float">
            <text:p>31.846491</text:p>
          </table:table-cell>
          <table:table-cell office:value-type="float" office:value="2.893061" calcext:value-type="float">
            <text:p>2.893061</text:p>
          </table:table-cell>
          <table:table-cell office:value-type="float" office:value="3.085556" calcext:value-type="float">
            <text:p>3.085556</text:p>
          </table:table-cell>
          <table:table-cell office:value-type="float" office:value="3.337366" calcext:value-type="float">
            <text:p>3.337366</text:p>
          </table:table-cell>
          <table:table-cell office:value-type="float" office:value="3.549148" calcext:value-type="float">
            <text:p>3.549148</text:p>
          </table:table-cell>
          <table:table-cell office:value-type="float" office:value="3.700757" calcext:value-type="float">
            <text:p>3.700757</text:p>
          </table:table-cell>
          <table:table-cell office:value-type="float" office:value="3.820054" calcext:value-type="float">
            <text:p>3.820054</text:p>
          </table:table-cell>
          <table:table-cell office:value-type="float" office:value="1.819187" calcext:value-type="float">
            <text:p>1.819187</text:p>
          </table:table-cell>
          <table:table-cell office:value-type="float" office:value="8.673431" calcext:value-type="float">
            <text:p>8.673431</text:p>
          </table:table-cell>
          <table:table-cell table:number-columns-repeated="3"/>
        </table:table-row>
        <table:table-row table:style-name="ro1">
          <table:table-cell office:value-type="float" office:value="20.216234" calcext:value-type="float">
            <text:p>20.216234</text:p>
          </table:table-cell>
          <table:table-cell office:value-type="float" office:value="13.728124" calcext:value-type="float">
            <text:p>13.728124</text:p>
          </table:table-cell>
          <table:table-cell office:value-type="float" office:value="45.53861" calcext:value-type="float">
            <text:p>45.53861</text:p>
          </table:table-cell>
          <table:table-cell office:value-type="float" office:value="50.462123" calcext:value-type="float">
            <text:p>50.462123</text:p>
          </table:table-cell>
          <table:table-cell office:value-type="float" office:value="14.486721" calcext:value-type="float">
            <text:p>14.486721</text:p>
          </table:table-cell>
          <table:table-cell office:value-type="float" office:value="14.001986" calcext:value-type="float">
            <text:p>14.001986</text:p>
          </table:table-cell>
          <table:table-cell office:value-type="float" office:value="10.769957" calcext:value-type="float">
            <text:p>10.769957</text:p>
          </table:table-cell>
          <table:table-cell office:value-type="float" office:value="14.874544" calcext:value-type="float">
            <text:p>14.874544</text:p>
          </table:table-cell>
          <table:table-cell office:value-type="float" office:value="1.977298" calcext:value-type="float">
            <text:p>1.977298</text:p>
          </table:table-cell>
          <table:table-cell office:value-type="float" office:value="2.920772" calcext:value-type="float">
            <text:p>2.920772</text:p>
          </table:table-cell>
          <table:table-cell office:value-type="float" office:value="3.448032" calcext:value-type="float">
            <text:p>3.448032</text:p>
          </table:table-cell>
          <table:table-cell office:value-type="float" office:value="3.937035" calcext:value-type="float">
            <text:p>3.937035</text:p>
          </table:table-cell>
          <table:table-cell office:value-type="float" office:value="4.357126" calcext:value-type="float">
            <text:p>4.357126</text:p>
          </table:table-cell>
          <table:table-cell office:value-type="float" office:value="-1.617819" calcext:value-type="float">
            <text:p>-1.617819</text:p>
          </table:table-cell>
          <table:table-cell office:value-type="float" office:value="-0.230393" calcext:value-type="float">
            <text:p>-0.230393</text:p>
          </table:table-cell>
          <table:table-cell office:value-type="float" office:value="8.721675" calcext:value-type="float">
            <text:p>8.721675</text:p>
          </table:table-cell>
          <table:table-cell table:number-columns-repeated="3"/>
        </table:table-row>
        <table:table-row table:style-name="ro1">
          <table:table-cell office:value-type="float" office:value="15.773521" calcext:value-type="float">
            <text:p>15.773521</text:p>
          </table:table-cell>
          <table:table-cell office:value-type="float" office:value="13.971985" calcext:value-type="float">
            <text:p>13.971985</text:p>
          </table:table-cell>
          <table:table-cell office:value-type="float" office:value="20.454506" calcext:value-type="float">
            <text:p>20.454506</text:p>
          </table:table-cell>
          <table:table-cell office:value-type="float" office:value="9.302207" calcext:value-type="float">
            <text:p>9.302207</text:p>
          </table:table-cell>
          <table:table-cell office:value-type="float" office:value="15.175555" calcext:value-type="float">
            <text:p>15.175555</text:p>
          </table:table-cell>
          <table:table-cell office:value-type="float" office:value="11.898362" calcext:value-type="float">
            <text:p>11.898362</text:p>
          </table:table-cell>
          <table:table-cell office:value-type="float" office:value="6.774255" calcext:value-type="float">
            <text:p>6.774255</text:p>
          </table:table-cell>
          <table:table-cell office:value-type="float" office:value="38.416942" calcext:value-type="float">
            <text:p>38.416942</text:p>
          </table:table-cell>
          <table:table-cell office:value-type="float" office:value="5.360007" calcext:value-type="float">
            <text:p>5.360007</text:p>
          </table:table-cell>
          <table:table-cell office:value-type="float" office:value="0.976768" calcext:value-type="float">
            <text:p>0.976768</text:p>
          </table:table-cell>
          <table:table-cell office:value-type="float" office:value="1.34449" calcext:value-type="float">
            <text:p>1.34449</text:p>
          </table:table-cell>
          <table:table-cell office:value-type="float" office:value="1.753126" calcext:value-type="float">
            <text:p>1.753126</text:p>
          </table:table-cell>
          <table:table-cell office:value-type="float" office:value="2.153132" calcext:value-type="float">
            <text:p>2.153132</text:p>
          </table:table-cell>
          <table:table-cell office:value-type="float" office:value="2.600888" calcext:value-type="float">
            <text:p>2.600888</text:p>
          </table:table-cell>
          <table:table-cell office:value-type="float" office:value="2.983658" calcext:value-type="float">
            <text:p>2.983658</text:p>
          </table:table-cell>
          <table:table-cell office:value-type="float" office:value="8.992146" calcext:value-type="float">
            <text:p>8.992146</text:p>
          </table:table-cell>
          <table:table-cell table:number-columns-repeated="3"/>
        </table:table-row>
        <table:table-row table:style-name="ro1">
          <table:table-cell office:value-type="float" office:value="40.4631" calcext:value-type="float">
            <text:p>40.4631</text:p>
          </table:table-cell>
          <table:table-cell office:value-type="float" office:value="7.845736" calcext:value-type="float">
            <text:p>7.845736</text:p>
          </table:table-cell>
          <table:table-cell office:value-type="float" office:value="10.948815" calcext:value-type="float">
            <text:p>10.948815</text:p>
          </table:table-cell>
          <table:table-cell office:value-type="float" office:value="37.365232" calcext:value-type="float">
            <text:p>37.365232</text:p>
          </table:table-cell>
          <table:table-cell office:value-type="float" office:value="9.762822" calcext:value-type="float">
            <text:p>9.762822</text:p>
          </table:table-cell>
          <table:table-cell office:value-type="float" office:value="6.400627" calcext:value-type="float">
            <text:p>6.400627</text:p>
          </table:table-cell>
          <table:table-cell office:value-type="float" office:value="13.297057" calcext:value-type="float">
            <text:p>13.297057</text:p>
          </table:table-cell>
          <table:table-cell office:value-type="float" office:value="39.160555" calcext:value-type="float">
            <text:p>39.160555</text:p>
          </table:table-cell>
          <table:table-cell office:value-type="float" office:value="5.882388" calcext:value-type="float">
            <text:p>5.882388</text:p>
          </table:table-cell>
          <table:table-cell office:value-type="float" office:value="5.478521" calcext:value-type="float">
            <text:p>5.478521</text:p>
          </table:table-cell>
          <table:table-cell office:value-type="float" office:value="6.320978" calcext:value-type="float">
            <text:p>6.320978</text:p>
          </table:table-cell>
          <table:table-cell office:value-type="float" office:value="6.993036" calcext:value-type="float">
            <text:p>6.993036</text:p>
          </table:table-cell>
          <table:table-cell office:value-type="float" office:value="1.393287" calcext:value-type="float">
            <text:p>1.393287</text:p>
          </table:table-cell>
          <table:table-cell office:value-type="float" office:value="2.23805" calcext:value-type="float">
            <text:p>2.23805</text:p>
          </table:table-cell>
          <table:table-cell office:value-type="float" office:value="2.885215" calcext:value-type="float">
            <text:p>2.885215</text:p>
          </table:table-cell>
          <table:table-cell office:value-type="float" office:value="9.053306" calcext:value-type="float">
            <text:p>9.053306</text:p>
          </table:table-cell>
          <table:table-cell table:number-columns-repeated="3"/>
        </table:table-row>
        <table:table-row table:style-name="ro1">
          <table:table-cell office:value-type="float" office:value="25.88638" calcext:value-type="float">
            <text:p>25.88638</text:p>
          </table:table-cell>
          <table:table-cell office:value-type="float" office:value="32.040948" calcext:value-type="float">
            <text:p>32.040948</text:p>
          </table:table-cell>
          <table:table-cell office:value-type="float" office:value="39.300891" calcext:value-type="float">
            <text:p>39.300891</text:p>
          </table:table-cell>
          <table:table-cell office:value-type="float" office:value="53.252867" calcext:value-type="float">
            <text:p>53.252867</text:p>
          </table:table-cell>
          <table:table-cell office:value-type="float" office:value="3.014446" calcext:value-type="float">
            <text:p>3.014446</text:p>
          </table:table-cell>
          <table:table-cell office:value-type="float" office:value="34.955568" calcext:value-type="float">
            <text:p>34.955568</text:p>
          </table:table-cell>
          <table:table-cell office:value-type="float" office:value="23.245395" calcext:value-type="float">
            <text:p>23.245395</text:p>
          </table:table-cell>
          <table:table-cell office:value-type="float" office:value="31.444094" calcext:value-type="float">
            <text:p>31.444094</text:p>
          </table:table-cell>
          <table:table-cell office:value-type="float" office:value="2.137798" calcext:value-type="float">
            <text:p>2.137798</text:p>
          </table:table-cell>
          <table:table-cell office:value-type="float" office:value="6.758227" calcext:value-type="float">
            <text:p>6.758227</text:p>
          </table:table-cell>
          <table:table-cell office:value-type="float" office:value="0.494538" calcext:value-type="float">
            <text:p>0.494538</text:p>
          </table:table-cell>
          <table:table-cell office:value-type="float" office:value="3.7288" calcext:value-type="float">
            <text:p>3.7288</text:p>
          </table:table-cell>
          <table:table-cell office:value-type="float" office:value="3.977897" calcext:value-type="float">
            <text:p>3.977897</text:p>
          </table:table-cell>
          <table:table-cell office:value-type="float" office:value="4.227916" calcext:value-type="float">
            <text:p>4.227916</text:p>
          </table:table-cell>
          <table:table-cell office:value-type="float" office:value="4.429552" calcext:value-type="float">
            <text:p>4.429552</text:p>
          </table:table-cell>
          <table:table-cell office:value-type="float" office:value="9.137535" calcext:value-type="float">
            <text:p>9.137535</text:p>
          </table:table-cell>
          <table:table-cell table:number-columns-repeated="3"/>
        </table:table-row>
        <table:table-row table:style-name="ro1">
          <table:table-cell office:value-type="float" office:value="12.061108" calcext:value-type="float">
            <text:p>12.061108</text:p>
          </table:table-cell>
          <table:table-cell office:value-type="float" office:value="6.276238" calcext:value-type="float">
            <text:p>6.276238</text:p>
          </table:table-cell>
          <table:table-cell office:value-type="float" office:value="44.453027" calcext:value-type="float">
            <text:p>44.453027</text:p>
          </table:table-cell>
          <table:table-cell office:value-type="float" office:value="37.889886" calcext:value-type="float">
            <text:p>37.889886</text:p>
          </table:table-cell>
          <table:table-cell office:value-type="float" office:value="8.750706" calcext:value-type="float">
            <text:p>8.750706</text:p>
          </table:table-cell>
          <table:table-cell office:value-type="float" office:value="6.119065" calcext:value-type="float">
            <text:p>6.119065</text:p>
          </table:table-cell>
          <table:table-cell office:value-type="float" office:value="25.488875" calcext:value-type="float">
            <text:p>25.488875</text:p>
          </table:table-cell>
          <table:table-cell office:value-type="float" office:value="28.719071" calcext:value-type="float">
            <text:p>28.719071</text:p>
          </table:table-cell>
          <table:table-cell office:value-type="float" office:value="1.475038" calcext:value-type="float">
            <text:p>1.475038</text:p>
          </table:table-cell>
          <table:table-cell office:value-type="float" office:value="4.009199" calcext:value-type="float">
            <text:p>4.009199</text:p>
          </table:table-cell>
          <table:table-cell office:value-type="float" office:value="4.834196" calcext:value-type="float">
            <text:p>4.834196</text:p>
          </table:table-cell>
          <table:table-cell office:value-type="float" office:value="5.404985" calcext:value-type="float">
            <text:p>5.404985</text:p>
          </table:table-cell>
          <table:table-cell office:value-type="float" office:value="-0.589272" calcext:value-type="float">
            <text:p>-0.589272</text:p>
          </table:table-cell>
          <table:table-cell office:value-type="float" office:value="-0.367504" calcext:value-type="float">
            <text:p>-0.367504</text:p>
          </table:table-cell>
          <table:table-cell office:value-type="float" office:value="0.385443" calcext:value-type="float">
            <text:p>0.385443</text:p>
          </table:table-cell>
          <table:table-cell office:value-type="float" office:value="9.2034" calcext:value-type="float">
            <text:p>9.2034</text:p>
          </table:table-cell>
          <table:table-cell table:number-columns-repeated="3"/>
        </table:table-row>
        <table:table-row table:style-name="ro1">
          <table:table-cell office:value-type="float" office:value="22.510506" calcext:value-type="float">
            <text:p>22.510506</text:p>
          </table:table-cell>
          <table:table-cell office:value-type="float" office:value="14.034906" calcext:value-type="float">
            <text:p>14.034906</text:p>
          </table:table-cell>
          <table:table-cell office:value-type="float" office:value="60" calcext:value-type="float">
            <text:p>60</text:p>
          </table:table-cell>
          <table:table-cell office:value-type="float" office:value="59.981967" calcext:value-type="float">
            <text:p>59.981967</text:p>
          </table:table-cell>
          <table:table-cell office:value-type="float" office:value="16.305694" calcext:value-type="float">
            <text:p>16.305694</text:p>
          </table:table-cell>
          <table:table-cell office:value-type="float" office:value="15.591778" calcext:value-type="float">
            <text:p>15.591778</text:p>
          </table:table-cell>
          <table:table-cell office:value-type="float" office:value="34.36324" calcext:value-type="float">
            <text:p>34.36324</text:p>
          </table:table-cell>
          <table:table-cell office:value-type="float" office:value="54.600079" calcext:value-type="float">
            <text:p>54.600079</text:p>
          </table:table-cell>
          <table:table-cell office:value-type="float" office:value="4.693645" calcext:value-type="float">
            <text:p>4.693645</text:p>
          </table:table-cell>
          <table:table-cell office:value-type="float" office:value="6.128532" calcext:value-type="float">
            <text:p>6.128532</text:p>
          </table:table-cell>
          <table:table-cell office:value-type="float" office:value="6.288677" calcext:value-type="float">
            <text:p>6.288677</text:p>
          </table:table-cell>
          <table:table-cell office:value-type="float" office:value="-1.410182" calcext:value-type="float">
            <text:p>-1.410182</text:p>
          </table:table-cell>
          <table:table-cell office:value-type="float" office:value="0.46742" calcext:value-type="float">
            <text:p>0.46742</text:p>
          </table:table-cell>
          <table:table-cell office:value-type="float" office:value="0.695112" calcext:value-type="float">
            <text:p>0.695112</text:p>
          </table:table-cell>
          <table:table-cell office:value-type="float" office:value="3.743716" calcext:value-type="float">
            <text:p>3.743716</text:p>
          </table:table-cell>
          <table:table-cell office:value-type="float" office:value="9.347401" calcext:value-type="float">
            <text:p>9.347401</text:p>
          </table:table-cell>
          <table:table-cell table:number-columns-repeated="3"/>
        </table:table-row>
        <table:table-row table:style-name="ro1">
          <table:table-cell office:value-type="float" office:value="23.769059" calcext:value-type="float">
            <text:p>23.769059</text:p>
          </table:table-cell>
          <table:table-cell office:value-type="float" office:value="8.155801" calcext:value-type="float">
            <text:p>8.155801</text:p>
          </table:table-cell>
          <table:table-cell office:value-type="float" office:value="45.122262" calcext:value-type="float">
            <text:p>45.122262</text:p>
          </table:table-cell>
          <table:table-cell office:value-type="float" office:value="40.236156" calcext:value-type="float">
            <text:p>40.236156</text:p>
          </table:table-cell>
          <table:table-cell office:value-type="float" office:value="44.393039" calcext:value-type="float">
            <text:p>44.393039</text:p>
          </table:table-cell>
          <table:table-cell office:value-type="float" office:value="14.423608" calcext:value-type="float">
            <text:p>14.423608</text:p>
          </table:table-cell>
          <table:table-cell office:value-type="float" office:value="60" calcext:value-type="float">
            <text:p>60</text:p>
          </table:table-cell>
          <table:table-cell office:value-type="float" office:value="59.549636" calcext:value-type="float">
            <text:p>59.549636</text:p>
          </table:table-cell>
          <table:table-cell office:value-type="float" office:value="4.507767" calcext:value-type="float">
            <text:p>4.507767</text:p>
          </table:table-cell>
          <table:table-cell office:value-type="float" office:value="5.987664" calcext:value-type="float">
            <text:p>5.987664</text:p>
          </table:table-cell>
          <table:table-cell office:value-type="float" office:value="6.25997" calcext:value-type="float">
            <text:p>6.25997</text:p>
          </table:table-cell>
          <table:table-cell office:value-type="float" office:value="0.221201" calcext:value-type="float">
            <text:p>0.221201</text:p>
          </table:table-cell>
          <table:table-cell office:value-type="float" office:value="0.484558" calcext:value-type="float">
            <text:p>0.484558</text:p>
          </table:table-cell>
          <table:table-cell office:value-type="float" office:value="0.780474" calcext:value-type="float">
            <text:p>0.780474</text:p>
          </table:table-cell>
          <table:table-cell office:value-type="float" office:value="1.17153" calcext:value-type="float">
            <text:p>1.17153</text:p>
          </table:table-cell>
          <table:table-cell office:value-type="float" office:value="9.545933" calcext:value-type="float">
            <text:p>9.545933</text:p>
          </table:table-cell>
          <table:table-cell table:number-columns-repeated="3"/>
        </table:table-row>
        <table:table-row table:style-name="ro1">
          <table:table-cell office:value-type="float" office:value="29.326093" calcext:value-type="float">
            <text:p>29.326093</text:p>
          </table:table-cell>
          <table:table-cell office:value-type="float" office:value="15.16014" calcext:value-type="float">
            <text:p>15.16014</text:p>
          </table:table-cell>
          <table:table-cell office:value-type="float" office:value="43.04737" calcext:value-type="float">
            <text:p>43.04737</text:p>
          </table:table-cell>
          <table:table-cell office:value-type="float" office:value="37.054801" calcext:value-type="float">
            <text:p>37.054801</text:p>
          </table:table-cell>
          <table:table-cell office:value-type="float" office:value="7.301346" calcext:value-type="float">
            <text:p>7.301346</text:p>
          </table:table-cell>
          <table:table-cell office:value-type="float" office:value="26.941169" calcext:value-type="float">
            <text:p>26.941169</text:p>
          </table:table-cell>
          <table:table-cell office:value-type="float" office:value="5.501463" calcext:value-type="float">
            <text:p>5.501463</text:p>
          </table:table-cell>
          <table:table-cell office:value-type="float" office:value="53.255633" calcext:value-type="float">
            <text:p>53.255633</text:p>
          </table:table-cell>
          <table:table-cell office:value-type="float" office:value="4.812049" calcext:value-type="float">
            <text:p>4.812049</text:p>
          </table:table-cell>
          <table:table-cell office:value-type="float" office:value="5.76303" calcext:value-type="float">
            <text:p>5.76303</text:p>
          </table:table-cell>
          <table:table-cell office:value-type="float" office:value="1.492366" calcext:value-type="float">
            <text:p>1.492366</text:p>
          </table:table-cell>
          <table:table-cell office:value-type="float" office:value="1.766799" calcext:value-type="float">
            <text:p>1.766799</text:p>
          </table:table-cell>
          <table:table-cell office:value-type="float" office:value="2.1232" calcext:value-type="float">
            <text:p>2.1232</text:p>
          </table:table-cell>
          <table:table-cell office:value-type="float" office:value="2.59545" calcext:value-type="float">
            <text:p>2.59545</text:p>
          </table:table-cell>
          <table:table-cell office:value-type="float" office:value="3.038983" calcext:value-type="float">
            <text:p>3.038983</text:p>
          </table:table-cell>
          <table:table-cell office:value-type="float" office:value="10.13074" calcext:value-type="float">
            <text:p>10.13074</text:p>
          </table:table-cell>
          <table:table-cell table:number-columns-repeated="3"/>
        </table:table-row>
        <table:table-row table:style-name="ro1">
          <table:table-cell office:value-type="float" office:value="12.460096" calcext:value-type="float">
            <text:p>12.460096</text:p>
          </table:table-cell>
          <table:table-cell office:value-type="float" office:value="36.805263" calcext:value-type="float">
            <text:p>36.805263</text:p>
          </table:table-cell>
          <table:table-cell office:value-type="float" office:value="47.46447" calcext:value-type="float">
            <text:p>47.46447</text:p>
          </table:table-cell>
          <table:table-cell office:value-type="float" office:value="36.679076" calcext:value-type="float">
            <text:p>36.679076</text:p>
          </table:table-cell>
          <table:table-cell office:value-type="float" office:value="35.411445" calcext:value-type="float">
            <text:p>35.411445</text:p>
          </table:table-cell>
          <table:table-cell office:value-type="float" office:value="29.655264" calcext:value-type="float">
            <text:p>29.655264</text:p>
          </table:table-cell>
          <table:table-cell office:value-type="float" office:value="10.373876" calcext:value-type="float">
            <text:p>10.373876</text:p>
          </table:table-cell>
          <table:table-cell office:value-type="float" office:value="28.081994" calcext:value-type="float">
            <text:p>28.081994</text:p>
          </table:table-cell>
          <table:table-cell office:value-type="float" office:value="1.157978" calcext:value-type="float">
            <text:p>1.157978</text:p>
          </table:table-cell>
          <table:table-cell office:value-type="float" office:value="0.770024" calcext:value-type="float">
            <text:p>0.770024</text:p>
          </table:table-cell>
          <table:table-cell office:value-type="float" office:value="0.979753" calcext:value-type="float">
            <text:p>0.979753</text:p>
          </table:table-cell>
          <table:table-cell office:value-type="float" office:value="1.45336" calcext:value-type="float">
            <text:p>1.45336</text:p>
          </table:table-cell>
          <table:table-cell office:value-type="float" office:value="2.015228" calcext:value-type="float">
            <text:p>2.015228</text:p>
          </table:table-cell>
          <table:table-cell office:value-type="float" office:value="3.95584" calcext:value-type="float">
            <text:p>3.95584</text:p>
          </table:table-cell>
          <table:table-cell office:value-type="float" office:value="-1.932727" calcext:value-type="float">
            <text:p>-1.932727</text:p>
          </table:table-cell>
          <table:table-cell office:value-type="float" office:value="10.819155" calcext:value-type="float">
            <text:p>10.819155</text:p>
          </table:table-cell>
          <table:table-cell table:number-columns-repeated="3"/>
        </table:table-row>
        <table:table-row table:style-name="ro1">
          <table:table-cell office:value-type="float" office:value="21.093612" calcext:value-type="float">
            <text:p>21.093612</text:p>
          </table:table-cell>
          <table:table-cell office:value-type="float" office:value="14.471541" calcext:value-type="float">
            <text:p>14.471541</text:p>
          </table:table-cell>
          <table:table-cell office:value-type="float" office:value="35.007228" calcext:value-type="float">
            <text:p>35.007228</text:p>
          </table:table-cell>
          <table:table-cell office:value-type="float" office:value="37.139128" calcext:value-type="float">
            <text:p>37.139128</text:p>
          </table:table-cell>
          <table:table-cell office:value-type="float" office:value="5.021052" calcext:value-type="float">
            <text:p>5.021052</text:p>
          </table:table-cell>
          <table:table-cell office:value-type="float" office:value="12.596609" calcext:value-type="float">
            <text:p>12.596609</text:p>
          </table:table-cell>
          <table:table-cell office:value-type="float" office:value="15.479361" calcext:value-type="float">
            <text:p>15.479361</text:p>
          </table:table-cell>
          <table:table-cell office:value-type="float" office:value="20.76517" calcext:value-type="float">
            <text:p>20.76517</text:p>
          </table:table-cell>
          <table:table-cell office:value-type="float" office:value="1.746329" calcext:value-type="float">
            <text:p>1.746329</text:p>
          </table:table-cell>
          <table:table-cell office:value-type="float" office:value="3.603022" calcext:value-type="float">
            <text:p>3.603022</text:p>
          </table:table-cell>
          <table:table-cell office:value-type="float" office:value="3.960925" calcext:value-type="float">
            <text:p>3.960925</text:p>
          </table:table-cell>
          <table:table-cell office:value-type="float" office:value="4.400094" calcext:value-type="float">
            <text:p>4.400094</text:p>
          </table:table-cell>
          <table:table-cell office:value-type="float" office:value="4.823638" calcext:value-type="float">
            <text:p>4.823638</text:p>
          </table:table-cell>
          <table:table-cell office:value-type="float" office:value="5.129866" calcext:value-type="float">
            <text:p>5.129866</text:p>
          </table:table-cell>
          <table:table-cell office:value-type="float" office:value="6.422126" calcext:value-type="float">
            <text:p>6.422126</text:p>
          </table:table-cell>
          <table:table-cell office:value-type="float" office:value="10.980451" calcext:value-type="float">
            <text:p>10.980451</text:p>
          </table:table-cell>
          <table:table-cell table:number-columns-repeated="3"/>
        </table:table-row>
        <table:table-row table:style-name="ro1">
          <table:table-cell office:value-type="float" office:value="12.045966" calcext:value-type="float">
            <text:p>12.045966</text:p>
          </table:table-cell>
          <table:table-cell office:value-type="float" office:value="38.455241" calcext:value-type="float">
            <text:p>38.455241</text:p>
          </table:table-cell>
          <table:table-cell office:value-type="float" office:value="34.413538" calcext:value-type="float">
            <text:p>34.413538</text:p>
          </table:table-cell>
          <table:table-cell office:value-type="float" office:value="49.390198" calcext:value-type="float">
            <text:p>49.390198</text:p>
          </table:table-cell>
          <table:table-cell office:value-type="float" office:value="5.237249" calcext:value-type="float">
            <text:p>5.237249</text:p>
          </table:table-cell>
          <table:table-cell office:value-type="float" office:value="44.827264" calcext:value-type="float">
            <text:p>44.827264</text:p>
          </table:table-cell>
          <table:table-cell office:value-type="float" office:value="5.09285" calcext:value-type="float">
            <text:p>5.09285</text:p>
          </table:table-cell>
          <table:table-cell office:value-type="float" office:value="25.415715" calcext:value-type="float">
            <text:p>25.415715</text:p>
          </table:table-cell>
          <table:table-cell office:value-type="float" office:value="6.28947" calcext:value-type="float">
            <text:p>6.28947</text:p>
          </table:table-cell>
          <table:table-cell office:value-type="float" office:value="1.551179" calcext:value-type="float">
            <text:p>1.551179</text:p>
          </table:table-cell>
          <table:table-cell office:value-type="float" office:value="1.743507" calcext:value-type="float">
            <text:p>1.743507</text:p>
          </table:table-cell>
          <table:table-cell office:value-type="float" office:value="4.792141" calcext:value-type="float">
            <text:p>4.792141</text:p>
          </table:table-cell>
          <table:table-cell office:value-type="float" office:value="5.053305" calcext:value-type="float">
            <text:p>5.053305</text:p>
          </table:table-cell>
          <table:table-cell office:value-type="float" office:value="5.397092" calcext:value-type="float">
            <text:p>5.397092</text:p>
          </table:table-cell>
          <table:table-cell office:value-type="float" office:value="5.638659" calcext:value-type="float">
            <text:p>5.638659</text:p>
          </table:table-cell>
          <table:table-cell office:value-type="float" office:value="11.023922" calcext:value-type="float">
            <text:p>11.023922</text:p>
          </table:table-cell>
          <table:table-cell table:number-columns-repeated="3"/>
        </table:table-row>
        <table:table-row table:style-name="ro1">
          <table:table-cell office:value-type="float" office:value="22.493667" calcext:value-type="float">
            <text:p>22.493667</text:p>
          </table:table-cell>
          <table:table-cell office:value-type="float" office:value="32.880175" calcext:value-type="float">
            <text:p>32.880175</text:p>
          </table:table-cell>
          <table:table-cell office:value-type="float" office:value="45.68186" calcext:value-type="float">
            <text:p>45.68186</text:p>
          </table:table-cell>
          <table:table-cell office:value-type="float" office:value="52.396251" calcext:value-type="float">
            <text:p>52.396251</text:p>
          </table:table-cell>
          <table:table-cell office:value-type="float" office:value="6.054264" calcext:value-type="float">
            <text:p>6.054264</text:p>
          </table:table-cell>
          <table:table-cell office:value-type="float" office:value="32.675845" calcext:value-type="float">
            <text:p>32.675845</text:p>
          </table:table-cell>
          <table:table-cell office:value-type="float" office:value="0.678073" calcext:value-type="float">
            <text:p>0.678073</text:p>
          </table:table-cell>
          <table:table-cell office:value-type="float" office:value="32.953651" calcext:value-type="float">
            <text:p>32.953651</text:p>
          </table:table-cell>
          <table:table-cell office:value-type="float" office:value="5.554683" calcext:value-type="float">
            <text:p>5.554683</text:p>
          </table:table-cell>
          <table:table-cell office:value-type="float" office:value="1.391611" calcext:value-type="float">
            <text:p>1.391611</text:p>
          </table:table-cell>
          <table:table-cell office:value-type="float" office:value="1.582631" calcext:value-type="float">
            <text:p>1.582631</text:p>
          </table:table-cell>
          <table:table-cell office:value-type="float" office:value="1.849347" calcext:value-type="float">
            <text:p>1.849347</text:p>
          </table:table-cell>
          <table:table-cell office:value-type="float" office:value="2.138125" calcext:value-type="float">
            <text:p>2.138125</text:p>
          </table:table-cell>
          <table:table-cell office:value-type="float" office:value="2.34115" calcext:value-type="float">
            <text:p>2.34115</text:p>
          </table:table-cell>
          <table:table-cell office:value-type="float" office:value="0.043972" calcext:value-type="float">
            <text:p>0.043972</text:p>
          </table:table-cell>
          <table:table-cell office:value-type="float" office:value="11.250053" calcext:value-type="float">
            <text:p>11.250053</text:p>
          </table:table-cell>
          <table:table-cell table:number-columns-repeated="3"/>
        </table:table-row>
        <table:table-row table:style-name="ro1">
          <table:table-cell office:value-type="float" office:value="22.547446" calcext:value-type="float">
            <text:p>22.547446</text:p>
          </table:table-cell>
          <table:table-cell office:value-type="float" office:value="9.545096" calcext:value-type="float">
            <text:p>9.545096</text:p>
          </table:table-cell>
          <table:table-cell office:value-type="float" office:value="59.672335" calcext:value-type="float">
            <text:p>59.672335</text:p>
          </table:table-cell>
          <table:table-cell office:value-type="float" office:value="47.304535" calcext:value-type="float">
            <text:p>47.304535</text:p>
          </table:table-cell>
          <table:table-cell office:value-type="float" office:value="22.257945" calcext:value-type="float">
            <text:p>22.257945</text:p>
          </table:table-cell>
          <table:table-cell office:value-type="float" office:value="12.985417" calcext:value-type="float">
            <text:p>12.985417</text:p>
          </table:table-cell>
          <table:table-cell office:value-type="float" office:value="37.497197" calcext:value-type="float">
            <text:p>37.497197</text:p>
          </table:table-cell>
          <table:table-cell office:value-type="float" office:value="52.585297" calcext:value-type="float">
            <text:p>52.585297</text:p>
          </table:table-cell>
          <table:table-cell office:value-type="float" office:value="4.185829" calcext:value-type="float">
            <text:p>4.185829</text:p>
          </table:table-cell>
          <table:table-cell office:value-type="float" office:value="6.550874" calcext:value-type="float">
            <text:p>6.550874</text:p>
          </table:table-cell>
          <table:table-cell office:value-type="float" office:value="6.703756" calcext:value-type="float">
            <text:p>6.703756</text:p>
          </table:table-cell>
          <table:table-cell office:value-type="float" office:value="-1.206004" calcext:value-type="float">
            <text:p>-1.206004</text:p>
          </table:table-cell>
          <table:table-cell office:value-type="float" office:value="1.132757" calcext:value-type="float">
            <text:p>1.132757</text:p>
          </table:table-cell>
          <table:table-cell office:value-type="float" office:value="1.539772" calcext:value-type="float">
            <text:p>1.539772</text:p>
          </table:table-cell>
          <table:table-cell office:value-type="float" office:value="3.42179" calcext:value-type="float">
            <text:p>3.42179</text:p>
          </table:table-cell>
          <table:table-cell office:value-type="float" office:value="11.306226" calcext:value-type="float">
            <text:p>11.306226</text:p>
          </table:table-cell>
          <table:table-cell table:number-columns-repeated="3"/>
        </table:table-row>
        <table:table-row table:style-name="ro1">
          <table:table-cell office:value-type="float" office:value="10.347734" calcext:value-type="float">
            <text:p>10.347734</text:p>
          </table:table-cell>
          <table:table-cell office:value-type="float" office:value="38.384682" calcext:value-type="float">
            <text:p>38.384682</text:p>
          </table:table-cell>
          <table:table-cell office:value-type="float" office:value="38.548421" calcext:value-type="float">
            <text:p>38.548421</text:p>
          </table:table-cell>
          <table:table-cell office:value-type="float" office:value="52.191132" calcext:value-type="float">
            <text:p>52.191132</text:p>
          </table:table-cell>
          <table:table-cell office:value-type="float" office:value="9.719477" calcext:value-type="float">
            <text:p>9.719477</text:p>
          </table:table-cell>
          <table:table-cell office:value-type="float" office:value="44.592408" calcext:value-type="float">
            <text:p>44.592408</text:p>
          </table:table-cell>
          <table:table-cell office:value-type="float" office:value="11.706109" calcext:value-type="float">
            <text:p>11.706109</text:p>
          </table:table-cell>
          <table:table-cell office:value-type="float" office:value="25.823854" calcext:value-type="float">
            <text:p>25.823854</text:p>
          </table:table-cell>
          <table:table-cell office:value-type="float" office:value="0.723453" calcext:value-type="float">
            <text:p>0.723453</text:p>
          </table:table-cell>
          <table:table-cell office:value-type="float" office:value="7.5572" calcext:value-type="float">
            <text:p>7.5572</text:p>
          </table:table-cell>
          <table:table-cell office:value-type="float" office:value="1.475149" calcext:value-type="float">
            <text:p>1.475149</text:p>
          </table:table-cell>
          <table:table-cell office:value-type="float" office:value="1.89099" calcext:value-type="float">
            <text:p>1.89099</text:p>
          </table:table-cell>
          <table:table-cell office:value-type="float" office:value="2.280721" calcext:value-type="float">
            <text:p>2.280721</text:p>
          </table:table-cell>
          <table:table-cell office:value-type="float" office:value="4.752293" calcext:value-type="float">
            <text:p>4.752293</text:p>
          </table:table-cell>
          <table:table-cell office:value-type="float" office:value="5.050225" calcext:value-type="float">
            <text:p>5.050225</text:p>
          </table:table-cell>
          <table:table-cell office:value-type="float" office:value="11.341207" calcext:value-type="float">
            <text:p>11.341207</text:p>
          </table:table-cell>
          <table:table-cell table:number-columns-repeated="3"/>
        </table:table-row>
        <table:table-row table:style-name="ro1">
          <table:table-cell office:value-type="float" office:value="27.031715" calcext:value-type="float">
            <text:p>27.031715</text:p>
          </table:table-cell>
          <table:table-cell office:value-type="float" office:value="10.878572" calcext:value-type="float">
            <text:p>10.878572</text:p>
          </table:table-cell>
          <table:table-cell office:value-type="float" office:value="51.094257" calcext:value-type="float">
            <text:p>51.094257</text:p>
          </table:table-cell>
          <table:table-cell office:value-type="float" office:value="33.755452" calcext:value-type="float">
            <text:p>33.755452</text:p>
          </table:table-cell>
          <table:table-cell office:value-type="float" office:value="25.325605" calcext:value-type="float">
            <text:p>25.325605</text:p>
          </table:table-cell>
          <table:table-cell office:value-type="float" office:value="13.799561" calcext:value-type="float">
            <text:p>13.799561</text:p>
          </table:table-cell>
          <table:table-cell office:value-type="float" office:value="0.99317" calcext:value-type="float">
            <text:p>0.99317</text:p>
          </table:table-cell>
          <table:table-cell office:value-type="float" office:value="10.424718" calcext:value-type="float">
            <text:p>10.424718</text:p>
          </table:table-cell>
          <table:table-cell office:value-type="float" office:value="0.94206" calcext:value-type="float">
            <text:p>0.94206</text:p>
          </table:table-cell>
          <table:table-cell office:value-type="float" office:value="3.646229" calcext:value-type="float">
            <text:p>3.646229</text:p>
          </table:table-cell>
          <table:table-cell office:value-type="float" office:value="4.134237" calcext:value-type="float">
            <text:p>4.134237</text:p>
          </table:table-cell>
          <table:table-cell office:value-type="float" office:value="4.669839" calcext:value-type="float">
            <text:p>4.669839</text:p>
          </table:table-cell>
          <table:table-cell office:value-type="float" office:value="5.105894" calcext:value-type="float">
            <text:p>5.105894</text:p>
          </table:table-cell>
          <table:table-cell office:value-type="float" office:value="5.402759" calcext:value-type="float">
            <text:p>5.402759</text:p>
          </table:table-cell>
          <table:table-cell office:value-type="float" office:value="0.468385" calcext:value-type="float">
            <text:p>0.468385</text:p>
          </table:table-cell>
          <table:table-cell office:value-type="float" office:value="11.682076" calcext:value-type="float">
            <text:p>11.682076</text:p>
          </table:table-cell>
          <table:table-cell table:number-columns-repeated="3"/>
        </table:table-row>
        <table:table-row table:style-name="ro1">
          <table:table-cell office:value-type="float" office:value="3.16016" calcext:value-type="float">
            <text:p>3.16016</text:p>
          </table:table-cell>
          <table:table-cell office:value-type="float" office:value="6.84891" calcext:value-type="float">
            <text:p>6.84891</text:p>
          </table:table-cell>
          <table:table-cell office:value-type="float" office:value="41.095799" calcext:value-type="float">
            <text:p>41.095799</text:p>
          </table:table-cell>
          <table:table-cell office:value-type="float" office:value="47.247365" calcext:value-type="float">
            <text:p>47.247365</text:p>
          </table:table-cell>
          <table:table-cell office:value-type="float" office:value="6.138182" calcext:value-type="float">
            <text:p>6.138182</text:p>
          </table:table-cell>
          <table:table-cell office:value-type="float" office:value="10.559238" calcext:value-type="float">
            <text:p>10.559238</text:p>
          </table:table-cell>
          <table:table-cell office:value-type="float" office:value="11.084036" calcext:value-type="float">
            <text:p>11.084036</text:p>
          </table:table-cell>
          <table:table-cell office:value-type="float" office:value="27.461724" calcext:value-type="float">
            <text:p>27.461724</text:p>
          </table:table-cell>
          <table:table-cell office:value-type="float" office:value="1.876402" calcext:value-type="float">
            <text:p>1.876402</text:p>
          </table:table-cell>
          <table:table-cell office:value-type="float" office:value="2.072421" calcext:value-type="float">
            <text:p>2.072421</text:p>
          </table:table-cell>
          <table:table-cell office:value-type="float" office:value="2.531994" calcext:value-type="float">
            <text:p>2.531994</text:p>
          </table:table-cell>
          <table:table-cell office:value-type="float" office:value="3.180038" calcext:value-type="float">
            <text:p>3.180038</text:p>
          </table:table-cell>
          <table:table-cell office:value-type="float" office:value="3.85412" calcext:value-type="float">
            <text:p>3.85412</text:p>
          </table:table-cell>
          <table:table-cell office:value-type="float" office:value="4.388077" calcext:value-type="float">
            <text:p>4.388077</text:p>
          </table:table-cell>
          <table:table-cell office:value-type="float" office:value="5.168118" calcext:value-type="float">
            <text:p>5.168118</text:p>
          </table:table-cell>
          <table:table-cell office:value-type="float" office:value="12.360254" calcext:value-type="float">
            <text:p>12.360254</text:p>
          </table:table-cell>
          <table:table-cell table:number-columns-repeated="3"/>
        </table:table-row>
        <table:table-row table:style-name="ro1">
          <table:table-cell office:value-type="float" office:value="34.951664" calcext:value-type="float">
            <text:p>34.951664</text:p>
          </table:table-cell>
          <table:table-cell office:value-type="float" office:value="6.949196" calcext:value-type="float">
            <text:p>6.949196</text:p>
          </table:table-cell>
          <table:table-cell office:value-type="float" office:value="19.012377" calcext:value-type="float">
            <text:p>19.012377</text:p>
          </table:table-cell>
          <table:table-cell office:value-type="float" office:value="48.029965" calcext:value-type="float">
            <text:p>48.029965</text:p>
          </table:table-cell>
          <table:table-cell office:value-type="float" office:value="12.515718" calcext:value-type="float">
            <text:p>12.515718</text:p>
          </table:table-cell>
          <table:table-cell office:value-type="float" office:value="2.406279" calcext:value-type="float">
            <text:p>2.406279</text:p>
          </table:table-cell>
          <table:table-cell office:value-type="float" office:value="26.864213" calcext:value-type="float">
            <text:p>26.864213</text:p>
          </table:table-cell>
          <table:table-cell office:value-type="float" office:value="26.864624" calcext:value-type="float">
            <text:p>26.864624</text:p>
          </table:table-cell>
          <table:table-cell office:value-type="float" office:value="0.033443" calcext:value-type="float">
            <text:p>0.033443</text:p>
          </table:table-cell>
          <table:table-cell office:value-type="float" office:value="5.64471" calcext:value-type="float">
            <text:p>5.64471</text:p>
          </table:table-cell>
          <table:table-cell office:value-type="float" office:value="5.644721" calcext:value-type="float">
            <text:p>5.644721</text:p>
          </table:table-cell>
          <table:table-cell office:value-type="float" office:value="0.500441" calcext:value-type="float">
            <text:p>0.500441</text:p>
          </table:table-cell>
          <table:table-cell office:value-type="float" office:value="0.667669" calcext:value-type="float">
            <text:p>0.667669</text:p>
          </table:table-cell>
          <table:table-cell office:value-type="float" office:value="0.958775" calcext:value-type="float">
            <text:p>0.958775</text:p>
          </table:table-cell>
          <table:table-cell office:value-type="float" office:value="1.642581" calcext:value-type="float">
            <text:p>1.642581</text:p>
          </table:table-cell>
          <table:table-cell office:value-type="float" office:value="12.652435" calcext:value-type="float">
            <text:p>12.652435</text:p>
          </table:table-cell>
          <table:table-cell table:number-columns-repeated="3"/>
        </table:table-row>
        <table:table-row table:style-name="ro1">
          <table:table-cell office:value-type="float" office:value="59.323436" calcext:value-type="float">
            <text:p>59.323436</text:p>
          </table:table-cell>
          <table:table-cell office:value-type="float" office:value="14.36543" calcext:value-type="float">
            <text:p>14.36543</text:p>
          </table:table-cell>
          <table:table-cell office:value-type="float" office:value="14.404165" calcext:value-type="float">
            <text:p>14.404165</text:p>
          </table:table-cell>
          <table:table-cell office:value-type="float" office:value="60" calcext:value-type="float">
            <text:p>60</text:p>
          </table:table-cell>
          <table:table-cell office:value-type="float" office:value="25.18004" calcext:value-type="float">
            <text:p>25.18004</text:p>
          </table:table-cell>
          <table:table-cell office:value-type="float" office:value="11.493953" calcext:value-type="float">
            <text:p>11.493953</text:p>
          </table:table-cell>
          <table:table-cell office:value-type="float" office:value="33.95911" calcext:value-type="float">
            <text:p>33.95911</text:p>
          </table:table-cell>
          <table:table-cell office:value-type="float" office:value="16.429875" calcext:value-type="float">
            <text:p>16.429875</text:p>
          </table:table-cell>
          <table:table-cell office:value-type="float" office:value="2.91678" calcext:value-type="float">
            <text:p>2.91678</text:p>
          </table:table-cell>
          <table:table-cell office:value-type="float" office:value="2.237593" calcext:value-type="float">
            <text:p>2.237593</text:p>
          </table:table-cell>
          <table:table-cell office:value-type="float" office:value="2.237859" calcext:value-type="float">
            <text:p>2.237859</text:p>
          </table:table-cell>
          <table:table-cell office:value-type="float" office:value="3.791776" calcext:value-type="float">
            <text:p>3.791776</text:p>
          </table:table-cell>
          <table:table-cell office:value-type="float" office:value="3.971365" calcext:value-type="float">
            <text:p>3.971365</text:p>
          </table:table-cell>
          <table:table-cell office:value-type="float" office:value="4.156028" calcext:value-type="float">
            <text:p>4.156028</text:p>
          </table:table-cell>
          <table:table-cell office:value-type="float" office:value="-1.937653" calcext:value-type="float">
            <text:p>-1.937653</text:p>
          </table:table-cell>
          <table:table-cell office:value-type="float" office:value="12.80329" calcext:value-type="float">
            <text:p>12.80329</text:p>
          </table:table-cell>
          <table:table-cell table:number-columns-repeated="3"/>
        </table:table-row>
        <table:table-row table:style-name="ro1">
          <table:table-cell office:value-type="float" office:value="30.236928" calcext:value-type="float">
            <text:p>30.236928</text:p>
          </table:table-cell>
          <table:table-cell office:value-type="float" office:value="28.386688" calcext:value-type="float">
            <text:p>28.386688</text:p>
          </table:table-cell>
          <table:table-cell office:value-type="float" office:value="60" calcext:value-type="float">
            <text:p>60</text:p>
          </table:table-cell>
          <table:table-cell office:value-type="float" office:value="58.59767" calcext:value-type="float">
            <text:p>58.59767</text:p>
          </table:table-cell>
          <table:table-cell office:value-type="float" office:value="11.718979" calcext:value-type="float">
            <text:p>11.718979</text:p>
          </table:table-cell>
          <table:table-cell office:value-type="float" office:value="38.085861" calcext:value-type="float">
            <text:p>38.085861</text:p>
          </table:table-cell>
          <table:table-cell office:value-type="float" office:value="5.649482" calcext:value-type="float">
            <text:p>5.649482</text:p>
          </table:table-cell>
          <table:table-cell office:value-type="float" office:value="53.013688" calcext:value-type="float">
            <text:p>53.013688</text:p>
          </table:table-cell>
          <table:table-cell office:value-type="float" office:value="4.907959" calcext:value-type="float">
            <text:p>4.907959</text:p>
          </table:table-cell>
          <table:table-cell office:value-type="float" office:value="5.181173" calcext:value-type="float">
            <text:p>5.181173</text:p>
          </table:table-cell>
          <table:table-cell office:value-type="float" office:value="1.754179" calcext:value-type="float">
            <text:p>1.754179</text:p>
          </table:table-cell>
          <table:table-cell office:value-type="float" office:value="1.949424" calcext:value-type="float">
            <text:p>1.949424</text:p>
          </table:table-cell>
          <table:table-cell office:value-type="float" office:value="2.238542" calcext:value-type="float">
            <text:p>2.238542</text:p>
          </table:table-cell>
          <table:table-cell office:value-type="float" office:value="2.635902" calcext:value-type="float">
            <text:p>2.635902</text:p>
          </table:table-cell>
          <table:table-cell office:value-type="float" office:value="2.936063" calcext:value-type="float">
            <text:p>2.936063</text:p>
          </table:table-cell>
          <table:table-cell office:value-type="float" office:value="12.944021" calcext:value-type="float">
            <text:p>12.944021</text:p>
          </table:table-cell>
          <table:table-cell table:number-columns-repeated="3"/>
        </table:table-row>
        <table:table-row table:style-name="ro1">
          <table:table-cell office:value-type="float" office:value="24.724991" calcext:value-type="float">
            <text:p>24.724991</text:p>
          </table:table-cell>
          <table:table-cell office:value-type="float" office:value="7.700806" calcext:value-type="float">
            <text:p>7.700806</text:p>
          </table:table-cell>
          <table:table-cell office:value-type="float" office:value="42.024592" calcext:value-type="float">
            <text:p>42.024592</text:p>
          </table:table-cell>
          <table:table-cell office:value-type="float" office:value="49.324978" calcext:value-type="float">
            <text:p>49.324978</text:p>
          </table:table-cell>
          <table:table-cell office:value-type="float" office:value="38.884144" calcext:value-type="float">
            <text:p>38.884144</text:p>
          </table:table-cell>
          <table:table-cell office:value-type="float" office:value="5.2866" calcext:value-type="float">
            <text:p>5.2866</text:p>
          </table:table-cell>
          <table:table-cell office:value-type="float" office:value="55.590769" calcext:value-type="float">
            <text:p>55.590769</text:p>
          </table:table-cell>
          <table:table-cell office:value-type="float" office:value="14.196303" calcext:value-type="float">
            <text:p>14.196303</text:p>
          </table:table-cell>
          <table:table-cell office:value-type="float" office:value="1.011947" calcext:value-type="float">
            <text:p>1.011947</text:p>
          </table:table-cell>
          <table:table-cell office:value-type="float" office:value="3.698522" calcext:value-type="float">
            <text:p>3.698522</text:p>
          </table:table-cell>
          <table:table-cell office:value-type="float" office:value="3.698618" calcext:value-type="float">
            <text:p>3.698618</text:p>
          </table:table-cell>
          <table:table-cell office:value-type="float" office:value="6.426709" calcext:value-type="float">
            <text:p>6.426709</text:p>
          </table:table-cell>
          <table:table-cell office:value-type="float" office:value="0.370582" calcext:value-type="float">
            <text:p>0.370582</text:p>
          </table:table-cell>
          <table:table-cell office:value-type="float" office:value="0.652175" calcext:value-type="float">
            <text:p>0.652175</text:p>
          </table:table-cell>
          <table:table-cell office:value-type="float" office:value="1.368365" calcext:value-type="float">
            <text:p>1.368365</text:p>
          </table:table-cell>
          <table:table-cell office:value-type="float" office:value="12.945199" calcext:value-type="float">
            <text:p>12.945199</text:p>
          </table:table-cell>
          <table:table-cell table:number-columns-repeated="3"/>
        </table:table-row>
        <table:table-row table:style-name="ro1">
          <table:table-cell office:value-type="float" office:value="44.838969" calcext:value-type="float">
            <text:p>44.838969</text:p>
          </table:table-cell>
          <table:table-cell office:value-type="float" office:value="20.599413" calcext:value-type="float">
            <text:p>20.599413</text:p>
          </table:table-cell>
          <table:table-cell office:value-type="float" office:value="35.133495" calcext:value-type="float">
            <text:p>35.133495</text:p>
          </table:table-cell>
          <table:table-cell office:value-type="float" office:value="47.352889" calcext:value-type="float">
            <text:p>47.352889</text:p>
          </table:table-cell>
          <table:table-cell office:value-type="float" office:value="29.541103" calcext:value-type="float">
            <text:p>29.541103</text:p>
          </table:table-cell>
          <table:table-cell office:value-type="float" office:value="8.12991" calcext:value-type="float">
            <text:p>8.12991</text:p>
          </table:table-cell>
          <table:table-cell office:value-type="float" office:value="17.598299" calcext:value-type="float">
            <text:p>17.598299</text:p>
          </table:table-cell>
          <table:table-cell office:value-type="float" office:value="54.797775" calcext:value-type="float">
            <text:p>54.797775</text:p>
          </table:table-cell>
          <table:table-cell office:value-type="float" office:value="5.819846" calcext:value-type="float">
            <text:p>5.819846</text:p>
          </table:table-cell>
          <table:table-cell office:value-type="float" office:value="4.085961" calcext:value-type="float">
            <text:p>4.085961</text:p>
          </table:table-cell>
          <table:table-cell office:value-type="float" office:value="4.086285" calcext:value-type="float">
            <text:p>4.086285</text:p>
          </table:table-cell>
          <table:table-cell office:value-type="float" office:value="0.448827" calcext:value-type="float">
            <text:p>0.448827</text:p>
          </table:table-cell>
          <table:table-cell office:value-type="float" office:value="0.733973" calcext:value-type="float">
            <text:p>0.733973</text:p>
          </table:table-cell>
          <table:table-cell office:value-type="float" office:value="1.135572" calcext:value-type="float">
            <text:p>1.135572</text:p>
          </table:table-cell>
          <table:table-cell office:value-type="float" office:value="2.024243" calcext:value-type="float">
            <text:p>2.024243</text:p>
          </table:table-cell>
          <table:table-cell office:value-type="float" office:value="13.016153" calcext:value-type="float">
            <text:p>13.016153</text:p>
          </table:table-cell>
          <table:table-cell table:number-columns-repeated="3"/>
        </table:table-row>
        <table:table-row table:style-name="ro1">
          <table:table-cell office:value-type="float" office:value="3.933028" calcext:value-type="float">
            <text:p>3.933028</text:p>
          </table:table-cell>
          <table:table-cell office:value-type="float" office:value="1.959849" calcext:value-type="float">
            <text:p>1.959849</text:p>
          </table:table-cell>
          <table:table-cell office:value-type="float" office:value="36.16934" calcext:value-type="float">
            <text:p>36.16934</text:p>
          </table:table-cell>
          <table:table-cell office:value-type="float" office:value="34.869792" calcext:value-type="float">
            <text:p>34.869792</text:p>
          </table:table-cell>
          <table:table-cell office:value-type="float" office:value="16.19887" calcext:value-type="float">
            <text:p>16.19887</text:p>
          </table:table-cell>
          <table:table-cell office:value-type="float" office:value="21.750428" calcext:value-type="float">
            <text:p>21.750428</text:p>
          </table:table-cell>
          <table:table-cell office:value-type="float" office:value="47.194971" calcext:value-type="float">
            <text:p>47.194971</text:p>
          </table:table-cell>
          <table:table-cell office:value-type="float" office:value="32.719288" calcext:value-type="float">
            <text:p>32.719288</text:p>
          </table:table-cell>
          <table:table-cell office:value-type="float" office:value="3.275894" calcext:value-type="float">
            <text:p>3.275894</text:p>
          </table:table-cell>
          <table:table-cell office:value-type="float" office:value="5.90816" calcext:value-type="float">
            <text:p>5.90816</text:p>
          </table:table-cell>
          <table:table-cell office:value-type="float" office:value="6.21614" calcext:value-type="float">
            <text:p>6.21614</text:p>
          </table:table-cell>
          <table:table-cell office:value-type="float" office:value="6.414941" calcext:value-type="float">
            <text:p>6.414941</text:p>
          </table:table-cell>
          <table:table-cell office:value-type="float" office:value="0.318094" calcext:value-type="float">
            <text:p>0.318094</text:p>
          </table:table-cell>
          <table:table-cell office:value-type="float" office:value="0.518488" calcext:value-type="float">
            <text:p>0.518488</text:p>
          </table:table-cell>
          <table:table-cell office:value-type="float" office:value="0.738846" calcext:value-type="float">
            <text:p>0.738846</text:p>
          </table:table-cell>
          <table:table-cell office:value-type="float" office:value="13.026555" calcext:value-type="float">
            <text:p>13.026555</text:p>
          </table:table-cell>
          <table:table-cell table:number-columns-repeated="3"/>
        </table:table-row>
        <table:table-row table:style-name="ro1">
          <table:table-cell office:value-type="float" office:value="32.663959" calcext:value-type="float">
            <text:p>32.663959</text:p>
          </table:table-cell>
          <table:table-cell office:value-type="float" office:value="17.421645" calcext:value-type="float">
            <text:p>17.421645</text:p>
          </table:table-cell>
          <table:table-cell office:value-type="float" office:value="32.242366" calcext:value-type="float">
            <text:p>32.242366</text:p>
          </table:table-cell>
          <table:table-cell office:value-type="float" office:value="51.71955" calcext:value-type="float">
            <text:p>51.71955</text:p>
          </table:table-cell>
          <table:table-cell office:value-type="float" office:value="7.951069" calcext:value-type="float">
            <text:p>7.951069</text:p>
          </table:table-cell>
          <table:table-cell office:value-type="float" office:value="25.61757" calcext:value-type="float">
            <text:p>25.61757</text:p>
          </table:table-cell>
          <table:table-cell office:value-type="float" office:value="20.140893" calcext:value-type="float">
            <text:p>20.140893</text:p>
          </table:table-cell>
          <table:table-cell office:value-type="float" office:value="4.210488" calcext:value-type="float">
            <text:p>4.210488</text:p>
          </table:table-cell>
          <table:table-cell office:value-type="float" office:value="2.101258" calcext:value-type="float">
            <text:p>2.101258</text:p>
          </table:table-cell>
          <table:table-cell office:value-type="float" office:value="1.176109" calcext:value-type="float">
            <text:p>1.176109</text:p>
          </table:table-cell>
          <table:table-cell office:value-type="float" office:value="1.176523" calcext:value-type="float">
            <text:p>1.176523</text:p>
          </table:table-cell>
          <table:table-cell office:value-type="float" office:value="4.458758" calcext:value-type="float">
            <text:p>4.458758</text:p>
          </table:table-cell>
          <table:table-cell office:value-type="float" office:value="4.712126" calcext:value-type="float">
            <text:p>4.712126</text:p>
          </table:table-cell>
          <table:table-cell office:value-type="float" office:value="4.967628" calcext:value-type="float">
            <text:p>4.967628</text:p>
          </table:table-cell>
          <table:table-cell office:value-type="float" office:value="5.237371" calcext:value-type="float">
            <text:p>5.237371</text:p>
          </table:table-cell>
          <table:table-cell office:value-type="float" office:value="13.094941" calcext:value-type="float">
            <text:p>13.094941</text:p>
          </table:table-cell>
          <table:table-cell table:number-columns-repeated="3"/>
        </table:table-row>
        <table:table-row table:style-name="ro1">
          <table:table-cell office:value-type="float" office:value="59.993682" calcext:value-type="float">
            <text:p>59.993682</text:p>
          </table:table-cell>
          <table:table-cell office:value-type="float" office:value="17.211159" calcext:value-type="float">
            <text:p>17.211159</text:p>
          </table:table-cell>
          <table:table-cell office:value-type="float" office:value="22.568139" calcext:value-type="float">
            <text:p>22.568139</text:p>
          </table:table-cell>
          <table:table-cell office:value-type="float" office:value="58.381534" calcext:value-type="float">
            <text:p>58.381534</text:p>
          </table:table-cell>
          <table:table-cell office:value-type="float" office:value="23.496219" calcext:value-type="float">
            <text:p>23.496219</text:p>
          </table:table-cell>
          <table:table-cell office:value-type="float" office:value="4.106897" calcext:value-type="float">
            <text:p>4.106897</text:p>
          </table:table-cell>
          <table:table-cell office:value-type="float" office:value="24.237169" calcext:value-type="float">
            <text:p>24.237169</text:p>
          </table:table-cell>
          <table:table-cell office:value-type="float" office:value="15.440053" calcext:value-type="float">
            <text:p>15.440053</text:p>
          </table:table-cell>
          <table:table-cell office:value-type="float" office:value="2.943475" calcext:value-type="float">
            <text:p>2.943475</text:p>
          </table:table-cell>
          <table:table-cell office:value-type="float" office:value="2.565326" calcext:value-type="float">
            <text:p>2.565326</text:p>
          </table:table-cell>
          <table:table-cell office:value-type="float" office:value="3.217589" calcext:value-type="float">
            <text:p>3.217589</text:p>
          </table:table-cell>
          <table:table-cell office:value-type="float" office:value="3.520682" calcext:value-type="float">
            <text:p>3.520682</text:p>
          </table:table-cell>
          <table:table-cell office:value-type="float" office:value="3.762451" calcext:value-type="float">
            <text:p>3.762451</text:p>
          </table:table-cell>
          <table:table-cell office:value-type="float" office:value="6.107392" calcext:value-type="float">
            <text:p>6.107392</text:p>
          </table:table-cell>
          <table:table-cell office:value-type="float" office:value="6.107605" calcext:value-type="float">
            <text:p>6.107605</text:p>
          </table:table-cell>
          <table:table-cell office:value-type="float" office:value="13.26877" calcext:value-type="float">
            <text:p>13.26877</text:p>
          </table:table-cell>
          <table:table-cell table:number-columns-repeated="3"/>
        </table:table-row>
        <table:table-row table:style-name="ro1">
          <table:table-cell office:value-type="float" office:value="44.945868" calcext:value-type="float">
            <text:p>44.945868</text:p>
          </table:table-cell>
          <table:table-cell office:value-type="float" office:value="15.05815" calcext:value-type="float">
            <text:p>15.05815</text:p>
          </table:table-cell>
          <table:table-cell office:value-type="float" office:value="27.152908" calcext:value-type="float">
            <text:p>27.152908</text:p>
          </table:table-cell>
          <table:table-cell office:value-type="float" office:value="40.895597" calcext:value-type="float">
            <text:p>40.895597</text:p>
          </table:table-cell>
          <table:table-cell office:value-type="float" office:value="22.357511" calcext:value-type="float">
            <text:p>22.357511</text:p>
          </table:table-cell>
          <table:table-cell office:value-type="float" office:value="20.543367" calcext:value-type="float">
            <text:p>20.543367</text:p>
          </table:table-cell>
          <table:table-cell office:value-type="float" office:value="32.349016" calcext:value-type="float">
            <text:p>32.349016</text:p>
          </table:table-cell>
          <table:table-cell office:value-type="float" office:value="11.01263" calcext:value-type="float">
            <text:p>11.01263</text:p>
          </table:table-cell>
          <table:table-cell office:value-type="float" office:value="2.460021" calcext:value-type="float">
            <text:p>2.460021</text:p>
          </table:table-cell>
          <table:table-cell office:value-type="float" office:value="3.463936" calcext:value-type="float">
            <text:p>3.463936</text:p>
          </table:table-cell>
          <table:table-cell office:value-type="float" office:value="3.81587" calcext:value-type="float">
            <text:p>3.81587</text:p>
          </table:table-cell>
          <table:table-cell office:value-type="float" office:value="4.106504" calcext:value-type="float">
            <text:p>4.106504</text:p>
          </table:table-cell>
          <table:table-cell office:value-type="float" office:value="4.369535" calcext:value-type="float">
            <text:p>4.369535</text:p>
          </table:table-cell>
          <table:table-cell office:value-type="float" office:value="0.595608" calcext:value-type="float">
            <text:p>0.595608</text:p>
          </table:table-cell>
          <table:table-cell office:value-type="float" office:value="0.595712" calcext:value-type="float">
            <text:p>0.595712</text:p>
          </table:table-cell>
          <table:table-cell office:value-type="float" office:value="13.301516" calcext:value-type="float">
            <text:p>13.301516</text:p>
          </table:table-cell>
          <table:table-cell table:number-columns-repeated="3"/>
        </table:table-row>
        <table:table-row table:style-name="ro1">
          <table:table-cell office:value-type="float" office:value="26.806719" calcext:value-type="float">
            <text:p>26.806719</text:p>
          </table:table-cell>
          <table:table-cell office:value-type="float" office:value="13.008241" calcext:value-type="float">
            <text:p>13.008241</text:p>
          </table:table-cell>
          <table:table-cell office:value-type="float" office:value="60" calcext:value-type="float">
            <text:p>60</text:p>
          </table:table-cell>
          <table:table-cell office:value-type="float" office:value="55.92665" calcext:value-type="float">
            <text:p>55.92665</text:p>
          </table:table-cell>
          <table:table-cell office:value-type="float" office:value="38.870064" calcext:value-type="float">
            <text:p>38.870064</text:p>
          </table:table-cell>
          <table:table-cell office:value-type="float" office:value="4.665262" calcext:value-type="float">
            <text:p>4.665262</text:p>
          </table:table-cell>
          <table:table-cell office:value-type="float" office:value="60" calcext:value-type="float">
            <text:p>60</text:p>
          </table:table-cell>
          <table:table-cell office:value-type="float" office:value="54.369967" calcext:value-type="float">
            <text:p>54.369967</text:p>
          </table:table-cell>
          <table:table-cell office:value-type="float" office:value="4.486607" calcext:value-type="float">
            <text:p>4.486607</text:p>
          </table:table-cell>
          <table:table-cell office:value-type="float" office:value="5.652897" calcext:value-type="float">
            <text:p>5.652897</text:p>
          </table:table-cell>
          <table:table-cell office:value-type="float" office:value="6.109227" calcext:value-type="float">
            <text:p>6.109227</text:p>
          </table:table-cell>
          <table:table-cell office:value-type="float" office:value="6.286293" calcext:value-type="float">
            <text:p>6.286293</text:p>
          </table:table-cell>
          <table:table-cell office:value-type="float" office:value="6.428618" calcext:value-type="float">
            <text:p>6.428618</text:p>
          </table:table-cell>
          <table:table-cell office:value-type="float" office:value="4.040048" calcext:value-type="float">
            <text:p>4.040048</text:p>
          </table:table-cell>
          <table:table-cell office:value-type="float" office:value="4.040069" calcext:value-type="float">
            <text:p>4.040069</text:p>
          </table:table-cell>
          <table:table-cell office:value-type="float" office:value="13.395469" calcext:value-type="float">
            <text:p>13.395469</text:p>
          </table:table-cell>
          <table:table-cell table:number-columns-repeated="3"/>
        </table:table-row>
        <table:table-row table:style-name="ro1">
          <table:table-cell office:value-type="float" office:value="15.270287" calcext:value-type="float">
            <text:p>15.270287</text:p>
          </table:table-cell>
          <table:table-cell office:value-type="float" office:value="18.240799" calcext:value-type="float">
            <text:p>18.240799</text:p>
          </table:table-cell>
          <table:table-cell office:value-type="float" office:value="56.112186" calcext:value-type="float">
            <text:p>56.112186</text:p>
          </table:table-cell>
          <table:table-cell office:value-type="float" office:value="46.897548" calcext:value-type="float">
            <text:p>46.897548</text:p>
          </table:table-cell>
          <table:table-cell office:value-type="float" office:value="5.320294" calcext:value-type="float">
            <text:p>5.320294</text:p>
          </table:table-cell>
          <table:table-cell office:value-type="float" office:value="23.343105" calcext:value-type="float">
            <text:p>23.343105</text:p>
          </table:table-cell>
          <table:table-cell office:value-type="float" office:value="15.090422" calcext:value-type="float">
            <text:p>15.090422</text:p>
          </table:table-cell>
          <table:table-cell office:value-type="float" office:value="39.375398" calcext:value-type="float">
            <text:p>39.375398</text:p>
          </table:table-cell>
          <table:table-cell office:value-type="float" office:value="4.29594" calcext:value-type="float">
            <text:p>4.29594</text:p>
          </table:table-cell>
          <table:table-cell office:value-type="float" office:value="2.024631" calcext:value-type="float">
            <text:p>2.024631</text:p>
          </table:table-cell>
          <table:table-cell office:value-type="float" office:value="2.340625" calcext:value-type="float">
            <text:p>2.340625</text:p>
          </table:table-cell>
          <table:table-cell office:value-type="float" office:value="2.885448" calcext:value-type="float">
            <text:p>2.885448</text:p>
          </table:table-cell>
          <table:table-cell office:value-type="float" office:value="3.523709" calcext:value-type="float">
            <text:p>3.523709</text:p>
          </table:table-cell>
          <table:table-cell office:value-type="float" office:value="5.672771" calcext:value-type="float">
            <text:p>5.672771</text:p>
          </table:table-cell>
          <table:table-cell office:value-type="float" office:value="5.724324" calcext:value-type="float">
            <text:p>5.724324</text:p>
          </table:table-cell>
          <table:table-cell office:value-type="float" office:value="13.414212" calcext:value-type="float">
            <text:p>13.414212</text:p>
          </table:table-cell>
          <table:table-cell table:number-columns-repeated="3"/>
        </table:table-row>
        <table:table-row table:style-name="ro1">
          <table:table-cell office:value-type="float" office:value="4.639789" calcext:value-type="float">
            <text:p>4.639789</text:p>
          </table:table-cell>
          <table:table-cell office:value-type="float" office:value="3.392699" calcext:value-type="float">
            <text:p>3.392699</text:p>
          </table:table-cell>
          <table:table-cell office:value-type="float" office:value="42.719871" calcext:value-type="float">
            <text:p>42.719871</text:p>
          </table:table-cell>
          <table:table-cell office:value-type="float" office:value="42.189786" calcext:value-type="float">
            <text:p>42.189786</text:p>
          </table:table-cell>
          <table:table-cell office:value-type="float" office:value="2.660122" calcext:value-type="float">
            <text:p>2.660122</text:p>
          </table:table-cell>
          <table:table-cell office:value-type="float" office:value="12.641122" calcext:value-type="float">
            <text:p>12.641122</text:p>
          </table:table-cell>
          <table:table-cell office:value-type="float" office:value="29.616679" calcext:value-type="float">
            <text:p>29.616679</text:p>
          </table:table-cell>
          <table:table-cell office:value-type="float" office:value="33.844816" calcext:value-type="float">
            <text:p>33.844816</text:p>
          </table:table-cell>
          <table:table-cell office:value-type="float" office:value="0.59254" calcext:value-type="float">
            <text:p>0.59254</text:p>
          </table:table-cell>
          <table:table-cell office:value-type="float" office:value="4.220333" calcext:value-type="float">
            <text:p>4.220333</text:p>
          </table:table-cell>
          <table:table-cell office:value-type="float" office:value="4.221001" calcext:value-type="float">
            <text:p>4.221001</text:p>
          </table:table-cell>
          <table:table-cell office:value-type="float" office:value="-0.163589" calcext:value-type="float">
            <text:p>-0.163589</text:p>
          </table:table-cell>
          <table:table-cell office:value-type="float" office:value="-0.039859" calcext:value-type="float">
            <text:p>-0.039859</text:p>
          </table:table-cell>
          <table:table-cell office:value-type="float" office:value="0.103912" calcext:value-type="float">
            <text:p>0.103912</text:p>
          </table:table-cell>
          <table:table-cell office:value-type="float" office:value="0.752215" calcext:value-type="float">
            <text:p>0.752215</text:p>
          </table:table-cell>
          <table:table-cell office:value-type="float" office:value="13.444739" calcext:value-type="float">
            <text:p>13.444739</text:p>
          </table:table-cell>
          <table:table-cell table:number-columns-repeated="3"/>
        </table:table-row>
        <table:table-row table:style-name="ro1">
          <table:table-cell office:value-type="float" office:value="35.619686" calcext:value-type="float">
            <text:p>35.619686</text:p>
          </table:table-cell>
          <table:table-cell office:value-type="float" office:value="9.760707" calcext:value-type="float">
            <text:p>9.760707</text:p>
          </table:table-cell>
          <table:table-cell office:value-type="float" office:value="28.872022" calcext:value-type="float">
            <text:p>28.872022</text:p>
          </table:table-cell>
          <table:table-cell office:value-type="float" office:value="41.323486" calcext:value-type="float">
            <text:p>41.323486</text:p>
          </table:table-cell>
          <table:table-cell office:value-type="float" office:value="12.864601" calcext:value-type="float">
            <text:p>12.864601</text:p>
          </table:table-cell>
          <table:table-cell office:value-type="float" office:value="29.247783" calcext:value-type="float">
            <text:p>29.247783</text:p>
          </table:table-cell>
          <table:table-cell office:value-type="float" office:value="2.970758" calcext:value-type="float">
            <text:p>2.970758</text:p>
          </table:table-cell>
          <table:table-cell office:value-type="float" office:value="59.621501" calcext:value-type="float">
            <text:p>59.621501</text:p>
          </table:table-cell>
          <table:table-cell office:value-type="float" office:value="5.469907" calcext:value-type="float">
            <text:p>5.469907</text:p>
          </table:table-cell>
          <table:table-cell office:value-type="float" office:value="5.565728" calcext:value-type="float">
            <text:p>5.565728</text:p>
          </table:table-cell>
          <table:table-cell office:value-type="float" office:value="5.565966" calcext:value-type="float">
            <text:p>5.565966</text:p>
          </table:table-cell>
          <table:table-cell office:value-type="float" office:value="-1.427329" calcext:value-type="float">
            <text:p>-1.427329</text:p>
          </table:table-cell>
          <table:table-cell office:value-type="float" office:value="1.510625" calcext:value-type="float">
            <text:p>1.510625</text:p>
          </table:table-cell>
          <table:table-cell office:value-type="float" office:value="1.967634" calcext:value-type="float">
            <text:p>1.967634</text:p>
          </table:table-cell>
          <table:table-cell office:value-type="float" office:value="2.98206" calcext:value-type="float">
            <text:p>2.98206</text:p>
          </table:table-cell>
          <table:table-cell office:value-type="float" office:value="13.583783" calcext:value-type="float">
            <text:p>13.583783</text:p>
          </table:table-cell>
          <table:table-cell table:number-columns-repeated="3"/>
        </table:table-row>
        <table:table-row table:style-name="ro1">
          <table:table-cell office:value-type="float" office:value="10.009694" calcext:value-type="float">
            <text:p>10.009694</text:p>
          </table:table-cell>
          <table:table-cell office:value-type="float" office:value="9.842813" calcext:value-type="float">
            <text:p>9.842813</text:p>
          </table:table-cell>
          <table:table-cell office:value-type="float" office:value="46.813958" calcext:value-type="float">
            <text:p>46.813958</text:p>
          </table:table-cell>
          <table:table-cell office:value-type="float" office:value="60" calcext:value-type="float">
            <text:p>60</text:p>
          </table:table-cell>
          <table:table-cell office:value-type="float" office:value="6.813145" calcext:value-type="float">
            <text:p>6.813145</text:p>
          </table:table-cell>
          <table:table-cell office:value-type="float" office:value="2.006034" calcext:value-type="float">
            <text:p>2.006034</text:p>
          </table:table-cell>
          <table:table-cell office:value-type="float" office:value="9.793638" calcext:value-type="float">
            <text:p>9.793638</text:p>
          </table:table-cell>
          <table:table-cell office:value-type="float" office:value="32.127227" calcext:value-type="float">
            <text:p>32.127227</text:p>
          </table:table-cell>
          <table:table-cell office:value-type="float" office:value="3.459902" calcext:value-type="float">
            <text:p>3.459902</text:p>
          </table:table-cell>
          <table:table-cell office:value-type="float" office:value="1.452787" calcext:value-type="float">
            <text:p>1.452787</text:p>
          </table:table-cell>
          <table:table-cell office:value-type="float" office:value="1.611029" calcext:value-type="float">
            <text:p>1.611029</text:p>
          </table:table-cell>
          <table:table-cell office:value-type="float" office:value="1.988511" calcext:value-type="float">
            <text:p>1.988511</text:p>
          </table:table-cell>
          <table:table-cell office:value-type="float" office:value="2.484243" calcext:value-type="float">
            <text:p>2.484243</text:p>
          </table:table-cell>
          <table:table-cell office:value-type="float" office:value="2.929937" calcext:value-type="float">
            <text:p>2.929937</text:p>
          </table:table-cell>
          <table:table-cell office:value-type="float" office:value="-3.026056" calcext:value-type="float">
            <text:p>-3.026056</text:p>
          </table:table-cell>
          <table:table-cell office:value-type="float" office:value="13.646592" calcext:value-type="float">
            <text:p>13.646592</text:p>
          </table:table-cell>
          <table:table-cell table:number-columns-repeated="3"/>
        </table:table-row>
        <table:table-row table:style-name="ro1">
          <table:table-cell office:value-type="float" office:value="35.066178" calcext:value-type="float">
            <text:p>35.066178</text:p>
          </table:table-cell>
          <table:table-cell office:value-type="float" office:value="1.771785" calcext:value-type="float">
            <text:p>1.771785</text:p>
          </table:table-cell>
          <table:table-cell office:value-type="float" office:value="1.204332" calcext:value-type="float">
            <text:p>1.204332</text:p>
          </table:table-cell>
          <table:table-cell office:value-type="float" office:value="36.245324" calcext:value-type="float">
            <text:p>36.245324</text:p>
          </table:table-cell>
          <table:table-cell office:value-type="float" office:value="16.634273" calcext:value-type="float">
            <text:p>16.634273</text:p>
          </table:table-cell>
          <table:table-cell office:value-type="float" office:value="14.068585" calcext:value-type="float">
            <text:p>14.068585</text:p>
          </table:table-cell>
          <table:table-cell office:value-type="float" office:value="0.579616" calcext:value-type="float">
            <text:p>0.579616</text:p>
          </table:table-cell>
          <table:table-cell office:value-type="float" office:value="36.178857" calcext:value-type="float">
            <text:p>36.178857</text:p>
          </table:table-cell>
          <table:table-cell office:value-type="float" office:value="0.914921" calcext:value-type="float">
            <text:p>0.914921</text:p>
          </table:table-cell>
          <table:table-cell office:value-type="float" office:value="4.50883" calcext:value-type="float">
            <text:p>4.50883</text:p>
          </table:table-cell>
          <table:table-cell office:value-type="float" office:value="4.508939" calcext:value-type="float">
            <text:p>4.508939</text:p>
          </table:table-cell>
          <table:table-cell office:value-type="float" office:value="2.018161" calcext:value-type="float">
            <text:p>2.018161</text:p>
          </table:table-cell>
          <table:table-cell office:value-type="float" office:value="2.210806" calcext:value-type="float">
            <text:p>2.210806</text:p>
          </table:table-cell>
          <table:table-cell office:value-type="float" office:value="2.446144" calcext:value-type="float">
            <text:p>2.446144</text:p>
          </table:table-cell>
          <table:table-cell office:value-type="float" office:value="3.521383" calcext:value-type="float">
            <text:p>3.521383</text:p>
          </table:table-cell>
          <table:table-cell office:value-type="float" office:value="13.683611" calcext:value-type="float">
            <text:p>13.683611</text:p>
          </table:table-cell>
          <table:table-cell table:number-columns-repeated="3"/>
        </table:table-row>
        <table:table-row table:style-name="ro1">
          <table:table-cell office:value-type="float" office:value="7.338169" calcext:value-type="float">
            <text:p>7.338169</text:p>
          </table:table-cell>
          <table:table-cell office:value-type="float" office:value="3.571376" calcext:value-type="float">
            <text:p>3.571376</text:p>
          </table:table-cell>
          <table:table-cell office:value-type="float" office:value="19.925464" calcext:value-type="float">
            <text:p>19.925464</text:p>
          </table:table-cell>
          <table:table-cell office:value-type="float" office:value="23.824471" calcext:value-type="float">
            <text:p>23.824471</text:p>
          </table:table-cell>
          <table:table-cell office:value-type="float" office:value="5.846546" calcext:value-type="float">
            <text:p>5.846546</text:p>
          </table:table-cell>
          <table:table-cell office:value-type="float" office:value="15.226485" calcext:value-type="float">
            <text:p>15.226485</text:p>
          </table:table-cell>
          <table:table-cell office:value-type="float" office:value="33.166259" calcext:value-type="float">
            <text:p>33.166259</text:p>
          </table:table-cell>
          <table:table-cell office:value-type="float" office:value="33.488181" calcext:value-type="float">
            <text:p>33.488181</text:p>
          </table:table-cell>
          <table:table-cell office:value-type="float" office:value="-0.053372" calcext:value-type="float">
            <text:p>-0.053372</text:p>
          </table:table-cell>
          <table:table-cell office:value-type="float" office:value="4.993984" calcext:value-type="float">
            <text:p>4.993984</text:p>
          </table:table-cell>
          <table:table-cell office:value-type="float" office:value="4.99495" calcext:value-type="float">
            <text:p>4.99495</text:p>
          </table:table-cell>
          <table:table-cell office:value-type="float" office:value="0.437851" calcext:value-type="float">
            <text:p>0.437851</text:p>
          </table:table-cell>
          <table:table-cell office:value-type="float" office:value="0.601271" calcext:value-type="float">
            <text:p>0.601271</text:p>
          </table:table-cell>
          <table:table-cell office:value-type="float" office:value="0.85678" calcext:value-type="float">
            <text:p>0.85678</text:p>
          </table:table-cell>
          <table:table-cell office:value-type="float" office:value="1.365351" calcext:value-type="float">
            <text:p>1.365351</text:p>
          </table:table-cell>
          <table:table-cell office:value-type="float" office:value="13.806806" calcext:value-type="float">
            <text:p>13.80680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511807" calcext:value-type="float">
            <text:p>12.511807</text:p>
          </table:table-cell>
          <table:table-cell office:value-type="float" office:value="23.113452" calcext:value-type="float">
            <text:p>23.113452</text:p>
          </table:table-cell>
          <table:table-cell office:value-type="float" office:value="52.836817" calcext:value-type="float">
            <text:p>52.836817</text:p>
          </table:table-cell>
          <table:table-cell office:value-type="float" office:value="20.895687" calcext:value-type="float">
            <text:p>20.895687</text:p>
          </table:table-cell>
          <table:table-cell office:value-type="float" office:value="13.109209" calcext:value-type="float">
            <text:p>13.109209</text:p>
          </table:table-cell>
          <table:table-cell office:value-type="float" office:value="13.77678" calcext:value-type="float">
            <text:p>13.77678</text:p>
          </table:table-cell>
          <table:table-cell office:value-type="float" office:value="56.081584" calcext:value-type="float">
            <text:p>56.081584</text:p>
          </table:table-cell>
          <table:table-cell office:value-type="float" office:value="3.439668" calcext:value-type="float">
            <text:p>3.439668</text:p>
          </table:table-cell>
          <table:table-cell office:value-type="float" office:value="0.837001" calcext:value-type="float">
            <text:p>0.837001</text:p>
          </table:table-cell>
          <table:table-cell office:value-type="float" office:value="0.837879" calcext:value-type="float">
            <text:p>0.837879</text:p>
          </table:table-cell>
          <table:table-cell office:value-type="float" office:value="2.668309" calcext:value-type="float">
            <text:p>2.668309</text:p>
          </table:table-cell>
          <table:table-cell office:value-type="float" office:value="3.067269" calcext:value-type="float">
            <text:p>3.067269</text:p>
          </table:table-cell>
          <table:table-cell office:value-type="float" office:value="3.576775" calcext:value-type="float">
            <text:p>3.576775</text:p>
          </table:table-cell>
          <table:table-cell office:value-type="float" office:value="5.612" calcext:value-type="float">
            <text:p>5.612</text:p>
          </table:table-cell>
          <table:table-cell office:value-type="float" office:value="14.217162" calcext:value-type="float">
            <text:p>14.217162</text:p>
          </table:table-cell>
          <table:table-cell table:number-columns-repeated="3"/>
        </table:table-row>
        <table:table-row table:style-name="ro1">
          <table:table-cell office:value-type="float" office:value="29.516394" calcext:value-type="float">
            <text:p>29.516394</text:p>
          </table:table-cell>
          <table:table-cell office:value-type="float" office:value="19.201942" calcext:value-type="float">
            <text:p>19.201942</text:p>
          </table:table-cell>
          <table:table-cell office:value-type="float" office:value="22.632579" calcext:value-type="float">
            <text:p>22.632579</text:p>
          </table:table-cell>
          <table:table-cell office:value-type="float" office:value="29.320279" calcext:value-type="float">
            <text:p>29.320279</text:p>
          </table:table-cell>
          <table:table-cell office:value-type="float" office:value="19.825287" calcext:value-type="float">
            <text:p>19.825287</text:p>
          </table:table-cell>
          <table:table-cell office:value-type="float" office:value="4.412902" calcext:value-type="float">
            <text:p>4.412902</text:p>
          </table:table-cell>
          <table:table-cell office:value-type="float" office:value="20.363586" calcext:value-type="float">
            <text:p>20.363586</text:p>
          </table:table-cell>
          <table:table-cell office:value-type="float" office:value="44.614022" calcext:value-type="float">
            <text:p>44.614022</text:p>
          </table:table-cell>
          <table:table-cell office:value-type="float" office:value="5.687165" calcext:value-type="float">
            <text:p>5.687165</text:p>
          </table:table-cell>
          <table:table-cell office:value-type="float" office:value="4.365522" calcext:value-type="float">
            <text:p>4.365522</text:p>
          </table:table-cell>
          <table:table-cell office:value-type="float" office:value="0.07927" calcext:value-type="float">
            <text:p>0.07927</text:p>
          </table:table-cell>
          <table:table-cell office:value-type="float" office:value="0.240144" calcext:value-type="float">
            <text:p>0.240144</text:p>
          </table:table-cell>
          <table:table-cell office:value-type="float" office:value="0.508059" calcext:value-type="float">
            <text:p>0.508059</text:p>
          </table:table-cell>
          <table:table-cell office:value-type="float" office:value="2.967905" calcext:value-type="float">
            <text:p>2.967905</text:p>
          </table:table-cell>
          <table:table-cell office:value-type="float" office:value="2.967987" calcext:value-type="float">
            <text:p>2.967987</text:p>
          </table:table-cell>
          <table:table-cell office:value-type="float" office:value="14.261974" calcext:value-type="float">
            <text:p>14.261974</text:p>
          </table:table-cell>
          <table:table-cell table:number-columns-repeated="3"/>
        </table:table-row>
        <table:table-row table:style-name="ro1">
          <table:table-cell office:value-type="float" office:value="21.295034" calcext:value-type="float">
            <text:p>21.295034</text:p>
          </table:table-cell>
          <table:table-cell office:value-type="float" office:value="16.842786" calcext:value-type="float">
            <text:p>16.842786</text:p>
          </table:table-cell>
          <table:table-cell office:value-type="float" office:value="58.575771" calcext:value-type="float">
            <text:p>58.575771</text:p>
          </table:table-cell>
          <table:table-cell office:value-type="float" office:value="55.021151" calcext:value-type="float">
            <text:p>55.021151</text:p>
          </table:table-cell>
          <table:table-cell office:value-type="float" office:value="4.358349" calcext:value-type="float">
            <text:p>4.358349</text:p>
          </table:table-cell>
          <table:table-cell office:value-type="float" office:value="14.475516" calcext:value-type="float">
            <text:p>14.475516</text:p>
          </table:table-cell>
          <table:table-cell office:value-type="float" office:value="12.164363" calcext:value-type="float">
            <text:p>12.164363</text:p>
          </table:table-cell>
          <table:table-cell office:value-type="float" office:value="42.76038" calcext:value-type="float">
            <text:p>42.76038</text:p>
          </table:table-cell>
          <table:table-cell office:value-type="float" office:value="4.76487" calcext:value-type="float">
            <text:p>4.76487</text:p>
          </table:table-cell>
          <table:table-cell office:value-type="float" office:value="5.881937" calcext:value-type="float">
            <text:p>5.881937</text:p>
          </table:table-cell>
          <table:table-cell office:value-type="float" office:value="1.20952" calcext:value-type="float">
            <text:p>1.20952</text:p>
          </table:table-cell>
          <table:table-cell office:value-type="float" office:value="1.495037" calcext:value-type="float">
            <text:p>1.495037</text:p>
          </table:table-cell>
          <table:table-cell office:value-type="float" office:value="1.913131" calcext:value-type="float">
            <text:p>1.913131</text:p>
          </table:table-cell>
          <table:table-cell office:value-type="float" office:value="2.371769" calcext:value-type="float">
            <text:p>2.371769</text:p>
          </table:table-cell>
          <table:table-cell office:value-type="float" office:value="2.692026" calcext:value-type="float">
            <text:p>2.692026</text:p>
          </table:table-cell>
          <table:table-cell office:value-type="float" office:value="14.278713" calcext:value-type="float">
            <text:p>14.278713</text:p>
          </table:table-cell>
          <table:table-cell table:number-columns-repeated="3"/>
        </table:table-row>
        <table:table-row table:style-name="ro1">
          <table:table-cell office:value-type="float" office:value="36.594275" calcext:value-type="float">
            <text:p>36.594275</text:p>
          </table:table-cell>
          <table:table-cell office:value-type="float" office:value="10.084271" calcext:value-type="float">
            <text:p>10.084271</text:p>
          </table:table-cell>
          <table:table-cell office:value-type="float" office:value="19.30635" calcext:value-type="float">
            <text:p>19.30635</text:p>
          </table:table-cell>
          <table:table-cell office:value-type="float" office:value="31.295123" calcext:value-type="float">
            <text:p>31.295123</text:p>
          </table:table-cell>
          <table:table-cell office:value-type="float" office:value="12.170503" calcext:value-type="float">
            <text:p>12.170503</text:p>
          </table:table-cell>
          <table:table-cell office:value-type="float" office:value="18.09613" calcext:value-type="float">
            <text:p>18.09613</text:p>
          </table:table-cell>
          <table:table-cell office:value-type="float" office:value="30.068858" calcext:value-type="float">
            <text:p>30.068858</text:p>
          </table:table-cell>
          <table:table-cell office:value-type="float" office:value="15.77669" calcext:value-type="float">
            <text:p>15.77669</text:p>
          </table:table-cell>
          <table:table-cell office:value-type="float" office:value="2.22929" calcext:value-type="float">
            <text:p>2.22929</text:p>
          </table:table-cell>
          <table:table-cell office:value-type="float" office:value="3.636072" calcext:value-type="float">
            <text:p>3.636072</text:p>
          </table:table-cell>
          <table:table-cell office:value-type="float" office:value="4.023207" calcext:value-type="float">
            <text:p>4.023207</text:p>
          </table:table-cell>
          <table:table-cell office:value-type="float" office:value="4.364219" calcext:value-type="float">
            <text:p>4.364219</text:p>
          </table:table-cell>
          <table:table-cell office:value-type="float" office:value="4.730529" calcext:value-type="float">
            <text:p>4.730529</text:p>
          </table:table-cell>
          <table:table-cell office:value-type="float" office:value="0.378189" calcext:value-type="float">
            <text:p>0.378189</text:p>
          </table:table-cell>
          <table:table-cell office:value-type="float" office:value="0.378272" calcext:value-type="float">
            <text:p>0.378272</text:p>
          </table:table-cell>
          <table:table-cell office:value-type="float" office:value="14.308456" calcext:value-type="float">
            <text:p>14.308456</text:p>
          </table:table-cell>
          <table:table-cell table:number-columns-repeated="3"/>
        </table:table-row>
        <table:table-row table:style-name="ro1">
          <table:table-cell office:value-type="float" office:value="38.69673" calcext:value-type="float">
            <text:p>38.69673</text:p>
          </table:table-cell>
          <table:table-cell office:value-type="float" office:value="6.568847" calcext:value-type="float">
            <text:p>6.568847</text:p>
          </table:table-cell>
          <table:table-cell office:value-type="float" office:value="17.280095" calcext:value-type="float">
            <text:p>17.280095</text:p>
          </table:table-cell>
          <table:table-cell office:value-type="float" office:value="33.491854" calcext:value-type="float">
            <text:p>33.491854</text:p>
          </table:table-cell>
          <table:table-cell office:value-type="float" office:value="17.081586" calcext:value-type="float">
            <text:p>17.081586</text:p>
          </table:table-cell>
          <table:table-cell office:value-type="float" office:value="30.38861" calcext:value-type="float">
            <text:p>30.38861</text:p>
          </table:table-cell>
          <table:table-cell office:value-type="float" office:value="51.561734" calcext:value-type="float">
            <text:p>51.561734</text:p>
          </table:table-cell>
          <table:table-cell office:value-type="float" office:value="17.704037" calcext:value-type="float">
            <text:p>17.704037</text:p>
          </table:table-cell>
          <table:table-cell office:value-type="float" office:value="2.688401" calcext:value-type="float">
            <text:p>2.688401</text:p>
          </table:table-cell>
          <table:table-cell office:value-type="float" office:value="2.209861" calcext:value-type="float">
            <text:p>2.209861</text:p>
          </table:table-cell>
          <table:table-cell office:value-type="float" office:value="2.210832" calcext:value-type="float">
            <text:p>2.210832</text:p>
          </table:table-cell>
          <table:table-cell office:value-type="float" office:value="4.593169" calcext:value-type="float">
            <text:p>4.593169</text:p>
          </table:table-cell>
          <table:table-cell office:value-type="float" office:value="4.954929" calcext:value-type="float">
            <text:p>4.954929</text:p>
          </table:table-cell>
          <table:table-cell office:value-type="float" office:value="5.355123" calcext:value-type="float">
            <text:p>5.355123</text:p>
          </table:table-cell>
          <table:table-cell office:value-type="float" office:value="-0.198687" calcext:value-type="float">
            <text:p>-0.198687</text:p>
          </table:table-cell>
          <table:table-cell office:value-type="float" office:value="14.451261" calcext:value-type="float">
            <text:p>14.451261</text:p>
          </table:table-cell>
          <table:table-cell table:number-columns-repeated="3"/>
        </table:table-row>
        <table:table-row table:style-name="ro1">
          <table:table-cell office:value-type="float" office:value="59.947089" calcext:value-type="float">
            <text:p>59.947089</text:p>
          </table:table-cell>
          <table:table-cell office:value-type="float" office:value="11.914627" calcext:value-type="float">
            <text:p>11.914627</text:p>
          </table:table-cell>
          <table:table-cell office:value-type="float" office:value="18.807763" calcext:value-type="float">
            <text:p>18.807763</text:p>
          </table:table-cell>
          <table:table-cell office:value-type="float" office:value="53.118569" calcext:value-type="float">
            <text:p>53.118569</text:p>
          </table:table-cell>
          <table:table-cell office:value-type="float" office:value="18.277064" calcext:value-type="float">
            <text:p>18.277064</text:p>
          </table:table-cell>
          <table:table-cell office:value-type="float" office:value="1.107952" calcext:value-type="float">
            <text:p>1.107952</text:p>
          </table:table-cell>
          <table:table-cell office:value-type="float" office:value="26.471311" calcext:value-type="float">
            <text:p>26.471311</text:p>
          </table:table-cell>
          <table:table-cell office:value-type="float" office:value="18.115927" calcext:value-type="float">
            <text:p>18.115927</text:p>
          </table:table-cell>
          <table:table-cell office:value-type="float" office:value="2.899603" calcext:value-type="float">
            <text:p>2.899603</text:p>
          </table:table-cell>
          <table:table-cell office:value-type="float" office:value="8.954982" calcext:value-type="float">
            <text:p>8.954982</text:p>
          </table:table-cell>
          <table:table-cell office:value-type="float" office:value="1.06757" calcext:value-type="float">
            <text:p>1.06757</text:p>
          </table:table-cell>
          <table:table-cell office:value-type="float" office:value="1.067586" calcext:value-type="float">
            <text:p>1.067586</text:p>
          </table:table-cell>
          <table:table-cell office:value-type="float" office:value="3.992252" calcext:value-type="float">
            <text:p>3.992252</text:p>
          </table:table-cell>
          <table:table-cell office:value-type="float" office:value="4.302159" calcext:value-type="float">
            <text:p>4.302159</text:p>
          </table:table-cell>
          <table:table-cell office:value-type="float" office:value="4.699553" calcext:value-type="float">
            <text:p>4.699553</text:p>
          </table:table-cell>
          <table:table-cell office:value-type="float" office:value="14.61934" calcext:value-type="float">
            <text:p>14.61934</text:p>
          </table:table-cell>
          <table:table-cell table:number-columns-repeated="3"/>
        </table:table-row>
        <table:table-row table:style-name="ro1">
          <table:table-cell office:value-type="float" office:value="59.842479" calcext:value-type="float">
            <text:p>59.842479</text:p>
          </table:table-cell>
          <table:table-cell office:value-type="float" office:value="5.090801" calcext:value-type="float">
            <text:p>5.090801</text:p>
          </table:table-cell>
          <table:table-cell office:value-type="float" office:value="11.239382" calcext:value-type="float">
            <text:p>11.239382</text:p>
          </table:table-cell>
          <table:table-cell office:value-type="float" office:value="60" calcext:value-type="float">
            <text:p>60</text:p>
          </table:table-cell>
          <table:table-cell office:value-type="float" office:value="1.879828" calcext:value-type="float">
            <text:p>1.879828</text:p>
          </table:table-cell>
          <table:table-cell office:value-type="float" office:value="26.116548" calcext:value-type="float">
            <text:p>26.116548</text:p>
          </table:table-cell>
          <table:table-cell office:value-type="float" office:value="43.787204" calcext:value-type="float">
            <text:p>43.787204</text:p>
          </table:table-cell>
          <table:table-cell office:value-type="float" office:value="25.558302" calcext:value-type="float">
            <text:p>25.558302</text:p>
          </table:table-cell>
          <table:table-cell office:value-type="float" office:value="2.823823" calcext:value-type="float">
            <text:p>2.823823</text:p>
          </table:table-cell>
          <table:table-cell office:value-type="float" office:value="2.29358" calcext:value-type="float">
            <text:p>2.29358</text:p>
          </table:table-cell>
          <table:table-cell office:value-type="float" office:value="2.293715" calcext:value-type="float">
            <text:p>2.293715</text:p>
          </table:table-cell>
          <table:table-cell office:value-type="float" office:value="4.287779" calcext:value-type="float">
            <text:p>4.287779</text:p>
          </table:table-cell>
          <table:table-cell office:value-type="float" office:value="4.649698" calcext:value-type="float">
            <text:p>4.649698</text:p>
          </table:table-cell>
          <table:table-cell office:value-type="float" office:value="5.046386" calcext:value-type="float">
            <text:p>5.046386</text:p>
          </table:table-cell>
          <table:table-cell office:value-type="float" office:value="6.477091" calcext:value-type="float">
            <text:p>6.477091</text:p>
          </table:table-cell>
          <table:table-cell office:value-type="float" office:value="14.809922" calcext:value-type="float">
            <text:p>14.809922</text:p>
          </table:table-cell>
          <table:table-cell table:number-columns-repeated="3"/>
        </table:table-row>
        <table:table-row table:style-name="ro1">
          <table:table-cell office:value-type="float" office:value="19.162355" calcext:value-type="float">
            <text:p>19.162355</text:p>
          </table:table-cell>
          <table:table-cell office:value-type="float" office:value="9.927524" calcext:value-type="float">
            <text:p>9.927524</text:p>
          </table:table-cell>
          <table:table-cell office:value-type="float" office:value="31.078835" calcext:value-type="float">
            <text:p>31.078835</text:p>
          </table:table-cell>
          <table:table-cell office:value-type="float" office:value="34.987967" calcext:value-type="float">
            <text:p>34.987967</text:p>
          </table:table-cell>
          <table:table-cell office:value-type="float" office:value="1.288284" calcext:value-type="float">
            <text:p>1.288284</text:p>
          </table:table-cell>
          <table:table-cell office:value-type="float" office:value="18.638354" calcext:value-type="float">
            <text:p>18.638354</text:p>
          </table:table-cell>
          <table:table-cell office:value-type="float" office:value="27.50832" calcext:value-type="float">
            <text:p>27.50832</text:p>
          </table:table-cell>
          <table:table-cell office:value-type="float" office:value="15.494336" calcext:value-type="float">
            <text:p>15.494336</text:p>
          </table:table-cell>
          <table:table-cell office:value-type="float" office:value="2.096271" calcext:value-type="float">
            <text:p>2.096271</text:p>
          </table:table-cell>
          <table:table-cell office:value-type="float" office:value="3.281437" calcext:value-type="float">
            <text:p>3.281437</text:p>
          </table:table-cell>
          <table:table-cell office:value-type="float" office:value="4.268873" calcext:value-type="float">
            <text:p>4.268873</text:p>
          </table:table-cell>
          <table:table-cell office:value-type="float" office:value="4.764518" calcext:value-type="float">
            <text:p>4.764518</text:p>
          </table:table-cell>
          <table:table-cell office:value-type="float" office:value="7.215758" calcext:value-type="float">
            <text:p>7.215758</text:p>
          </table:table-cell>
          <table:table-cell office:value-type="float" office:value="0.042653" calcext:value-type="float">
            <text:p>0.042653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14.917069" calcext:value-type="float">
            <text:p>14.917069</text:p>
          </table:table-cell>
          <table:table-cell table:number-columns-repeated="3"/>
        </table:table-row>
        <table:table-row table:style-name="ro1">
          <table:table-cell office:value-type="float" office:value="11.411623" calcext:value-type="float">
            <text:p>11.411623</text:p>
          </table:table-cell>
          <table:table-cell office:value-type="float" office:value="3.755977" calcext:value-type="float">
            <text:p>3.755977</text:p>
          </table:table-cell>
          <table:table-cell office:value-type="float" office:value="42.331809" calcext:value-type="float">
            <text:p>42.331809</text:p>
          </table:table-cell>
          <table:table-cell office:value-type="float" office:value="34.962658" calcext:value-type="float">
            <text:p>34.962658</text:p>
          </table:table-cell>
          <table:table-cell office:value-type="float" office:value="12.175524" calcext:value-type="float">
            <text:p>12.175524</text:p>
          </table:table-cell>
          <table:table-cell office:value-type="float" office:value="19.207967" calcext:value-type="float">
            <text:p>19.207967</text:p>
          </table:table-cell>
          <table:table-cell office:value-type="float" office:value="40.734738" calcext:value-type="float">
            <text:p>40.734738</text:p>
          </table:table-cell>
          <table:table-cell office:value-type="float" office:value="33.286832" calcext:value-type="float">
            <text:p>33.286832</text:p>
          </table:table-cell>
          <table:table-cell office:value-type="float" office:value="1.51584" calcext:value-type="float">
            <text:p>1.51584</text:p>
          </table:table-cell>
          <table:table-cell office:value-type="float" office:value="3.328915" calcext:value-type="float">
            <text:p>3.328915</text:p>
          </table:table-cell>
          <table:table-cell office:value-type="float" office:value="3.328928" calcext:value-type="float">
            <text:p>3.328928</text:p>
          </table:table-cell>
          <table:table-cell office:value-type="float" office:value="5.507383" calcext:value-type="float">
            <text:p>5.507383</text:p>
          </table:table-cell>
          <table:table-cell office:value-type="float" office:value="5.748839" calcext:value-type="float">
            <text:p>5.748839</text:p>
          </table:table-cell>
          <table:table-cell office:value-type="float" office:value="-0.306527" calcext:value-type="float">
            <text:p>-0.306527</text:p>
          </table:table-cell>
          <table:table-cell office:value-type="float" office:value="-0.026004" calcext:value-type="float">
            <text:p>-0.026004</text:p>
          </table:table-cell>
          <table:table-cell office:value-type="float" office:value="15.279818" calcext:value-type="float">
            <text:p>15.279818</text:p>
          </table:table-cell>
          <table:table-cell table:number-columns-repeated="3"/>
        </table:table-row>
        <table:table-row table:style-name="ro1">
          <table:table-cell office:value-type="float" office:value="15.243876" calcext:value-type="float">
            <text:p>15.243876</text:p>
          </table:table-cell>
          <table:table-cell office:value-type="float" office:value="18.937869" calcext:value-type="float">
            <text:p>18.937869</text:p>
          </table:table-cell>
          <table:table-cell office:value-type="float" office:value="26.3541" calcext:value-type="float">
            <text:p>26.3541</text:p>
          </table:table-cell>
          <table:table-cell office:value-type="float" office:value="28.326181" calcext:value-type="float">
            <text:p>28.326181</text:p>
          </table:table-cell>
          <table:table-cell office:value-type="float" office:value="0.435224" calcext:value-type="float">
            <text:p>0.435224</text:p>
          </table:table-cell>
          <table:table-cell office:value-type="float" office:value="8.900285" calcext:value-type="float">
            <text:p>8.900285</text:p>
          </table:table-cell>
          <table:table-cell office:value-type="float" office:value="9.095232" calcext:value-type="float">
            <text:p>9.095232</text:p>
          </table:table-cell>
          <table:table-cell office:value-type="float" office:value="30.262827" calcext:value-type="float">
            <text:p>30.262827</text:p>
          </table:table-cell>
          <table:table-cell office:value-type="float" office:value="6.311496" calcext:value-type="float">
            <text:p>6.311496</text:p>
          </table:table-cell>
          <table:table-cell office:value-type="float" office:value="5.119964" calcext:value-type="float">
            <text:p>5.119964</text:p>
          </table:table-cell>
          <table:table-cell office:value-type="float" office:value="5.306081" calcext:value-type="float">
            <text:p>5.306081</text:p>
          </table:table-cell>
          <table:table-cell office:value-type="float" office:value="6.501171" calcext:value-type="float">
            <text:p>6.501171</text:p>
          </table:table-cell>
          <table:table-cell office:value-type="float" office:value="0.011545" calcext:value-type="float">
            <text:p>0.011545</text:p>
          </table:table-cell>
          <table:table-cell office:value-type="float" office:value="1.18401" calcext:value-type="float">
            <text:p>1.18401</text:p>
          </table:table-cell>
          <table:table-cell office:value-type="float" office:value="1.397579" calcext:value-type="float">
            <text:p>1.397579</text:p>
          </table:table-cell>
          <table:table-cell office:value-type="float" office:value="15.369279" calcext:value-type="float">
            <text:p>15.369279</text:p>
          </table:table-cell>
          <table:table-cell table:number-columns-repeated="3"/>
        </table:table-row>
        <table:table-row table:style-name="ro1">
          <table:table-cell office:value-type="float" office:value="45.543332" calcext:value-type="float">
            <text:p>45.543332</text:p>
          </table:table-cell>
          <table:table-cell office:value-type="float" office:value="18.759116" calcext:value-type="float">
            <text:p>18.759116</text:p>
          </table:table-cell>
          <table:table-cell office:value-type="float" office:value="47.578422" calcext:value-type="float">
            <text:p>47.578422</text:p>
          </table:table-cell>
          <table:table-cell office:value-type="float" office:value="60" calcext:value-type="float">
            <text:p>60</text:p>
          </table:table-cell>
          <table:table-cell office:value-type="float" office:value="22.984698" calcext:value-type="float">
            <text:p>22.984698</text:p>
          </table:table-cell>
          <table:table-cell office:value-type="float" office:value="28.155222" calcext:value-type="float">
            <text:p>28.155222</text:p>
          </table:table-cell>
          <table:table-cell office:value-type="float" office:value="8.271878" calcext:value-type="float">
            <text:p>8.271878</text:p>
          </table:table-cell>
          <table:table-cell office:value-type="float" office:value="59.511032" calcext:value-type="float">
            <text:p>59.511032</text:p>
          </table:table-cell>
          <table:table-cell office:value-type="float" office:value="5.561023" calcext:value-type="float">
            <text:p>5.561023</text:p>
          </table:table-cell>
          <table:table-cell office:value-type="float" office:value="4.540321" calcext:value-type="float">
            <text:p>4.540321</text:p>
          </table:table-cell>
          <table:table-cell office:value-type="float" office:value="4.540459" calcext:value-type="float">
            <text:p>4.540459</text:p>
          </table:table-cell>
          <table:table-cell office:value-type="float" office:value="1.079137" calcext:value-type="float">
            <text:p>1.079137</text:p>
          </table:table-cell>
          <table:table-cell office:value-type="float" office:value="1.388327" calcext:value-type="float">
            <text:p>1.388327</text:p>
          </table:table-cell>
          <table:table-cell office:value-type="float" office:value="1.819889" calcext:value-type="float">
            <text:p>1.819889</text:p>
          </table:table-cell>
          <table:table-cell office:value-type="float" office:value="2.407911" calcext:value-type="float">
            <text:p>2.407911</text:p>
          </table:table-cell>
          <table:table-cell office:value-type="float" office:value="15.678241" calcext:value-type="float">
            <text:p>15.678241</text:p>
          </table:table-cell>
          <table:table-cell table:number-columns-repeated="3"/>
        </table:table-row>
        <table:table-row table:style-name="ro1">
          <table:table-cell office:value-type="float" office:value="49.803414" calcext:value-type="float">
            <text:p>49.803414</text:p>
          </table:table-cell>
          <table:table-cell office:value-type="float" office:value="8.355006" calcext:value-type="float">
            <text:p>8.355006</text:p>
          </table:table-cell>
          <table:table-cell office:value-type="float" office:value="26.044053" calcext:value-type="float">
            <text:p>26.044053</text:p>
          </table:table-cell>
          <table:table-cell office:value-type="float" office:value="59.950007" calcext:value-type="float">
            <text:p>59.950007</text:p>
          </table:table-cell>
          <table:table-cell office:value-type="float" office:value="27.278725" calcext:value-type="float">
            <text:p>27.278725</text:p>
          </table:table-cell>
          <table:table-cell office:value-type="float" office:value="20.42428" calcext:value-type="float">
            <text:p>20.42428</text:p>
          </table:table-cell>
          <table:table-cell office:value-type="float" office:value="42.67638" calcext:value-type="float">
            <text:p>42.67638</text:p>
          </table:table-cell>
          <table:table-cell office:value-type="float" office:value="9.314741" calcext:value-type="float">
            <text:p>9.314741</text:p>
          </table:table-cell>
          <table:table-cell office:value-type="float" office:value="6.276318" calcext:value-type="float">
            <text:p>6.276318</text:p>
          </table:table-cell>
          <table:table-cell office:value-type="float" office:value="6.242024" calcext:value-type="float">
            <text:p>6.242024</text:p>
          </table:table-cell>
          <table:table-cell office:value-type="float" office:value="6.53024" calcext:value-type="float">
            <text:p>6.53024</text:p>
          </table:table-cell>
          <table:table-cell office:value-type="float" office:value="0.493992" calcext:value-type="float">
            <text:p>0.493992</text:p>
          </table:table-cell>
          <table:table-cell office:value-type="float" office:value="0.747432" calcext:value-type="float">
            <text:p>0.747432</text:p>
          </table:table-cell>
          <table:table-cell office:value-type="float" office:value="2.859886" calcext:value-type="float">
            <text:p>2.859886</text:p>
          </table:table-cell>
          <table:table-cell office:value-type="float" office:value="2.860873" calcext:value-type="float">
            <text:p>2.860873</text:p>
          </table:table-cell>
          <table:table-cell office:value-type="float" office:value="15.718309" calcext:value-type="float">
            <text:p>15.718309</text:p>
          </table:table-cell>
          <table:table-cell table:number-columns-repeated="3"/>
        </table:table-row>
        <table:table-row table:style-name="ro1">
          <table:table-cell office:value-type="float" office:value="42.840653" calcext:value-type="float">
            <text:p>42.840653</text:p>
          </table:table-cell>
          <table:table-cell office:value-type="float" office:value="37.541062" calcext:value-type="float">
            <text:p>37.541062</text:p>
          </table:table-cell>
          <table:table-cell office:value-type="float" office:value="49.737848" calcext:value-type="float">
            <text:p>49.737848</text:p>
          </table:table-cell>
          <table:table-cell office:value-type="float" office:value="56.286195" calcext:value-type="float">
            <text:p>56.286195</text:p>
          </table:table-cell>
          <table:table-cell office:value-type="float" office:value="33.199595" calcext:value-type="float">
            <text:p>33.199595</text:p>
          </table:table-cell>
          <table:table-cell office:value-type="float" office:value="27.204788" calcext:value-type="float">
            <text:p>27.204788</text:p>
          </table:table-cell>
          <table:table-cell office:value-type="float" office:value="2.727057" calcext:value-type="float">
            <text:p>2.727057</text:p>
          </table:table-cell>
          <table:table-cell office:value-type="float" office:value="44.169908" calcext:value-type="float">
            <text:p>44.169908</text:p>
          </table:table-cell>
          <table:table-cell office:value-type="float" office:value="6.205341" calcext:value-type="float">
            <text:p>6.205341</text:p>
          </table:table-cell>
          <table:table-cell office:value-type="float" office:value="4.050195" calcext:value-type="float">
            <text:p>4.050195</text:p>
          </table:table-cell>
          <table:table-cell office:value-type="float" office:value="4.050418" calcext:value-type="float">
            <text:p>4.050418</text:p>
          </table:table-cell>
          <table:table-cell office:value-type="float" office:value="0.933365" calcext:value-type="float">
            <text:p>0.933365</text:p>
          </table:table-cell>
          <table:table-cell office:value-type="float" office:value="1.184266" calcext:value-type="float">
            <text:p>1.184266</text:p>
          </table:table-cell>
          <table:table-cell office:value-type="float" office:value="1.49311" calcext:value-type="float">
            <text:p>1.49311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15.736462" calcext:value-type="float">
            <text:p>15.736462</text:p>
          </table:table-cell>
          <table:table-cell table:number-columns-repeated="3"/>
        </table:table-row>
        <table:table-row table:style-name="ro1">
          <table:table-cell office:value-type="float" office:value="19.227189" calcext:value-type="float">
            <text:p>19.227189</text:p>
          </table:table-cell>
          <table:table-cell office:value-type="float" office:value="10.627823" calcext:value-type="float">
            <text:p>10.627823</text:p>
          </table:table-cell>
          <table:table-cell office:value-type="float" office:value="54.610332" calcext:value-type="float">
            <text:p>54.610332</text:p>
          </table:table-cell>
          <table:table-cell office:value-type="float" office:value="50.967021" calcext:value-type="float">
            <text:p>50.967021</text:p>
          </table:table-cell>
          <table:table-cell office:value-type="float" office:value="18.954008" calcext:value-type="float">
            <text:p>18.954008</text:p>
          </table:table-cell>
          <table:table-cell office:value-type="float" office:value="8.530505" calcext:value-type="float">
            <text:p>8.530505</text:p>
          </table:table-cell>
          <table:table-cell office:value-type="float" office:value="36.982288" calcext:value-type="float">
            <text:p>36.982288</text:p>
          </table:table-cell>
          <table:table-cell office:value-type="float" office:value="46.818245" calcext:value-type="float">
            <text:p>46.818245</text:p>
          </table:table-cell>
          <table:table-cell office:value-type="float" office:value="4.532779" calcext:value-type="float">
            <text:p>4.532779</text:p>
          </table:table-cell>
          <table:table-cell office:value-type="float" office:value="-0.121347" calcext:value-type="float">
            <text:p>-0.121347</text:p>
          </table:table-cell>
          <table:table-cell office:value-type="float" office:value="0.136482" calcext:value-type="float">
            <text:p>0.136482</text:p>
          </table:table-cell>
          <table:table-cell office:value-type="float" office:value="0.376271" calcext:value-type="float">
            <text:p>0.376271</text:p>
          </table:table-cell>
          <table:table-cell office:value-type="float" office:value="0.61486" calcext:value-type="float">
            <text:p>0.61486</text:p>
          </table:table-cell>
          <table:table-cell office:value-type="float" office:value="3.546605" calcext:value-type="float">
            <text:p>3.546605</text:p>
          </table:table-cell>
          <table:table-cell office:value-type="float" office:value="3.546683" calcext:value-type="float">
            <text:p>3.546683</text:p>
          </table:table-cell>
          <table:table-cell office:value-type="float" office:value="15.767439" calcext:value-type="float">
            <text:p>15.767439</text:p>
          </table:table-cell>
          <table:table-cell table:number-columns-repeated="3"/>
        </table:table-row>
        <table:table-row table:style-name="ro1">
          <table:table-cell office:value-type="float" office:value="4.593085" calcext:value-type="float">
            <text:p>4.593085</text:p>
          </table:table-cell>
          <table:table-cell office:value-type="float" office:value="3.149978" calcext:value-type="float">
            <text:p>3.149978</text:p>
          </table:table-cell>
          <table:table-cell office:value-type="float" office:value="48.138933" calcext:value-type="float">
            <text:p>48.138933</text:p>
          </table:table-cell>
          <table:table-cell office:value-type="float" office:value="50.986404" calcext:value-type="float">
            <text:p>50.986404</text:p>
          </table:table-cell>
          <table:table-cell office:value-type="float" office:value="15.249088" calcext:value-type="float">
            <text:p>15.249088</text:p>
          </table:table-cell>
          <table:table-cell office:value-type="float" office:value="8.728258" calcext:value-type="float">
            <text:p>8.728258</text:p>
          </table:table-cell>
          <table:table-cell office:value-type="float" office:value="2.808923" calcext:value-type="float">
            <text:p>2.808923</text:p>
          </table:table-cell>
          <table:table-cell office:value-type="float" office:value="35.065296" calcext:value-type="float">
            <text:p>35.065296</text:p>
          </table:table-cell>
          <table:table-cell office:value-type="float" office:value="3.381144" calcext:value-type="float">
            <text:p>3.381144</text:p>
          </table:table-cell>
          <table:table-cell office:value-type="float" office:value="2.403617" calcext:value-type="float">
            <text:p>2.403617</text:p>
          </table:table-cell>
          <table:table-cell office:value-type="float" office:value="2.861731" calcext:value-type="float">
            <text:p>2.861731</text:p>
          </table:table-cell>
          <table:table-cell office:value-type="float" office:value="3.398296" calcext:value-type="float">
            <text:p>3.398296</text:p>
          </table:table-cell>
          <table:table-cell office:value-type="float" office:value="3.937141" calcext:value-type="float">
            <text:p>3.937141</text:p>
          </table:table-cell>
          <table:table-cell office:value-type="float" office:value="4.434415" calcext:value-type="float">
            <text:p>4.434415</text:p>
          </table:table-cell>
          <table:table-cell office:value-type="float" office:value="4.814475" calcext:value-type="float">
            <text:p>4.814475</text:p>
          </table:table-cell>
          <table:table-cell office:value-type="float" office:value="15.794223" calcext:value-type="float">
            <text:p>15.794223</text:p>
          </table:table-cell>
          <table:table-cell table:number-columns-repeated="3"/>
        </table:table-row>
        <table:table-row table:style-name="ro1">
          <table:table-cell office:value-type="float" office:value="13.305395" calcext:value-type="float">
            <text:p>13.305395</text:p>
          </table:table-cell>
          <table:table-cell office:value-type="float" office:value="38.163658" calcext:value-type="float">
            <text:p>38.163658</text:p>
          </table:table-cell>
          <table:table-cell office:value-type="float" office:value="42.735773" calcext:value-type="float">
            <text:p>42.735773</text:p>
          </table:table-cell>
          <table:table-cell office:value-type="float" office:value="43.298542" calcext:value-type="float">
            <text:p>43.298542</text:p>
          </table:table-cell>
          <table:table-cell office:value-type="float" office:value="12.227848" calcext:value-type="float">
            <text:p>12.227848</text:p>
          </table:table-cell>
          <table:table-cell office:value-type="float" office:value="27.668376" calcext:value-type="float">
            <text:p>27.668376</text:p>
          </table:table-cell>
          <table:table-cell office:value-type="float" office:value="9.25355" calcext:value-type="float">
            <text:p>9.25355</text:p>
          </table:table-cell>
          <table:table-cell office:value-type="float" office:value="31.321475" calcext:value-type="float">
            <text:p>31.321475</text:p>
          </table:table-cell>
          <table:table-cell office:value-type="float" office:value="6.111039" calcext:value-type="float">
            <text:p>6.111039</text:p>
          </table:table-cell>
          <table:table-cell office:value-type="float" office:value="4.90858" calcext:value-type="float">
            <text:p>4.90858</text:p>
          </table:table-cell>
          <table:table-cell office:value-type="float" office:value="5.033432" calcext:value-type="float">
            <text:p>5.033432</text:p>
          </table:table-cell>
          <table:table-cell office:value-type="float" office:value="7.026207" calcext:value-type="float">
            <text:p>7.026207</text:p>
          </table:table-cell>
          <table:table-cell office:value-type="float" office:value="-0.17779" calcext:value-type="float">
            <text:p>-0.17779</text:p>
          </table:table-cell>
          <table:table-cell office:value-type="float" office:value="1.719186" calcext:value-type="float">
            <text:p>1.719186</text:p>
          </table:table-cell>
          <table:table-cell office:value-type="float" office:value="1.929628" calcext:value-type="float">
            <text:p>1.929628</text:p>
          </table:table-cell>
          <table:table-cell office:value-type="float" office:value="15.915248" calcext:value-type="float">
            <text:p>15.915248</text:p>
          </table:table-cell>
          <table:table-cell table:number-columns-repeated="3"/>
        </table:table-row>
        <table:table-row table:style-name="ro1">
          <table:table-cell office:value-type="float" office:value="14.443044" calcext:value-type="float">
            <text:p>14.443044</text:p>
          </table:table-cell>
          <table:table-cell office:value-type="float" office:value="16.545756" calcext:value-type="float">
            <text:p>16.545756</text:p>
          </table:table-cell>
          <table:table-cell office:value-type="float" office:value="43.532195" calcext:value-type="float">
            <text:p>43.532195</text:p>
          </table:table-cell>
          <table:table-cell office:value-type="float" office:value="35.376252" calcext:value-type="float">
            <text:p>35.376252</text:p>
          </table:table-cell>
          <table:table-cell office:value-type="float" office:value="11.699744" calcext:value-type="float">
            <text:p>11.699744</text:p>
          </table:table-cell>
          <table:table-cell office:value-type="float" office:value="5.805852" calcext:value-type="float">
            <text:p>5.805852</text:p>
          </table:table-cell>
          <table:table-cell office:value-type="float" office:value="17.515088" calcext:value-type="float">
            <text:p>17.515088</text:p>
          </table:table-cell>
          <table:table-cell office:value-type="float" office:value="38.792872" calcext:value-type="float">
            <text:p>38.792872</text:p>
          </table:table-cell>
          <table:table-cell office:value-type="float" office:value="4.666931" calcext:value-type="float">
            <text:p>4.666931</text:p>
          </table:table-cell>
          <table:table-cell office:value-type="float" office:value="5.588617" calcext:value-type="float">
            <text:p>5.588617</text:p>
          </table:table-cell>
          <table:table-cell office:value-type="float" office:value="5.704284" calcext:value-type="float">
            <text:p>5.704284</text:p>
          </table:table-cell>
          <table:table-cell office:value-type="float" office:value="5.7677" calcext:value-type="float">
            <text:p>5.7677</text:p>
          </table:table-cell>
          <table:table-cell office:value-type="float" office:value="1.497634" calcext:value-type="float">
            <text:p>1.497634</text:p>
          </table:table-cell>
          <table:table-cell office:value-type="float" office:value="2.131532" calcext:value-type="float">
            <text:p>2.131532</text:p>
          </table:table-cell>
          <table:table-cell office:value-type="float" office:value="2.480603" calcext:value-type="float">
            <text:p>2.480603</text:p>
          </table:table-cell>
          <table:table-cell office:value-type="float" office:value="15.944103" calcext:value-type="float">
            <text:p>15.944103</text:p>
          </table:table-cell>
          <table:table-cell table:number-columns-repeated="3"/>
        </table:table-row>
        <table:table-row table:style-name="ro1">
          <table:table-cell office:value-type="float" office:value="30.454121" calcext:value-type="float">
            <text:p>30.454121</text:p>
          </table:table-cell>
          <table:table-cell office:value-type="float" office:value="13.061082" calcext:value-type="float">
            <text:p>13.061082</text:p>
          </table:table-cell>
          <table:table-cell office:value-type="float" office:value="26.278005" calcext:value-type="float">
            <text:p>26.278005</text:p>
          </table:table-cell>
          <table:table-cell office:value-type="float" office:value="25.830707" calcext:value-type="float">
            <text:p>25.830707</text:p>
          </table:table-cell>
          <table:table-cell office:value-type="float" office:value="21.073659" calcext:value-type="float">
            <text:p>21.073659</text:p>
          </table:table-cell>
          <table:table-cell office:value-type="float" office:value="11.97272" calcext:value-type="float">
            <text:p>11.97272</text:p>
          </table:table-cell>
          <table:table-cell office:value-type="float" office:value="17.830914" calcext:value-type="float">
            <text:p>17.830914</text:p>
          </table:table-cell>
          <table:table-cell office:value-type="float" office:value="54.84881" calcext:value-type="float">
            <text:p>54.84881</text:p>
          </table:table-cell>
          <table:table-cell office:value-type="float" office:value="5.208008" calcext:value-type="float">
            <text:p>5.208008</text:p>
          </table:table-cell>
          <table:table-cell office:value-type="float" office:value="6.317812" calcext:value-type="float">
            <text:p>6.317812</text:p>
          </table:table-cell>
          <table:table-cell office:value-type="float" office:value="-1.352759" calcext:value-type="float">
            <text:p>-1.352759</text:p>
          </table:table-cell>
          <table:table-cell office:value-type="float" office:value="0.841269" calcext:value-type="float">
            <text:p>0.841269</text:p>
          </table:table-cell>
          <table:table-cell office:value-type="float" office:value="1.206267" calcext:value-type="float">
            <text:p>1.206267</text:p>
          </table:table-cell>
          <table:table-cell office:value-type="float" office:value="3.49993" calcext:value-type="float">
            <text:p>3.49993</text:p>
          </table:table-cell>
          <table:table-cell office:value-type="float" office:value="3.500511" calcext:value-type="float">
            <text:p>3.500511</text:p>
          </table:table-cell>
          <table:table-cell office:value-type="float" office:value="16.039766" calcext:value-type="float">
            <text:p>16.039766</text:p>
          </table:table-cell>
          <table:table-cell table:number-columns-repeated="3"/>
        </table:table-row>
        <table:table-row table:style-name="ro1">
          <table:table-cell office:value-type="float" office:value="22.518852" calcext:value-type="float">
            <text:p>22.518852</text:p>
          </table:table-cell>
          <table:table-cell office:value-type="float" office:value="13.237181" calcext:value-type="float">
            <text:p>13.237181</text:p>
          </table:table-cell>
          <table:table-cell office:value-type="float" office:value="32.122163" calcext:value-type="float">
            <text:p>32.122163</text:p>
          </table:table-cell>
          <table:table-cell office:value-type="float" office:value="33.782583" calcext:value-type="float">
            <text:p>33.782583</text:p>
          </table:table-cell>
          <table:table-cell office:value-type="float" office:value="17.144528" calcext:value-type="float">
            <text:p>17.144528</text:p>
          </table:table-cell>
          <table:table-cell office:value-type="float" office:value="10.389245" calcext:value-type="float">
            <text:p>10.389245</text:p>
          </table:table-cell>
          <table:table-cell office:value-type="float" office:value="30.661038" calcext:value-type="float">
            <text:p>30.661038</text:p>
          </table:table-cell>
          <table:table-cell office:value-type="float" office:value="51.631163" calcext:value-type="float">
            <text:p>51.631163</text:p>
          </table:table-cell>
          <table:table-cell office:value-type="float" office:value="4.946046" calcext:value-type="float">
            <text:p>4.946046</text:p>
          </table:table-cell>
          <table:table-cell office:value-type="float" office:value="6.054685" calcext:value-type="float">
            <text:p>6.054685</text:p>
          </table:table-cell>
          <table:table-cell office:value-type="float" office:value="6.262158" calcext:value-type="float">
            <text:p>6.262158</text:p>
          </table:table-cell>
          <table:table-cell office:value-type="float" office:value="-1.654398" calcext:value-type="float">
            <text:p>-1.654398</text:p>
          </table:table-cell>
          <table:table-cell office:value-type="float" office:value="0.454812" calcext:value-type="float">
            <text:p>0.454812</text:p>
          </table:table-cell>
          <table:table-cell office:value-type="float" office:value="3.536817" calcext:value-type="float">
            <text:p>3.536817</text:p>
          </table:table-cell>
          <table:table-cell office:value-type="float" office:value="3.536933" calcext:value-type="float">
            <text:p>3.536933</text:p>
          </table:table-cell>
          <table:table-cell office:value-type="float" office:value="16.262591" calcext:value-type="float">
            <text:p>16.262591</text:p>
          </table:table-cell>
          <table:table-cell table:number-columns-repeated="3"/>
        </table:table-row>
        <table:table-row table:style-name="ro1">
          <table:table-cell office:value-type="float" office:value="43.200861" calcext:value-type="float">
            <text:p>43.200861</text:p>
          </table:table-cell>
          <table:table-cell office:value-type="float" office:value="49.145532" calcext:value-type="float">
            <text:p>49.145532</text:p>
          </table:table-cell>
          <table:table-cell office:value-type="float" office:value="42.815879" calcext:value-type="float">
            <text:p>42.815879</text:p>
          </table:table-cell>
          <table:table-cell office:value-type="float" office:value="60" calcext:value-type="float">
            <text:p>60</text:p>
          </table:table-cell>
          <table:table-cell office:value-type="float" office:value="27.92984" calcext:value-type="float">
            <text:p>27.92984</text:p>
          </table:table-cell>
          <table:table-cell office:value-type="float" office:value="37.02713" calcext:value-type="float">
            <text:p>37.02713</text:p>
          </table:table-cell>
          <table:table-cell office:value-type="float" office:value="11.460328" calcext:value-type="float">
            <text:p>11.460328</text:p>
          </table:table-cell>
          <table:table-cell office:value-type="float" office:value="22.537343" calcext:value-type="float">
            <text:p>22.537343</text:p>
          </table:table-cell>
          <table:table-cell office:value-type="float" office:value="1.193526" calcext:value-type="float">
            <text:p>1.193526</text:p>
          </table:table-cell>
          <table:table-cell office:value-type="float" office:value="3.915477" calcext:value-type="float">
            <text:p>3.915477</text:p>
          </table:table-cell>
          <table:table-cell office:value-type="float" office:value="3.967691" calcext:value-type="float">
            <text:p>3.967691</text:p>
          </table:table-cell>
          <table:table-cell office:value-type="float" office:value="7.081475" calcext:value-type="float">
            <text:p>7.081475</text:p>
          </table:table-cell>
          <table:table-cell office:value-type="float" office:value="0.932215" calcext:value-type="float">
            <text:p>0.932215</text:p>
          </table:table-cell>
          <table:table-cell office:value-type="float" office:value="1.121681" calcext:value-type="float">
            <text:p>1.121681</text:p>
          </table:table-cell>
          <table:table-cell office:value-type="float" office:value="1.269014" calcext:value-type="float">
            <text:p>1.269014</text:p>
          </table:table-cell>
          <table:table-cell office:value-type="float" office:value="16.544329" calcext:value-type="float">
            <text:p>16.544329</text:p>
          </table:table-cell>
          <table:table-cell table:number-columns-repeated="3"/>
        </table:table-row>
        <table:table-row table:style-name="ro1">
          <table:table-cell office:value-type="float" office:value="33.862687" calcext:value-type="float">
            <text:p>33.862687</text:p>
          </table:table-cell>
          <table:table-cell office:value-type="float" office:value="12.72201" calcext:value-type="float">
            <text:p>12.72201</text:p>
          </table:table-cell>
          <table:table-cell office:value-type="float" office:value="38.496934" calcext:value-type="float">
            <text:p>38.496934</text:p>
          </table:table-cell>
          <table:table-cell office:value-type="float" office:value="51.405435" calcext:value-type="float">
            <text:p>51.405435</text:p>
          </table:table-cell>
          <table:table-cell office:value-type="float" office:value="2.635008" calcext:value-type="float">
            <text:p>2.635008</text:p>
          </table:table-cell>
          <table:table-cell office:value-type="float" office:value="31.951105" calcext:value-type="float">
            <text:p>31.951105</text:p>
          </table:table-cell>
          <table:table-cell office:value-type="float" office:value="1.840445" calcext:value-type="float">
            <text:p>1.840445</text:p>
          </table:table-cell>
          <table:table-cell office:value-type="float" office:value="55.920579" calcext:value-type="float">
            <text:p>55.920579</text:p>
          </table:table-cell>
          <table:table-cell office:value-type="float" office:value="5.347631" calcext:value-type="float">
            <text:p>5.347631</text:p>
          </table:table-cell>
          <table:table-cell office:value-type="float" office:value="5.204859" calcext:value-type="float">
            <text:p>5.204859</text:p>
          </table:table-cell>
          <table:table-cell office:value-type="float" office:value="5.204871" calcext:value-type="float">
            <text:p>5.204871</text:p>
          </table:table-cell>
          <table:table-cell office:value-type="float" office:value="1.429104" calcext:value-type="float">
            <text:p>1.429104</text:p>
          </table:table-cell>
          <table:table-cell office:value-type="float" office:value="1.747881" calcext:value-type="float">
            <text:p>1.747881</text:p>
          </table:table-cell>
          <table:table-cell office:value-type="float" office:value="2.193529" calcext:value-type="float">
            <text:p>2.193529</text:p>
          </table:table-cell>
          <table:table-cell office:value-type="float" office:value="2.858595" calcext:value-type="float">
            <text:p>2.858595</text:p>
          </table:table-cell>
          <table:table-cell office:value-type="float" office:value="16.659303" calcext:value-type="float">
            <text:p>16.659303</text:p>
          </table:table-cell>
          <table:table-cell table:number-columns-repeated="3"/>
        </table:table-row>
        <table:table-row table:style-name="ro1">
          <table:table-cell office:value-type="float" office:value="7.203696" calcext:value-type="float">
            <text:p>7.203696</text:p>
          </table:table-cell>
          <table:table-cell office:value-type="float" office:value="7.54252" calcext:value-type="float">
            <text:p>7.54252</text:p>
          </table:table-cell>
          <table:table-cell office:value-type="float" office:value="34.327728" calcext:value-type="float">
            <text:p>34.327728</text:p>
          </table:table-cell>
          <table:table-cell office:value-type="float" office:value="37.357858" calcext:value-type="float">
            <text:p>37.357858</text:p>
          </table:table-cell>
          <table:table-cell office:value-type="float" office:value="32.422848" calcext:value-type="float">
            <text:p>32.422848</text:p>
          </table:table-cell>
          <table:table-cell office:value-type="float" office:value="9.298619" calcext:value-type="float">
            <text:p>9.298619</text:p>
          </table:table-cell>
          <table:table-cell office:value-type="float" office:value="57.153417" calcext:value-type="float">
            <text:p>57.153417</text:p>
          </table:table-cell>
          <table:table-cell office:value-type="float" office:value="32.83827" calcext:value-type="float">
            <text:p>32.83827</text:p>
          </table:table-cell>
          <table:table-cell office:value-type="float" office:value="1.590823" calcext:value-type="float">
            <text:p>1.590823</text:p>
          </table:table-cell>
          <table:table-cell office:value-type="float" office:value="2.71796" calcext:value-type="float">
            <text:p>2.71796</text:p>
          </table:table-cell>
          <table:table-cell office:value-type="float" office:value="2.718054" calcext:value-type="float">
            <text:p>2.718054</text:p>
          </table:table-cell>
          <table:table-cell office:value-type="float" office:value="8.647646" calcext:value-type="float">
            <text:p>8.647646</text:p>
          </table:table-cell>
          <table:table-cell office:value-type="float" office:value="0.426137" calcext:value-type="float">
            <text:p>0.426137</text:p>
          </table:table-cell>
          <table:table-cell office:value-type="float" office:value="0.451551" calcext:value-type="float">
            <text:p>0.451551</text:p>
          </table:table-cell>
          <table:table-cell office:value-type="float" office:value="0.499196" calcext:value-type="float">
            <text:p>0.499196</text:p>
          </table:table-cell>
          <table:table-cell office:value-type="float" office:value="16.708808" calcext:value-type="float">
            <text:p>16.70880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85809" calcext:value-type="float">
            <text:p>8.85809</text:p>
          </table:table-cell>
          <table:table-cell office:value-type="float" office:value="20.11917" calcext:value-type="float">
            <text:p>20.11917</text:p>
          </table:table-cell>
          <table:table-cell office:value-type="float" office:value="60" calcext:value-type="float">
            <text:p>60</text:p>
          </table:table-cell>
          <table:table-cell office:value-type="float" office:value="15.886837" calcext:value-type="float">
            <text:p>15.886837</text:p>
          </table:table-cell>
          <table:table-cell office:value-type="float" office:value="38.366815" calcext:value-type="float">
            <text:p>38.366815</text:p>
          </table:table-cell>
          <table:table-cell office:value-type="float" office:value="55.197878" calcext:value-type="float">
            <text:p>55.197878</text:p>
          </table:table-cell>
          <table:table-cell office:value-type="float" office:value="19.018629" calcext:value-type="float">
            <text:p>19.018629</text:p>
          </table:table-cell>
          <table:table-cell office:value-type="float" office:value="2.906645" calcext:value-type="float">
            <text:p>2.906645</text:p>
          </table:table-cell>
          <table:table-cell office:value-type="float" office:value="2.503386" calcext:value-type="float">
            <text:p>2.503386</text:p>
          </table:table-cell>
          <table:table-cell office:value-type="float" office:value="3.893245" calcext:value-type="float">
            <text:p>3.893245</text:p>
          </table:table-cell>
          <table:table-cell office:value-type="float" office:value="4.189735" calcext:value-type="float">
            <text:p>4.189735</text:p>
          </table:table-cell>
          <table:table-cell office:value-type="float" office:value="4.453537" calcext:value-type="float">
            <text:p>4.453537</text:p>
          </table:table-cell>
          <table:table-cell office:value-type="float" office:value="1.000742" calcext:value-type="float">
            <text:p>1.000742</text:p>
          </table:table-cell>
          <table:table-cell office:value-type="float" office:value="1.001044" calcext:value-type="float">
            <text:p>1.001044</text:p>
          </table:table-cell>
          <table:table-cell office:value-type="float" office:value="16.995464" calcext:value-type="float">
            <text:p>16.9954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713335" calcext:value-type="float">
            <text:p>18.713335</text:p>
          </table:table-cell>
          <table:table-cell office:value-type="float" office:value="53.328192" calcext:value-type="float">
            <text:p>53.328192</text:p>
          </table:table-cell>
          <table:table-cell office:value-type="float" office:value="60" calcext:value-type="float">
            <text:p>60</text:p>
          </table:table-cell>
          <table:table-cell office:value-type="float" office:value="5.216422" calcext:value-type="float">
            <text:p>5.216422</text:p>
          </table:table-cell>
          <table:table-cell office:value-type="float" office:value="26.443614" calcext:value-type="float">
            <text:p>26.443614</text:p>
          </table:table-cell>
          <table:table-cell office:value-type="float" office:value="14.998853" calcext:value-type="float">
            <text:p>14.998853</text:p>
          </table:table-cell>
          <table:table-cell office:value-type="float" office:value="0.810411" calcext:value-type="float">
            <text:p>0.810411</text:p>
          </table:table-cell>
          <table:table-cell office:value-type="float" office:value="5.894005" calcext:value-type="float">
            <text:p>5.894005</text:p>
          </table:table-cell>
          <table:table-cell office:value-type="float" office:value="6.569867" calcext:value-type="float">
            <text:p>6.569867</text:p>
          </table:table-cell>
          <table:table-cell office:value-type="float" office:value="6.72466" calcext:value-type="float">
            <text:p>6.72466</text:p>
          </table:table-cell>
          <table:table-cell office:value-type="float" office:value="0.646807" calcext:value-type="float">
            <text:p>0.646807</text:p>
          </table:table-cell>
          <table:table-cell office:value-type="float" office:value="0.893499" calcext:value-type="float">
            <text:p>0.893499</text:p>
          </table:table-cell>
          <table:table-cell office:value-type="float" office:value="1.242074" calcext:value-type="float">
            <text:p>1.242074</text:p>
          </table:table-cell>
          <table:table-cell office:value-type="float" office:value="1.45656" calcext:value-type="float">
            <text:p>1.45656</text:p>
          </table:table-cell>
          <table:table-cell office:value-type="float" office:value="17.148703" calcext:value-type="float">
            <text:p>17.148703</text:p>
          </table:table-cell>
          <table:table-cell table:number-columns-repeated="3"/>
        </table:table-row>
        <table:table-row table:style-name="ro1">
          <table:table-cell office:value-type="float" office:value="56.086169" calcext:value-type="float">
            <text:p>56.086169</text:p>
          </table:table-cell>
          <table:table-cell office:value-type="float" office:value="12.407084" calcext:value-type="float">
            <text:p>12.407084</text:p>
          </table:table-cell>
          <table:table-cell office:value-type="float" office:value="18.867986" calcext:value-type="float">
            <text:p>18.867986</text:p>
          </table:table-cell>
          <table:table-cell office:value-type="float" office:value="60" calcext:value-type="float">
            <text:p>60</text:p>
          </table:table-cell>
          <table:table-cell office:value-type="float" office:value="11.34001" calcext:value-type="float">
            <text:p>11.34001</text:p>
          </table:table-cell>
          <table:table-cell office:value-type="float" office:value="12.627025" calcext:value-type="float">
            <text:p>12.627025</text:p>
          </table:table-cell>
          <table:table-cell office:value-type="float" office:value="17.948436" calcext:value-type="float">
            <text:p>17.948436</text:p>
          </table:table-cell>
          <table:table-cell office:value-type="float" office:value="49.477015" calcext:value-type="float">
            <text:p>49.477015</text:p>
          </table:table-cell>
          <table:table-cell office:value-type="float" office:value="5.773026" calcext:value-type="float">
            <text:p>5.773026</text:p>
          </table:table-cell>
          <table:table-cell office:value-type="float" office:value="5.518831" calcext:value-type="float">
            <text:p>5.518831</text:p>
          </table:table-cell>
          <table:table-cell office:value-type="float" office:value="5.952303" calcext:value-type="float">
            <text:p>5.952303</text:p>
          </table:table-cell>
          <table:table-cell office:value-type="float" office:value="6.329637" calcext:value-type="float">
            <text:p>6.329637</text:p>
          </table:table-cell>
          <table:table-cell office:value-type="float" office:value="0.423175" calcext:value-type="float">
            <text:p>0.423175</text:p>
          </table:table-cell>
          <table:table-cell office:value-type="float" office:value="3.416668" calcext:value-type="float">
            <text:p>3.416668</text:p>
          </table:table-cell>
          <table:table-cell office:value-type="float" office:value="3.417563" calcext:value-type="float">
            <text:p>3.417563</text:p>
          </table:table-cell>
          <table:table-cell office:value-type="float" office:value="17.160045" calcext:value-type="float">
            <text:p>17.160045</text:p>
          </table:table-cell>
          <table:table-cell table:number-columns-repeated="3"/>
        </table:table-row>
        <table:table-row table:style-name="ro1">
          <table:table-cell office:value-type="float" office:value="59.886332" calcext:value-type="float">
            <text:p>59.886332</text:p>
          </table:table-cell>
          <table:table-cell office:value-type="float" office:value="5.602766" calcext:value-type="float">
            <text:p>5.602766</text:p>
          </table:table-cell>
          <table:table-cell office:value-type="float" office:value="5.841134" calcext:value-type="float">
            <text:p>5.841134</text:p>
          </table:table-cell>
          <table:table-cell office:value-type="float" office:value="59.990261" calcext:value-type="float">
            <text:p>59.990261</text:p>
          </table:table-cell>
          <table:table-cell office:value-type="float" office:value="2.69773" calcext:value-type="float">
            <text:p>2.69773</text:p>
          </table:table-cell>
          <table:table-cell office:value-type="float" office:value="11.355546" calcext:value-type="float">
            <text:p>11.355546</text:p>
          </table:table-cell>
          <table:table-cell office:value-type="float" office:value="28.704856" calcext:value-type="float">
            <text:p>28.704856</text:p>
          </table:table-cell>
          <table:table-cell office:value-type="float" office:value="29.389972" calcext:value-type="float">
            <text:p>29.389972</text:p>
          </table:table-cell>
          <table:table-cell office:value-type="float" office:value="2.885355" calcext:value-type="float">
            <text:p>2.885355</text:p>
          </table:table-cell>
          <table:table-cell office:value-type="float" office:value="2.2735" calcext:value-type="float">
            <text:p>2.2735</text:p>
          </table:table-cell>
          <table:table-cell office:value-type="float" office:value="2.273854" calcext:value-type="float">
            <text:p>2.273854</text:p>
          </table:table-cell>
          <table:table-cell office:value-type="float" office:value="4.113303" calcext:value-type="float">
            <text:p>4.113303</text:p>
          </table:table-cell>
          <table:table-cell office:value-type="float" office:value="4.430784" calcext:value-type="float">
            <text:p>4.430784</text:p>
          </table:table-cell>
          <table:table-cell office:value-type="float" office:value="4.829216" calcext:value-type="float">
            <text:p>4.829216</text:p>
          </table:table-cell>
          <table:table-cell office:value-type="float" office:value="-0.856234" calcext:value-type="float">
            <text:p>-0.856234</text:p>
          </table:table-cell>
          <table:table-cell office:value-type="float" office:value="17.218481" calcext:value-type="float">
            <text:p>17.21848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24948" calcext:value-type="float">
            <text:p>6.824948</text:p>
          </table:table-cell>
          <table:table-cell office:value-type="float" office:value="24.416136" calcext:value-type="float">
            <text:p>24.416136</text:p>
          </table:table-cell>
          <table:table-cell office:value-type="float" office:value="43.437944" calcext:value-type="float">
            <text:p>43.437944</text:p>
          </table:table-cell>
          <table:table-cell office:value-type="float" office:value="42.862874" calcext:value-type="float">
            <text:p>42.862874</text:p>
          </table:table-cell>
          <table:table-cell office:value-type="float" office:value="12.586651" calcext:value-type="float">
            <text:p>12.586651</text:p>
          </table:table-cell>
          <table:table-cell office:value-type="float" office:value="59.910042" calcext:value-type="float">
            <text:p>59.910042</text:p>
          </table:table-cell>
          <table:table-cell office:value-type="float" office:value="13.011084" calcext:value-type="float">
            <text:p>13.011084</text:p>
          </table:table-cell>
          <table:table-cell office:value-type="float" office:value="3.078324" calcext:value-type="float">
            <text:p>3.078324</text:p>
          </table:table-cell>
          <table:table-cell office:value-type="float" office:value="3.839707" calcext:value-type="float">
            <text:p>3.839707</text:p>
          </table:table-cell>
          <table:table-cell office:value-type="float" office:value="4.129732" calcext:value-type="float">
            <text:p>4.129732</text:p>
          </table:table-cell>
          <table:table-cell office:value-type="float" office:value="4.451718" calcext:value-type="float">
            <text:p>4.451718</text:p>
          </table:table-cell>
          <table:table-cell office:value-type="float" office:value="7.351994" calcext:value-type="float">
            <text:p>7.351994</text:p>
          </table:table-cell>
          <table:table-cell office:value-type="float" office:value="0.098141" calcext:value-type="float">
            <text:p>0.098141</text:p>
          </table:table-cell>
          <table:table-cell office:value-type="float" office:value="0.100108" calcext:value-type="float">
            <text:p>0.100108</text:p>
          </table:table-cell>
          <table:table-cell office:value-type="float" office:value="17.290004" calcext:value-type="float">
            <text:p>17.290004</text:p>
          </table:table-cell>
          <table:table-cell table:number-columns-repeated="3"/>
        </table:table-row>
        <table:table-row table:style-name="ro1">
          <table:table-cell office:value-type="float" office:value="12.174085" calcext:value-type="float">
            <text:p>12.174085</text:p>
          </table:table-cell>
          <table:table-cell office:value-type="float" office:value="6.039591" calcext:value-type="float">
            <text:p>6.039591</text:p>
          </table:table-cell>
          <table:table-cell office:value-type="float" office:value="14.784169" calcext:value-type="float">
            <text:p>14.784169</text:p>
          </table:table-cell>
          <table:table-cell office:value-type="float" office:value="17.431048" calcext:value-type="float">
            <text:p>17.431048</text:p>
          </table:table-cell>
          <table:table-cell office:value-type="float" office:value="33.127683" calcext:value-type="float">
            <text:p>33.127683</text:p>
          </table:table-cell>
          <table:table-cell office:value-type="float" office:value="13.586331" calcext:value-type="float">
            <text:p>13.586331</text:p>
          </table:table-cell>
          <table:table-cell office:value-type="float" office:value="54.597419" calcext:value-type="float">
            <text:p>54.597419</text:p>
          </table:table-cell>
          <table:table-cell office:value-type="float" office:value="22.821215" calcext:value-type="float">
            <text:p>22.821215</text:p>
          </table:table-cell>
          <table:table-cell office:value-type="float" office:value="1.218936" calcext:value-type="float">
            <text:p>1.218936</text:p>
          </table:table-cell>
          <table:table-cell office:value-type="float" office:value="6.354406" calcext:value-type="float">
            <text:p>6.354406</text:p>
          </table:table-cell>
          <table:table-cell office:value-type="float" office:value="0.185353" calcext:value-type="float">
            <text:p>0.185353</text:p>
          </table:table-cell>
          <table:table-cell office:value-type="float" office:value="0.304061" calcext:value-type="float">
            <text:p>0.304061</text:p>
          </table:table-cell>
          <table:table-cell office:value-type="float" office:value="0.451069" calcext:value-type="float">
            <text:p>0.451069</text:p>
          </table:table-cell>
          <table:table-cell office:value-type="float" office:value="2.264422" calcext:value-type="float">
            <text:p>2.264422</text:p>
          </table:table-cell>
          <table:table-cell office:value-type="float" office:value="2.264514" calcext:value-type="float">
            <text:p>2.264514</text:p>
          </table:table-cell>
          <table:table-cell office:value-type="float" office:value="17.367296" calcext:value-type="float">
            <text:p>17.367296</text:p>
          </table:table-cell>
          <table:table-cell table:number-columns-repeated="3"/>
        </table:table-row>
        <table:table-row table:style-name="ro1">
          <table:table-cell office:value-type="float" office:value="32.628072" calcext:value-type="float">
            <text:p>32.628072</text:p>
          </table:table-cell>
          <table:table-cell office:value-type="float" office:value="13.043496" calcext:value-type="float">
            <text:p>13.043496</text:p>
          </table:table-cell>
          <table:table-cell office:value-type="float" office:value="34.013812" calcext:value-type="float">
            <text:p>34.013812</text:p>
          </table:table-cell>
          <table:table-cell office:value-type="float" office:value="46.102382" calcext:value-type="float">
            <text:p>46.102382</text:p>
          </table:table-cell>
          <table:table-cell office:value-type="float" office:value="11.626753" calcext:value-type="float">
            <text:p>11.626753</text:p>
          </table:table-cell>
          <table:table-cell office:value-type="float" office:value="18.565667" calcext:value-type="float">
            <text:p>18.565667</text:p>
          </table:table-cell>
          <table:table-cell office:value-type="float" office:value="21.721481" calcext:value-type="float">
            <text:p>21.721481</text:p>
          </table:table-cell>
          <table:table-cell office:value-type="float" office:value="55.187916" calcext:value-type="float">
            <text:p>55.187916</text:p>
          </table:table-cell>
          <table:table-cell office:value-type="float" office:value="5.210784" calcext:value-type="float">
            <text:p>5.210784</text:p>
          </table:table-cell>
          <table:table-cell office:value-type="float" office:value="5.701442" calcext:value-type="float">
            <text:p>5.701442</text:p>
          </table:table-cell>
          <table:table-cell office:value-type="float" office:value="-1.243657" calcext:value-type="float">
            <text:p>-1.243657</text:p>
          </table:table-cell>
          <table:table-cell office:value-type="float" office:value="0.477495" calcext:value-type="float">
            <text:p>0.477495</text:p>
          </table:table-cell>
          <table:table-cell office:value-type="float" office:value="0.792725" calcext:value-type="float">
            <text:p>0.792725</text:p>
          </table:table-cell>
          <table:table-cell office:value-type="float" office:value="3.62189" calcext:value-type="float">
            <text:p>3.62189</text:p>
          </table:table-cell>
          <table:table-cell office:value-type="float" office:value="3.62228" calcext:value-type="float">
            <text:p>3.62228</text:p>
          </table:table-cell>
          <table:table-cell office:value-type="float" office:value="17.59762" calcext:value-type="float">
            <text:p>17.59762</text:p>
          </table:table-cell>
          <table:table-cell table:number-columns-repeated="3"/>
        </table:table-row>
        <table:table-row table:style-name="ro1">
          <table:table-cell office:value-type="float" office:value="58.134225" calcext:value-type="float">
            <text:p>58.134225</text:p>
          </table:table-cell>
          <table:table-cell office:value-type="float" office:value="18.325392" calcext:value-type="float">
            <text:p>18.325392</text:p>
          </table:table-cell>
          <table:table-cell office:value-type="float" office:value="16.578246" calcext:value-type="float">
            <text:p>16.578246</text:p>
          </table:table-cell>
          <table:table-cell office:value-type="float" office:value="60" calcext:value-type="float">
            <text:p>60</text:p>
          </table:table-cell>
          <table:table-cell office:value-type="float" office:value="25.759609" calcext:value-type="float">
            <text:p>25.759609</text:p>
          </table:table-cell>
          <table:table-cell office:value-type="float" office:value="23.934806" calcext:value-type="float">
            <text:p>23.934806</text:p>
          </table:table-cell>
          <table:table-cell office:value-type="float" office:value="41.996957" calcext:value-type="float">
            <text:p>41.996957</text:p>
          </table:table-cell>
          <table:table-cell office:value-type="float" office:value="14.401162" calcext:value-type="float">
            <text:p>14.401162</text:p>
          </table:table-cell>
          <table:table-cell office:value-type="float" office:value="2.859248" calcext:value-type="float">
            <text:p>2.859248</text:p>
          </table:table-cell>
          <table:table-cell office:value-type="float" office:value="1.888517" calcext:value-type="float">
            <text:p>1.888517</text:p>
          </table:table-cell>
          <table:table-cell office:value-type="float" office:value="1.890266" calcext:value-type="float">
            <text:p>1.890266</text:p>
          </table:table-cell>
          <table:table-cell office:value-type="float" office:value="4.102451" calcext:value-type="float">
            <text:p>4.102451</text:p>
          </table:table-cell>
          <table:table-cell office:value-type="float" office:value="4.223004" calcext:value-type="float">
            <text:p>4.223004</text:p>
          </table:table-cell>
          <table:table-cell office:value-type="float" office:value="4.355921" calcext:value-type="float">
            <text:p>4.355921</text:p>
          </table:table-cell>
          <table:table-cell office:value-type="float" office:value="4.493582" calcext:value-type="float">
            <text:p>4.493582</text:p>
          </table:table-cell>
          <table:table-cell office:value-type="float" office:value="17.679827" calcext:value-type="float">
            <text:p>17.679827</text:p>
          </table:table-cell>
          <table:table-cell table:number-columns-repeated="3"/>
        </table:table-row>
        <table:table-row table:style-name="ro1">
          <table:table-cell office:value-type="float" office:value="44.047414" calcext:value-type="float">
            <text:p>44.047414</text:p>
          </table:table-cell>
          <table:table-cell office:value-type="float" office:value="21.334935" calcext:value-type="float">
            <text:p>21.334935</text:p>
          </table:table-cell>
          <table:table-cell office:value-type="float" office:value="35.119903" calcext:value-type="float">
            <text:p>35.119903</text:p>
          </table:table-cell>
          <table:table-cell office:value-type="float" office:value="57.027242" calcext:value-type="float">
            <text:p>57.027242</text:p>
          </table:table-cell>
          <table:table-cell office:value-type="float" office:value="30.530802" calcext:value-type="float">
            <text:p>30.530802</text:p>
          </table:table-cell>
          <table:table-cell office:value-type="float" office:value="0.045996" calcext:value-type="float">
            <text:p>0.045996</text:p>
          </table:table-cell>
          <table:table-cell office:value-type="float" office:value="27.62376" calcext:value-type="float">
            <text:p>27.62376</text:p>
          </table:table-cell>
          <table:table-cell office:value-type="float" office:value="17.9114" calcext:value-type="float">
            <text:p>17.9114</text:p>
          </table:table-cell>
          <table:table-cell office:value-type="float" office:value="0.026941" calcext:value-type="float">
            <text:p>0.026941</text:p>
          </table:table-cell>
          <table:table-cell office:value-type="float" office:value="5.800067" calcext:value-type="float">
            <text:p>5.800067</text:p>
          </table:table-cell>
          <table:table-cell office:value-type="float" office:value="6.205094" calcext:value-type="float">
            <text:p>6.205094</text:p>
          </table:table-cell>
          <table:table-cell office:value-type="float" office:value="6.318277" calcext:value-type="float">
            <text:p>6.318277</text:p>
          </table:table-cell>
          <table:table-cell office:value-type="float" office:value="6.394826" calcext:value-type="float">
            <text:p>6.394826</text:p>
          </table:table-cell>
          <table:table-cell office:value-type="float" office:value="3.260666" calcext:value-type="float">
            <text:p>3.260666</text:p>
          </table:table-cell>
          <table:table-cell office:value-type="float" office:value="3.261445" calcext:value-type="float">
            <text:p>3.261445</text:p>
          </table:table-cell>
          <table:table-cell office:value-type="float" office:value="17.876142" calcext:value-type="float">
            <text:p>17.876142</text:p>
          </table:table-cell>
          <table:table-cell table:number-columns-repeated="3"/>
        </table:table-row>
        <table:table-row table:style-name="ro1">
          <table:table-cell office:value-type="float" office:value="42.496675" calcext:value-type="float">
            <text:p>42.496675</text:p>
          </table:table-cell>
          <table:table-cell office:value-type="float" office:value="20.450686" calcext:value-type="float">
            <text:p>20.450686</text:p>
          </table:table-cell>
          <table:table-cell office:value-type="float" office:value="21.582699" calcext:value-type="float">
            <text:p>21.582699</text:p>
          </table:table-cell>
          <table:table-cell office:value-type="float" office:value="46.856777" calcext:value-type="float">
            <text:p>46.856777</text:p>
          </table:table-cell>
          <table:table-cell office:value-type="float" office:value="26.253524" calcext:value-type="float">
            <text:p>26.253524</text:p>
          </table:table-cell>
          <table:table-cell office:value-type="float" office:value="29.928854" calcext:value-type="float">
            <text:p>29.928854</text:p>
          </table:table-cell>
          <table:table-cell office:value-type="float" office:value="41.054735" calcext:value-type="float">
            <text:p>41.054735</text:p>
          </table:table-cell>
          <table:table-cell office:value-type="float" office:value="26.53362" calcext:value-type="float">
            <text:p>26.53362</text:p>
          </table:table-cell>
          <table:table-cell office:value-type="float" office:value="2.944753" calcext:value-type="float">
            <text:p>2.944753</text:p>
          </table:table-cell>
          <table:table-cell office:value-type="float" office:value="2.921083" calcext:value-type="float">
            <text:p>2.921083</text:p>
          </table:table-cell>
          <table:table-cell office:value-type="float" office:value="3.498823" calcext:value-type="float">
            <text:p>3.498823</text:p>
          </table:table-cell>
          <table:table-cell office:value-type="float" office:value="3.740377" calcext:value-type="float">
            <text:p>3.740377</text:p>
          </table:table-cell>
          <table:table-cell office:value-type="float" office:value="3.906333" calcext:value-type="float">
            <text:p>3.906333</text:p>
          </table:table-cell>
          <table:table-cell office:value-type="float" office:value="1.555388" calcext:value-type="float">
            <text:p>1.555388</text:p>
          </table:table-cell>
          <table:table-cell office:value-type="float" office:value="1.556166" calcext:value-type="float">
            <text:p>1.556166</text:p>
          </table:table-cell>
          <table:table-cell office:value-type="float" office:value="18.204938" calcext:value-type="float">
            <text:p>18.204938</text:p>
          </table:table-cell>
          <table:table-cell table:number-columns-repeated="3"/>
        </table:table-row>
        <table:table-row table:style-name="ro1">
          <table:table-cell office:value-type="float" office:value="10.652651" calcext:value-type="float">
            <text:p>10.652651</text:p>
          </table:table-cell>
          <table:table-cell office:value-type="float" office:value="3.85728" calcext:value-type="float">
            <text:p>3.85728</text:p>
          </table:table-cell>
          <table:table-cell office:value-type="float" office:value="39.230164" calcext:value-type="float">
            <text:p>39.230164</text:p>
          </table:table-cell>
          <table:table-cell office:value-type="float" office:value="40.076872" calcext:value-type="float">
            <text:p>40.076872</text:p>
          </table:table-cell>
          <table:table-cell office:value-type="float" office:value="16.39726" calcext:value-type="float">
            <text:p>16.39726</text:p>
          </table:table-cell>
          <table:table-cell office:value-type="float" office:value="34.408076" calcext:value-type="float">
            <text:p>34.408076</text:p>
          </table:table-cell>
          <table:table-cell office:value-type="float" office:value="55.289061" calcext:value-type="float">
            <text:p>55.289061</text:p>
          </table:table-cell>
          <table:table-cell office:value-type="float" office:value="38.440864" calcext:value-type="float">
            <text:p>38.440864</text:p>
          </table:table-cell>
          <table:table-cell office:value-type="float" office:value="0.613593" calcext:value-type="float">
            <text:p>0.613593</text:p>
          </table:table-cell>
          <table:table-cell office:value-type="float" office:value="4.203725" calcext:value-type="float">
            <text:p>4.203725</text:p>
          </table:table-cell>
          <table:table-cell office:value-type="float" office:value="4.203765" calcext:value-type="float">
            <text:p>4.203765</text:p>
          </table:table-cell>
          <table:table-cell office:value-type="float" office:value="-0.083775" calcext:value-type="float">
            <text:p>-0.083775</text:p>
          </table:table-cell>
          <table:table-cell office:value-type="float" office:value="0.099526" calcext:value-type="float">
            <text:p>0.099526</text:p>
          </table:table-cell>
          <table:table-cell office:value-type="float" office:value="0.295945" calcext:value-type="float">
            <text:p>0.295945</text:p>
          </table:table-cell>
          <table:table-cell office:value-type="float" office:value="0.543439" calcext:value-type="float">
            <text:p>0.543439</text:p>
          </table:table-cell>
          <table:table-cell office:value-type="float" office:value="18.386156" calcext:value-type="float">
            <text:p>18.386156</text:p>
          </table:table-cell>
          <table:table-cell table:number-columns-repeated="3"/>
        </table:table-row>
        <table:table-row table:style-name="ro1">
          <table:table-cell office:value-type="float" office:value="27.534766" calcext:value-type="float">
            <text:p>27.534766</text:p>
          </table:table-cell>
          <table:table-cell office:value-type="float" office:value="12.994782" calcext:value-type="float">
            <text:p>12.994782</text:p>
          </table:table-cell>
          <table:table-cell office:value-type="float" office:value="42.075498" calcext:value-type="float">
            <text:p>42.075498</text:p>
          </table:table-cell>
          <table:table-cell office:value-type="float" office:value="41.145442" calcext:value-type="float">
            <text:p>41.145442</text:p>
          </table:table-cell>
          <table:table-cell office:value-type="float" office:value="9.646286" calcext:value-type="float">
            <text:p>9.646286</text:p>
          </table:table-cell>
          <table:table-cell office:value-type="float" office:value="25.677857" calcext:value-type="float">
            <text:p>25.677857</text:p>
          </table:table-cell>
          <table:table-cell office:value-type="float" office:value="18.466517" calcext:value-type="float">
            <text:p>18.466517</text:p>
          </table:table-cell>
          <table:table-cell office:value-type="float" office:value="58.835381" calcext:value-type="float">
            <text:p>58.835381</text:p>
          </table:table-cell>
          <table:table-cell office:value-type="float" office:value="4.729699" calcext:value-type="float">
            <text:p>4.729699</text:p>
          </table:table-cell>
          <table:table-cell office:value-type="float" office:value="5.872331" calcext:value-type="float">
            <text:p>5.872331</text:p>
          </table:table-cell>
          <table:table-cell office:value-type="float" office:value="-0.838395" calcext:value-type="float">
            <text:p>-0.838395</text:p>
          </table:table-cell>
          <table:table-cell office:value-type="float" office:value="1.304514" calcext:value-type="float">
            <text:p>1.304514</text:p>
          </table:table-cell>
          <table:table-cell office:value-type="float" office:value="1.600522" calcext:value-type="float">
            <text:p>1.600522</text:p>
          </table:table-cell>
          <table:table-cell office:value-type="float" office:value="3.944612" calcext:value-type="float">
            <text:p>3.944612</text:p>
          </table:table-cell>
          <table:table-cell office:value-type="float" office:value="3.944646" calcext:value-type="float">
            <text:p>3.944646</text:p>
          </table:table-cell>
          <table:table-cell office:value-type="float" office:value="18.618445" calcext:value-type="float">
            <text:p>18.618445</text:p>
          </table:table-cell>
          <table:table-cell table:number-columns-repeated="3"/>
        </table:table-row>
        <table:table-row table:style-name="ro1">
          <table:table-cell office:value-type="float" office:value="12.228317" calcext:value-type="float">
            <text:p>12.228317</text:p>
          </table:table-cell>
          <table:table-cell office:value-type="float" office:value="8.76317" calcext:value-type="float">
            <text:p>8.76317</text:p>
          </table:table-cell>
          <table:table-cell office:value-type="float" office:value="59.216749" calcext:value-type="float">
            <text:p>59.216749</text:p>
          </table:table-cell>
          <table:table-cell office:value-type="float" office:value="60" calcext:value-type="float">
            <text:p>60</text:p>
          </table:table-cell>
          <table:table-cell office:value-type="float" office:value="13.685498" calcext:value-type="float">
            <text:p>13.685498</text:p>
          </table:table-cell>
          <table:table-cell office:value-type="float" office:value="4.198232" calcext:value-type="float">
            <text:p>4.198232</text:p>
          </table:table-cell>
          <table:table-cell office:value-type="float" office:value="5.401304" calcext:value-type="float">
            <text:p>5.401304</text:p>
          </table:table-cell>
          <table:table-cell office:value-type="float" office:value="25.235912" calcext:value-type="float">
            <text:p>25.235912</text:p>
          </table:table-cell>
          <table:table-cell office:value-type="float" office:value="1.544178" calcext:value-type="float">
            <text:p>1.544178</text:p>
          </table:table-cell>
          <table:table-cell office:value-type="float" office:value="3.120709" calcext:value-type="float">
            <text:p>3.120709</text:p>
          </table:table-cell>
          <table:table-cell office:value-type="float" office:value="3.51523" calcext:value-type="float">
            <text:p>3.51523</text:p>
          </table:table-cell>
          <table:table-cell office:value-type="float" office:value="4.050542" calcext:value-type="float">
            <text:p>4.050542</text:p>
          </table:table-cell>
          <table:table-cell office:value-type="float" office:value="6.285544" calcext:value-type="float">
            <text:p>6.285544</text:p>
          </table:table-cell>
          <table:table-cell office:value-type="float" office:value="-1.168301" calcext:value-type="float">
            <text:p>-1.168301</text:p>
          </table:table-cell>
          <table:table-cell office:value-type="float" office:value="-0.723989" calcext:value-type="float">
            <text:p>-0.723989</text:p>
          </table:table-cell>
          <table:table-cell office:value-type="float" office:value="18.775817" calcext:value-type="float">
            <text:p>18.775817</text:p>
          </table:table-cell>
          <table:table-cell table:number-columns-repeated="3"/>
        </table:table-row>
        <table:table-row table:style-name="ro1">
          <table:table-cell office:value-type="float" office:value="15.473397" calcext:value-type="float">
            <text:p>15.473397</text:p>
          </table:table-cell>
          <table:table-cell office:value-type="float" office:value="40.251777" calcext:value-type="float">
            <text:p>40.251777</text:p>
          </table:table-cell>
          <table:table-cell office:value-type="float" office:value="46.28377" calcext:value-type="float">
            <text:p>46.28377</text:p>
          </table:table-cell>
          <table:table-cell office:value-type="float" office:value="60" calcext:value-type="float">
            <text:p>60</text:p>
          </table:table-cell>
          <table:table-cell office:value-type="float" office:value="2.577346" calcext:value-type="float">
            <text:p>2.577346</text:p>
          </table:table-cell>
          <table:table-cell office:value-type="float" office:value="35.416712" calcext:value-type="float">
            <text:p>35.416712</text:p>
          </table:table-cell>
          <table:table-cell office:value-type="float" office:value="5.516695" calcext:value-type="float">
            <text:p>5.516695</text:p>
          </table:table-cell>
          <table:table-cell office:value-type="float" office:value="34.308657" calcext:value-type="float">
            <text:p>34.308657</text:p>
          </table:table-cell>
          <table:table-cell office:value-type="float" office:value="5.717716" calcext:value-type="float">
            <text:p>5.717716</text:p>
          </table:table-cell>
          <table:table-cell office:value-type="float" office:value="5.045792" calcext:value-type="float">
            <text:p>5.045792</text:p>
          </table:table-cell>
          <table:table-cell office:value-type="float" office:value="5.129649" calcext:value-type="float">
            <text:p>5.129649</text:p>
          </table:table-cell>
          <table:table-cell office:value-type="float" office:value="1.355637" calcext:value-type="float">
            <text:p>1.355637</text:p>
          </table:table-cell>
          <table:table-cell office:value-type="float" office:value="1.647974" calcext:value-type="float">
            <text:p>1.647974</text:p>
          </table:table-cell>
          <table:table-cell office:value-type="float" office:value="2.030085" calcext:value-type="float">
            <text:p>2.030085</text:p>
          </table:table-cell>
          <table:table-cell office:value-type="float" office:value="2.266536" calcext:value-type="float">
            <text:p>2.266536</text:p>
          </table:table-cell>
          <table:table-cell office:value-type="float" office:value="19.359885" calcext:value-type="float">
            <text:p>19.359885</text:p>
          </table:table-cell>
          <table:table-cell table:number-columns-repeated="3"/>
        </table:table-row>
        <table:table-row table:style-name="ro1">
          <table:table-cell office:value-type="float" office:value="12.540265" calcext:value-type="float">
            <text:p>12.540265</text:p>
          </table:table-cell>
          <table:table-cell office:value-type="float" office:value="5.467129" calcext:value-type="float">
            <text:p>5.467129</text:p>
          </table:table-cell>
          <table:table-cell office:value-type="float" office:value="60" calcext:value-type="float">
            <text:p>60</text:p>
          </table:table-cell>
          <table:table-cell office:value-type="float" office:value="53.918742" calcext:value-type="float">
            <text:p>53.918742</text:p>
          </table:table-cell>
          <table:table-cell office:value-type="float" office:value="25.130558" calcext:value-type="float">
            <text:p>25.130558</text:p>
          </table:table-cell>
          <table:table-cell office:value-type="float" office:value="35.665128" calcext:value-type="float">
            <text:p>35.665128</text:p>
          </table:table-cell>
          <table:table-cell office:value-type="float" office:value="58.299248" calcext:value-type="float">
            <text:p>58.299248</text:p>
          </table:table-cell>
          <table:table-cell office:value-type="float" office:value="41.747899" calcext:value-type="float">
            <text:p>41.747899</text:p>
          </table:table-cell>
          <table:table-cell office:value-type="float" office:value="1.226757" calcext:value-type="float">
            <text:p>1.226757</text:p>
          </table:table-cell>
          <table:table-cell office:value-type="float" office:value="3.920355" calcext:value-type="float">
            <text:p>3.920355</text:p>
          </table:table-cell>
          <table:table-cell office:value-type="float" office:value="3.920927" calcext:value-type="float">
            <text:p>3.920927</text:p>
          </table:table-cell>
          <table:table-cell office:value-type="float" office:value="5.446455" calcext:value-type="float">
            <text:p>5.446455</text:p>
          </table:table-cell>
          <table:table-cell office:value-type="float" office:value="5.588215" calcext:value-type="float">
            <text:p>5.588215</text:p>
          </table:table-cell>
          <table:table-cell office:value-type="float" office:value="5.71806" calcext:value-type="float">
            <text:p>5.71806</text:p>
          </table:table-cell>
          <table:table-cell office:value-type="float" office:value="5.819032" calcext:value-type="float">
            <text:p>5.819032</text:p>
          </table:table-cell>
          <table:table-cell office:value-type="float" office:value="19.512326" calcext:value-type="float">
            <text:p>19.512326</text:p>
          </table:table-cell>
          <table:table-cell table:number-columns-repeated="3"/>
        </table:table-row>
        <table:table-row table:style-name="ro1">
          <table:table-cell office:value-type="float" office:value="2.688099" calcext:value-type="float">
            <text:p>2.688099</text:p>
          </table:table-cell>
          <table:table-cell office:value-type="float" office:value="1.641408" calcext:value-type="float">
            <text:p>1.641408</text:p>
          </table:table-cell>
          <table:table-cell office:value-type="float" office:value="42.88667" calcext:value-type="float">
            <text:p>42.88667</text:p>
          </table:table-cell>
          <table:table-cell office:value-type="float" office:value="42.121436" calcext:value-type="float">
            <text:p>42.121436</text:p>
          </table:table-cell>
          <table:table-cell office:value-type="float" office:value="12.284778" calcext:value-type="float">
            <text:p>12.284778</text:p>
          </table:table-cell>
          <table:table-cell office:value-type="float" office:value="13.527791" calcext:value-type="float">
            <text:p>13.527791</text:p>
          </table:table-cell>
          <table:table-cell office:value-type="float" office:value="36.854524" calcext:value-type="float">
            <text:p>36.854524</text:p>
          </table:table-cell>
          <table:table-cell office:value-type="float" office:value="34.565825" calcext:value-type="float">
            <text:p>34.565825</text:p>
          </table:table-cell>
          <table:table-cell office:value-type="float" office:value="3.56728" calcext:value-type="float">
            <text:p>3.56728</text:p>
          </table:table-cell>
          <table:table-cell office:value-type="float" office:value="6.062208" calcext:value-type="float">
            <text:p>6.062208</text:p>
          </table:table-cell>
          <table:table-cell office:value-type="float" office:value="6.282413" calcext:value-type="float">
            <text:p>6.282413</text:p>
          </table:table-cell>
          <table:table-cell office:value-type="float" office:value="-2.016696" calcext:value-type="float">
            <text:p>-2.016696</text:p>
          </table:table-cell>
          <table:table-cell office:value-type="float" office:value="0.346612" calcext:value-type="float">
            <text:p>0.346612</text:p>
          </table:table-cell>
          <table:table-cell office:value-type="float" office:value="0.605279" calcext:value-type="float">
            <text:p>0.605279</text:p>
          </table:table-cell>
          <table:table-cell office:value-type="float" office:value="0.980865" calcext:value-type="float">
            <text:p>0.980865</text:p>
          </table:table-cell>
          <table:table-cell office:value-type="float" office:value="19.620321" calcext:value-type="float">
            <text:p>19.620321</text:p>
          </table:table-cell>
          <table:table-cell table:number-columns-repeated="3"/>
        </table:table-row>
        <table:table-row table:style-name="ro1">
          <table:table-cell office:value-type="float" office:value="34.387506" calcext:value-type="float">
            <text:p>34.387506</text:p>
          </table:table-cell>
          <table:table-cell office:value-type="float" office:value="38.023967" calcext:value-type="float">
            <text:p>38.023967</text:p>
          </table:table-cell>
          <table:table-cell office:value-type="float" office:value="35.359231" calcext:value-type="float">
            <text:p>35.359231</text:p>
          </table:table-cell>
          <table:table-cell office:value-type="float" office:value="60" calcext:value-type="float">
            <text:p>60</text:p>
          </table:table-cell>
          <table:table-cell office:value-type="float" office:value="20.089724" calcext:value-type="float">
            <text:p>20.089724</text:p>
          </table:table-cell>
          <table:table-cell office:value-type="float" office:value="52.408574" calcext:value-type="float">
            <text:p>52.408574</text:p>
          </table:table-cell>
          <table:table-cell office:value-type="float" office:value="40.756596" calcext:value-type="float">
            <text:p>40.756596</text:p>
          </table:table-cell>
          <table:table-cell office:value-type="float" office:value="27.520905" calcext:value-type="float">
            <text:p>27.520905</text:p>
          </table:table-cell>
          <table:table-cell office:value-type="float" office:value="2.756206" calcext:value-type="float">
            <text:p>2.756206</text:p>
          </table:table-cell>
          <table:table-cell office:value-type="float" office:value="3.046288" calcext:value-type="float">
            <text:p>3.046288</text:p>
          </table:table-cell>
          <table:table-cell office:value-type="float" office:value="3.337559" calcext:value-type="float">
            <text:p>3.337559</text:p>
          </table:table-cell>
          <table:table-cell office:value-type="float" office:value="3.732066" calcext:value-type="float">
            <text:p>3.732066</text:p>
          </table:table-cell>
          <table:table-cell office:value-type="float" office:value="3.931946" calcext:value-type="float">
            <text:p>3.931946</text:p>
          </table:table-cell>
          <table:table-cell office:value-type="float" office:value="4.06563" calcext:value-type="float">
            <text:p>4.06563</text:p>
          </table:table-cell>
          <table:table-cell office:value-type="float" office:value="1.684361" calcext:value-type="float">
            <text:p>1.684361</text:p>
          </table:table-cell>
          <table:table-cell office:value-type="float" office:value="20.440464" calcext:value-type="float">
            <text:p>20.440464</text:p>
          </table:table-cell>
          <table:table-cell table:number-columns-repeated="3"/>
        </table:table-row>
        <table:table-row table:style-name="ro1">
          <table:table-cell office:value-type="float" office:value="0.981276" calcext:value-type="float">
            <text:p>0.981276</text:p>
          </table:table-cell>
          <table:table-cell office:value-type="float" office:value="37.198176" calcext:value-type="float">
            <text:p>37.198176</text:p>
          </table:table-cell>
          <table:table-cell office:value-type="float" office:value="41.069794" calcext:value-type="float">
            <text:p>41.069794</text:p>
          </table:table-cell>
          <table:table-cell office:value-type="float" office:value="43.350603" calcext:value-type="float">
            <text:p>43.350603</text:p>
          </table:table-cell>
          <table:table-cell office:value-type="float" office:value="26.96461" calcext:value-type="float">
            <text:p>26.96461</text:p>
          </table:table-cell>
          <table:table-cell office:value-type="float" office:value="25.577683" calcext:value-type="float">
            <text:p>25.577683</text:p>
          </table:table-cell>
          <table:table-cell office:value-type="float" office:value="7.214377" calcext:value-type="float">
            <text:p>7.214377</text:p>
          </table:table-cell>
          <table:table-cell office:value-type="float" office:value="31.42864" calcext:value-type="float">
            <text:p>31.42864</text:p>
          </table:table-cell>
          <table:table-cell office:value-type="float" office:value="1.323545" calcext:value-type="float">
            <text:p>1.323545</text:p>
          </table:table-cell>
          <table:table-cell office:value-type="float" office:value="2.862075" calcext:value-type="float">
            <text:p>2.862075</text:p>
          </table:table-cell>
          <table:table-cell office:value-type="float" office:value="3.120153" calcext:value-type="float">
            <text:p>3.120153</text:p>
          </table:table-cell>
          <table:table-cell office:value-type="float" office:value="3.468224" calcext:value-type="float">
            <text:p>3.468224</text:p>
          </table:table-cell>
          <table:table-cell office:value-type="float" office:value="3.867916" calcext:value-type="float">
            <text:p>3.867916</text:p>
          </table:table-cell>
          <table:table-cell office:value-type="float" office:value="4.211184" calcext:value-type="float">
            <text:p>4.211184</text:p>
          </table:table-cell>
          <table:table-cell office:value-type="float" office:value="-1.83889" calcext:value-type="float">
            <text:p>-1.83889</text:p>
          </table:table-cell>
          <table:table-cell office:value-type="float" office:value="24.230918" calcext:value-type="float">
            <text:p>24.230918</text:p>
          </table:table-cell>
          <table:table-cell table:number-columns-repeated="3"/>
        </table:table-row>
        <table:table-row table:style-name="ro1">
          <table:table-cell office:value-type="float" office:value="16.026547" calcext:value-type="float">
            <text:p>16.026547</text:p>
          </table:table-cell>
          <table:table-cell office:value-type="float" office:value="10.530164" calcext:value-type="float">
            <text:p>10.530164</text:p>
          </table:table-cell>
          <table:table-cell office:value-type="float" office:value="54.986072" calcext:value-type="float">
            <text:p>54.986072</text:p>
          </table:table-cell>
          <table:table-cell office:value-type="float" office:value="48.278648" calcext:value-type="float">
            <text:p>48.278648</text:p>
          </table:table-cell>
          <table:table-cell office:value-type="float" office:value="5.845888" calcext:value-type="float">
            <text:p>5.845888</text:p>
          </table:table-cell>
          <table:table-cell office:value-type="float" office:value="11.898946" calcext:value-type="float">
            <text:p>11.898946</text:p>
          </table:table-cell>
          <table:table-cell office:value-type="float" office:value="21.857295" calcext:value-type="float">
            <text:p>21.857295</text:p>
          </table:table-cell>
          <table:table-cell office:value-type="float" office:value="18.970885" calcext:value-type="float">
            <text:p>18.970885</text:p>
          </table:table-cell>
          <table:table-cell office:value-type="float" office:value="1.385624" calcext:value-type="float">
            <text:p>1.385624</text:p>
          </table:table-cell>
          <table:table-cell office:value-type="float" office:value="2.801013" calcext:value-type="float">
            <text:p>2.801013</text:p>
          </table:table-cell>
          <table:table-cell office:value-type="float" office:value="2.801065" calcext:value-type="float">
            <text:p>2.801065</text:p>
          </table:table-cell>
          <table:table-cell office:value-type="float" office:value="7.972373" calcext:value-type="float">
            <text:p>7.972373</text:p>
          </table:table-cell>
          <table:table-cell office:value-type="float" office:value="-0.679528" calcext:value-type="float">
            <text:p>-0.679528</text:p>
          </table:table-cell>
          <table:table-cell office:value-type="float" office:value="0.37668" calcext:value-type="float">
            <text:p>0.37668</text:p>
          </table:table-cell>
          <table:table-cell office:value-type="float" office:value="0.377255" calcext:value-type="float">
            <text:p>0.377255</text:p>
          </table:table-cell>
          <table:table-cell office:value-type="float" office:value="25.50438" calcext:value-type="float">
            <text:p>25.50438</text:p>
          </table:table-cell>
          <table:table-cell table:number-columns-repeated="3"/>
        </table:table-row>
        <table:table-row table:style-name="ro1">
          <table:table-cell office:value-type="float" office:value="10.832709" calcext:value-type="float">
            <text:p>10.832709</text:p>
          </table:table-cell>
          <table:table-cell office:value-type="float" office:value="2.215272" calcext:value-type="float">
            <text:p>2.215272</text:p>
          </table:table-cell>
          <table:table-cell office:value-type="float" office:value="47.181348" calcext:value-type="float">
            <text:p>47.181348</text:p>
          </table:table-cell>
          <table:table-cell office:value-type="float" office:value="56.697796" calcext:value-type="float">
            <text:p>56.697796</text:p>
          </table:table-cell>
          <table:table-cell office:value-type="float" office:value="21.264275" calcext:value-type="float">
            <text:p>21.264275</text:p>
          </table:table-cell>
          <table:table-cell office:value-type="float" office:value="24.479441" calcext:value-type="float">
            <text:p>24.479441</text:p>
          </table:table-cell>
          <table:table-cell office:value-type="float" office:value="51.301042" calcext:value-type="float">
            <text:p>51.301042</text:p>
          </table:table-cell>
          <table:table-cell office:value-type="float" office:value="38.740745" calcext:value-type="float">
            <text:p>38.740745</text:p>
          </table:table-cell>
          <table:table-cell office:value-type="float" office:value="5.15655" calcext:value-type="float">
            <text:p>5.15655</text:p>
          </table:table-cell>
          <table:table-cell office:value-type="float" office:value="4.623609" calcext:value-type="float">
            <text:p>4.623609</text:p>
          </table:table-cell>
          <table:table-cell office:value-type="float" office:value="5.011234" calcext:value-type="float">
            <text:p>5.011234</text:p>
          </table:table-cell>
          <table:table-cell office:value-type="float" office:value="5.248754" calcext:value-type="float">
            <text:p>5.248754</text:p>
          </table:table-cell>
          <table:table-cell office:value-type="float" office:value="-0.893887" calcext:value-type="float">
            <text:p>-0.893887</text:p>
          </table:table-cell>
          <table:table-cell office:value-type="float" office:value="1.120382" calcext:value-type="float">
            <text:p>1.120382</text:p>
          </table:table-cell>
          <table:table-cell office:value-type="float" office:value="1.120587" calcext:value-type="float">
            <text:p>1.120587</text:p>
          </table:table-cell>
          <table:table-cell office:value-type="float" office:value="26.322913" calcext:value-type="float">
            <text:p>26.322913</text:p>
          </table:table-cell>
          <table:table-cell table:number-columns-repeated="3"/>
        </table:table-row>
        <table:table-row table:style-name="ro1">
          <table:table-cell office:value-type="float" office:value="11.797526" calcext:value-type="float">
            <text:p>11.797526</text:p>
          </table:table-cell>
          <table:table-cell office:value-type="float" office:value="31.933069" calcext:value-type="float">
            <text:p>31.933069</text:p>
          </table:table-cell>
          <table:table-cell office:value-type="float" office:value="47.513561" calcext:value-type="float">
            <text:p>47.513561</text:p>
          </table:table-cell>
          <table:table-cell office:value-type="float" office:value="60" calcext:value-type="float">
            <text:p>60</text:p>
          </table:table-cell>
          <table:table-cell office:value-type="float" office:value="0.083669" calcext:value-type="float">
            <text:p>0.083669</text:p>
          </table:table-cell>
          <table:table-cell office:value-type="float" office:value="33.990753" calcext:value-type="float">
            <text:p>33.990753</text:p>
          </table:table-cell>
          <table:table-cell office:value-type="float" office:value="27.345525" calcext:value-type="float">
            <text:p>27.345525</text:p>
          </table:table-cell>
          <table:table-cell office:value-type="float" office:value="36.849408" calcext:value-type="float">
            <text:p>36.849408</text:p>
          </table:table-cell>
          <table:table-cell office:value-type="float" office:value="2.7521" calcext:value-type="float">
            <text:p>2.7521</text:p>
          </table:table-cell>
          <table:table-cell office:value-type="float" office:value="6.306464" calcext:value-type="float">
            <text:p>6.306464</text:p>
          </table:table-cell>
          <table:table-cell office:value-type="float" office:value="6.341371" calcext:value-type="float">
            <text:p>6.341371</text:p>
          </table:table-cell>
          <table:table-cell office:value-type="float" office:value="2.596681" calcext:value-type="float">
            <text:p>2.596681</text:p>
          </table:table-cell>
          <table:table-cell office:value-type="float" office:value="2.596799" calcext:value-type="float">
            <text:p>2.596799</text:p>
          </table:table-cell>
          <table:table-cell office:value-type="float" office:value="4.279206" calcext:value-type="float">
            <text:p>4.279206</text:p>
          </table:table-cell>
          <table:table-cell office:value-type="float" office:value="4.408549" calcext:value-type="float">
            <text:p>4.408549</text:p>
          </table:table-cell>
          <table:table-cell office:value-type="float" office:value="35.843936" calcext:value-type="float">
            <text:p>35.843936</text:p>
          </table:table-cell>
          <table:table-cell table:number-columns-repeated="3"/>
        </table:table-row>
        <table:table-row table:style-name="ro1">
          <table:table-cell office:value-type="float" office:value="7.689038" calcext:value-type="float">
            <text:p>7.689038</text:p>
          </table:table-cell>
          <table:table-cell office:value-type="float" office:value="37.575485" calcext:value-type="float">
            <text:p>37.575485</text:p>
          </table:table-cell>
          <table:table-cell office:value-type="float" office:value="45.06039" calcext:value-type="float">
            <text:p>45.06039</text:p>
          </table:table-cell>
          <table:table-cell office:value-type="float" office:value="60" calcext:value-type="float">
            <text:p>60</text:p>
          </table:table-cell>
          <table:table-cell office:value-type="float" office:value="0.583162" calcext:value-type="float">
            <text:p>0.583162</text:p>
          </table:table-cell>
          <table:table-cell office:value-type="float" office:value="42.796797" calcext:value-type="float">
            <text:p>42.796797</text:p>
          </table:table-cell>
          <table:table-cell office:value-type="float" office:value="15.501637" calcext:value-type="float">
            <text:p>15.501637</text:p>
          </table:table-cell>
          <table:table-cell office:value-type="float" office:value="28.184004" calcext:value-type="float">
            <text:p>28.184004</text:p>
          </table:table-cell>
          <table:table-cell office:value-type="float" office:value="6.33398" calcext:value-type="float">
            <text:p>6.33398</text:p>
          </table:table-cell>
          <table:table-cell office:value-type="float" office:value="1.313422" calcext:value-type="float">
            <text:p>1.313422</text:p>
          </table:table-cell>
          <table:table-cell office:value-type="float" office:value="1.422412" calcext:value-type="float">
            <text:p>1.422412</text:p>
          </table:table-cell>
          <table:table-cell office:value-type="float" office:value="3.264841" calcext:value-type="float">
            <text:p>3.264841</text:p>
          </table:table-cell>
          <table:table-cell office:value-type="float" office:value="3.26548" calcext:value-type="float">
            <text:p>3.26548</text:p>
          </table:table-cell>
          <table:table-cell office:value-type="float" office:value="5.726638" calcext:value-type="float">
            <text:p>5.726638</text:p>
          </table:table-cell>
          <table:table-cell office:value-type="float" office:value="-0.505114" calcext:value-type="float">
            <text:p>-0.505114</text:p>
          </table:table-cell>
          <table:table-cell office:value-type="float" office:value="35.966301" calcext:value-type="float">
            <text:p>35.966301</text:p>
          </table:table-cell>
          <table:table-cell table:number-columns-repeated="3"/>
        </table:table-row>
        <table:table-row table:style-name="ro1">
          <table:table-cell office:value-type="float" office:value="23.489213" calcext:value-type="float">
            <text:p>23.489213</text:p>
          </table:table-cell>
          <table:table-cell office:value-type="float" office:value="33.178359" calcext:value-type="float">
            <text:p>33.178359</text:p>
          </table:table-cell>
          <table:table-cell office:value-type="float" office:value="54.012135" calcext:value-type="float">
            <text:p>54.012135</text:p>
          </table:table-cell>
          <table:table-cell office:value-type="float" office:value="46.285749" calcext:value-type="float">
            <text:p>46.285749</text:p>
          </table:table-cell>
          <table:table-cell office:value-type="float" office:value="9.012282" calcext:value-type="float">
            <text:p>9.012282</text:p>
          </table:table-cell>
          <table:table-cell office:value-type="float" office:value="33.559997" calcext:value-type="float">
            <text:p>33.559997</text:p>
          </table:table-cell>
          <table:table-cell office:value-type="float" office:value="14.540607" calcext:value-type="float">
            <text:p>14.540607</text:p>
          </table:table-cell>
          <table:table-cell office:value-type="float" office:value="24.293213" calcext:value-type="float">
            <text:p>24.293213</text:p>
          </table:table-cell>
          <table:table-cell office:value-type="float" office:value="-0.198248" calcext:value-type="float">
            <text:p>-0.198248</text:p>
          </table:table-cell>
          <table:table-cell office:value-type="float" office:value="4.430678" calcext:value-type="float">
            <text:p>4.430678</text:p>
          </table:table-cell>
          <table:table-cell office:value-type="float" office:value="4.432451" calcext:value-type="float">
            <text:p>4.432451</text:p>
          </table:table-cell>
          <table:table-cell office:value-type="float" office:value="5.862378" calcext:value-type="float">
            <text:p>5.862378</text:p>
          </table:table-cell>
          <table:table-cell office:value-type="float" office:value="5.862443" calcext:value-type="float">
            <text:p>5.862443</text:p>
          </table:table-cell>
          <table:table-cell office:value-type="float" office:value="2.845341" calcext:value-type="float">
            <text:p>2.845341</text:p>
          </table:table-cell>
          <table:table-cell office:value-type="float" office:value="2.845591" calcext:value-type="float">
            <text:p>2.845591</text:p>
          </table:table-cell>
          <table:table-cell office:value-type="float" office:value="37.717835" calcext:value-type="float">
            <text:p>37.717835</text:p>
          </table:table-cell>
          <table:table-cell table:number-columns-repeated="3"/>
        </table:table-row>
        <table:table-row table:style-name="ro1">
          <table:table-cell office:value-type="float" office:value="4.635361" calcext:value-type="float">
            <text:p>4.635361</text:p>
          </table:table-cell>
          <table:table-cell office:value-type="float" office:value="3.689135" calcext:value-type="float">
            <text:p>3.689135</text:p>
          </table:table-cell>
          <table:table-cell office:value-type="float" office:value="50.161954" calcext:value-type="float">
            <text:p>50.161954</text:p>
          </table:table-cell>
          <table:table-cell office:value-type="float" office:value="51.605701" calcext:value-type="float">
            <text:p>51.605701</text:p>
          </table:table-cell>
          <table:table-cell office:value-type="float" office:value="8.233248" calcext:value-type="float">
            <text:p>8.233248</text:p>
          </table:table-cell>
          <table:table-cell office:value-type="float" office:value="40.939615" calcext:value-type="float">
            <text:p>40.939615</text:p>
          </table:table-cell>
          <table:table-cell office:value-type="float" office:value="60" calcext:value-type="float">
            <text:p>60</text:p>
          </table:table-cell>
          <table:table-cell office:value-type="float" office:value="45.541457" calcext:value-type="float">
            <text:p>45.541457</text:p>
          </table:table-cell>
          <table:table-cell office:value-type="float" office:value="3.646062" calcext:value-type="float">
            <text:p>3.646062</text:p>
          </table:table-cell>
          <table:table-cell office:value-type="float" office:value="5.725391" calcext:value-type="float">
            <text:p>5.725391</text:p>
          </table:table-cell>
          <table:table-cell office:value-type="float" office:value="5.791593" calcext:value-type="float">
            <text:p>5.791593</text:p>
          </table:table-cell>
          <table:table-cell office:value-type="float" office:value="5.849968" calcext:value-type="float">
            <text:p>5.849968</text:p>
          </table:table-cell>
          <table:table-cell office:value-type="float" office:value="5.897039" calcext:value-type="float">
            <text:p>5.897039</text:p>
          </table:table-cell>
          <table:table-cell office:value-type="float" office:value="2.86844" calcext:value-type="float">
            <text:p>2.86844</text:p>
          </table:table-cell>
          <table:table-cell office:value-type="float" office:value="2.86896" calcext:value-type="float">
            <text:p>2.86896</text:p>
          </table:table-cell>
          <table:table-cell office:value-type="float" office:value="50.076733" calcext:value-type="float">
            <text:p>50.076733</text:p>
          </table:table-cell>
          <table:table-cell table:number-columns-repeated="3"/>
        </table:table-row>
        <table:table-row table:style-name="ro1">
          <table:table-cell office:value-type="float" office:value="36.171015" calcext:value-type="float">
            <text:p>36.171015</text:p>
          </table:table-cell>
          <table:table-cell office:value-type="float" office:value="28.598026" calcext:value-type="float">
            <text:p>28.598026</text:p>
          </table:table-cell>
          <table:table-cell office:value-type="float" office:value="35.300814" calcext:value-type="float">
            <text:p>35.300814</text:p>
          </table:table-cell>
          <table:table-cell office:value-type="float" office:value="55.508685" calcext:value-type="float">
            <text:p>55.508685</text:p>
          </table:table-cell>
          <table:table-cell office:value-type="float" office:value="16.712909" calcext:value-type="float">
            <text:p>16.712909</text:p>
          </table:table-cell>
          <table:table-cell office:value-type="float" office:value="23.628876" calcext:value-type="float">
            <text:p>23.628876</text:p>
          </table:table-cell>
          <table:table-cell office:value-type="float" office:value="11.156946" calcext:value-type="float">
            <text:p>11.156946</text:p>
          </table:table-cell>
          <table:table-cell office:value-type="float" office:value="37.94873" calcext:value-type="float">
            <text:p>37.94873</text:p>
          </table:table-cell>
          <table:table-cell office:value-type="float" office:value="0.163179" calcext:value-type="float">
            <text:p>0.163179</text:p>
          </table:table-cell>
          <table:table-cell office:value-type="float" office:value="3.828472" calcext:value-type="float">
            <text:p>3.828472</text:p>
          </table:table-cell>
          <table:table-cell office:value-type="float" office:value="3.828745" calcext:value-type="float">
            <text:p>3.828745</text:p>
          </table:table-cell>
          <table:table-cell office:value-type="float" office:value="3.828863" calcext:value-type="float">
            <text:p>3.828863</text:p>
          </table:table-cell>
          <table:table-cell office:value-type="float" office:value="1.038384" calcext:value-type="float">
            <text:p>1.038384</text:p>
          </table:table-cell>
          <table:table-cell office:value-type="float" office:value="1.456935" calcext:value-type="float">
            <text:p>1.456935</text:p>
          </table:table-cell>
          <table:table-cell office:value-type="float" office:value="1.889833" calcext:value-type="float">
            <text:p>1.889833</text:p>
          </table:table-cell>
          <table:table-cell office:value-type="float" office:value="55.566332" calcext:value-type="float">
            <text:p>55.566332</text:p>
          </table:table-cell>
          <table:table-cell table:number-columns-repeated="3"/>
        </table:table-row>
        <table:table-row table:style-name="ro1">
          <table:table-cell office:value-type="float" office:value="59.960636" calcext:value-type="float">
            <text:p>59.960636</text:p>
          </table:table-cell>
          <table:table-cell office:value-type="float" office:value="8.232223" calcext:value-type="float">
            <text:p>8.232223</text:p>
          </table:table-cell>
          <table:table-cell office:value-type="float" office:value="22.391674" calcext:value-type="float">
            <text:p>22.391674</text:p>
          </table:table-cell>
          <table:table-cell office:value-type="float" office:value="59.450021" calcext:value-type="float">
            <text:p>59.450021</text:p>
          </table:table-cell>
          <table:table-cell office:value-type="float" office:value="6.158938" calcext:value-type="float">
            <text:p>6.158938</text:p>
          </table:table-cell>
          <table:table-cell office:value-type="float" office:value="25.98324" calcext:value-type="float">
            <text:p>25.98324</text:p>
          </table:table-cell>
          <table:table-cell office:value-type="float" office:value="32.180075" calcext:value-type="float">
            <text:p>32.180075</text:p>
          </table:table-cell>
          <table:table-cell office:value-type="float" office:value="8.296271" calcext:value-type="float">
            <text:p>8.296271</text:p>
          </table:table-cell>
          <table:table-cell office:value-type="float" office:value="5.759006" calcext:value-type="float">
            <text:p>5.759006</text:p>
          </table:table-cell>
          <table:table-cell office:value-type="float" office:value="6.422713" calcext:value-type="float">
            <text:p>6.422713</text:p>
          </table:table-cell>
          <table:table-cell office:value-type="float" office:value="6.712437" calcext:value-type="float">
            <text:p>6.712437</text:p>
          </table:table-cell>
          <table:table-cell office:value-type="float" office:value="6.991726" calcext:value-type="float">
            <text:p>6.991726</text:p>
          </table:table-cell>
          <table:table-cell office:value-type="float" office:value="2.910845" calcext:value-type="float">
            <text:p>2.910845</text:p>
          </table:table-cell>
          <table:table-cell office:value-type="float" office:value="2.911655" calcext:value-type="float">
            <text:p>2.911655</text:p>
          </table:table-cell>
          <table:table-cell office:value-type="float" office:value="2.91281" calcext:value-type="float">
            <text:p>2.91281</text:p>
          </table:table-cell>
          <table:table-cell office:value-type="float" office:value="58.293134" calcext:value-type="float">
            <text:p>58.29313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Hoja1.A2:Hoja1.J91" table:contains-header="false" table:orientation="column"/>
        <table:database-range table:name="__Anonymous_Sheet_DB__1" table:target-range-address="Hoja2.A1:Hoja2.P1048576" table:contains-header="fals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17:09:11.4638518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2:09:15.262223541</dc:date>
    <meta:generator>LibreOffice/4.2.8.2$Linux_X86_64 LibreOffice_project/420m0$Build-2</meta:generator>
    <meta:editing-duration>PT4H42M43S</meta:editing-duration>
    <meta:editing-cycles>3</meta:editing-cycles>
    <meta:document-statistic meta:table-count="2" meta:cell-count="4735" meta:object-count="0"/>
  </office:meta>
</office:document-meta>
</file>